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How difficult is it to help consumers know palm oil? (Free version)</text:span>
</text:h>
      <text:p text:style-name="P4">
Authors: ['牛雨晗']</text:p>
      <text:p text:style-name="P4">
Publisher: 英国《金融时报》</text:p>
      <text:p text:style-name="P4">
Time: 2023-06-19T00:21:39+00:00</text:p>
      <text:p text:style-name="P4">
Published Time: 2023-06-18T12:00:99+08:00</text:p>
      <text:p text:style-name="P4">
Modified Time: 2023-06-18T20:20:99+08:00</text:p>
      <text:p text:style-name="P4">
Description: Niu and Yu: The sustainability of palm oil has not yet become a public issue in China, but the propaganda activities of private social organizations have initially achieved results, and the instant noodle industry and the cosmetics industry are full of potential.</text:p>
      <text:p text:style-name="P4">
Images: ["<text:a xlink:type="simple" xlink:href="https://thumbor.ftacademy.cn/unsafe/picture/5/000184785_piclink.jpg" text:style-name="Internet_20_link" text:visited-style-name="Visited_20_Internet_20_Link">
000184785_pic...</text:a>
"]</text:p>
      <text:p text:style-name="P4">
Themes: ['专栏', '中外对话', '关注']</text:p>
      <text:p text:style-name="P4">
Keywords: ['中外对话', '橄榄油', '化妆品', '环保', '大宗商品', '马来西亚', '印度尼西亚', '方便面']</text:p>
      <text:p text:style-name="P4">
Type: Article</text:p>
      <!--METADATA-->
      <text:p text:style-name="P4">
<draw:frame draw:style-name="fr1" draw:name="Image2" text:anchor-type="as-char" svg:width="6.9236in" svg:height="4.624748in" draw:z-index="0">
<draw:image xlink:href="../Images/FT Chinese Free Version/2023-06-19T00-21-39-00-00/000184785_piclink.jpg" xlink:type="simple" xlink:show="embed" xlink:actuate="onLoad" draw:mime-type="image/jpeg"/>
</draw:frame>
"Do you still remember that you have a habit of looking at the material table recently? Because of your little behavior, you have naturally started to change ..."</text:p>
      <text:p text:style-name="P4">
At the 15th meeting (COP15) of the Conference of the Contract Council (COP15), which was held in Montreal, Canada in December last year, Wildbound, the non -profit educational organization, released the world's first in the world. Continuous palm oil game- "People in the Forest".</text:p>
      <text:p text:style-name="P4">
News Source: <text:a xlink:type="simple" xlink:href="http://www.ftchinese.com/story/001100002" text:style-name="Internet_20_link" text:visited-style-name="Visited_20_Internet_20_Link">
http://www.ftchinese.com/story/001100002</text:a>
</text:p>
      <!--NEWS-->
      <text:h text:style-name="P10" text:outline-level="1">
<text:span text:style-name="T4">
NATO conducts major air exercises near Russia. Commander Wagner admits that a large number of prisoners are voluntarily participating in the war.</text:span>
</text:h>
      <text:p text:style-name="P4">
Author: 半岛电视台＋通讯社</text:p>
      <text:p text:style-name="P4">
Publisher: Al Jazeera</text:p>
      <text:p text:style-name="P4">
Published Time: 2023-06-19T04:25:33</text:p>
      <text:p text:style-name="P4">
Modified Time: 2023-06-19T21:47:27</text:p>
      <text:p text:style-name="P4">
Description: NATO is preparing to perform air exercises in the east wing bordering Russia in the alliance, while the wars and fires in eastern and southern Ukraine are flying.</text:p>
      <text:p text:style-name="P4">
Images: ["<text:a xlink:type="simple" xlink:href="https://chinese.aljazeera.net/wp-content/uploads/2023/06/1-1687148126.jpg" text:style-name="Internet_20_link" text:visited-style-name="Visited_20_Internet_20_Link">
1-1687148126.jpg</text:a>
", "<text:a xlink:type="simple" xlink:href="https://chinese.aljazeera.net/wp-content/uploads/2023/06/2-1687148142.jpg" text:style-name="Internet_20_link" text:visited-style-name="Visited_20_Internet_20_Link">
2-1687148142.jpg</text:a>
", "<text:a xlink:type="simple" xlink:href="https://chinese.aljazeera.net/wp-content/uploads/2023/06/3-1687148153.jpg" text:style-name="Internet_20_link" text:visited-style-name="Visited_20_Internet_20_Link">
3-1687148153.jpg</text:a>
", "<text:a xlink:type="simple" xlink:href="https://chinese.aljazeera.net/wp-content/uploads/2023/06/4-1687148165.jpg" text:style-name="Internet_20_link" text:visited-style-name="Visited_20_Internet_20_Link">
4-1687148165.jpg</text:a>
", "<text:a xlink:type="simple" xlink:href="https://chinese.aljazeera.net/wp-content/uploads/2023/06/5-1687148172.jpg" text:style-name="Internet_20_link" text:visited-style-name="Visited_20_Internet_20_Link">
5-168714817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3" text:anchor-type="as-char" svg:width="6.9236in" svg:height="4.612736in" draw:z-index="0">
<draw:image xlink:href="../Images/Aljazeera Chinese/2023-06-19T04-25-33/1-1687148126.jpg" xlink:type="simple" xlink:show="embed" xlink:actuate="onLoad" draw:mime-type="image/jpeg"/>
</draw:frame>
Ukraine used to bomb the Russian army's position with a grenade(Reuters)NATO is preparing to perform air exercises in the east wing bordering Russia in the alliance, while on the time of the front of the front and south of Ukraine, the Russian Wagner Group Commander Yofgen Niigerojin revealed that a large number of prisoners of war voluntarily arrived in Ukraine. Combat for pardon.</text:p>
      <text:p text:style-name="P4">
According to the German Plan, a large air exercise will be launched this week, including the fighters of the East Wing of the Alliance. According to the mobile plan, the Eastern Union partners require such signals with military security and unity.</text:p>
      <text:p text:style-name="P4">
Last Monday, NATO launched a series of largest air exercises under Germany's coordination, known as "Air Guard-20123", aiming to show its members' unity when facing potential threats, especially from Russia. The exercises include exercises over Germany, the Czech Republic, Estonia and Latvia.</text:p>
      <text:p text:style-name="P4">
The "Air Guard-20123" exercise will last until June 23. It will include about 250 military aircraft from 25 member states and NATO allies, including Japan and Sweden. They are candidates for the world's largest military alliance.</text:p>
      <text:p text:style-name="P4">
About 10,000 people will participate in these exercises to strengthen joint operations and defense drones and cruise missiles when they are attacked in cities, airports or ports in NATO territory.</text:p>
      <text:p text:style-name="P4">
According to the German Air Force Commander, General Ingo Gehaz, introduced the exercise during the exercise, the idea of the exercise was proposed in 2018 for Russia's annexation of Crimea in 2014, although it was not specifically targeted at "any party any party. "" ".</text:p>
      <text:p text:style-name="P4">
<draw:frame draw:style-name="fr1" draw:name="Image4" text:anchor-type="as-char" svg:width="6.9236in" svg:height="3.894525in" draw:z-index="0">
<draw:image xlink:href="../Images/Aljazeera Chinese/2023-06-19T04-25-33/2-1687148142.jpg" xlink:type="simple" xlink:show="embed" xlink:actuate="onLoad" draw:mime-type="image/jpeg"/>
</draw:frame>
NATO simulation its army's confrontation with Russia(Peninsula TV Station)</text:p>
      <text:h text:style-name="P13" text:outline-level="4">
<text:span text:style-name="T4">
prison prisoner of war</text:span>
</text:h>
      <text:p text:style-name="P4">
At the same time, the person in charge of the Wagner Group said on Sunday that about 32,000 people who were recruited from the Russian prison had returned to their country and confirmed that they had fulfilled the contract and were deployed in operations.</text:p>
      <text:p text:style-name="P4">
Women and human rights activists have expressed their concerns about many criminals, including murderers and other violent criminals, and re -integrated into Russian society prematurely. However, Porigin believes that military service is an important social renovation plan.</text:p>
      <text:p text:style-name="P4">
In the audio message released by Porigjin on its Telegram application channel, it was 83 times less than 83 crimes that were released for a total of 83 crimes.</text:p>
      <text:p text:style-name="P4">
Pricigin is a close friend of Russian President Vladimir Putin. He personally recruited some prisoners in the prisoner of war camp. Putin has issued a pardon order to those who sign the contract, provided that they have completed at least 6 months of combat operations in Ukraine.</text:p>
      <text:p text:style-name="P4">
After several months of fighting, Bachurut (eastern Ukraine) was finally controlled. Porigjin said he lost 20,000 soldiers there, including 10,000 former prisoners. In some cases, he worked hard to ensure that the criminals received military honor when buried.</text:p>
      <text:p text:style-name="P4">
<draw:frame draw:style-name="fr1" draw:name="Image5" text:anchor-type="as-char" svg:width="6.9236in" svg:height="3.893401in" draw:z-index="0">
<draw:image xlink:href="../Images/Aljazeera Chinese/2023-06-19T04-25-33/3-1687148153.jpg" xlink:type="simple" xlink:show="embed" xlink:actuate="onLoad" draw:mime-type="image/jpeg"/>
</draw:frame>
Porigerzheng stood in the middle of his two soldiers(Reuters)</text:p>
      <text:h text:style-name="P13" text:outline-level="4">
<text:span text:style-name="T4">
Battle and counterattacks are still continuing</text:span>
</text:h>
      <text:p text:style-name="P4">
On the battlefield, the Ukrainian Air Force announced that it destroyed two attack helicopters in different areas of southern Ukraine, the "Shaxide" drone made by Iranian, and a "willow -leaf knife" drone belonging to the Russian army. It claims that more than 20 air strikes have been implemented on the venue and equipment of the Russian army.</text:p>
      <text:p text:style-name="P4">
The General Staff of Ukraine also stated that on the 18th, the Russian army launched more than 40 air strikes and more than 60 missile attacks, causing casualties.</text:p>
      <text:p text:style-name="P4">
In Odeza (southern), the Ukrainian military authority spokesman SergeyPrachuk said that his troops aimed at an ammunition depot in the Rekovye area (southeast of Hermuson), and eventually completely destroyed the place at the place. Essence</text:p>
      <text:p text:style-name="P4">
Ukraine Merlot Popor Mayor Ivan Fidorov said in a TV statement that the nature of the explosion shows that the target area is a ammunition store, and the Russian army uses it as the center of assembly equipment and storage fuel.</text:p>
      <text:p text:style-name="P4">
On the other hand, the emergency service department of pro -Russia reported that the Russian army destroyed an ammunition store in the Ukrainian army.</text:p>
      <text:h text:style-name="P13" text:outline-level="4">
<text:span text:style-name="T4">
population evacuation</text:span>
</text:h>
      <text:p text:style-name="P4">
In the north, the Governor of Belgia, the governor of Russia, said that the Ukrainian army bombed more than 120 artillery shells on the state without causing any casualties. At the same time, Ukraine drones also thrown explosive devices to damage cars and civilian vehicles.</text:p>
      <text:p text:style-name="P4">
Russian Governor Roman Starotatt, Russia, said that due to the potential danger of Ukraine destructive groups on the border, the regional authorities have developed all villages and urban residents to evacuate from Ukraine.</text:p>
      <text:p text:style-name="P4">
In Donzk, the Russian authorities reported that Ukraine's bombing of the region caused 1 death and three injuries, including 1 child.</text:p>
      <text:p text:style-name="P4">
At the same time, the Russian Ministry of Defense spokesman Igor Konacopov said that the Russian army repelled the eight attacks on the Donetsk axis of Ukraine, causing 210 soldiers to die.</text:p>
      <text:p text:style-name="P4">
Konarkov said that the Russian army also repelled three Ukrainian tactical battalions on the Zaparo axis and pointed out that a ammunition store in southern Ukraine was destroyed.</text:p>
      <text:p text:style-name="P4">
On the other hand, the Ukrainian army in the Tavria region reported that in the southern part of Zapolo and Donedsk, the Russian army had 4 consecutive casualties.</text:p>
      <text:p text:style-name="P4">
<draw:frame draw:style-name="fr1" draw:name="Image6" text:anchor-type="as-char" svg:width="6.9236in" svg:height="3.894525in" draw:z-index="0">
<draw:image xlink:href="../Images/Aljazeera Chinese/2023-06-19T04-25-33/4-1687148165.jpg" xlink:type="simple" xlink:show="embed" xlink:actuate="onLoad" draw:mime-type="image/jpeg"/>
</draw:frame>
Ukraine's counterattack: Slowly advance(Peninsula TV Station)</text:p>
      <text:h text:style-name="P13" text:outline-level="4">
<text:span text:style-name="T4">
Ukrainian comment</text:span>
</text:h>
      <text:p text:style-name="P4">
Mikhailo Podoliak, a consultant of the Presidential Palace of Ukraine, commented on the 17th of Russian President Putin and African Anti -Africa delegations on the 17th that in his opinion, "Putin's meeting with African delegations, and his and them with them with them Talk is a typical fraud in Russia. "</text:p>
      <text:p text:style-name="P4">
He added that Putin talked about his behavior in line with the United Nations Charter, and according to the Ukrainian consultant, he was "international wanted war criminals."</text:p>
      <text:p text:style-name="P4">
Podoliak asked in a speech in Putin: "The UN Charter" is offered to invading other countries, occupying part of them, implementing slaughtering and torture, and abduction of children? "</text:p>
      <text:p text:style-name="P4">
He continued ironically that according to his statement, "the Moscow National International Relations College may be taught another kind of international law."</text:p>
      <text:h text:style-name="P13" text:outline-level="4">
<text:span text:style-name="T4">
Russia's response</text:span>
</text:h>
      <text:p text:style-name="P4">
In the opposing camp, the Kremlin spokesman Dimitri Peskov said that Russia's mission of losing Ukrainian armed forces has been basically completed, and the number of weapons used by the Ukrainian army is much less.</text:p>
      <text:p text:style-name="P4">
He added a statement issued to the media during the Russian President at the meeting with the African mediation delegation in St. Petersburg that Kiev is increasingly relying on the weapons provided by the West.</text:p>
      <text:p text:style-name="P4">
Peskov believes that Western countries, especially NATO countries, directly involved in the Ukraine conflict.</text:p>
      <text:p text:style-name="P4">
<draw:frame draw:style-name="fr1" draw:name="Image7" text:anchor-type="as-char" svg:width="6.9236in" svg:height="4.612736in" draw:z-index="0">
<draw:image xlink:href="../Images/Aljazeera Chinese/2023-06-19T04-25-33/5-1687148172.jpg" xlink:type="simple" xlink:show="embed" xlink:actuate="onLoad" draw:mime-type="image/jpeg"/>
</draw:frame>
Peskov: Russia's mission to lift the Ukrainian armed forces has basically been completed(Anadoru News Agency)</text:p>
      <text:h text:style-name="P13" text:outline-level="4">
<text:span text:style-name="T4">
war with the West</text:span>
</text:h>
      <text:p text:style-name="P4">
Regarding the provision of weapons to Kiev, Peskov said in an interview with the RT Channel of Russia that "Special military operations in Russia began to defend the Donbass region, and now it has become a war with the entire West."</text:p>
      <text:p text:style-name="P4">
Peskov pointed out that "In fact, the special military operations against the Kiev regime were initiated to ensure the safety of the people of the Donbas. The war between the West. "</text:p>
      <text:p text:style-name="P4">
Peskov also talked about the Russian President Vladimir Putin on the establishment of a "warning line" in Ukraine if he continues to bomb Russia. It will expand, "That is, how far we must drive the Ukraine from our land."</text:p>
      <text:p text:style-name="P4">
In the same background, the EU's internal market commissioner Tiery Bretton said in an interview with the French "Parisian" on the 18th (Sunday) that the European Union was speeding up to transport weapons to Ukraine to support the counterattack against the Russian army.</text:p>
      <text:p text:style-name="P4">
Bretton said, "We will increase the transportation of weapons and ammunition. This is a war that is continuously upgraded, and (these weapons) play a decisive role in it." He added, "We are for several months for several months. Prepare more for a long time. "</text:p>
      <text:p text:style-name="P4">
News Source: <text:a xlink:type="simple" xlink:href="https://chinese.aljazeera.net/news/war-in-ukraine/2023/6/19/%e5%8c%97%e7%ba%a6%e5%9c%a8%e4%bf%84%e7%bd%97%e6%96%af%e9%99%84%e8%bf%91%e8%bf%9b%e8%a1%8c%e9%87%8d%e5%a4%a7%e7%a9%ba%e4%b8%ad%e6%bc%94%e4%b9%a0%e7%93%a6%e6%a0%bc%e7%ba%b3%e6%8c%87%e6%8c%a5%e5%ae%98" text:style-name="Internet_20_link" text:visited-style-name="Visited_20_Internet_20_Link">
https://chinese.aljazeera.net/news/war-in-ukraine/2023/6/19/%e5%8c%97%e7%ba%a6%e5%9c%a8%e4%bf%84%e7%bd%97%e6%96%af%e9%99%84%e8%bf%91%e8%bf%9b%e8%a1%8c%e9%87%8d%e5%a4%a7%e7%a9%ba%e4%b8%ad%e6%bc%94%e4%b9%a0%e7%93%a6%e6%a0%bc%e7%ba%b3%e6%8c%87%e6%8c%a5%e5%ae%98</text:a>
</text:p>
      <!--NEWS-->
      <text:h text:style-name="P10" text:outline-level="1">
<text:span text:style-name="T4">
Qin Gang is the most prominent risk &amp; quot; describes Taiwan's issue in Taiwan to maintain the Taiwan Strait and the Pingxian Stable position.</text:span>
</text:h>
      <text:p text:style-name="P4">
Author: None</text:p>
      <text:p text:style-name="P4">
Publisher: Radio Free Asia (Organization)</text:p>
      <text:p text:style-name="P4">
Published Time: 2023-06-19T04:46:00-04:00</text:p>
      <text:p text:style-name="P4">
Modified Time: 2023-06-20T08:58:55-04:00</text:p>
      <text:p text:style-name="P4">
Description: None</text:p>
      <text:p text:style-name="P4">
Videos: []</text:p>
      <text:p text:style-name="P4">
Audios: ["<text:a xlink:type="simple" xlink:href="https://www.rfa.org/mandarin/yataibaodao/junshiwaijiao/hcm-061920230445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 text:anchor-type="as-char" svg:width="6.9236in" svg:height="4.712515in" draw:z-index="0">
<draw:image xlink:href="../Images/rfamandarin/2023-06-19T04-46-00-04-00/000000.png" xlink:type="simple" xlink:show="embed" xlink:actuate="onLoad" draw:mime-type="image/png"/>
</draw:frame>
U.S. Secretary of State Brosky met Qin Gang at the Diaoyutai Hotel in Beijing on the 18th. <text:a xlink:type="simple" xlink:href="https://www.rfa.org/mandarin/yataibaodao/junshiwaijiao/hcm-06192023044539.html/@@images/image" text:style-name="Internet_20_link" text:visited-style-name="Visited_20_Internet_20_Link">
</text:a>
Reuters picture <text:a xlink:type="simple" xlink:href="https://www.rfa.org/mandarin/yataibaodao/junshiwaijiao/hcm-06192023044539.html/@@stream" text:style-name="Internet_20_link" text:visited-style-name="Visited_20_Internet_20_Link">
Audio-LLTTPS: //www.rfa.org/mandarin/yataibaodao/junshiwaijiao/hcm-0619202304539.html/@stream</text:a>
Chinese Foreign Minister Qin Gang held talks with U.S. Secretary of State Brosky. Qin Gang rarely interpreted Taiwan's issue with "the most prominent risk". According to analysis, although China has repeatedly reiterated that Taiwan is the core interest of China, for the United States, the United States has its own "China" policy and will not be abducted by US -China relations.</text:p>
      <text:p text:style-name="P4">
<text:span text:style-name="T4">
<text:span text:style-name="T5">
 <text:a xlink:type="simple" xlink:href="https://www.rfa.org/mandarin/Xinwen/st-06192023034858.html" text:style-name="Internet_20_link" text:visited-style-name="Visited_20_Internet_20_Link">
Brosky and Xi Jinping met in the Great Hall of the People</text:a>
</text:span>
* </text:span>
<text:span text:style-name="T5">
 <text:a xlink:type="simple" xlink:href="https://www.rfa.org/mandarin/yataibaodao/junshiwaijiao/hcm-06182023075433.html" text:style-name="Internet_20_link" text:visited-style-name="Visited_20_Internet_20_Link">
Brinkee meets Qin Gang analysis: Provide an opportunity for a tension between the United States and China</text:a>
</text:span>
<text:span text:style-name="T5">
 </text:span>
<text:span text:style-name="T4">
 <text:a xlink:type="simple" xlink:href="https://www.rfa.org/mandarin/Xinwen/st1-06172023220613.html" text:style-name="Internet_20_link" text:visited-style-name="Visited_20_Internet_20_Link">
Whether Brintken arrives in Beijing's Sino -US relations to improve global attention</text:a>
</text:span>
</text:p>
      <text:p text:style-name="P4">
According to the press release of the Ministry of Foreign Affairs of China, Qin Gang clarified the strict position on the core interests and major concerns of the Chinese issue in Taiwan, and put forward clear requirements.</text:p>
      <text:p text:style-name="P4">
"The issue of Taiwan is the core of China's core interests, the most significant issue in Sino -US relations, and the most prominent risk." Qin Gang said that China urges the United States to abide by the "one China" principle and the three joint communiqués of China and the United States. The promise of "Taiwan independence" is really implemented.</text:p>
      <text:p text:style-name="P4">
According to the Voice of the United States, a senior official of the US State Department emphasized that China's military upgrade in the Taiwan Strait is a "issue of global attention." The official said that the peace and stability of the Taiwan Strait are in line with the "long -term interests" of the United States.</text:p>
      <text:p text:style-name="P4">
Professor Lu Industry, a professor of National Politburo, told this station that after many dialogues in the United States and China, the press releases issued by each other can see that China especially emphasizes the importance of Taiwan issues, but the United States usually lighten to deal with Taiwan issues. The main difference is that China believes that Taiwan is its core interest, but from the perspective of the United States, the United States has its own "one -China" policy, and its subjectivity about the US -Taiwan relations. The United States believes that it should not be abducted by US -China relations.</text:p>
      <text:p text:style-name="P4">
"(Qin Gang)This time is different from before. In other words, he explicitly told the United States that this is the core interest, but at the same time, it is also the place where both sides are most likely to wipe the guns and get angry or have misjudgment of each other. "Lu Yingzhong said immediately," The first policy of the United States mentioned the so -called differences on the two sides of the strait(differences)It should be handled through peaceful ways between the two sides of the strait, and the United States has stable in this position. "</text:p>
      <text:p text:style-name="P4">
** Analysis: U.S. -China talks will help alleviate the current situation of the Taiwan Strait's current situation.</text:p>
      <text:p text:style-name="P4">
Regarding whether the talks can help the tension of the Taiwan Strait, He Chenghui, deputy secretary -general of the Taiwan Security Association, said in an interview with this station that "has eased the current situation, but the long -term trend remains unchanged."</text:p>
      <text:p text:style-name="P4">
He said that for China, it is not a good time to launch a war against Taiwan at this moment. Once the war fails or is difficult to carry out, it is enough to shake the Chinese Communist regime. Therefore, China will make the "drag titles" and make the outside world mistakenly think that the situation is slow, but it will only accumulate backwards.</text:p>
      <text:p text:style-name="P4">
Standing in the United States, He Chenghui believes that the current Russian and Ukraine War is in full swing. Western countries do not want to fight on both sides, tendency and slowing situation. As the U.S. Indian commander Aquirino said publicly that he was awarded two heavy tasks to prevent the CCP from invading Taiwan. "At least everyone gradually condenses consensus, expands this kind of amendments, and responds positively and rapidly. Let this aggression be eliminated invisible."</text:p>
      <text:p text:style-name="P4">
<text:span text:style-name="T4">
 Taiwan problem in China China Soft and Hard Hand </text:span>
</text:p>
      <text:p text:style-name="P4">
Wang Yi, a member of the Political Bureau of the CPC Central Committee and the director of the Foreign Office of the Central Committee of the Communist Party of China, met with Blink in Beijing on the morning of the 19th. When he mentioned the issue of Taiwan, Wang Yi also reiterated that the maintenance of the country's unity is always the core of China's core interests. The fate of Chinese children is the historical mission of the Communist Party of China, and "China has no room for compromise."</text:p>
      <text:p text:style-name="P4">
When the US Secretary of State Brills, Wang Yi and Wang Yi and Qin Gang met, China both mentioned Taiwan's issues.(Reuters pictures)China's issue in Taiwan shows the handling of "hard and hard, both hands and inside and outside". Wang Huning, the highest -level official of Taiwan affairs and chairman of the National Committee of the Chinese People's Political Consultative Conference, emphasized that "the development of cross -strait relations in the people and the people are in the people. The results of cooperation benefit compatriots on both sides of the strait. "He also talked about" peace "and said that" the peaceful development of cross -strait relations is the right path to maintaining peace and stability of the Taiwan Strait, ... to the right path to the national rejuvenation. "</text:p>
      <text:p text:style-name="P4">
The former editor -in -chief of the Global Times, who has always faced the world of war wolf, said that in response to the talks between Brinken and Qin Gang, he posted on his personal Weibo. But in the core interests, he is resolutely not allowed. "He also reminded," No matter what the front appears, we don't need to be impatient, impulsive, and panic. "</text:p>
      <text:p text:style-name="P4">
"On the one hand, he knew very well that it was a catastrophe to China. But on the other hand, he couldn't give up the core bottom line." He Chenghui interpreted that Hu Xi's informal document was close to the conflict of China's mainstream interesters.</text:p>
      <text:p text:style-name="P4">
He Chenghui reminded that in order to avoid conflicts, Western countries were willing to take a step back in certain interests. However, in addition to the concession in China, others will not be concessions. "In the negotiations set in China, Western countries will always suffer, because you never understand it, China will not refund in substantive issues, then this negotiation is invalid from beginning to end."</text:p>
      <text:p text:style-name="P4">
Lu Industry analyzed that in the past, Hu Xijin played the role of "throwing throttle" in Chinese nationalism. Now he publicly puts soft tunes, helping the Chinese leadership to promote interaction and exchanges with the United States in the future. "Regardless of his intentions, there will be some situations that help ease the tight US -China confrontation."</text:p>
      <text:p text:style-name="P4">
Reporter: Huang Chunmei Responsible: Xu Shuting Jiayuan Network Editor: He Foot</text:p>
      <text:p text:style-name="P4">
News Source: <text:a xlink:type="simple" xlink:href="https://www.rfa.org/mandarin/yataibaodao/junshiwaijiao/hcm-06192023044539.html" text:style-name="Internet_20_link" text:visited-style-name="Visited_20_Internet_20_Link">
https://www.rfa.org/mandarin/yataibaodao/junshiwaijiao/hcm-06192023044539.html</text:a>
</text:p>
      <!--NEWS-->
      <text:h text:style-name="P10" text:outline-level="1">
<text:span text:style-name="T4">
What is the new China -German government consultation? (Free version)</text:span>
</text:h>
      <text:p text:style-name="P4">
Authors: ['司马兆麟']</text:p>
      <text:p text:style-name="P4">
Publisher: 英国《金融时报》</text:p>
      <text:p text:style-name="P4">
Time: 2023-06-19T06:09:43+00:00</text:p>
      <text:p text:style-name="P4">
Published Time: 2023-06-18T12:00:99+08:00</text:p>
      <text:p text:style-name="P4">
Modified Time: 2023-06-19T01:59:99+08:00</text:p>
      <text:p text:style-name="P4">
Description: Sima Zhaolin: There are still many uncertainty in the future of China and Germany. Slowing speed, adjusting strategies, and finding a new direction may be able to run further.</text:p>
      <text:p text:style-name="P4">
Images: ["<text:a xlink:type="simple" xlink:href="https://thumbor.ftacademy.cn/unsafe/picture/5/000162225_piclink.jpg" text:style-name="Internet_20_link" text:visited-style-name="Visited_20_Internet_20_Link">
000162225_pic...</text:a>
"]</text:p>
      <text:p text:style-name="P4">
Themes: ['中德关系', '关注']</text:p>
      <text:p text:style-name="P4">
Keywords: ['中德关系', '中欧关系', '德国', '产业链']</text:p>
      <text:p text:style-name="P4">
Type: Article</text:p>
      <!--METADATA-->
      <text:p text:style-name="P4">
<draw:frame draw:style-name="fr1" draw:name="Image11" text:anchor-type="as-char" svg:width="6.9236in" svg:height="4.617987in" draw:z-index="0">
<draw:image xlink:href="../Images/FT Chinese Free Version/2023-06-19T06-09-43-00-00/000162225_piclink.jpg" xlink:type="simple" xlink:show="embed" xlink:actuate="onLoad" draw:mime-type="image/jpeg"/>
</draw:frame>
On June 19, Li Qiang, the State Council of the Chinese State Council, visited Europe, conducted a formal visit to Germany and participated in seven rounds of China -German government consultations. French official visit and attended the new global financing contract summit. This is the first visit after Li Qiang took office, which fully reflects the high attention of China ’s China -Europe relations. After all, Europe is always the object of China to fight against the United States to try to win, and the leadership of Germany and France in Europe has become the target of China to strive for.</text:p>
      <text:p text:style-name="P4">
During his visit to Germany, the Sino -German government will hold a new round of government consultations. As the first consultation between the new government between the two sides, the economic community and the media of the two countries have paid great attention to the government consultations in this round. In addition, Li Qiang will also attend the 11th Sino -German Economic and Technological Cooperation Forum and conduct in -depth exchanges with representatives of the two economic circles.</text:p>
      <text:p text:style-name="P4">
News Source: <text:a xlink:type="simple" xlink:href="http://www.ftchinese.com/story/001100011" text:style-name="Internet_20_link" text:visited-style-name="Visited_20_Internet_20_Link">
http://www.ftchinese.com/story/001100011</text:a>
</text:p>
      <!--NEWS-->
      <text:h text:style-name="P10" text:outline-level="1">
<text:span text:style-name="T4">
The United States starts to deal with potential threats from Chinese AI (Free Version)</text:span>
</text:h>
      <text:p text:style-name="P4">
Author: Andrew Duehren / Ryan Tracy</text:p>
      <text:p text:style-name="P4">
Publisher: 华尔街日报中文网</text:p>
      <text:p text:style-name="P4">
Published Time: 2023-06-19T06:20:00.000Z</text:p>
      <text:p text:style-name="P4">
Modified Time: 2023-06-19T06:20:00.000Z</text:p>
      <text:p text:style-name="P4">
Created Time: 2023-06-19T04:45:00.000Z</text:p>
      <text:p text:style-name="P4">
Description: The Biden government is trying to solve the problem of how to identify AI that pose a threat to national security; when the United States takes action to curb investment in Chinese advanced technology companies, this is a core challenge facing the United States.</text:p>
      <text:p text:style-name="P4">
Images: []</text:p>
      <text:p text:style-name="P4">
Categories: ['国际']</text:p>
      <text:p text:style-name="P4">
Keywords: SYND,LINK:EN|WP-WSJ-0000984127</text:p>
      <text:p text:style-name="P4">
Type: Article</text:p>
      <!--METADATA-->
      <text:p text:style-name="P4">
Worship(Joe bids)The government is trying to solve how to identify artificial intelligence that pose a threat to national security(AI)Problem; <text:a xlink:type="simple" xlink:href="https://cn.wsj.com/articles/CN-BGH-20230306080256" text:style-name="Internet_20_link" text:visited-style-name="Visited_20_Internet_20_Link">
Action in the United States to curb investment in advanced technology companies in China</text:a>
At the same time, this is a core challenge facing the United States.</text:p>
      <text:p text:style-name="P4">
News Source: <text:a xlink:type="simple" xlink:href="https://cn.wsj.com/articles/%E7%BE%8E%E5%9B%BD%E7%9D%80%E6%89%8B%E5%BA%94%E5%AF%B9%E6%9D%A5%E8%87%AA%E4%B8%AD%E5%9B%BDai%E7%9A%84%E6%BD%9C%E5%9C%A8%E5%A8%81%E8%83%81-c0405f1c" text:style-name="Internet_20_link" text:visited-style-name="Visited_20_Internet_20_Link">
https://cn.wsj.com/articles/%E7%BE%8E%E5%9B%BD%E7%9D%80%E6%89%8B%E5%BA%94%E5%AF%B9%E6%9D%A5%E8%87%AA%E4%B8%AD%E5%9B%BDai%E7%9A%84%E6%BD%9C%E5%9C%A8%E5%A8%81%E8%83%81-c0405f1c</text:a>
</text:p>
      <!--NEWS-->
      <text:h text:style-name="P10" text:outline-level="1">
<text:span text:style-name="T4">
FT agency review: Germany's economic model needs to be updated</text:span>
</text:h>
      <text:p text:style-name="P4">
Authors: ['社评']</text:p>
      <text:p text:style-name="P4">
Publisher: 英国《金融时报》</text:p>
      <text:p text:style-name="P4">
Time: 2023-06-19T06:59:46+00:00</text:p>
      <text:p text:style-name="P4">
Published Time: 2023-06-18T12:00:99+08:00</text:p>
      <text:p text:style-name="P4">
Modified Time: 2023-06-19T02:58:99+08:00</text:p>
      <text:p text:style-name="P4">
Description: The current geopolitical adversity highlights the vulnerability of the international economic model pursued by Germany, and it also highlights its challenges in the medium and long term.</text:p>
      <text:p text:style-name="P4">
Images: ["<text:a xlink:type="simple" xlink:href="https://thumbor.ftacademy.cn/unsafe/picture/8/000182828_piclink.jpg" text:style-name="Internet_20_link" text:visited-style-name="Visited_20_Internet_20_Link">
000182828_pic...</text:a>
"]</text:p>
      <text:p text:style-name="P4">
Themes: ['德国经济', '关注']</text:p>
      <text:p text:style-name="P4">
Keywords: ['德国经济', '制造业', '工业', '能源', '供应链']</text:p>
      <text:p text:style-name="P4">
Type: Article</text:p>
      <!--METADATA-->
      <text:p text:style-name="P4">
<draw:frame draw:style-name="fr1" draw:name="Image12" text:anchor-type="as-char" svg:width="6.9236in" svg:height="3.894525in" draw:z-index="0">
<draw:image xlink:href="../Images/FT Chinese Free Version/2023-06-19T06-59-46-00-00/000182828_piclink.jpg" xlink:type="simple" xlink:show="embed" xlink:actuate="onLoad" draw:mime-type="image/jpeg"/>
</draw:frame>
Data recently released by Germany show that the prospect of this European economic power is dim. The German economy has declined this year, and the country's emotions have recently decreased as the fastest speed since the epidemic. OECD(OECD)It is now expected that Germany's economic growth rate will be the lowest in major economies this year. However, the trend after this year is even more worrying. The current geopolitical adversity -the upgrade of tensions from Russia's invasion of Ukraine to the United States and China -highlight the vulnerability of the international economic model pursued by Germany, and also highlights its challenges in the medium and long term.</text:p>
      <text:p text:style-name="P4">
German Chancellor Olaf Tumz(Olaf Scholz)It has always been ambitious to re -adjust its economic direction, including reducing Germany's dependence on Russia's energy and creating a new industrial supply chain. The Souls government has been acting quickly. Increased the target of renewable energy power generation to 80%, increasing the attractiveness of Germany as a green investment destination. Germany will invest tens of billions of dollars to promote the development of the semiconductor industry. The German economy also showed toughness, and it did not come true for the terrible predictions of its deep recession this year. But the future tasks are still arduous.</text:p>
      <text:p text:style-name="P4">
News Source: <text:a xlink:type="simple" xlink:href="http://www.ftchinese.com/story/001100012" text:style-name="Internet_20_link" text:visited-style-name="Visited_20_Internet_20_Link">
http://www.ftchinese.com/story/001100012</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19T07:51:23</text:p>
      <text:p text:style-name="P4">
Modified Time: 2023-06-19T22:07:29</text:p>
      <text:p text:style-name="P4">
Description: According to the British Ministry of Defense, the Russian army is "very likely" to move to the Bachurut and Zapolo region.</text:p>
      <text:p text:style-name="P4">
Images: ["<text:a xlink:type="simple" xlink:href="https://chinese.aljazeera.net/wp-content/uploads/2023/06/2023-06-17T185908Z_143121781_RC20L1A1B9A6_RTRMADP_3_UKRAINE-CRISIS-OFFENSIVE-BLAHODATNE-1687174047-1687176627.jpg" text:style-name="Internet_20_link" text:visited-style-name="Visited_20_Internet_20_Link">
2023-06-17T18...</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3" text:anchor-type="as-char" svg:width="6.9236in" svg:height="4.612099in" draw:z-index="0">
<draw:image xlink:href="../Images/Aljazeera Chinese/2023-06-19T07-51-23/2023-06-17T185908Z_143121781_RC20L1A1B9A6_RTRMADP_3_UKRAINE-CRISIS-OFFENSIVE-BLAHODATNE-1687174047-1687176627.jpg" xlink:type="simple" xlink:show="embed" xlink:actuate="onLoad" draw:mime-type="image/jpeg"/>
</draw:frame>
A Ukrainian soldier checks in the latest liberated villages near the front line of the Donetsk area to check the national flag hanging outside the "Cultural Home"(Reuters)* Ukraine said that with the launch of the counterattack, it has recovered 8 settlements in the past two weeks. * NATO Secretary -General Stoltenberg confirmed that NATO leaders would not invite Ukraine to join the military alliance at the Vilnius Summit held in mid -July this year.</text:p>
      <text:p text:style-name="P4">
read more</text:p>
      <text:p text:style-name="P4">
News Source: <text:a xlink:type="simple" xlink:href="https://chinese.aljazeera.net/news/war-in-ukraine/liveblog/2023/6/19/%e4%bf%84%e7%bd%97%e6%96%af%e5%af%b9%e4%b9%8c%e5%85%8b%e5%85%b0%e6%88%98%e4%ba%89%e7%9a%84%e4%bb%8a%e6%97%a5%e5%8f%91%e5%b1%95-361" text:style-name="Internet_20_link" text:visited-style-name="Visited_20_Internet_20_Link">
https://chinese.aljazeera.net/news/war-in-ukraine/liveblog/2023/6/19/%e4%bf%84%e7%bd%97%e6%96%af%e5%af%b9%e4%b9%8c%e5%85%8b%e5%85%b0%e6%88%98%e4%ba%89%e7%9a%84%e4%bb%8a%e6%97%a5%e5%8f%91%e5%b1%95-361</text:a>
</text:p>
      <!--NEWS-->
      <text:h text:style-name="P10" text:outline-level="1">
<text:span text:style-name="T4">
Difficulty of smuggling ships in Greece: The BBC survey found that the coastal guard's statement is inconsistent with the ship tracking data</text:span>
</text:h>
      <text:p text:style-name="P4">
Author: https://www.facebook.com/bbcworldservice/</text:p>
      <text:p text:style-name="P4">
Publisher: BBC News 中文</text:p>
      <text:p text:style-name="P4">
Published Time: 2023-06-19T09:25:40.000Z</text:p>
      <text:p text:style-name="P4">
Modified Time: 2023-06-19T09:25:40.000Z</text:p>
      <text:p text:style-name="P4">
Description: The evidence of BBC shows that the fishing vessels who have been smuggling have almost never moved within seven hours before sinking, and they contrary to the Greek official statement.</text:p>
      <text:p text:style-name="P4">
Images: ["<text:a xlink:type="simple" xlink:href="https://ichef.bbci.co.uk/news/640/cpsprodpb/110FA/production/_130128896_ea3808af-47f4-49df-a72c-79ca388cc450.png" text:style-name="Internet_20_link" text:visited-style-name="Visited_20_Internet_20_Link">
_130128896_ea...</text:a>
"]</text:p>
      <text:p text:style-name="P4">
Videos: []</text:p>
      <text:p text:style-name="P4">
Tags: ['歐洲', '难民和寻求庇护者', '东欧', '希腊', '移民', '假消息']</text:p>
      <text:p text:style-name="P4">
Type: Article</text:p>
      <!--METADATA-->
      <text:h text:style-name="P12" text:outline-level="3">
<text:span text:style-name="T4">
Greek Stealing Boat Ship Sea Difficulty: BBC investigation found that the coastal guard's statement does not match the ship tracking data</text:span>
</text:h>
      <ul>
        <li>
European Affairs reporter Nick Beake and senior European producer Kostas Kallergis * BBC News Greece Karamarta reported</li>
      </ul>
      <text:p text:style-name="P4">
June 19, 2023<draw:frame draw:style-name="fr1" draw:name="Image14" text:anchor-type="as-char" svg:width="6.9236in" svg:height="3.894525in" draw:z-index="0">
<draw:image xlink:href="../Images/BBC Chinese/2023-06-19T09-25-40.000Z/_130128896_ea3808af-47f4-49df-a72c-79ca388cc450.png" xlink:type="simple" xlink:show="embed" xlink:actuate="onLoad" draw:mime-type="image/png"/>
</draw:frame>
Image source, Greek Coast Guard</text:p>
      <text:p text:style-name="P4">
Image adding text,</text:p>
      <text:p text:style-name="P4">
The obvious overloaded fishing boat was photographed many times before sinking.</text:p>
      <text:p text:style-name="P4">
<text:span text:style-name="T4">
 A immigration ship sinks on Wednesday (June 14), and hundreds of sneaks are unknown. The BBC has evidence that the Greek Coast Guard has doubts about the description of the incident. </text:span>
</text:p>
      <text:p text:style-name="P4">
The reporter analyzed the navigation trajectory of other ships in the sea, and believed that the overloaded fishing vessels remained in place within seven hours before sinking. The maritime police insisted that during this period, the fishing boat sailed towards Italy and did not need to be rescued.</text:p>
      <text:p text:style-name="P4">
The Greek authorities have not responded to BBC's survey results so far.</text:p>
      <text:p text:style-name="P4">
The shipwreck killed at least 78 people, and the United Nations said that the whereabouts of up to 500 people were unknown. There is a voice questioning that Greece should have taken more actions to start comprehensive search and rescue.</text:p>
      <text:p text:style-name="P4">
In this regard, the United Nations calls for investigation to deal with the practice of this is the practice. Greek officials insisted that the staff on board showed no help, and until the moment before sinking, the fishing boat was not dangerous.</text:p>
      <text:p text:style-name="P4">
<text:a xlink:type="simple" xlink:href="https://www.bbc.com/zhongwen/simp/world-65912553" text:style-name="Internet_20_link" text:visited-style-name="Visited_20_Internet_20_Link">
At least 79 people died and hundreds of people were missing in Greek waters</text:a>
<text:span text:style-name="T5">
 <text:a xlink:type="simple" xlink:href="https://www.bbc.com/zhongwen/simp/world-61807533" text:style-name="Internet_20_link" text:visited-style-name="Visited_20_Internet_20_Link">
What is the difference between immigration, refugees and seekers? </text:a>
</text:span>
 <text:a xlink:type="simple" xlink:href="https://www.bbc.com/zhongwen/simp/world-61979550" text:style-name="Internet_20_link" text:visited-style-name="Visited_20_Internet_20_Link">
Looking at the four most dangerous illegal immigration routes in the world from the crowd tragedy</text:a>
<text:span text:style-name="T5">
 <text:a xlink:type="simple" xlink:href="https://www.bbc.com/zhongwen/simp/world-54098168" text:style-name="Internet_20_link" text:visited-style-name="Visited_20_Internet_20_Link">
13,000 people in the Greek immigration camp have diverged from the reasons for the reasons for the fire</text:a>
</text:span>
 <text:a xlink:type="simple" xlink:href="https://www.bbc.com/zhongwen/simp/world-50212101" text:style-name="Internet_20_link" text:visited-style-name="Visited_20_Internet_20_Link">
Immigration, refugees, illegal immigrants, and how to identify it</text:a>
</text:p>
      <text:p text:style-name="P4">
Image source, EPA</text:p>
      <text:p text:style-name="P4">
Image adding text,</text:p>
      <text:p text:style-name="P4">
104 people were rescued, and the United Nations claimed hundreds of people who lived and died.</text:p>
      <text:p text:style-name="P4">
The BBC obtained a display <text:a xlink:type="simple" xlink:href="https://www.marinetraffic.com/" text:style-name="Internet_20_link" text:visited-style-name="Visited_20_Internet_20_Link">
Marinetraffic</text:a>
Computer animation that tracks data, this is a maritime data analysis platform.</text:p>
      <text:p text:style-name="P4">
Their data shows that a small seas that of immigration ships later sinking for a few hours of activities, and these data brought questions about the official statement of navigation of fishing boats without difficulty.</text:p>
      <text:p text:style-name="P4">
The fishing vessels are not equipped with tracking equipment, so they are not displayed on the map, as well as the maritime police and naval ships because they do not need to share their position.</text:p>
      <text:p text:style-name="P4">
</text:p>
      <text:h text:style-name="P12" text:outline-level="3">
<text:span text:style-name="T4">
The official incident of the sea police sequencing suspect</text:span>
</text:h>
      <text:p text:style-name="P4">
The EU Border Administration (Frontex) said that the bureau first discovered the immigration ship at 08:00 at 08:00 last Tuesday (13), and knew that the Greek authorities would be known as the Greek authorities.</text:p>
      <text:p text:style-name="P4">
Alarm Phone, a hotline for emergency help for immigrants at sea, said that they received calls at 12:17 GMT, saying that fishing boats were in critical condition.</text:p>
      <text:p text:style-name="P4">
We use the BBC facts to identify authentic videos and photos, as well as court documents and maritime records to analyze the next hours of ship dynamics.</text:p>
      <text:p text:style-name="P4">
Marinetraffic animation shows that a ship named "Lucky Sailor" suddenly turned north at 15: 00GMT. The "Lucky Sea" Ship East provided its Log Book to the BBC, and confirmed that the maritime police asked the ship to be close to the immigrant ship and provide food and water to the other party.</text:p>
      <text:p text:style-name="P4">
About half an hour later, at 15:35 GMT, the marine police helicopter found the immigrant ship. Greek officials still claimed that the fishing vessels were still sailing at the time.</text:p>
      <text:p text:style-name="P4">
Image source, Marinetraffic</text:p>
      <text:p text:style-name="P4">
Image adding text,</text:p>
      <text:p text:style-name="P4">
The yellow mark on the map is the place where the immigrant ship sinks. From the direction of the ship's movement there, a few hours before the shipwreck, the fishing boat has not moved.</text:p>
      <text:p text:style-name="P4">
But two and a half hours later, about 18:00 GMT, another ship "Faithful Warrior" sailed to the same sea area, and also supplied immigrant ships.</text:p>
      <text:p text:style-name="P4">
The "Loyal Fighter" shipowner reminded BBC to inquire with the investigation authorities.</text:p>
      <text:p text:style-name="P4">
A piece of video was reported from the video of the "Loyal Fighter", which claimed that the ship was recorded on the migrant ship with a rope on the sea, and no other ships were seen in the clip.</text:p>
      <text:p text:style-name="P4">
The BBC facts verified the video and confirmed that the appearance of the boat was in line with the immigrant ship seen in the photo -and it did not move in the clip -the weather conditions also met the report at the time. The shooting time of the video is unknown.</text:p>
      <text:p text:style-name="P4">
Between 19:40 GMT and 22:40 GMT, Greek officials originally declared that immigrant ships maintained "stable routes and speed".</text:p>
      <text:p text:style-name="P4">
The authorities' initial statements said that they kept cautiously and observed immigration ships, but they later released a close -up photo -and it was taken during this time -showing that the immigration ship did not go.</text:p>
      <text:p text:style-name="P4">
Image source, Greek Coast Guard</text:p>
      <text:p text:style-name="P4">
Image adding text,A Greek government spokesman later said that the sea police had tried to board the immigrant ship for risk assessment, but someone on the ship unlocked the cable and did not want to be aid.</text:p>
      <text:p text:style-name="P4">
Within seven hours, all ship activities focused on a clear point, indicating that the immigrant ship was almost at all.</text:p>
      <text:p text:style-name="P4">
The proportion of animation maps shows that the immigration ship sailed for a few nautical miles. It is expected to be within the expected ship where the immigration ship is in the most deep place in the Mediterranean.</text:p>
      <text:p text:style-name="P4">
The anxious person on the boat causes the ship to swing and will also promote such movement.</text:p>
      <text:p text:style-name="P4">
During this time, Greek officials insisted that the immigration ship was not dangerous and instead sailed to Italy safely. Therefore, the maritime police did not try to step forward to rescue.</text:p>
      <text:p text:style-name="P4">
By 23:00 GMT, the immigrant ships of hundreds of people sank, and the ship tracking animation showed that many ships rushed to the scene for rescue.</text:p>
      <text:p text:style-name="P4">
One of them was CeleBrity Beyond, a cruise ship. Someone on the boat took a photo after the maritime and sent the clip to the BBC.</text:p>
      <text:p text:style-name="P4">
The luxurious yacht "Queen Maya" was then ordered to rescue 104 survivors and send them to the shore.</text:p>
      <text:p text:style-name="P4">
The rescued people were sent to Kalamata, who returned to a safe place, but also left a series of questions for Greece's overall response.</text:p>
      <text:p text:style-name="P4">
About BBC Factive (BBC Verify): <text:a xlink:type="simple" xlink:href="https://www.bbc.com/news/uk-65650822" text:style-name="Internet_20_link" text:visited-style-name="Visited_20_Internet_20_Link">
Learn more</text:a>
</text:p>
      <text:p text:style-name="P4">
</text:p>
      <text:p text:style-name="P4">
News Source: <text:a xlink:type="simple" xlink:href="https://www.bbc.com/zhongwen/simp/world-65947436" text:style-name="Internet_20_link" text:visited-style-name="Visited_20_Internet_20_Link">
https://www.bbc.com/zhongwen/simp/world-65947436</text:a>
</text:p>
      <!--NEWS-->
      <text:h text:style-name="P10" text:outline-level="1">
<text:span text:style-name="T4">
The 4th anniversary of the "Anti -Repair" demonstration: What changes have the Hong Kong society experienced?</text:span>
</text:h>
      <text:p text:style-name="P4">
Author: https://www.facebook.com/bbcworldservice/</text:p>
      <text:p text:style-name="P4">
Publisher: BBC News 中文</text:p>
      <text:p text:style-name="P4">
Published Time: 2023-06-19T09:55:01.000Z</text:p>
      <text:p text:style-name="P4">
Modified Time: 2023-06-19T09:55:01.000Z</text:p>
      <text:p text:style-name="P4">
Description: BBC interviewed three people with different political spectrums. They told the huge social changes in Hong Kong over the years through their own personal experience.</text:p>
      <text:p text:style-name="P4">
Images: []</text:p>
      <text:p text:style-name="P4">
Videos: ["<text:a xlink:type="simple" xlink:href="https://www.bbc.com/ws/av-embeds/cps/zhongwen/simp/chinese-news-65950066/p0fw0qbx/zh-hans" text:style-name="Internet_20_link" text:visited-style-name="Visited_20_Internet_20_Link">
zh-hans</text:a>
"]</text:p>
      <text:p text:style-name="P4">
Tags: ['香港版国安法', '香港']</text:p>
      <text:p text:style-name="P4">
Type: Article</text:p>
      <!--METADATA-->
      <text:h text:style-name="P12" text:outline-level="3">
<text:span text:style-name="T4">
"Anti -Repair" demonstration 4th anniversary: What kind of changes have the Hong Kong society experienced?</text:span>
</text:h>
      <text:p text:style-name="P4">
[Video-1-Link:/WS/AV-EMBEDS/CPS/ZHONGWEN/SIMP/Chinese-News-65950066/P0FW0QBX/ZH-HansS]](https://www.bbc.com/ws/av-embeds/cps/zhongwen/simp/chinese-news-65950066/p0fw0qbx/zh-hans)<text:span text:style-name="T4">
 Your equipment does not support playing multimedia materials </text:span>
<text:span text:style-name="T4">
 "Anti -Repair" demonstration 4th anniversary: What changes have the Hong Kong society experienced? </text:span>
 June 19, 2023</text:p>
      <text:p text:style-name="P4">
In 2019, Hong Kong broke out for several months to oppose the government's demonstration in the amendment of the "Fugitive Regulations". With the emergence of the new crown epidemic in 2020 and the implementation of the National Security Law in Hong Kong, the street struggle was almost extinct. In the following years, the Hong Kong Government continued to "transform" all aspects of society. BBC interviewed three people with different political spectrums. They told the huge social changes in Hong Kong over the years through their own personal experience.</text:p>
      <text:p text:style-name="P4">
Shooting: Li Luo, Liang Mingkang</text:p>
      <text:p text:style-name="P4">
Interview/Editing: Li Luo</text:p>
      <text:p text:style-name="P4">
News Source: <text:a xlink:type="simple" xlink:href="https://www.bbc.com/zhongwen/simp/chinese-news-65950066" text:style-name="Internet_20_link" text:visited-style-name="Visited_20_Internet_20_Link">
https://www.bbc.com/zhongwen/simp/chinese-news-65950066</text:a>
</text:p>
      <!--NEWS-->
      <text:h text:style-name="P10" text:outline-level="1">
<text:span text:style-name="T4">
" Chibi gentleman &amp; quot; Chen Jianxiong involved in the provocation of the prosecution for four years</text:span>
</text:h>
      <text:p text:style-name="P4">
Author: None</text:p>
      <text:p text:style-name="P4">
Publisher: Radio Free Asia (Organization)</text:p>
      <text:p text:style-name="P4">
Published Time: 2023-06-19T10:32:00-04:00</text:p>
      <text:p text:style-name="P4">
Modified Time: 2023-06-20T08:57:01-04:00</text:p>
      <text:p text:style-name="P4">
Description: None</text:p>
      <text:p text:style-name="P4">
Videos: []</text:p>
      <text:p text:style-name="P4">
Audios: ["<text:a xlink:type="simple" xlink:href="https://www.rfa.org/mandarin/yataibaodao/gf-061920231029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 text:anchor-type="as-char" svg:width="6.9236in" svg:height="3.897317in" draw:z-index="0">
<draw:image xlink:href="../Images/rfamandarin/2023-06-19T10-32-00-04-00/000000.png" xlink:type="simple" xlink:show="embed" xlink:actuate="onLoad" draw:mime-type="image/png"/>
</draw:frame>
Hubei dismissal person Chen Jianxiong's Weibo screenshot <text:a xlink:type="simple" xlink:href="https://www.rfa.org/mandarin/yataibaodao/gf-06192023102924.html/@@stream" text:style-name="Internet_20_link" text:visited-style-name="Visited_20_Internet_20_Link">
Audio-Link: https: //www.rfa.org/mandarin/yatabaodao/gf 06192023102924.html/@stream</text:a>
Chen Jianxiong, who has initiated the "Light China" in Chibi, Hubei Chibi, was tried this month for suspected provocation. The prosecution recommends four years of punishment. Observers believe that Chen Jianxiong, who had served twice, still insisted on meeting with sensitive people after being released, which eventually caused the authorities to suppress it.</text:p>
      <text:p text:style-name="P4">
<text:span text:style-name="T4">
<text:span text:style-name="T5">
 <text:a xlink:type="simple" xlink:href="https://www.rfa.org/mandarin/Xinwen/2-06182023111613.html" text:style-name="Internet_20_link" text:visited-style-name="Visited_20_Internet_20_Link">
Hubei disagreement person Chen Jianxiong's court trial exposure public prosecutor's proposal to be sentenced to four years</text:a>
</text:span>
* </text:span>
<text:span text:style-name="T5">
 <text:a xlink:type="simple" xlink:href="https://www.rfa.org/mandarin/yataibaodao/renquanfazhi/gf-08092022060218.html" text:style-name="Internet_20_link" text:visited-style-name="Visited_20_Internet_20_Link">
"Chibi gentleman" Chen Jianxiong was transferred to the procuratorate to prosecute, and it is not ruled out for a long time</text:a>
</text:span>
<text:span text:style-name="T5">
 </text:span>
<text:span text:style-name="T4">
 <text:a xlink:type="simple" xlink:href="https://www.rfa.org/mandarin/yataibaodao/renquanfazhi/gf-05272022074756.html" text:style-name="Internet_20_link" text:visited-style-name="Visited_20_Internet_20_Link">
Hubei "Agent A gentleman" is suspected to be killed by the chickens and monkeys. Chen Jianxiong was officially arrested</text:a>
</text:span>
</text:p>
      <text:p text:style-name="P4">
An objections, known as the "Agent Agent", were tried in Tongcheng County Court of Hubei because of their provocation. Sources revealed that the public prosecutor suggested to the court for four years. Chen Jianxiong's friend Yuan Xiaohua said that Chen Jianxiong was arrested again after a year of release, which was detained with his disagreement Wang Aizhong and Ou Biaofeng and published personal comments.</text:p>
      <text:p text:style-name="P4">
Yuan Xiaohua: "On the Twitter, he expressed his personal views and opinions on the trial of Ou Biaofeng and Wang Aizhong, and even revealed that in addition to his attention, he also wanted to participate in the listening. One of the reasons for the third arrest. "</text:p>
      <text:p text:style-name="P4">
The dismissal person Yuan Xiaohua (pictured) estimated that Chen Jianxiong was re -sentenced to meet with him and the rights protection lawyer Jiang Tianyong. (Yuan Xiaohua is exclusively provided, the shooting date is unknown) <text:a xlink:type="simple" xlink:href="https://www.rfa.org/mandarin/yataibaodao/gf-06192023102924.html/m0619gf-1.png" text:style-name="Internet_20_link" text:visited-style-name="Visited_20_Internet_20_Link">
</text:a>
<text:span text:style-name="T4">
 Chen Jianxiong met with Jiang Tianyong in the field </text:span>
</text:p>
      <text:p text:style-name="P4">
It is understood that Chen Jianxiong once left Chibi and met with Jiang Tianyong, a long -monitored lawyer who had been monitored after the release. Yuan Xiaohua said that Chen Jianxiong was originally the key target of the authorities' key stability. It may be the meeting that the authorities were determined to confess Chen Jianxiong.</text:p>
      <text:p text:style-name="P4">
Yuan Xiaohua: "He (Chen Jianxiong) had met with lawyer Jiang Tianyong once. According to me, they (Hubei Chibi authorities) should not allow him to leave the local area and see these sensitive people outside. Authorities) The surveillance of him is very strict. Like Chen Jianxiong may be in their eyes, there is no advice and no savings. "</text:p>
      <text:p text:style-name="P4">
In May 2013, five people such as Chen Jianxiong and Yuan Xiaohua launched the "Light China" campaign in Chibi, Hubei, and publicized democracy in the local people's square. Known as the "Chibi Five Gentlemen" by the outside world. Afterwards, Chen Jianxiong was sentenced to twice for "provoking trouble".</text:p>
      <text:p text:style-name="P4">
Zhai Yanmin, a Beijing disagreement from the "709 Capture" incident, is a friend of Chen Jianxiong. He believes that Chen Jianxiong is facing the sentence to his former subject. In addition, Chen Jianxiong has a certain influence in Chibi, and it does not rule out the possibility of the authorities' intention to kill chickens and monkeys.</text:p>
      <text:p text:style-name="P4">
An objectional person Zhai Yanmin (middle) believes that Chen Jianxiong (left) has influence in the local area and does not rule out the possibility of the authorities' intention to kill chickens and monkeys. (Zhai Yanmin is exclusively provided, the shooting date is unknown) <text:a xlink:type="simple" xlink:href="https://www.rfa.org/mandarin/yataibaodao/gf-06192023102924.html/m0619gf-2.jpg" text:style-name="Internet_20_link" text:visited-style-name="Visited_20_Internet_20_Link">
</text:a>
Zhai Yanmin: "(Authorities) do ideological work for you, you must think about the problem according to their thoughts. Chen Jianxiong will never accept it, and will never match them. They saved a lot. If he was outside, they would send someone to take care of it every day. In fact, they just looked at him, arranged work for him, and took care of his life, so they felt very troublesome. He caught it and saves you. "</text:p>
      <text:p text:style-name="P4">
Zhai Yanmin revealed that the Beijing authorities have recently sent people to warn him face -to -face that he should not release the relevant information of the Chen Jianxiong case.</text:p>
      <text:p text:style-name="P4">
Reporter: Gao Feng, Editor -in -chief: Xu Shuting Jiayuan.com Editor: He Fu</text:p>
      <text:p text:style-name="P4">
News Source: <text:a xlink:type="simple" xlink:href="https://www.rfa.org/mandarin/yataibaodao/gf-06192023102924.html" text:style-name="Internet_20_link" text:visited-style-name="Visited_20_Internet_20_Link">
https://www.rfa.org/mandarin/yataibaodao/gf-06192023102924.html</text:a>
</text:p>
      <!--NEWS-->
      <text:h text:style-name="P10" text:outline-level="1">
<text:span text:style-name="T4">
Germany's policy to China: between self -reflection and dislocation</text:span>
</text:h>
      <text:p text:style-name="P4">
Author: None (Language: zh)</text:p>
      <text:p text:style-name="P4">
Publisher: None</text:p>
      <text:p text:style-name="P4">
Time: 2023-06-19T10:48:00Z</text:p>
      <text:p text:style-name="P4">
Description: The seventh round of Germany and Chinese government negotiated this week in Berlin, which is also the first time that the meeting mechanism has been held offline for five years. The visiting Chinese Prime Minister Li Qiang will face a policy of the German government that is completely different from the Merkel era.</text:p>
      <text:p text:style-name="P4">
Videos: []</text:p>
      <text:p text:style-name="P4">
Images: []</text:p>
      <text:p text:style-name="P4">
Subject: 经济纵横</text:p>
      <text:p text:style-name="P4">
Subjects: []</text:p>
      <text:p text:style-name="P4">
Keywords: ['欧债危机', '欧盟', '岛屿主权争端', '马英九', '专题报道：全景观看“习马会”', '专题报道：2016年台湾大选', '德国', '中国', '台湾', '留学德国']</text:p>
      <text:p text:style-name="P4">
Id: 65958853</text:p>
      <!--METADATA-->
      <text:p text:style-name="P4">
<text:a xlink:type="simple" xlink:href="https://www.dw.com/zh/overlay/image/article/65958853/65956578" text:style-name="Internet_20_link" text:visited-style-name="Visited_20_Internet_20_Link">
 </text:a>
On June 19, German President Steinmel welcomed Chinese Prime Minister Li Qiang to visit the Presidential Palace. Stein Mel emphasized the importance of US -China relations on "global security and cooperation"</text:p>
      <text:p text:style-name="P4">
(Voice of Germany) The topic of the Chinese State Council's visit to Germany has not attracted much attention in China so far. Chinese Foreign Ministry spokesman Wang Wenbin just announced the schedule on Thursday on Thursday. The official media did not focus much on the intergovernmental consultation between Germany and China, and not much voice pointed out that <text:a xlink:type="simple" xlink:href="https://www.dw.com/zh/zh/德国与中国压力山大的伙伴关系/a-65941273" text:style-name="Internet_20_link" text:visited-style-name="Visited_20_Internet_20_Link">
The attitude of the Social Democratic Party, the Green Party, and the Liberal Democratic Party in the Berlin to treat the Chinese government. Criticism. </text:a>
</text:p>
      <text:h text:style-name="P12" text:outline-level="3">
<text:span text:style-name="T4">
The environment is not the past</text:span>
</text:h>
      <text:p text:style-name="P4">
In the opinion of the scholar of the European Research Center of the Shanghai International Institute of International Issues, China's party and state leadership now needs to respond to Germany's different policies to China in the past.</text:p>
      <text:p text:style-name="P4">
This foreign policy researcher believes that compared with Merkel's administration, many factors in Germany and China have changed, "including the international environment, regional security situation, and the German internal affairs environment."</text:p>
      <text:h text:style-name="P12" text:outline-level="3">
<text:span text:style-name="T4">
is how to re -position relations with China</text:span>
</text:h>
      <text:h text:style-name="P12" text:outline-level="3">
<text:span text:style-name="T4">
bilateral relationship becomes more complicated</text:span>
</text:h>
      <text:p text:style-name="P4">
Wu Qiang, a political scholar in Beijing, analyzed a deeper analysis of the relationship between the two countries. In his opinion, Germany and China relations have currently entered a "self -reflection" stage -and this coexistence at the same time with each other.</text:p>
      <text:p text:style-name="P4">
Wu Qiang is one of the few international political scholars who are in China and are still publicly expressing criticism. He taught at Tsinghua University, but was later fired for publicly publishing his criticism of the CCP.</text:p>
      <text:p text:style-name="P4">
"Mutual dislocation between China and Germany involves the issue of Taiwan and the Russian and Ukraine War." Wu Qiang said in an interview with Deguanglian reporters. How to continue the question. "</text:p>
      <text:h text:style-name="P12" text:outline-level="3">
<text:span text:style-name="T4">
Facing problems in German companies</text:span>
</text:h>
      <text:p text:style-name="P4">
Although China is the largest trading partner in Germany, for German companies, <text:a xlink:type="simple" xlink:href="https://www.dw.com/zh/zh/中国经济遭重创-在华德企商业信心探底/a-64092035" text:style-name="Internet_20_link" text:visited-style-name="Visited_20_Internet_20_Link">
China's political environment has brought them more and more difficulties</text:a>
Essence The Chinese authorities have put forward more requirements for international enterprises that have carried out business in China than in the past, hoping that they can completely avoid getting involved in the political field, especially not to ask for criticism of politics and human rights.</text:p>
      <text:p text:style-name="P4">
It is expected that the German government will also mention China's anti -spy law at this government consultation meeting. This law can make Chinese authorities more easily convicted of foreign companies and their staff, such as the assessment of Chinese national statistics.</text:p>
      <text:h text:style-name="P12" text:outline-level="3">
<text:span text:style-name="T4">
Questions about German National Security Strategic Files</text:span>
</text:h>
      <text:p text:style-name="P4">
Chinese Prime Minister Li Qiang is expected to have a strategic document to China that is about to introduce the German government, and <text:a xlink:type="simple" xlink:href="https://www.dw.com/zh/zh/德国出台首份国家安全战略-中国是对手也是伙伴/a-65912004" text:style-name="Internet_20_link" text:visited-style-name="Visited_20_Internet_20_Link">
The national security strategy just announced recently</text:a>
A lot of questions are raised -the German national security strategy released last week mentioned six times in the text.</text:p>
      <text:p text:style-name="P4">
The Chinese government has criticized this document, because in Beijing's view, this is a evidence that democratic countries in the world feel that they have received the threat of Chinese nationalist policy.</text:p>
      <text:p text:style-name="P4">
Scholars Wu Qiang analyzed: "The most headache for Beijing is the so -called collective security order established by the United States and the West -this pattern has included the Western Pacific and Southeast Asian countries. Build this security pattern together. "</text:p>
      <text:h text:style-name="P12" text:outline-level="3">
<text:span text:style-name="T4">
China's interests in the Asia -Pacific region</text:span>
</text:h>
      <text:p text:style-name="P4">
Beijing also noticed that more and more Germany showed concern about the security situation in the Asia -Pacific region, and China originally regarded this area as its own sphere of influence.</text:p>
      <text:p text:style-name="P4">
Therefore, when German Defense Minister BORISPISTOSRIUS announced in early June that it would send German naval ships to the Asia -Pacific waters for cruise next June, it also caused China to be vigilant. This topic is expected to be mentioned in Berlin's government consultation.</text:p>
      <text:p text:style-name="P4">
News Source: <text:a xlink:type="simple" xlink:href="https://www.dw.com/zh/德国对华政策：在自我反思和不信任之间/a-65958853" text:style-name="Internet_20_link" text:visited-style-name="Visited_20_Internet_20_Link">
https://www.dw.com/zh/德国对华政策：在自我反思和不信任之间/a-65958853?maca=chi-rss-chi-all-1127-rdf</text:a>
</text:p>
      <!--NEWS-->
      <text:h text:style-name="P10" text:outline-level="1">
<text:span text:style-name="T4">
The Tibetan Administrative Central Division Visiting Australia advocates &amp; quot; middle road &amp; quot;</text:span>
</text:h>
      <text:p text:style-name="P4">
Author: None</text:p>
      <text:p text:style-name="P4">
Publisher: Radio Free Asia (Organization)</text:p>
      <text:p text:style-name="P4">
Published Time: 2023-06-19T11:18:00-04:00</text:p>
      <text:p text:style-name="P4">
Modified Time: 2023-06-20T08:56:09-04:00</text:p>
      <text:p text:style-name="P4">
Description: None</text:p>
      <text:p text:style-name="P4">
Videos: []</text:p>
      <text:p text:style-name="P4">
Audios: ["<text:a xlink:type="simple" xlink:href="https://www.rfa.org/mandarin/yataibaodao/junshiwaijiao/cl-0619202311125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5.1927in" draw:z-index="0">
<draw:image xlink:href="../Images/rfamandarin/2023-06-19T11-18-00-04-00/000000.png" xlink:type="simple" xlink:show="embed" xlink:actuate="onLoad" draw:mime-type="image/png"/>
</draw:frame>
Si Zhengbian Basren attended a lecture entitled "Solving the long -term conflict between China and Tibet is the top of world peace" and delivered a speech <text:a xlink:type="simple" xlink:href="https://www.rfa.org/mandarin/yataibaodao/junshiwaijiao/cl-06192023111251.html/@@images/image" text:style-name="Internet_20_link" text:visited-style-name="Visited_20_Internet_20_Link">
</text:a>
Screenshot of the official website of the Tibetan Administrative Central Committee <text:a xlink:type="simple" xlink:href="https://www.rfa.org/mandarin/yataibaodao/junshiwaijiao/cl-06192023111251.html/@@stream" text:style-name="Internet_20_link" text:visited-style-name="Visited_20_Internet_20_Link">
Audio-LLINK: https://www.rfa.org/mandarin/yatabaODAO/JUNSHIWAIJIAO/cl-06192023111251.html/@@stream</text:a>
The Tibetan Administrative Central Division Bianba Renba Ren was at the University of Science and Technology of Sydney on June 18(UTS)Speech, advocating the "intermediate road" policy that advocates peace and violence, and calls for the construction of the mutually beneficial relationship between the Chinese people and Tibetans.</text:p>
      <text:p text:style-name="P4">
<text:span text:style-name="T4">
<text:span text:style-name="T5">
 <text:a xlink:type="simple" xlink:href="https://www.rfa.org/mandarin/yataibaodao/kejiaowen/cl-02062023123225.html" text:style-name="Internet_20_link" text:visited-style-name="Visited_20_Internet_20_Link">
Chinese students returning to Australia to call for alert to be alert to Beijing to reach out overseas campuses</text:a>
</text:span>
* </text:span>
<text:span text:style-name="T5">
 <text:a xlink:type="simple" xlink:href="https://www.rfa.org/mandarin/yataibaodao/junshiwaijiao/jt-03282023100216.html" text:style-name="Internet_20_link" text:visited-style-name="Visited_20_Internet_20_Link">
Tibetan leaders of exiles will testify in the United States: Why does the voice of Tibet disappear?</text:a>
</text:span>
<text:span text:style-name="T5">
 </text:span>
<text:span text:style-name="T4">
 <text:a xlink:type="simple" xlink:href="https://www.rfa.org/mandarin/Xinwen/10-05062023165726.html" text:style-name="Internet_20_link" text:visited-style-name="Visited_20_Internet_20_Link">
The Tibetan Administrative Central Division visited Denmark to maintain its role in promoting overseas human rights</text:a>
</text:span>
</text:p>
      <text:p text:style-name="P4">
In this speech entitled "Solving the long -term conflict between China and Tibet is the top of world peace", Bian Ba Jiren pointed out that the Dalai Lama was proposed by the Dalai Lama "Policies, on the one hand, reject China's policies that are currently implemented in Tibet, and at the same time seek peaceful and non -dialogue methods to win Tibet to enjoy real autonomy in China.</text:p>
      <text:p text:style-name="P4">
After the lecture, Bianba Ren told this station that the "middle road" is a favorable policy for Tibetans, China, and regional security. He said: "Everyone who strives to peace should support the Tibetan's" middle road "policy; if all countries do this, the Chinese government will feel pressure and have to face up to reality and adjust their behavior."</text:p>
      <text:p text:style-name="P4">
Bian Bajiren pointed out to the station that in addition to fighting for mutual benefit with all parties, the "middle road" also insisted on defending the autonomy of Tibetans. He said:</text:p>
      <text:p text:style-name="P4">
"We are a nation, and we used to be an independent country; whether China looks at us, we are an autonomous nation."</text:p>
      <text:p text:style-name="P4">
The Chinese government promotes racial cleaning policies on Tibetans; in response, Bian Bajiren believes that the Australian government should implement the Magnitzki Act and sanction relevant Chinese officials. He said: "The Magnitzki Act must be treated equally in its execution. On the one hand, it should not be aimed at some countries that can cope with, and on the other hand, we should not execute Chinese officials."</text:p>
      <text:p text:style-name="P4">
The current Tibetan Administrative Central Divine Political Bian Bian Ren believes that the "middle road" is a favorable policy for Tibetans, China, and neighboring countries.(Reporter Qiu Dezhen)  <text:a xlink:type="simple" xlink:href="https://www.rfa.org/mandarin/yataibaodao/junshiwaijiao/cl-06192023111251.html/sikong.png" text:style-name="Internet_20_link" text:visited-style-name="Visited_20_Internet_20_Link">
</text:a>
Bian Ba Jiren also mentioned in his speech that if the CCP forcibly specifies the reincarnation of the reincarnation of the 15th Dalai Lama in the future, it will be unwise. He said:</text:p>
      <text:p text:style-name="P4">
"If the Chinese government designated the reincarnation of the Dalai Lama, it will cause long -term problems; that is not a military police or any means to suppress the problem."</text:p>
      <text:p text:style-name="P4">
Bian Bajiren believes that the CCP used to violate Tibetans' wishes and forcibly designated the Candian Lama reincarnation candidate. As a result, Tibetans were even more dissatisfied with the CCP. He said:</text:p>
      <text:p text:style-name="P4">
"Tibetans are unwilling to sell photos of the current Banrene Lama in China, but they cannot sell photos of the Panchen Lama identified by the Dalai Lama and the Tibetans; so they sell photos of the tenth Panchen Lama to show their dissatisfaction and declare that they refuse to recognize China designated designated. Candidates. "</text:p>
      <text:p text:style-name="P4">
University of Science and Technology of Sydney(UTS)Associate Professor Feng Chongyi told this station that in accordance with the "intermediate road" policy, Tibet does not seek independence and only seek independent autonomy. China does not have to worry about territorial division issues; and Tibetans managed Tibet independently, the natural environment will be protected, and will not excessively develop. It is good for China. He said: "The Dalai Lama talked all day long. For decades, all the policies formulated by the Tibetan government are 'middle roads', do not independent.(Tibet)Be independent and split in trouble. "</text:p>
      <text:p text:style-name="P4">
Feng Chongyi also believes that the CCP should have been an atheist party, but trying to intervene in the reincarnation of the Dalai Lama is a contradictory approach.</text:p>
      <text:p text:style-name="P4">
Bianba Ji Ren booking the National Journalist Club in Canberra on June 20(National PressClub)Published a speech; and the agency was put pressure on the Chinese Embassy for a while, requesting cancellation of the lecture. In this regard, Bian Ba Jiren said that the incident has attracted more media attention to his visit to Australia; and he will also make speeches as scheduled.</text:p>
      <text:p text:style-name="P4">
Liberty Asia Reporter Qiu Dezhen reported.</text:p>
      <text:p text:style-name="P4">
News Source: <text:a xlink:type="simple" xlink:href="https://www.rfa.org/mandarin/yataibaodao/junshiwaijiao/cl-06192023111251.html" text:style-name="Internet_20_link" text:visited-style-name="Visited_20_Internet_20_Link">
https://www.rfa.org/mandarin/yataibaodao/junshiwaijiao/cl-06192023111251.html</text:a>
</text:p>
      <!--NEWS-->
      <text:h text:style-name="P10" text:outline-level="1">
<text:span text:style-name="T4">
Talking &amp; quot; small &amp; quot; storm | &amp; quot; animal manor &amp; quot; animation theater</text:span>
</text:h>
      <text:p text:style-name="P4">
Author: None</text:p>
      <text:p text:style-name="P4">
Publisher: Radio Free Asia (Organization)</text:p>
      <text:p text:style-name="P4">
Published Time: 2023-06-19T11:38:00-04:00</text:p>
      <text:p text:style-name="P4">
Modified Time: 2023-06-20T09:33:0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88615in" draw:z-index="0">
<draw:image xlink:href="../Images/rfamandarin/2023-06-19T11-38-00-04-00/000000.png" xlink:type="simple" xlink:show="embed" xlink:actuate="onLoad" draw:mime-type="image/png"/>
</draw:frame>
 <text:a xlink:type="simple" xlink:href="https://www.rfa.org/mandarin/duomeiti/donghuajuchang/dw-06192023113228.html/@@images/image" text:style-name="Internet_20_link" text:visited-style-name="Visited_20_Internet_20_Link">
</text:a>
Radio of Liberty Asia</text:p>
      <text:p text:style-name="P4">
(Discussion on Dragon, Eagle)</text:p>
      <text:p text:style-name="P4">
Eagle cough, just won the new crown, his throat was a little sounded. Hey, how did you live last weekend?</text:p>
      <text:p text:style-name="P4">
Dragon's calmness -this prosperous world is as my wishes!</text:p>
      <text:p text:style-name="P4">
Eagle, you are really happy!What is the number last Sunday?</text:p>
      <text:p text:style-name="P4">
Isn't the dragon on Saturday on Saturday?</text:p>
      <text:p text:style-name="P4">
Eagle is six- ——</text:p>
      <text:p text:style-name="P4">
Dragon is right, today is Monday, June 5th, yesterday, one day less than today</text:p>
      <text:p text:style-name="P4">
Eagle, are you talking about cross talk? In the middle and five, it is--</text:p>
      <text:p text:style-name="P4">
I remember the dragon, yesterday, May 35th!</text:p>
      <text:p text:style-name="P4">
Eagle, hey, really comes coming.</text:p>
      <text:p text:style-name="P4">
In short, the dragon is even more common!</text:p>
      <text:p text:style-name="P4">
The eagle is ordinary, how can there be a grass and trees, and the mobile phone is checked?</text:p>
      <text:p text:style-name="P4">
"(https://www.rfa.org/mandarin/yataibaodao/meiti/hx1-05232023092839.html)_)</text:p>
      <text:p text:style-name="P4">
Dragon ... This ... Yesterday was our "National Inspection of Mobile Phone"!In order to celebrate this Ruixue Zhaofengnian ...</text:p>
      <text:p text:style-name="P4">
Eagle snow in June, that should indeed be!</text:p>
      <text:p text:style-name="P4">
Dragon (shame and anger) Hi!Isn't it the same thing about June 4th!Can't force me to say it? A little storm has long been qualitative. Looking forward, absolutely unevenness -this is the voice of the people!</text:p>
      <text:p text:style-name="P4">
Eagle people? Do lambs know June 4th?</text:p>
      <text:p text:style-name="P4">
Dragon, don't accept it. Lamb, you come out!I test your history!</text:p>
      <text:p text:style-name="P4">
Sheep (playing) Come!Although the leader exams, as long as you let it know, I must know!</text:p>
      <text:p text:style-name="P4">
Dragon, June 4th, on Tiananmen Square ...</text:p>
      <text:p text:style-name="P4">
Sheep (automatically covering your ears) Do you ask the question? Can't I hear a word?</text:p>
      <text:p text:style-name="P4">
Look at the dragon, is it the choice of the people? I don't need me to cover this ear. Young people have long forgotten this small storm!</text:p>
      <text:p text:style-name="P4">
After the White Paper Movement of the Eagle last year, the June 4th commemorative activities of the old and Chinese and young generations were definitely not the voice of the people?</text:p>
      <text:p text:style-name="P4">
"(https://www.rfa.org/mandarin/yataibaodao/gangtai/sc-05222023133403.html)_</text:p>
      <text:p text:style-name="P4">
<text:span text:style-name="T5">
<text:a xlink:type="simple" xlink:href="https://www.rfa.org/mandarin/yataibaodao/gangtai/lf-05232023113938.html" text:style-name="Internet_20_link" text:visited-style-name="Visited_20_Internet_20_Link">
 https://www.rfa.org/mandarin/yataibaodao/gangtai/lf-05232023113938.html</text:a>
</text:span>
)</text:p>
      <text:p text:style-name="P4">
Long Na must be an overseas forces!Look at the place of these commemorative places, Britain, the United States, and Canada. If it is the voice of the people, come to our Long family to commemorate</text:p>
      <text:p text:style-name="P4">
I know where the logic of this little pink came from</text:p>
      <text:p text:style-name="P4">
What do sheep commemorate? Is there a special day in June?</text:p>
      <text:p text:style-name="P4">
Dragon is not ... no!However, a group of Wuhe people want to discredit our Dragon's family. As a result, it will only be blocked on the street for more than 30 years.</text:p>
      <text:p text:style-name="P4">
Eagle? A group of Wuhe people can also raise funds to build a June 4th Memorial Hall. It seems that our American soil and water is still supported by people, eh?</text:p>
      <text:p text:style-name="P4">
"(https://www.rfa.org/mandarin/zhuanlan/teahouse/tea-05262023155444.html)_</text:p>
      <text:p text:style-name="P4">
<text:span text:style-name="T5">
<text:a xlink:type="simple" xlink:href="https://www.rfa.org/mandarin/yataibaodao/zhengzhi/hcm2-05252023100556.html" text:style-name="Internet_20_link" text:visited-style-name="Visited_20_Internet_20_Link">
 https://www.rfa.org/mandarin/yataibaodao/zhengzhi/hcm2-05252023100556.html</text:a>
</text:span>
)</text:p>
      <text:p text:style-name="P4">
What are the memorials of sheep?</text:p>
      <text:p text:style-name="P4">
No dragon ... nothing!Go to see your live broadcast!</text:p>
      <text:p text:style-name="P4">
Speaking of the live broadcast, I haven't understood because of Li Jiaqi's affairs last year, I will check it ...</text:p>
      <text:p text:style-name="P4">
Dragon ...</text:p>
      <text:p text:style-name="P4">
Eagle is not, not to say, this is the real "small storm" paradox!</text:p>
      <text:p text:style-name="P4">
News Source: <text:a xlink:type="simple" xlink:href="https://www.rfa.org/mandarin/duomeiti/donghuajuchang/dw-06192023113228.html" text:style-name="Internet_20_link" text:visited-style-name="Visited_20_Internet_20_Link">
https://www.rfa.org/mandarin/duomeiti/donghuajuchang/dw-06192023113228.html</text:a>
</text:p>
      <!--NEWS-->
      <text:h text:style-name="P10" text:outline-level="1">
<text:span text:style-name="T4">
Brinken told Xi Jinping: Bayon believes that the United States and China have obliged to deal with the relationship</text:span>
</text:h>
      <text:p text:style-name="P4">
Author: None (Language: zh)</text:p>
      <text:p text:style-name="P4">
Publisher: None</text:p>
      <text:p text:style-name="P4">
Time: 2023-06-19T11:40:00Z</text:p>
      <text:p text:style-name="P4">
Description: U.S. Secretary of State Brills launched a visit to China on Monday on Monday. He first met with Wang Yi, director of the Foreign Affairs Office of the Central Committee of the Communist Party of China, and met with Chinese party and state leaders Xi Jinping on Monday. How to view Brinken's interview, the attitude of China has become the focus of attention from the outside world.</text:p>
      <text:p text:style-name="P4">
Videos: []</text:p>
      <text:p text:style-name="P4">
Images: []</text:p>
      <text:p text:style-name="P4">
Subject: 时政风云</text:p>
      <text:p text:style-name="P4">
Subjects: ['奥巴马', '岛屿主权争端', '专题报道：全景观看“习马会”', '中国', '中共十九大', '美国', '德中关系']</text:p>
      <text:p text:style-name="P4">
Keywords: ['美国', '中国', '布林肯', '王毅']</text:p>
      <text:p text:style-name="P4">
Id: 65956287</text:p>
      <!--METADATA-->
      <text:p text:style-name="P4">
<text:a xlink:type="simple" xlink:href="https://www.dw.com/zh/overlay/image/article/65956287/65957793" text:style-name="Internet_20_link" text:visited-style-name="Visited_20_Internet_20_Link">
 </text:a>
Brinken said that the United States and China have reached a consensus on the necessity of stable relationships</text:p>
      <text:p text:style-name="P4">
(Voice of Germany Chinese) In the face of the Chinese party and state leaders Xi Jinping, US Secretary of State AntonyBlinken held a bilateral meeting with Wang Yi, director of the CPC Central Committee Foreign Affairs Office on Monday (June 19). Wang Yi asked the United States to stop the hype of "Chinese threat theory", cancel illegal unilateral sanctions against China, abandon the development of Chinese science and technology development, and must not interfere with China's internal affairs, and emphasize that there is no room for compromise to concessions in Taiwan.</text:p>
      <text:p text:style-name="P4">
U.S. Secretary of State Broskere, Wang Yi, director of the Foreign Affairs Office of the Central Committee of the Communist Party of China on Monday, talks in Beijing. Wang Yi said that there is no room for compromise in Taiwan.</text:p>
      <text:p text:style-name="P4">
According to the films shot by media such as Reuters and China CCTV, Blints entered the Beijing Diaoyutai State Hotel under the guidance of the staff and shook hands with Wang Yi. After a few simple greetings, the two entered the conference room. However, Brinken and Wang Yi greeted each other and sat down in the meeting room. In the whole process, they did not comment on the media present.</text:p>
      <text:p text:style-name="P4">
After the meeting, the Chinese Ministry of Foreign Affairs issued a statement saying that Wang Yi focused on analyzing the essence of Taiwan's issue and emphasizing that maintaining the country's unity is always the core of China's core interests. "On this issue, China has no room for compromise." The United States must truly adhere to the "one China principle" determined by the three joint communiqués of China and the United States, respect China's sovereignty and territorial integrity, and clearly oppose Taiwan independence.</text:p>
      <text:p text:style-name="P4">
Wang Yi also said that Brinken's trip to Beijing is at a key node at the Sino -US relations. The root cause of the relationship between the two countries falls into a low point is that the United States holds the wrong understanding of China, leading to a wrong policy for China. It is necessary for the United States to reflect deeply, with the Chinese side, to jointly control differences and avoid strategic accidents.</text:p>
      <text:p text:style-name="P4">
The statement also said that Brinken expressed the US opinion to China, saying that the United States is committed to returning to the agenda determined by the head of the head of the two countries, looking forward to strengthening communication with China, responsible control and control. Essence The two sides also exchanged opinions on the international and regional issues that were concerned about.</text:p>
      <text:p text:style-name="P4">
At the talks of Brinken and Wang Yi, neither party did not make any public conversations to the media present.</text:p>
      <text:h text:style-name="P12" text:outline-level="3">
<text:span text:style-name="T4">
Bolling Ken will see Xi Jinping, once unclear</text:span>
</text:h>
      <text:p text:style-name="P4">
According to the itinerary released by the US State Department, after meeting with Wang Yi on Monday morning on Monday morning, Brinchen arranged for exchange activities with the American business community and diplomats in China in the afternoon, and held a press conference before the end of the evening of Beijing time (Taipei time), announced that a press conference was held to announce the announcement of the event and announced that it was announced to announce the announcement. The results of the visit, and then he will fly to London, England.</text:p>
      <text:p text:style-name="P4">
In the established itinerary planning of Blint, there was no arrangement with Xi Jinping, but many foreign media pointed out before that Brinken had the opportunity to see Xi Jinping this time. The New York Times reported that when the Secretary of State Mikepompeo visited China during the 2018 Trump period, he met with Xi Jinping.</text:p>
      <text:p text:style-name="P4">
Brinken has seen Xi Jinping on many occasions in the past, and has also talked many times. In 2011, when he accompanied Bynden, who was the US Vice President of the United States, he met Xi Jinping, then the vice chairman of China, who was then the Vice President of China. Brinkensan served as a national security consultant at the time.</text:p>
      <text:p text:style-name="P4">
According to the news on Monday, Blintin will meet with Xi Jinping at 4:30 pm on Monday, Beijing time. The Chinese official media Xinhua News Agency also reported the news.</text:p>
      <text:p text:style-name="P4">
Chinese President Xi Jinping met with U.S. Secretary of State Brosky in the Great Hall of the People on the afternoon of June 19</text:p>
      <text:h text:style-name="P12" text:outline-level="3">
<text:span text:style-name="T4">
Xi Jinping Meet Brinken: I hope you can visit China this time to help stabilize Sino -US relations</text:span>
</text:h>
      <text:p text:style-name="P4">
According to Chinese official media reports, Xi Jinping told the US Secretary of State that China had a long talk with Brinken before, "Generally, the two parties talk frankly and deeply." China has stated its position. "The two sides agreed to implement me together. The consensus reached with President Biden at the meeting in Bali, the two sides have made progress on some specific issues and reached a consensus. This is good. "</text:p>
      <text:p text:style-name="P4">
In addition, Xi Jinping also said: "The exchange of national and the country must always respect each other and treat each other with sincerity. I also hope that Mr. Secretary of State will play a more active role in stabilizing China -US relations this time."</text:p>
      <text:h text:style-name="P12" text:outline-level="3">
<text:span text:style-name="T4">
Brings: "We all agree to stabilize our relationship"</text:span>
</text:h>
      <text:p text:style-name="P4">
The U.S. State Department stated that when the Secretary of State Broskere met with Chinese President Xi Jinping on Monday, <text:a xlink:type="simple" xlink:href="https://www.state.gov/secretary-antony-j-blinken-and-peoples-republic-of-china-president-xi-jinping-before-their-meeting/" text:style-name="Internet_20_link" text:visited-style-name="Visited_20_Internet_20_Link">
President Bayeng believes that Washington and Beijing have the obligation to manage the relationship between the two countries,</text:a>
And the United States is committed to doing so.</text:p>
      <text:p text:style-name="P4">
Blingken also said on Monday that he agreed to the Chinese leader's statement and the need for a stable relationship between China and the United States, but he also "kept sober" about the huge differences between the two parties. The US Secretary of State told reporters, "In each talks, I emphasize that direct contact and continuous communication of high -level direct contact and continuous communication are the best way to manage differences in responsible management and ensure that competition does not turn conflict. If you do. We all agree that we need to stabilize our relationship. "</text:p>
      <text:h text:style-name="P12" text:outline-level="3">
<text:span text:style-name="T4">
Bringsken: I held an important talks with President Xi Jinping</text:span>
</text:h>
      <text:p text:style-name="P4">
Brinken said that an important thing for this trip is to make China no longer think that we are seeking to curb them economically. He said that the United States has not done this. Essence</text:p>
      <text:p text:style-name="P4">
According to Agence France -Presse, Brinken also pointed out that China promises not to transport deadly weapons to Russia. Brinken said that the United States continues to pay attention to whether Chinese companies will provide Russia with technologies that help them invade. "We have asked the Chinese government to maintain high vigilance in this regard."</text:p>
      <text:p text:style-name="P4">
The US Secretary of State also emphasized that communication between the United States and China is absolutely necessary. "At this moment, China has not agreed to make progress in this regard. I think this is a question we must continue to work hard." According to Reuters, an official of the Chinese Ministry of Foreign Affairs responded that unilateral sanctions in the United States blocked military communications.</text:p>
      <text:p text:style-name="P4">
Blindken also said that more senior US officials will visit China in the next few weeks, and also welcomes Chinese officials to visit the United States.</text:p>
      <text:p text:style-name="P4">
According to Reuters, a Chinese Ministry of Foreign Affairs officials said that Chinese Foreign Minister Qin Gang has promised Broscin's invitation to visit the United States.</text:p>
      <text:p text:style-name="P4">
*#</text:p>
      <text:h text:style-name="P13" text:outline-level="4">
<text:span text:style-name="T4">
What details are eye -catching?</text:span>
</text:h>
      <text:h text:style-name="P12" text:outline-level="3">
<text:span text:style-name="T4">
Don’t spread red carpet, just give the red line</text:span>
</text:h>
      <ul>
        <li>
#</li>
      </ul>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i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text:span>
</text:h>
      <text:h text:style-name="P12" text:outline-level="3">
<text:span text:style-name="T4">
Blinger to complete the main goal of this trip</text:span>
</text:h>
      <text:p text:style-name="P4">
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hinese attitude becomes focus</text:span>
</text:h>
      <text:p text:style-name="P4">
According to the Taiwan Central News Agency, when Brintken arrived at the Beijing Capital International Airport, it was Yang Tao, the director of the North American Oceania of the Chinese Ministry of Foreign Affairs. There was no red carpet at the scene and no welcome team.</text:p>
      <text:p text:style-name="P4">
Joshrogin, a Washington Post columnist, said on Twitter that Chinese officials sent relatively low -level officials to welcome Blink at the airport. "Maybe Beijing intends to humiliate him, hope not."</text:p>
      <text:p text:style-name="P4">
However, French entrepreneurs living in China, ARNAUDBERTRAND, said in response to Luo Jin's tweet that this is just a Chinese standard diplomatic etiquette and no dwarf; Washington Think Tank Strategy and International Research Center (CSIS) Scholar Paultriolo said "there is no signs of humiliation at this stage."</text:p>
      <text:p text:style-name="P4">
According to photos posted by Betron, Hillary Clinton, the Secretary of State of the US President Obama,)When Johnkerry visited China in 2012 and 2013, Xie Feng, then the director of the North American Department of the Ministry of Foreign Affairs of China, was also the same as Yang Tao at the same level. However, it can be seen from the photo that when Hillary visited China in 2012, the Chinese official was prepared to welcome the red carpet at the time.</text:p>
      <text:p text:style-name="P4">
As for the talks with Qin Gang on Sunday (18th), Bonnieglaser, the Director of Indo -Pacific Research Director of the Marshall Foundation (GMF) in Germany (GMF). The expected positive, China has shown that it is committed to building a stable, expected, and constructive Sino -US relations, "this is important." The United States mentioned that Brinton and Qin Gang held a "frank, substantial and constructive" talks. Although the word "Coopic" was not mentioned, it was still positive.</text:p>
      <text:p text:style-name="P4">
Ge Laiyi pointed out that the outside world's previous expectations for this visit were very low, but as of now, it seems that it has been quite smooth, and both sides seek stable bilateral relations; Brinken may meet with Xi Jinping. She said that if Brinton really can see Xi Jinping, this will be the most important meeting.</text:p>
      <text:h text:style-name="P12" text:outline-level="3">
<text:span text:style-name="T4">
Chinese official media: Hope to respect each otherThe editorial said that the United States showed a positive attitude towards Bronken's visit to China, which can also be said to "as a last resort." In the outside, the international community, including its allies, hopes that Sino -US relations will stop falling and stabilize to avoid shaking the foundation of world peace and stability.(https://www.dw.com/zh/zh/秦剛晤布林肯75小時-指中美關係處最低谷/a-65955570)Essence</text:span>
</text:h>
      <text:p text:style-name="P4">
The editorial also said that I hope that Brintken’s visit can open a good leader for the next more communication between China and the United States, and hope that he can accurately bring the information he obtained in China to American society. This information is to respect each other. , Homeriously coexist and win -win cooperation. "It only has just twelve words, but it is worth wearing Washington."</text:p>
      <text:p text:style-name="P4">
(Comprehensive report)</text:p>
      <text:p text:style-name="P4">
News Source: <text:a xlink:type="simple" xlink:href="https://www.dw.com/zh/布林肯告诉习近平：拜登认为美中有义务处理好关系/a-65956287" text:style-name="Internet_20_link" text:visited-style-name="Visited_20_Internet_20_Link">
https://www.dw.com/zh/布林肯告诉习近平：拜登认为美中有义务处理好关系/a-65956287?maca=chi-rss-chi-all-1127-rdf</text:a>
</text:p>
      <!--NEWS-->
      <text:h text:style-name="P10" text:outline-level="1">
<text:span text:style-name="T4">
High interest rates are not "free version"</text:span>
</text:h>
      <text:p text:style-name="P4">
Authors: ['尼古拉•马尔科夫']</text:p>
      <text:p text:style-name="P4">
Publisher: 英国《金融时报》</text:p>
      <text:p text:style-name="P4">
Time: 2023-06-19T12:15:02+00:00</text:p>
      <text:p text:style-name="P4">
Published Time: 2023-06-18T12:00:99+08:00</text:p>
      <text:p text:style-name="P4">
Modified Time: 2023-06-19T08:12:99+08:00</text:p>
      <text:p text:style-name="P4">
Description: Malcov: How long can the Fed and other central banks still put anti -anti -inflation on maintaining financial stability? The transition of policy makers priority may be earlier than many investors imagined.</text:p>
      <text:p text:style-name="P4">
Images: ["<text:a xlink:type="simple" xlink:href="https://thumbor.ftacademy.cn/unsafe/picture/3/000180163_piclink.jpg" text:style-name="Internet_20_link" text:visited-style-name="Visited_20_Internet_20_Link">
000180163_pic...</text:a>
"]</text:p>
      <text:p text:style-name="P4">
Themes: ['金融市场', '关注']</text:p>
      <text:p text:style-name="P4">
Keywords: ['货币政策', '利率', '中央银行', '美联储', '债券', '金融市场']</text:p>
      <text:p text:style-name="P4">
Type: Article</text:p>
      <!--METADATA-->
      <text:p text:style-name="P4">
<draw:frame draw:style-name="fr1" draw:name="Image48" text:anchor-type="as-char" svg:width="6.9236in" svg:height="3.894525in" draw:z-index="0">
<draw:image xlink:href="../Images/FT Chinese Free Version/2023-06-19T12-15-02-00-00/000180163_piclink.jpg" xlink:type="simple" xlink:show="embed" xlink:actuate="onLoad" draw:mime-type="image/jpeg"/>
</draw:frame>
<text:span text:style-name="T5">
The author of this article is Patek asset management(Pictet Asset Management)Senior economist</text:span>
</text:p>
      <text:p text:style-name="P4">
Poor bond investor. After suffering the devastating losses of dual digits in 2022, the fixed income market is still more fragile than any time since the subprime crisis. Estimated by the volatility of the bond price of the bonds closely tracked(MOVE)The index has recently touched the highest level in the past 15 years.</text:p>
      <text:p text:style-name="P4">
News Source: <text:a xlink:type="simple" xlink:href="http://www.ftchinese.com/story/001100015" text:style-name="Internet_20_link" text:visited-style-name="Visited_20_Internet_20_Link">
http://www.ftchinese.com/story/001100015</text:a>
</text:p>
      <!--NEWS-->
      <text:h text:style-name="P10" text:outline-level="1">
<text:span text:style-name="T4">
Weilai joined the bloody price war, and the electric vehicle industry's section (Free Version)</text:span>
</text:h>
      <text:p text:style-name="P4">
Authors: ['咏竹坊']</text:p>
      <text:p text:style-name="P4">
Publisher: 英国《金融时报》</text:p>
      <text:p text:style-name="P4">
Time: 2023-06-19T12:22:18+00:00</text:p>
      <text:p text:style-name="P4">
Published Time: 2023-06-18T12:00:99+08:00</text:p>
      <text:p text:style-name="P4">
Modified Time: 2023-06-19T08:22:99+08:00</text:p>
      <text:p text:style-name="P4">
Description: Although small -scale new energy vehicle companies such as Weilai are reduced, they are almost helpless to prevent their market share from flowing to greater competitors such as BYD and Tesla.</text:p>
      <text:p text:style-name="P4">
Images: ["<text:a xlink:type="simple" xlink:href="https://thumbor.ftacademy.cn/unsafe/picture/7/000184157_piclink.jpg" text:style-name="Internet_20_link" text:visited-style-name="Visited_20_Internet_20_Link">
000184157_pic...</text:a>
"]</text:p>
      <text:p text:style-name="P4">
Themes: ['专栏', '咏竹坊', '关注']</text:p>
      <text:p text:style-name="P4">
Keywords: ['咏竹坊', '蔚来', '蔚来汽车', '电动汽车', '威马', '小鹏汽车']</text:p>
      <text:p text:style-name="P4">
Type: Article</text:p>
      <!--METADATA-->
      <text:p text:style-name="P4">
<draw:frame draw:style-name="fr1" draw:name="Image49" text:anchor-type="as-char" svg:width="6.9236in" svg:height="3.894525in" draw:z-index="0">
<draw:image xlink:href="../Images/FT Chinese Free Version/2023-06-19T12-22-18-00-00/000184157_piclink.jpg" xlink:type="simple" xlink:show="embed" xlink:actuate="onLoad" draw:mime-type="image/jpeg"/>
</draw:frame>
Weilai Group(NIO.US;9866.HK)It has always been widely praised for its advanced electric vehicle, but last week it found that it was facing an unprecedented situation because it announced that it was an object of a netizen laughed at after the announcement of the price of all electric vehicles by 30,000 yuan. Just two months ago, Li Bin, CEO of Weilai, also claimed that he would definitely not join the price war that is currently stifling the industry, saying that this blind price reduction will only lead to "malignant competition."</text:p>
      <text:p text:style-name="P4">
Weilai's transformation highlights the current dilemma of Chinese electric car companies, because they are trying to go through an unexpected change, and analysis agencies say that this change may continue for a while. The situation of small companies is the most difficult, because further price cuts will erode their meager profits. But refusing to participate in this price reduction game, it will face the sales flow to BYD(1211.hk; 002594)Tesla(TSLA.US)Waiting for industry giants to risk.</text:p>
      <text:p text:style-name="P4">
News Source: <text:a xlink:type="simple" xlink:href="http://www.ftchinese.com/story/001100016" text:style-name="Internet_20_link" text:visited-style-name="Visited_20_Internet_20_Link">
http://www.ftchinese.com/story/001100016</text:a>
</text:p>
      <!--NEWS-->
      <text:h text:style-name="P10" text:outline-level="1">
<text:span text:style-name="T4">
The authorities call it a hazard upgrade: Israel approves a law that promotes the settlement of a settlement on the west bank of the Jordan River</text:span>
</text:h>
      <text:p text:style-name="P4">
Author: 半岛电视台＋通讯社</text:p>
      <text:p text:style-name="P4">
Publisher: Al Jazeera</text:p>
      <text:p text:style-name="P4">
Published Time: 2023-06-19T13:04:39</text:p>
      <text:p text:style-name="P4">
Modified Time: 2023-06-19T22:02:20</text:p>
      <text:p text:style-name="P4">
Description: The Israeli government approved a legal amendment to shorten the stage of approving the settlement of the settlement on the west bank of the Jordan River, which prompted Palestinian power agencies to resist economic conferences originally scheduled to be held on Monday, June 19.</text:p>
      <text:p text:style-name="P4">
Images: ["<text:a xlink:type="simple" xlink:href="https://chinese.aljazeera.net/wp-content/uploads/2023/06/1-1687179440.jpg" text:style-name="Internet_20_link" text:visited-style-name="Visited_20_Internet_20_Link">
1-1687179440.jpg</text:a>
", "<text:a xlink:type="simple" xlink:href="https://chinese.aljazeera.net/wp-content/uploads/2023/06/2-1687179451.jpg" text:style-name="Internet_20_link" text:visited-style-name="Visited_20_Internet_20_Link">
2-1687179451.jpg</text:a>
"]</text:p>
      <text:p text:style-name="P4">
Topics: ['中东', '巴勒斯坦问题', '政治', '新闻']</text:p>
      <text:p text:style-name="P4">
Keywords: ['中东', '巴勒斯坦问题', '政治', '新闻', '以色列', '巴勒斯坦']</text:p>
      <text:p text:style-name="P4">
Type: Article</text:p>
      <!--METADATA-->
      <text:p text:style-name="P4">
<draw:frame draw:style-name="fr1" draw:name="Image50" text:anchor-type="as-char" svg:width="6.9236in" svg:height="4.612736in" draw:z-index="0">
<draw:image xlink:href="../Images/Aljazeera Chinese/2023-06-19T13-04-39/1-1687179440.jpg" xlink:type="simple" xlink:show="embed" xlink:actuate="onLoad" draw:mime-type="image/jpeg"/>
</draw:frame>
Israeli Prime Minister Benjamin Nebanahu(Reuters)The Israeli government approved a legal amendment to shorten the stage of approving the settlement of the settlement on the west bank of the Jordan River, which prompted Palestinian power agencies to resist economic conferences originally scheduled to be held on Monday, June 19.</text:p>
      <text:p text:style-name="P4">
A reporter from Peninsula said that the Israeli government has decided to grant the Treasury Minister and the leader of the Extreme Jewish Repeated Political Party, Bicatric Smomrik, to approve the decision on the settlement of settlements in accordance with the current procedure, without the approval of the Minister of Defense.</text:p>
      <text:p text:style-name="P4">
Israeli official radio said this move is a major success in the expansion measures of settlements, regardless of the consideration of political leaders.</text:p>
      <text:p text:style-name="P4">
It said that the amendment to the law aims to promote, speed up and strengthen the construction of the West Bank settlement.</text:p>
      <text:p text:style-name="P4">
The radio pointed out that this step was conducted in the alliance agreement reached with Smomrich half a year ago by Prime Minister Benneamine Neitamahu.</text:p>
      <text:p text:style-name="P4">
On the other hand, the "PEACENOW" of Israel's anti -settings "immediately" said that shortening the approval procedure of settlement of settlements means that it really begins to implement the annexation plan in some areas of the West Bank. Investment in settlement.</text:p>
      <text:p text:style-name="P4">
<draw:frame draw:style-name="fr1" draw:name="Image51" text:anchor-type="as-char" svg:width="6.9236in" svg:height="3.892108in" draw:z-index="0">
<draw:image xlink:href="../Images/Aljazeera Chinese/2023-06-19T13-04-39/2-1687179451.jpg" xlink:type="simple" xlink:show="embed" xlink:actuate="onLoad" draw:mime-type="image/jpeg"/>
</draw:frame>
"We don't accept it, we either win or die"</text:p>
      <text:h text:style-name="P13" text:outline-level="4">
<text:span text:style-name="T4">
Risk upgrade</text:span>
</text:h>
      <text:p text:style-name="P4">
In the same background, the Palestinian Ministry of Foreign Affairs condemned the decision and said it was the danger upgrade of the West Coast.</text:p>
      <text:p text:style-name="P4">
The Ministry calls on the international and the United States to take real actions and put pressure on the Israeli government to prevent them from implementing this decision and forcing it to stop its illegal unilateral measures. Resolution of legitimacy and opportunities for signing agreements.</text:p>
      <text:p text:style-name="P4">
On the other hand, a Palestinian official announced on Sunday on Sunday that Palestinian power agencies decided to resist bilateral meetings set up on Monday and Israel to protest the expansion of the settlement.</text:p>
      <text:p text:style-name="P4">
The Secretary -General of the Palestinian Executive Committee and the Minister of Palestinian Civil Affairs Hussein Shech said in a statement, "We decided to resist the meeting of the two -party senior economic committee will be held tomorrow."</text:p>
      <text:p text:style-name="P4">
Shech pointed out that this was a response to "the Israeli government's decision to accelerate the establishment of the West Coast's settlement and authorize the minister of the Minister of the West Coast to approve this decision."</text:p>
      <text:p text:style-name="P4">
He emphasized that Palestinian leaders "will consider other measures and decisions related to Israeli relations."</text:p>
      <text:p text:style-name="P4">
At the same time, Hamas also said that it "condemned Israel's Jewish movement, and the most recently announced bidding for more than 4,500 settlement units on the West Bank."</text:p>
      <text:p text:style-name="P4">
News Source: <text:a xlink:type="simple" xlink:href="https://chinese.aljazeera.net/middle-east/question-of-palestine/2023/6/19/%e5%bd%93%e5%b1%80%e7%a7%b0%e4%b9%8b%e4%b8%ba%e5%8d%b1%e9%99%a9%e5%8d%87%e7%ba%a7%e4%bb%a5%e8%89%b2%e5%88%97%e6%89%b9%e5%87%86%e4%b8%80%e9%a1%b9%e6%8e%a8%e8%bf%9b%e5%9c%a8%e7%ba%a6%e6%97%a6" text:style-name="Internet_20_link" text:visited-style-name="Visited_20_Internet_20_Link">
https://chinese.aljazeera.net/middle-east/question-of-palestine/2023/6/19/%e5%bd%93%e5%b1%80%e7%a7%b0%e4%b9%8b%e4%b8%ba%e5%8d%b1%e9%99%a9%e5%8d%87%e7%ba%a7%e4%bb%a5%e8%89%b2%e5%88%97%e6%89%b9%e5%87%86%e4%b8%80%e9%a1%b9%e6%8e%a8%e8%bf%9b%e5%9c%a8%e7%ba%a6%e6%97%a6</text:a>
</text:p>
      <!--NEWS-->
      <text:h text:style-name="P10" text:outline-level="1">
<text:span text:style-name="T4">
A drama will comfort the hearts of Hong Kong people</text:span>
</text:h>
      <text:p text:style-name="P4">
Author: None</text:p>
      <text:p text:style-name="P4">
Publisher: Radio Free Asia (Organization)</text:p>
      <text:p text:style-name="P4">
Published Time: 2023-06-19T13:18:00-04:00</text:p>
      <text:p text:style-name="P4">
Modified Time: 2023-06-20T08:54:54-04:00</text:p>
      <text:p text:style-name="P4">
Description: None</text:p>
      <text:p text:style-name="P4">
Videos: []</text:p>
      <text:p text:style-name="P4">
Audios: ["<text:a xlink:type="simple" xlink:href="https://www.rfa.org/mandarin/yataibaodao/gangtai/lf-0619202313151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4.344001in" draw:z-index="0">
<draw:image xlink:href="../Images/rfamandarin/2023-06-19T13-18-00-04-00/000000.png" xlink:type="simple" xlink:show="embed" xlink:actuate="onLoad" draw:mime-type="image/png"/>
</draw:frame>
"Leaving and inseparable" music+drama sharing meeting, impressed the hearts of many audiences, picked up the mobile phone and danced with the music. <text:a xlink:type="simple" xlink:href="https://www.rfa.org/mandarin/yataibaodao/gangtai/lf-06192023131517.html/@@images/image" text:style-name="Internet_20_link" text:visited-style-name="Visited_20_Internet_20_Link">
</text:a>
(Reporter Liu Fei shooting)[audio-1-link ：https://www.rfa.org/mandarin/yataibagabaodao/gangatai/lf-061(https://www.rfa.org/mandarin/yataibaodao/gangtai/lf-06192023131517.html/@@stream)Because the situation is turbulent, more and more Hong Kong people are choosing or forced to leave Hong Kong. The Vancouver Ceremony of the Drama Troupe and the Free Port Band cooperated to show the local feelings of Hong Kong in music and drama and soothe the mood of discrete Hong Kong people.</text:p>
      <text:p text:style-name="P4">
<text:span text:style-name="T4">
<text:span text:style-name="T5">
 <text:a xlink:type="simple" xlink:href="https://www.rfa.org/al-12082022140822.html" text:style-name="Internet_20_link" text:visited-style-name="Visited_20_Internet_20_Link">
Overseas Hong Kong people set up new organizations "29 principle" continue to pay attention to China -Hong Kong rights protection lawyers</text:a>
</text:span>
* </text:span>
<text:span text:style-name="T5">
 <text:a xlink:type="simple" xlink:href="https://www.rfa.org/mandarin/ytbdzhuantixilie/hk-bno/al-02082022135646.html" text:style-name="Internet_20_link" text:visited-style-name="Visited_20_Internet_20_Link">
BNO visa anniversary (4): Tears do not leave Hong Kong in the Britain, he continues to support young resistances in the UK</text:a>
</text:span>
<text:span text:style-name="T5">
 </text:span>
<text:span text:style-name="T4">
 <text:a xlink:type="simple" xlink:href="https://www.rfa.org/Xinwen/wulb-09202022031242.html" text:style-name="Internet_20_link" text:visited-style-name="Visited_20_Internet_20_Link">
Hong Kong's more than 110,000 people moved out of the Hong Kong and Macau Office last year: the population reduction has nothing to do with immigration</text:a>
</text:span>
</text:p>
      <text:p text:style-name="P4">
Under the music played by the on -site band, the actors showed their inner entanglement and complex emotions with their limbs and language, and deeply moved hundreds of audiences under the stage.</text:p>
      <text:p text:style-name="P4">
The music+drama sharing conference called "Leaving · Unable to Leave" is presented by the sacrifice of the drama and the free port band.</text:p>
      <text:p text:style-name="P4">
Director Chaman(Truman)It is said that the democratic struggle movement in Hong Kong has made many people have to leave Hong Kong. There are still a lot of physical and mental dilemma that they have to face when they move to overseas. They must hardly adapt to new life. Sadness, I believe this music and drama can resonate a lot.</text:p>
      <text:p text:style-name="P4">
Chu Man's parents brought him to Canada with his young man before the return of Hong Kong in 1997. Didn't he worry about directed this musical drama? He said: "I came for freedom that year. If I was worried about fear, fear of the end, why should I come? Simply return to Hong Kong. I am not a person who likes politics. Black and white. "</text:p>
      <text:p text:style-name="P4">
"Leaving and inseparable" music+drama sharing will directed Chu Man(Those wearing black T -shirts in the picture)Take a photo with an actor, they want to condense Hong Kong people's hearts and culture through art.(Reporter Liu Fei shooting)  <text:a xlink:type="simple" xlink:href="https://www.rfa.org/mandarin/yataibaodao/gangtai/lf-06192023131517.html/p1.jpg" text:style-name="Internet_20_link" text:visited-style-name="Visited_20_Internet_20_Link">
</text:a>
27 -year -old actor Ailin(Erin)Seven years ago studying in Canada to learn how to get along with loneliness and grow self -growth. She said that in the past few years, she was forced to leave Hong Kong because of participation in social movements. It can be imagined that their mood is more difficult than themselves. "I think parting is difficult for a young man to deal with that emotion. It is a great thing to leave with friends and parting with friends."</text:p>
      <text:p text:style-name="P4">
As soon as the music of the "sea wide sky" sounded, the audience sang together. Liberal Port Band lead singer Aderina(Adriana)He said that they chose 12 popular songs that belonged to this generation of Hong Kong people. Some songs were influenced by the fighting movement and became banned songs, but in Canada, everyone can sing without fear.</text:p>
      <text:p text:style-name="P4">
"We originally wanted to promote Cantonese songs, hoping to sing songs that could not sing in Hong Kong, or to bring Hong Kong culture."</text:p>
      <text:p text:style-name="P4">
Sister Zhen, who was arrested and exiled to Canada last year after fighting for fighting, watched this music drama. She said that there was a scene to the airport scene, which reminded her of the "millions of people exploded the airport" in 2019. on site.</text:p>
      <text:p text:style-name="P4">
"A young man struggled at the airport. He was injured. I comforted him and saw him resolutely turn around and continue to return to the front line. I know his pain and admire his courage."</text:p>
      <text:p text:style-name="P4">
Many audiences say that although the road is long, there are hope and strength where there are Hong Kong people, and the darkness will eventually pass.</text:p>
      <text:p text:style-name="P4">
Reporter: Liu Fei Editor: Jiayuan.com Editor: He Fu</text:p>
      <text:p text:style-name="P4">
News Source: <text:a xlink:type="simple" xlink:href="https://www.rfa.org/mandarin/yataibaodao/gangtai/lf-06192023131517.html" text:style-name="Internet_20_link" text:visited-style-name="Visited_20_Internet_20_Link">
https://www.rfa.org/mandarin/yataibaodao/gangtai/lf-06192023131517.html</text:a>
</text:p>
      <!--NEWS-->
      <text:h text:style-name="P10" text:outline-level="1">
<text:span text:style-name="T4">
Blingken visited China: Xi Jinping met with US Secretary of State to promote "let Sino -US relations stabilize and get better"</text:span>
</text:h>
      <text:p text:style-name="P4">
Author: https://www.facebook.com/bbcworldservice/</text:p>
      <text:p text:style-name="P4">
Publisher: BBC News 中文</text:p>
      <text:p text:style-name="P4">
Published Time: 2023-06-19T13:38:55.000Z</text:p>
      <text:p text:style-name="P4">
Modified Time: 2023-06-19T13:38:55.000Z</text:p>
      <text:p text:style-name="P4">
Description: Chinese President Xi Jinping said to the visiting US Secretary of State Briggie that the United States should "respect China and not harm China's legitimate rights and interests."</text:p>
      <text:p text:style-name="P4">
Images: []</text:p>
      <text:p text:style-name="P4">
Videos: ["<text:a xlink:type="simple" xlink:href="https://www.bbc.com/ws/av-embeds/cps/zhongwen/simp/chinese-news-65950568/p0fw33tk/zh-hans" text:style-name="Internet_20_link" text:visited-style-name="Visited_20_Internet_20_Link">
zh-hans</text:a>
", "<text:a xlink:type="simple" xlink:href="https://www.bbc.com/ws/av-embeds/cps/zhongwen/simp/chinese-news-65950568/p0dg9wvl/zh-hans" text:style-name="Internet_20_link" text:visited-style-name="Visited_20_Internet_20_Link">
zh-hans</text:a>
", "<text:a xlink:type="simple" xlink:href="https://www.bbc.com/ws/av-embeds/cps/zhongwen/simp/chinese-news-65950568/p0fvkjns/zh-hans" text:style-name="Internet_20_link" text:visited-style-name="Visited_20_Internet_20_Link">
zh-hans</text:a>
"]</text:p>
      <text:p text:style-name="P4">
Tags: ['中美关系', '习近平', '中國', '政治', '美国']</text:p>
      <text:p text:style-name="P4">
Type: Article</text:p>
      <!--METADATA-->
      <text:h text:style-name="P12" text:outline-level="3">
<text:span text:style-name="T4">
Bollingin visited China: Xi Jinping met with US Secretary of State to promote "let Sino -US relations stabilize and get better"</text:span>
</text:h>
      <text:p text:style-name="P4">
June 19, 2023 [Video-1-Link:/WS/AV-EMBEDS/CPS/ZHONGWEN/SIMP/Chinese-News-65950568/P0FW33TK/ZH-HansS]](https://www.bbc.com/ws/av-embeds/cps/zhongwen/simp/chinese-news-65950568/p0fw33tk/zh-hans)<text:span text:style-name="T4">
 Your equipment does not support playing multimedia materials </text:span>
 video plus injection text,</text:p>
      <text:p text:style-name="P4">
US Secretary of State Anthony Blinken met with Xi Jinping, President of China on June 19 on June 19.</text:p>
      <text:p text:style-name="P4">
<text:span text:style-name="T4">
 Chinese President Xi Jinping said to Antonyblinken, the first US Secretary of State, who visited China in the past five years, that China "will not challenge and replace the United States", but "the United States must respect China and not harm China's legitimate rights and interests." Xi Jinping said that he would like to "stabilize and get better." </text:span>
</text:p>
      <text:p text:style-name="P4">
Xi Jinping said at the Great Hall of the People on Monday (June 19) in the Great Hall of the People in Beijing. Some specific issues have made progress and reached consensus "," this is good ".</text:p>
      <text:p text:style-name="P4">
Brinken responded that US President Joebiden believes that the United States and China "have obligations and responsibilities management relationships" and do this conform to the interests of the two countries. He later told media reporters that both China and the United States agreed to stabilize the relationship between the two sides, and direct contact is the best way, but the United States will continue to take targeted action to protect the national interests of the United States.</text:p>
      <text:p text:style-name="P4">
The BBC reporter in Beijing, Stephenmcdonell, analyzed that Xi Jinping did not meet Blink in advance this time. It is a symbolic icing on the cake, and sent information between Beijing and Washington to stop Sino -US relations.</text:p>
      <text:p text:style-name="P4">
<text:a xlink:type="simple" xlink:href="https://www.bbc.com/zhongwen/simp/chinese-news-65926522" text:style-name="Internet_20_link" text:visited-style-name="Visited_20_Internet_20_Link">
U.S. Secretary of State Brills finally visited the political gains compiled by the United States and China compiled by the United States and China in Beijing</text:a>
<text:span text:style-name="T5">
 <text:a xlink:type="simple" xlink:href="https://www.bbc.com/zhongwen/simp/chinese-news-65915282" text:style-name="Internet_20_link" text:visited-style-name="Visited_20_Internet_20_Link">
Why do the United States end China's "developing country" status</text:a>
</text:span>
 <text:a xlink:type="simple" xlink:href="https://www.bbc.com/zhongwen/simp/world-65807046" text:style-name="Internet_20_link" text:visited-style-name="Visited_20_Internet_20_Link">
China Defense Director Li Shangfu Shangri -La dialogue releases a comprehensive tough signal</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world-65662960" text:style-name="Internet_20_link" text:visited-style-name="Visited_20_Internet_20_Link">
G7 Summit: Joint Declaration Sword refers to China's "economic stress"</text:a>
</text:p>
      <text:p text:style-name="P4">
Image source, reuters</text:p>
      <text:p text:style-name="P4">
Image adding text,</text:p>
      <text:p text:style-name="P4">
Xi Jinping's arrangement of Brillin was announced within a few hours before it was held.</text:p>
      <text:p text:style-name="P4">
Mai Diwen said that although Wang Yi blamed the current deadlock of Sino -US relations on Washington and asked the United States to stop the hype hype "Chinese threat theory", at least to some extent, high -level communication was restored to a higher level of contact. Communication information to the Chinese people "in contact with Washington".</text:p>
      <text:p text:style-name="P4">
Former U.S. State Council ’s Asia -Pacific Affairs Assistant Secretary of State, Yale University Cai Zhongzhao, a senior researcher at China Center, SusanNTHORNTON, pointed out in an interview with the BBC connection that from the practice of diplomatic rituals, it is indeed very true that the head of state to meet foreign countries, but Xi Jinping has met many in office. The Secretary of State of the United States and the United States have also arranged for the presidential meeting of the Chinese diplomacy. Therefore, whether Xi Jinping met with Bronken to get widespread attention.</text:p>
      <text:p text:style-name="P4">
In a press conference after the meeting, Brinken said that he mentioned in a meeting with China that the United States had no intention of blocking China in the economy and was not interested in decimizing the US economy with China.</text:p>
      <text:p text:style-name="P4">
Blint also said that it talked to China about Russia's invasion of Ukraine, as well as issues such as North Korea, Taiwan, East China Sea and South China Sea. The United States called on China to help achieve "legitimate peace" in Ukraine, and also proposed that China should have the influence of Pyongyang to stop the "dangerous actions" such as North Korean test ballistic missiles.</text:p>
      <text:p text:style-name="P4">
Brinken, also known as reiterating from Washington's "one China" policy, does not support Taiwan's independence, does not want to change the status quo on both sides of the Taiwan Strait, and expresses concern to China's "provocative" behavior in the Taiwan Strait. In addition, he also mentioned "deep attention" to the Chinese side of Xinjiang, Tibet and Hong Kong human rights issues, and also discussed the situation of "improperly deducted" American citizens in China.</text:p>
      <text:p text:style-name="P4">
Brinken mentioned that Washington welcomes more Chinese officials to visit. The Chinese Ministry of Foreign Affairs announced tens of minutes after the end of the US press conference that foreign minister Qin Gang will be invited to visit the United States.</text:p>
      <text:p text:style-name="P4">
According to the official Xinhua News Agency, Xi Jinping told Brinken during the meeting that the world needs overall stable Sino -US relations. Whether China and the United States can get along with the fate of the future. At present, the international community is generally worried about the status quo of Sino -US relations. I do not want to see conflicts between the two countries. They are unwilling to choose a side team between China and the United States. I hope that China and the United States will coexist and cooperate with friendly cooperation. Based on the attitude towards history, the responsibility of the people, and the world, the two countries should deal with Sino -US relations, contribute to global peace and development, and inject stability, certainty, and constructiveness to the world of chaos.</text:p>
      <text:p text:style-name="P4">
Xi Jinping said that either party can shape each other according to his own wishes, let alone deprive the other party's right to develop. It is hoped that the United States will adopt a rational and pragmatic attitude, and work with China, work together, and adhere to the consensus reached by Xi Jinping and Biden Bali in November 2022, implement the active statement on the action, let Sino -US relations stabilize and get better. EssenceIn November 2022, Xi Jinping and Biden met at the time of attending the G20 summit. What information did China disclose after the three -hour closed door?</text:p>
      <text:p text:style-name="P4">
Professor Wang Yong, a professor at the School of International Relations of Peking University, said that the current Sino -US relations are "in a very dangerous state". Beijing hopes to realize the in -depth exchanges between China and the United States through Bollingak to visit China and truly improve mutual trust between the two countries.</text:p>
      <text:p text:style-name="P4">
Professor Wang Yong said: "There are actually a lot of common interests between China and the United States ... But it is very regrettable that China and the United States, especially the United States, cannot correctly understand the motivation of China's foreign policy, and the impact on China's development on the world. There is no very correct impact on the United States, which is in line with actual understanding. This is one of the most important reasons that lead to difficulties in Sino -US relations. "</text:p>
      <text:p text:style-name="P4">
"China is willing to sit down with the United States. If you want to come up with a way to solve the problem, I think this is a realistic attitude, and it is in line with the interests of both parties and the interests of the world."</text:p>
      <text:p text:style-name="P4">
<text:a xlink:type="simple" xlink:href="https://www.bbc.com/ws/av-embeds/cps/zhongwen/simp/chinese-news-65950568/p0fvkjns/zh-hans" text:style-name="Internet_20_link" text:visited-style-name="Visited_20_Internet_20_Link">
Video-3-Link:/WS/AV-EMBEDS/CPS/ZHONGWEN/SIMP/Chinese-News-65950568/P0Fvkjns/ZH-HansS</text:a>
<text:span text:style-name="T4">
 Your equipment does not support playing multimedia materials </text:span>
 video plus injection text,</text:p>
      <text:p text:style-name="P4">
China and the United States have recently accused each other due to the "Cuban Spy Station" dispute.</text:p>
      <text:p text:style-name="P4">
The Chief of Creas, a think tank headquarters in Belgium's think tank Russia, Europe, and Asia Research Center (CREAS), said to BBC that China is willing to talk to the United States to a greater extent from the recovery of its own economy from the new crown epidemic. Essence She believes that China ’s statement of the United States, such as accusing the United States, trying to block China -mainly to explain to domestic audiences.</text:p>
      <text:p text:style-name="P4">
Fang Xianya said: "The sanctions on computer chips are deeply damaged to the Chinese economy. There are currently many problems within China: the Chinese economy has not been able to enjoy the" retribution consumption 'after the new crown epidemic, as many analysts expect, people are still closely tight Hold the wallet. "</text:p>
      <text:p text:style-name="P4">
"Such narratives have become an excuse for convenience: If these Western sanctions tried to cover China, everything would be fine."</text:p>
      <text:p text:style-name="P4">
Anthonyzurcher, a BBC reporter in Beijing who interviewed Beijing in Beijing, said that although the United States regarded the recovery of high -level contact with China as a success in the United States, and seemed to be cheerful, they acknowledged that there was a larger scale between the two countries. More tricky differences. Among them, Taiwan is undoubtedly the most controversial one, which is enough to upgrade from the dispute between tongue to a full gun battle.</text:p>
      <text:p text:style-name="P4">
Zekel said that at the time of the United States and China expressed the willingness to normalize the relationship between the two countries, the two countries also had their own interests that were destined to have conflicts. How the relationship between the two countries develops is how to control differences.</text:p>
      <text:p text:style-name="P4">
News Source: <text:a xlink:type="simple" xlink:href="https://www.bbc.com/zhongwen/simp/chinese-news-65950568" text:style-name="Internet_20_link" text:visited-style-name="Visited_20_Internet_20_Link">
https://www.bbc.com/zhongwen/simp/chinese-news-65950568</text:a>
</text:p>
      <!--NEWS-->
      <text:h text:style-name="P10" text:outline-level="1">
<text:span text:style-name="T4">
Brinken ended his visit to Huamei and China Agreement &amp; Quot; Stable Relationships &amp; Quot;</text:span>
</text:h>
      <text:p text:style-name="P4">
Author: None</text:p>
      <text:p text:style-name="P4">
Publisher: Radio Free Asia (Organization)</text:p>
      <text:p text:style-name="P4">
Published Time: 2023-06-19T13:41:00-04:00</text:p>
      <text:p text:style-name="P4">
Modified Time: 2023-06-20T08:54:15-04:00</text:p>
      <text:p text:style-name="P4">
Description: None</text:p>
      <text:p text:style-name="P4">
Videos: []</text:p>
      <text:p text:style-name="P4">
Audios: ["<text:a xlink:type="simple" xlink:href="https://www.rfa.org/mandarin/yataibaodao/junshiwaijiao/kw-0619202313223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4.612011in" draw:z-index="0">
<draw:image xlink:href="../Images/rfamandarin/2023-06-19T13-41-00-04-00/000000.png" xlink:type="simple" xlink:show="embed" xlink:actuate="onLoad" draw:mime-type="image/png"/>
</draw:frame>
US Secretary of State Anthonyblinken ended its boarding trip to China on the 19th. <text:a xlink:type="simple" xlink:href="https://www.rfa.org/mandarin/yataibaodao/junshiwaijiao/kw-06192023132239.html/@@images/image" text:style-name="Internet_20_link" text:visited-style-name="Visited_20_Internet_20_Link">
</text:a>
Associated Press picture <text:a xlink:type="simple" xlink:href="https://www.rfa.org/mandarin/yataibaodao/junshiwaijiao/kw-06192023132239.html/@@stream" text:style-name="Internet_20_link" text:visited-style-name="Visited_20_Internet_20_Link">
Audio-Langk: https://www.rfa.org/mandarin/yataibaodao/junshiwaijiao/kw -kw-061920223239.html/@stream</text:a>
US Secretary of State AnthonyBlinken held a press conference before the end of its trip to Beijing on June 19, emphasizing that maintaining direct communication with high -levels to ensure that the competition between the two countries will not evolve into conflict. Experts believe that this time Brinton's visit to China has found a 'stop loss point' for the decline in bilateral relations, but it is still difficult in the future.</text:p>
      <text:p text:style-name="P4">
<text:span text:style-name="T4">
<text:span text:style-name="T5">
 <text:a xlink:type="simple" xlink:href="https://www.rfa.org/mandarin/Xinwen/4-06192023110212.html" text:style-name="Internet_20_link" text:visited-style-name="Visited_20_Internet_20_Link">
The Blinger Reporter will reiterate the stability of the United States and China relations. Chinese parties will not express their "worshiping party"</text:a>
</text:span>
* </text:span>
<text:span text:style-name="T5">
 <text:a xlink:type="simple" xlink:href="https://www.rfa.org/mandarin/yataibaodao/junshiwaijiao/gt1-06192023055614.html" text:style-name="Internet_20_link" text:visited-style-name="Visited_20_Internet_20_Link">
Xi Jinping's last time to meet Brinken's significance for Sino -US relations</text:a>
</text:span>
<text:span text:style-name="T5">
 </text:span>
<text:span text:style-name="T4">
 <text:a xlink:type="simple" xlink:href="https://www.rfa.org/mandarin/Xinwen/6-06182023130642.html" text:style-name="Internet_20_link" text:visited-style-name="Visited_20_Internet_20_Link">
Meizhong announced the consent of both parties to maintain communication with Qin Gang's talks</text:a>
</text:span>
</text:p>
      <text:p text:style-name="P4">
On the evening of the 19th, US Secretary of State Brillings held a press conference in the US Embassy in China to summarize the two -day trip to China. He said: "At each meeting, I emphasized that the direct contact and continuous communication of high -level high -levels are the best way to manage our differences responsiblely and ensure that competition will not evolve into conflict. The same is the same. We all agree that it is necessary to stabilize our relationship. "</text:p>
      <text:p text:style-name="P4">
<text:span text:style-name="T4">
 Brinten emphasizes the importance of maintaining direct communication between high -level direct communication </text:span>
</text:p>
      <text:p text:style-name="P4">
Blingken said that during Beijing, he held an important conversation with Chinese President Xi Jinping, and had a "frank, substantial and constructive discussion" with Wang Yi, member of the Political Bureau of the CPC Central Committee, director of the Foreign Affairs Office, and Qin Gang, a member of the State Councilor and Foreign Minister.</text:p>
      <text:p text:style-name="P4">
For the three goals set before this visit, that is, establishing open communication channels, directly asking questions about attention, and seeking cooperation in the aspects of common interests. Brinken believes that he has done it in this interview. The progress is difficult, it takes time, and this is not a result of a visit, a trip, and a conversation. "He pointed out that both parties believe that" responsible management of this relationship. "</text:p>
      <text:p text:style-name="Quotations">

<text:p text:style-name="P4">
[US Secretary of State Brilling Kenkeng Beijing Press Conference]&gt;
 Since China has always called Taiwan's issue as the core of China's core interests, <text:a xlink:type="simple" xlink:href="https://twitter.com/hashtag/%E5%B8%83%E6%9E%97%E8%82%AF" text:style-name="Internet_20_link" text:visited-style-name="Visited_20_Internet_20_Link">
 #Bollingken&gt;
</text:a>
&gt;
 It was mentioned at the press conference that he discussed with the Chinese issue with China. He specifically mentioned why once a crisis occurs in Taiwan, it will have an impact on the world. <text:a xlink:type="simple" xlink:href="https://t.co/86nCIrDFuB" text:style-name="Internet_20_link" text:visited-style-name="Visited_20_Internet_20_Link">
pic.twitter.com/86ncirdfub&gt;
</text:a>
&gt;
&gt;
 - Liberty Asia Radio(@RFA_Chinese)<text:a xlink:type="simple" xlink:href="https://twitter.com/RFA_Chinese/status/1670863647139315712" text:style-name="Internet_20_link" text:visited-style-name="Visited_20_Internet_20_Link">
 June 19, 2023&gt;
 </text:a>
Wang Weizheng, dean of the School of Arts and Sciences and Professor of Political Science at the University of Edfei University in the United States, told this station: "This time, Brincken visited Beijing to visit, and it can be said that a 'stop loss point' for spiral decline for the relationship between the two parties."</text:p>

</text:p>
      <text:p text:style-name="P4">
<text:span text:style-name="T4">
 Worried about China's provocative operation, Brincken reiterated the US policy to Taiwan </text:span>
</text:p>
      <text:p text:style-name="P4">
In response to the South China Sea and Taiwan Straits issues that are concerned about from all walks of life, Brinken said: "I have proposed the concerns of the United States and more and more countries' provocative operations in the Taiwan Strait and the South China Sea and the East China Sea. The long -term 'one China' policy. This policy has not changed. "</text:p>
      <text:p text:style-name="P4">
On the issue of Taiwan, Brintken reiterated that the United States has not changed its policy based on the three joint communiqués of Taiwan relations, the United States and China, and one of the six guarantees on Taiwan. He also said that the United States does not support Taiwan independence and also opposes any attempt to change the status quo of the Taiwan Strait unilaterally. He also pointed out: "Our obligations stipulated in the Taiwan Relations Law, including ensuring that Taiwan has enough weapons for self -defense."</text:p>
      <text:p text:style-name="P4">
Blindken also mentioned the recent close contact with the United States and China, and once again emphasized the importance of restoring military communication channels between the United States and China. However, he revealed that China did not agree with its suggestions, "At present, China has not agreed to promote this process. I think this is a problem that we must continue to solve. It is very important to recover these communication channels."</text:p>
      <text:p text:style-name="P4">
When it comes to the Russian and Ukraine War, Brinken also reiterated that China and other countries are welcome to play a constructive role in solving the Russian -Ukraine conflict based on the principles of fairness and peace in the United Nations Charter.</text:p>
      <text:p text:style-name="P4">
<text:span text:style-name="T4">
 Blinden emphasizes the supply chain "de -risk and diversified" </text:span>
 **</text:p>
      <text:p text:style-name="P4">
On the afternoon of the 19th, Brinken held a round table meeting with the American business leader in China to understand the problems faced by these companies, including the recent "punitive operation" of China for American companies.Regarding the "decoupling" of the US -China economy, Brinken emphasized at a press conference that what the United States has done is "de -risk and diversified" instead of seeking to curb China economically: "As I said, we are not decuming to be decoupled . We are reducing risks and diversification. "</text:p>
      <text:p text:style-name="P4">
However, scholar Wang Weizheng believes that no matter how much the United States guarantees to Beijing anymore, I am afraid that it will not be effective, because "China may have identified it, and the future competition between China and the United States is basically a competition in science and technology and economic strength."</text:p>
      <text:p text:style-name="P4">
Brinken also said that the trip also specifically mentioned to China the US citizen citizen and people who faced outbound banned by the Chinese side, and said they would continue to work hard to ensure that they were released and returned to the United States safely.</text:p>
      <text:p text:style-name="P4">
Wang Weizhi believes that if Beijing wants to release some goodwill to the United States, these people can be released, but the Bayeng government will never use this.</text:p>
      <text:p text:style-name="P4">
<text:span text:style-name="T4">
 There are more high -level interviewers in the United States and China: bilateral relations are still difficult </text:span>
</text:p>
      <text:p text:style-name="P4">
According to a statement issued by the US State Department spokesman Matthewmiller on the 19th, the two parties emphasized that the United States and China should work together to deal with the common transnational challenges such as climate change, global macroeconomic stability, and anti -drug. The two sides also agreed to restore personnel exchanges and will increase direct flights between the two countries. In addition, Qin Gang agreed to accept the invitation of Brincken to return to Washington at the right time of each other and continue to discuss. Blingken also said at a press conference that it is expected that in the next few weeks, senior US officials will visit China more. The United States also welcomes Chinese officials to visit the United States further.</text:p>
      <text:p text:style-name="P4">
Wang Weizheng pointed out that China originally hoped that the US Treasury Minister Yellen and the Minister of Commerce Raymond to visit China first, but Biden also hoped that Brins would go first in order to meet with Xi Jinping at the Asia -Pacific Economic Cooperation (APEC) summit in November. Essence He said: "In the next 3-4 months, the visit of senior US-China officials may recover, but the situation of competing with each other will not change."</text:p>
      <text:p text:style-name="P4">
Experts believe that this time Xi Jinping and Brinken held a 35 -minute short -term meeting, showing that China is willing to cooperate with the United States and strive to stabilize the relationship. However, Bonnieglaser, director of the Asian project in the German Marshall Foundation in the United States, also pointed out that it should not exaggerate the results of this trip, because the future relationship is still facing many difficulties.</text:p>
      <text:p text:style-name="P4">
She specifically pointed out that in Wang Yi's statement, China clearly pushed all the responsibilities of the deterioration of US -China relations to the United States: "This is not the basis for us to stabilize each other's relationship. The United States cannot accept such an interpretation. The signal still exists. In the future, these will still be a challenge. "</text:p>
      <text:p text:style-name="P4">
Reporter: Caddy Editor: Jiayuan.com Editor: He Fu</text:p>
      <text:p text:style-name="P4">
News Source: <text:a xlink:type="simple" xlink:href="https://www.rfa.org/mandarin/yataibaodao/junshiwaijiao/kw-06192023132239.html" text:style-name="Internet_20_link" text:visited-style-name="Visited_20_Internet_20_Link">
https://www.rfa.org/mandarin/yataibaodao/junshiwaijiao/kw-06192023132239.html</text:a>
</text:p>
      <!--NEWS-->
      <text:h text:style-name="P10" text:outline-level="1">
<text:span text:style-name="T4">
Taliban attacks the United States' report on rising threats in Afghanistan in the United States</text:span>
</text:h>
      <text:p text:style-name="P4">
Author: 半岛电视台＋通讯社</text:p>
      <text:p text:style-name="P4">
Publisher: Al Jazeera</text:p>
      <text:p text:style-name="P4">
Published Time: 2023-06-19T13:59:41</text:p>
      <text:p text:style-name="P4">
Modified Time: 2023-06-19T21:56:20</text:p>
      <text:p text:style-name="P4">
Description: Taliban rejected a report from the US regulatory agency. The report said that since the movement took over Afghanistan in August 2021,</text:p>
      <text:p text:style-name="P4">
Images: ["<text:a xlink:type="simple" xlink:href="https://chinese.aljazeera.net/wp-content/uploads/2023/06/h_57185094-1687182742.jpg" text:style-name="Internet_20_link" text:visited-style-name="Visited_20_Internet_20_Link">
h_57185094-16...</text:a>
", "<text:a xlink:type="simple" xlink:href="https://chinese.aljazeera.net/wp-content/uploads/2023/06/image-1687182895.jpg" text:style-name="Internet_20_link" text:visited-style-name="Visited_20_Internet_20_Link">
image-1687182...</text:a>
", "<text:a xlink:type="simple" xlink:href="https://chinese.aljazeera.net/wp-content/uploads/2023/06/image-8-1687182955.jpg" text:style-name="Internet_20_link" text:visited-style-name="Visited_20_Internet_20_Link">
image-8-16871...</text:a>
"]</text:p>
      <text:p text:style-name="P4">
Topics: ['政治', '新闻']</text:p>
      <text:p text:style-name="P4">
Keywords: ['政治', '新闻', '美国', '阿富汗']</text:p>
      <text:p text:style-name="P4">
Type: Article</text:p>
      <!--METADATA-->
      <text:p text:style-name="P4">
<draw:frame draw:style-name="fr1" draw:name="Image62" text:anchor-type="as-char" svg:width="6.9236in" svg:height="4.608995in" draw:z-index="0">
<draw:image xlink:href="../Images/Aljazeera Chinese/2023-06-19T13-59-41/h_57185094-1687182742.jpg" xlink:type="simple" xlink:show="embed" xlink:actuate="onLoad" draw:mime-type="image/jpeg"/>
</draw:frame>
Taliban chief spokesman Zabihra Mojahd denied that since the armed organization re -controlled in Afghanistan in August 2021, the country's security situation has deteriorated.(French media)Taliban rejected a report from the US regulatory agency. The report said that since the movement took over Afghanistan in August 2021, the country's foreign armed groups and domestic security threats have risen.</text:p>
      <text:p text:style-name="P4">
The Taliban Movement Chief spokesman Zabihra Mojad said in a statement released later on the 18th that "we strongly oppose SIGAR's propaganda", and he refers to the U.S. Afghan reconstruction supervisor.</text:p>
      <text:p text:style-name="P4">
Mujid pointed out in the name of the Taliban government that "Afghan Islamic Emperor completely controlled the situation and did not allow any group or entity to destroy the stability of Afghanistan, or use Afghanistan land to deal with any other country."</text:p>
      <text:p text:style-name="P4">
According to Mujahd, the U.S. African Reconstruction Inspector emphasized in his latest report that the Taliban government faces serious security issues. Foreign armed organizations and domestic threats have continued to rise in Afghanistan, leading to increased risks in some countries.</text:p>
      <text:p text:style-name="P4">
The spokesman said that Afghanistan has experienced the security and stability that has never been used in 40 years.</text:p>
      <text:p text:style-name="P4">
He added that "no foreign armed organizations are active in Afghanistan", and the ISIS armed organization has been severely weakened and endangered.</text:p>
      <text:p text:style-name="P4">
The statement concluded that "Afghanistan does not pose a threat to anyone. On the contrary, the Islamic chief hopes to establish a good and constructive relationship with the international community including the United States."</text:p>
      <text:p text:style-name="P4">
<draw:frame draw:style-name="fr1" draw:name="Image63" text:anchor-type="as-char" svg:width="6.9236in" svg:height="3.894525in" draw:z-index="0">
<draw:image xlink:href="../Images/Aljazeera Chinese/2023-06-19T13-59-41/image-1687182895.jpg" xlink:type="simple" xlink:show="embed" xlink:actuate="onLoad" draw:mime-type="image/jpeg"/>
</draw:frame>
Afghanistan in Afghanistan: The problem of the shortage of medical staff in the hospital(news agency)The Taliban Movement stated that it complied with the commitment made with the Duoha agreement reached with the United States in 2020, that is, no armed groups were allowed to move on Afghanistan.</text:p>
      <text:p text:style-name="P4">
This agreement led to the withdrawal from the United States, led by the United States, withdrawn from the country after experiencing a 20 -year war and occupation. However, in August 2021, the withdrawal of the U.S. forces caused the Afghan government and the army, which was supported by the West, and the Taliban subsequently re -controlled the Taliban.</text:p>
      <text:p text:style-name="P4">
Taliban has accused the United States of continuing diplomatic isolation in Afghanistan without fulfilling its commitment.</text:p>
      <text:p text:style-name="P4">
The "ISIS Camaron Branch" has always pose the greatest threat to Taliban's authority and claims to be responsible for multiple attacks.</text:p>
      <text:p text:style-name="P4">
In the "ISIS Horon Branch", it was designed to destroy the Taliban government's attacks. Hundreds of people, including foreigners and Haza ethnic minorities, died or injured.</text:p>
      <text:p text:style-name="P4">
The armed organization also aims at officials of the Taliban government, including claiming to be responsible for the incident of the Governor of Balk Province in March this year, and Responsible.</text:p>
      <text:p text:style-name="P4">
The Taliban government has suppressed the members of the organization and raid its hiding place in many provinces in Afghanistan.</text:p>
      <text:p text:style-name="P4">
<draw:frame draw:style-name="fr1" draw:name="Image64" text:anchor-type="as-char" svg:width="6.9236in" svg:height="4.669185in" draw:z-index="0">
<draw:image xlink:href="../Images/Aljazeera Chinese/2023-06-19T13-59-41/image-8-1687182955.jpg" xlink:type="simple" xlink:show="embed" xlink:actuate="onLoad" draw:mime-type="image/jpeg"/>
</draw:frame>
What is the real impact of the so -called "anti -terrorism war"?(news agency)</text:p>
      <text:p text:style-name="P4">
News Source: <text:a xlink:type="simple" xlink:href="https://chinese.aljazeera.net/news/2023/6/19/%e5%a1%94%e5%88%a9%e7%8f%ad%e6%8a%a8%e5%87%bb%e7%be%8e%e5%9b%bd%e5%85%b3%e4%ba%8e%e9%98%bf%e5%af%8c%e6%b1%97%e5%a2%83%e5%86%85%e5%a8%81%e8%83%81%e4%b8%8a%e5%8d%87%e7%9a%84%e6%8a%a5%e5%91%8a" text:style-name="Internet_20_link" text:visited-style-name="Visited_20_Internet_20_Link">
https://chinese.aljazeera.net/news/2023/6/19/%e5%a1%94%e5%88%a9%e7%8f%ad%e6%8a%a8%e5%87%bb%e7%be%8e%e5%9b%bd%e5%85%b3%e4%ba%8e%e9%98%bf%e5%af%8c%e6%b1%97%e5%a2%83%e5%86%85%e5%a8%81%e8%83%81%e4%b8%8a%e5%8d%87%e7%9a%84%e6%8a%a5%e5%91%8a</text:a>
</text:p>
      <!--NEWS-->
      <text:h text:style-name="P10" text:outline-level="1">
<text:span text:style-name="T4">
British and foreign visits to China frequently surge in the UK and Taiwan officials to make an exception to make China dissatisfaction</text:span>
</text:h>
      <text:p text:style-name="P4">
Author: None</text:p>
      <text:p text:style-name="P4">
Publisher: Radio Free Asia (Organization)</text:p>
      <text:p text:style-name="P4">
Published Time: 2023-06-19T14:00:00-04:00</text:p>
      <text:p text:style-name="P4">
Modified Time: 2023-06-20T08:57:51-04:00</text:p>
      <text:p text:style-name="P4">
Description: None</text:p>
      <text:p text:style-name="P4">
Videos: []</text:p>
      <text:p text:style-name="P4">
Audios: ["<text:a xlink:type="simple" xlink:href="https://www.rfa.org/mandarin/yataibaodao/junshiwaijiao/al-061920231350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5" text:anchor-type="as-char" svg:width="6.9236in" svg:height="3.171455in" draw:z-index="0">
<draw:image xlink:href="../Images/rfamandarin/2023-06-19T14-00-00-04-00/000000.png" xlink:type="simple" xlink:show="embed" xlink:actuate="onLoad" draw:mime-type="image/png"/>
</draw:frame>
British Security Affairs Secretary of State Togenhart(Picture left)It is reported that Tang Feng, Minister of Digital Development of Taiwan(Right)Essence Reuters information picture/RFA group picture <text:a xlink:type="simple" xlink:href="https://www.rfa.org/mandarin/yataibaodao/junshiwaijiao/al-06192023135052.html/@@stream" text:style-name="Internet_20_link" text:visited-style-name="Visited_20_Internet_20_Link">
ADIO-Link: https://www.rfa.org/mandarin/yataibaodao/junshiwaijiao/al-06192023135052.html/@@stream</text:a>
British Foreign Minister James Cleverly reports to visit China next month, but British -Chinese relations are full of undercurrent. The British Security Secretary of State Tomtugndhat reported that it broke the convention and met Tang Feng, the Minister of Development of the Digital Development Department of the Britain, causing China to be dissatisfied. On the other hand, a group of British lawmakers believed in Prime Minister Rishisunak, asking him to intervene in his visit to Britain, the Minister of Foreign Liaison Department Liu Jianchao.</text:p>
      <text:p text:style-name="P4">
<text:span text:style-name="T4">
<text:span text:style-name="T5">
 <text:a xlink:type="simple" xlink:href="https://www.rfa.org/mandarin/Xinwen/3-06172023120121.html" text:style-name="Internet_20_link" text:visited-style-name="Visited_20_Internet_20_Link">
Breaking the Foreign Convention on the UK Security Minister to meet Tang Feng</text:a>
</text:span>
* </text:span>
<text:span text:style-name="T5">
 <text:a xlink:type="simple" xlink:href="https://www.rfa.org/mandarin/yataibaodao/gangtai/hcm1209a-12092021043715.html" text:style-name="Internet_20_link" text:visited-style-name="Visited_20_Internet_20_Link">
Taiwan will be invited to participate in the Democratic Summit Political Commissar Tang Feng will publish "State Statement"</text:a>
</text:span>
<text:span text:style-name="T5">
 </text:span>
<text:span text:style-name="T4">
 <text:a xlink:type="simple" xlink:href="https://www.rfa.org/mandarin/Xinwen/2-07142021075253.html" text:style-name="Internet_20_link" text:visited-style-name="Visited_20_Internet_20_Link">
Tang Feng, a member of the Government Affairs Committee of the Taiwan Executive Yuan, was invited to share the experience of Taiwan at the "Global Emerging Science and Technology Summit"</text:a>
</text:span>
</text:p>
      <text:p text:style-name="P4">
British Foreign Minister JamesCleverly delivered an important speech in April, saying that after establishing a "steady and constructive" relationship with China, the media including "Reuters" recently quoted news, saying Visit China next month. However, there are still many variables whether Clever can eventually do.</text:p>
      <text:p text:style-name="P4">
<text:span text:style-name="T4">
 Eagle organization welcomes Yingtai officials to make an exceptional meeting </text:span>
</text:p>
      <text:p text:style-name="P4">
"Reuters" recently quoted sources, saying that the British Security Secretary of State Tomtugndhat (14th) and the Minister of Development, Tang Feng, who visited the United Kingdom, met and discussed the common security interests. Although Britain currently has an office in Taipei, it only has formal diplomatic relations with Beijing. Therefore, according to past practice, British senior ministers generally do not meet with Taiwanese officials.</text:p>
      <text:p text:style-name="P4">
"Inter-Parliaments" (IPAC) Executive Director Luke Depulford said that according to his understanding, this is the first meeting of British-oriented officials and believes that it has been an important way to get an important thing. One step: "We welcomes this meeting very much, and this meeting has sent the right information. We should congratulate the Security Minister to overcome the pressure of other departments and create a precedent. In the future, all British ministers can imitate it."</text:p>
      <text:p text:style-name="P4">
However, neither Britain or Taiwan officials have not officially confirmed the meeting. However, Tang Feng uploaded a photo about Togen Dart's works on Twitter last Thursday (15th), expressing his hope to obtain the scriptures from Togen Dart to reveal it vaguely in this way. A certain form of contact was performed.</text:p>
      <text:p text:style-name="P4">
Tang Feng uploaded a photo about Togen Dart's works on Twitter last Thursday (15th).(Tangfeng Twitter Screenshot)  <text:a xlink:type="simple" xlink:href="https://www.rfa.org/mandarin/yataibaodao/junshiwaijiao/al-06192023135052.html/fyqgfc3xwaeeu6p.jpeg" text:style-name="Internet_20_link" text:visited-style-name="Visited_20_Internet_20_Link">
</text:a>
<text:span text:style-name="T4">
 China </text:span>
 <text:span text:style-name="T4">
 "</text:span>
 <text:span text:style-name="T4">
 strong dissatisfaction, resolute opposition to </text:span>
 <text:span text:style-name="T4">
" </text:span>
</text:p>
      <text:p text:style-name="P4">
The Chinese Embassy in Britain issued a statement on Sunday (18th) to describe Taiwanese officials' visit to Britain with "visiting", criticizing English -Taiwan officials to meet, violating the "one China principle", and sending an error signal to the "Taiwan independence" forces. Strong dissatisfaction and resolute opposition: "The Chinese side urges the British to effectively abide by a Chinese principles and the basic criteria of international relations, stop any official exchanges with the Taiwan authorities, and stop promoting the" Taiwan independence 'split forces. The behavior will be strongly countered by the Chinese side!"</text:p>
      <text:p text:style-name="P4">
Li Yantan, a professor at the Politburo of Taiwan, said in an interview with this Taiwan that the CCP has been suppressing any sovereignty in Taiwan in the world. Interaction is also natural.</text:p>
      <text:p text:style-name="P4">
Li Yantan said: "Minister Togente met with the Digital Development Minister of Taiwan, Tang Feng, which was unprecedented, but also drove the British ministers to try it. In the future, it may be closely interacting with Taiwan. Of course , I have done a very close exchange with Taiwan. "</text:p>
      <text:p text:style-name="P4">
He believes that if China responds fiercely, it has even canceled the British Foreign Minister's visit to China, which shows that the overbearing of the Chinese Communist regime is not reasonable. He also hopes that Yingtai can strengthen technical exchanges against the "cognitive war" and "information war" to prevent the attack on the inferior information on the global spread and the attack on the free democratic system.</text:p>
      <text:p text:style-name="P4">
<text:span text:style-name="T4">
 Britain and the United States to China </text:span>
 <text:span text:style-name="T4">
 "</text:span>
 <text:span text:style-name="T4">
 soft -handed, hard -handed </text:span>
 <text:span text:style-name="T4">
" </text:span>
</text:p>
      <text:p text:style-name="P4">
Huang Weiguo, a Hong Kong international relationship scholar who moved to the UK, told this station that according to the current observation, Britain and the United States have made many "fake actions" in diplomacy, and have two different methods with China.</text:p>
      <text:p text:style-name="P4">
Hong Kong international relations scholar Huang Weiguo, who moved to the UK.(Screenshot of Huang Weiguo's social networking site)Huang Weiguo said: "At this stage, the United Kingdom and the United States seem to want to release goodwill and ease the atmosphere of tension, but at the same time, the United States has never relaxed the defense of the Taiwan Strait. Impression, on the one hand, is no longer criticized for the Chinese side in many affairs, but at the same time, it may not be substantially lifted any restrictions and sanctions on the Chinese side, and the prevention of the high -tech field. "They quoted the report of "protecting the Guard" by non -governmental organizations, and pointed out that Liu Jianchao, who was former director of the International Cooperation Bureau of the Central Commission for Discipline Inspection and the Deputy Director of the China National Corruption Bureau, has led hundreds of Chinese dissidents from the United Kingdom and other countries. China has also participated in the establishment of a "separation" mechanism to deal with the Communist Party members with means of compulsory detention, torture and other means outside the judicial system.</text:p>
      <text:p text:style-name="P4">
Reporter: Lu Xi (London) Responsible Editor: Jiayuan.com editor: He Fu</text:p>
      <text:p text:style-name="P4">
News Source: <text:a xlink:type="simple" xlink:href="https://www.rfa.org/mandarin/yataibaodao/junshiwaijiao/al-06192023135052.html" text:style-name="Internet_20_link" text:visited-style-name="Visited_20_Internet_20_Link">
https://www.rfa.org/mandarin/yataibaodao/junshiwaijiao/al-06192023135052.html</text:a>
</text:p>
      <!--NEWS-->
      <text:h text:style-name="P10" text:outline-level="1">
<text:span text:style-name="T4">
Five Palestinians were sacrificed and injured with Israeli soldiers: the occupation forces swept Joning, and the helicopter bombed the West Bank of Jordan for the first time in 20 years</text:span>
</text:h>
      <text:p text:style-name="P4">
Author: 半岛电视台</text:p>
      <text:p text:style-name="P4">
Publisher: Al Jazeera</text:p>
      <text:p text:style-name="P4">
Published Time: 2023-06-19T14:28:13</text:p>
      <text:p text:style-name="P4">
Modified Time: 2023-06-19T22:01:30</text:p>
      <text:p text:style-name="P4">
Description: According to the source of Palestinian medical sources, the Israeli occupation forces raid the Jiening refugee camp on the west bank of the Jordan River on Monday, June 19,</text:p>
      <text:p text:style-name="P4">
Images: ["<text:a xlink:type="simple" xlink:href="https://chinese.aljazeera.net/wp-content/uploads/2023/06/61-1687184651.jpg" text:style-name="Internet_20_link" text:visited-style-name="Visited_20_Internet_20_Link">
61-1687184651...</text:a>
", "<text:a xlink:type="simple" xlink:href="https://chinese.aljazeera.net/wp-content/uploads/2023/06/62-1687184658.jpg" text:style-name="Internet_20_link" text:visited-style-name="Visited_20_Internet_20_Link">
62-1687184658...</text:a>
"]</text:p>
      <text:p text:style-name="P4">
Topics: ['中东', '军事', '巴勒斯坦问题', '政治', '新闻']</text:p>
      <text:p text:style-name="P4">
Keywords: ['中东', '军事', '巴勒斯坦问题', '政治', '新闻', '以色列', '巴勒斯坦']</text:p>
      <text:p text:style-name="P4">
Type: Article</text:p>
      <!--METADATA-->
      <text:p text:style-name="P4">
<draw:frame draw:style-name="fr1" draw:name="Image69" text:anchor-type="as-char" svg:width="6.9236in" svg:height="4.612736in" draw:z-index="0">
<draw:image xlink:href="../Images/Aljazeera Chinese/2023-06-19T14-28-13/61-1687184651.jpg" xlink:type="simple" xlink:show="embed" xlink:actuate="onLoad" draw:mime-type="image/jpeg"/>
</draw:frame>
Israel bombarded the scene after the Israeli "Apache" helicopter bombed Joning(Anadoru News Agency)According to Palestinian medical sources, the Israeli occupation forces raid the Jiening refugee camp on the west bank of the Jordan River on Monday, June 19, and killed 5 Palestinians including a child with bullets, and 691 were injured, of which Including 7 Israeli soldiers.</text:p>
      <text:p text:style-name="P4">
The Israeli media said that Israeli soldiers were injured by ambush by Palestinian militants in Joning, and some of them were seriously injured. The Israeli Radio reported that the wounded was border guards, and the injuries were between mild and moderate.</text:p>
      <text:p text:style-name="P4">
Israeli media reported that since the second uprising 20 years ago, this is the first time that the plane bombed the West Bank of Jordan.</text:p>
      <text:p text:style-name="P4">
A Peninsula TV reporter also said that an Israeli military helicopter bombarded a goal near Jabriate in Joning Camp.</text:p>
      <text:p text:style-name="P4">
The occupation forces said that Joning's military operation aims to arrest the wanted Palestinians.</text:p>
      <text:p text:style-name="P4">
A reporter from Peninsula confirmed that with the intermittent conflict between the Palestinian militants and the occupation forces, Israel's "Apache" helicopter and drone were still flying over Joning.</text:p>
      <text:p text:style-name="P4">
At the same time, the Israeli army stated that it would continue to carry out "military activities" in the camp and pointed out that its military operations were guaranteed, and it took several hours to withdraw his military vehicles from there.</text:p>
      <text:p text:style-name="P4">
It also stated that it is investigating the explosive devices and quality placed in front of Jenning's vehicles.</text:p>
      <text:p text:style-name="P4">
The Israeli media reported that, as part of the Israeli army there, the F-16 fighter jet is flying over the city.</text:p>
      <text:h text:style-name="P13" text:outline-level="4">
<text:span text:style-name="T4">
爆 爆 explosion</text:span>
</text:h>
      <text:p text:style-name="P4">
On the other hand, the official Broadcasting Corporation of Israel said that a armored car that carried them exploded when a place of evacuation from Joning City, and Israeli soldiers suffered light injuries and moderate injuries.</text:p>
      <text:p text:style-name="P4">
A reporter from the Peninsula TV reported that Palestine's resistance soldiers detonated explosives on the suburbs and Israeli military vehicles were damaged.</text:p>
      <text:p text:style-name="P4">
The Israeli army confirmed that a bomb exploded and destroyed the car in the car during the withdrawal of Joning.</text:p>
      <text:p text:style-name="P4">
Israeli media pointed out that Jenning's explosive device weighs 40 kg, which is enough to retire a advanced military vehicle.</text:p>
      <text:p text:style-name="P4">
Witnesses reported that some people saw military helicopters transport the injured soldiers to hospitals in Israel.</text:p>
      <text:p text:style-name="P4">
The media quoted the military news that a shells launched by the soldiers fired penetrated a armored vehicle and exploded in the car, causing all soldiers to be injured, and the process of transferring injured soldiers and 5 trapped vehicles from the explosion site continued Hour.</text:p>
      <text:p text:style-name="P4">
The occupation army convened a reinforcement to support them.</text:p>
      <text:p text:style-name="P4">
Islamic Resistance Movement (Hamas) The Izz Ad-Din Al-Qassambricades in the military branch of Jenning said that it ambushed a Jewish state of the occupation forces in the Jenning camp and faced it to It launched a series of explosive devices, and then a violent bullet rain.</text:p>
      <text:p text:style-name="P4">
Joning Branch of the Armed Sacred City Brigade of the Islamic Battle (Jechhad) pointed out that his members clashed with the special forces discovered in the Jabriate area of Jenning Camp.</text:p>
      <text:p text:style-name="P4">
It said that it first detonated the high -explosive device directly to the occupation forces, and the two soldiers sacrificed when they confronted the occupation forces.</text:p>
      <text:p text:style-name="P4">
At the same time, Jehad also warned the occupation forces that, as they said, resorting to air strikes will promote the use of their so -called ways.</text:p>
      <text:p text:style-name="P4">
On the other hand, the Palestinian Red Crescent Society said that the occupied troops obstructed the ambulance to the Joning rescue and pointed out that an Israeli military vehicle deliberately hit a Palestinian ambulance to prevent him from coming to rescue the wounded.</text:p>
      <text:p text:style-name="P4">
A reporter from the Peninsula also said that the occupation forces attacked them while reporters to attack Jenning and their camps, and a reporter was shot and killed by the Israeli army while targeting media staff in military operations.</text:p>
      <text:h text:style-name="P13" text:outline-level="4">
<text:span text:style-name="T4">
response</text:span>
</text:h>
      <text:p text:style-name="P4">
Hamas said in a commented that the Israeli occupation forces were far from winning Joning's battle.</text:p>
      <text:p text:style-name="P4">
On the other hand, the Palestinian Ministry of Foreign Affairs believes that the "occupation aggression" of Jenning is "the danger upgrade in the field of conflict". According to it, it requires the United States to rise to the Palestinian people in the Palestinian people. The level of suffering.</text:p>
      <text:p text:style-name="P4">
In a statement, the ministry stated that the Israeli army using an armed helicopter on the west bank of the Jordan River is a "danger upgrade and ignoring the US demand to stop all unilateral measures."</text:p>
      <text:p text:style-name="P4">
At the same time, Palestinian Prime Minister Mohammed Ashtier also condemned the operation of the Israeli army. In his speech, he said, "The continuous attack of the occupation forces has led to a bloody morning in Jining. It is the silence and dual standards of the international community that has promoted the extremist government to carry out more killing, destruction and intimidation."</text:p>
      <text:p text:style-name="P4">
Palestinian power agencies decided to hold an emergency meeting on Monday, 19 to respond to Israel's military operations in Joning.</text:p>
      <text:p text:style-name="P4">
According to a statement from the Egyptian Ministry of Foreign Affairs, Egypt also condemned Israel's "attack" against Joning and air strikes and shootings against civilians.</text:p>
      <text:p text:style-name="P4">
The statement added that "such attacks will only cause the situation to intensify, there is a risk of out of control, and it will damage the relief to relieve the efforts of the tension of the territorial territory."</text:p>
      <text:p text:style-name="P4">
According to the statement of the Ministry of Foreign Affairs of Jordan, Jordan also expressed the same position, condemning Israel's "aggression" for Joning, calling on the international community to take "immediately effective" actions to stop it.</text:p>
      <text:p text:style-name="P4">
On the other hand, the Turkish Ministry of Foreign Affairs also "strongly" condemned the Israeli army to kill four Palestinians during the attacking Jining period, including a child.</text:p>
      <text:p text:style-name="P4">
It added in a statement, "We once again call on the Israeli government to immediately stop these unacceptable behaviors against Palestinian civilians, which may lead to a vicious circle of violence."</text:p>
      <text:p text:style-name="P4">
Reuters quoted the UN senior commissioner of Human Rights, Walker Turk, saying that "deep attention to the situation of Palestine's occupied territory, including the unilateral execution of the Israeli army."</text:p>
      <text:h text:style-name="P13" text:outline-level="4">
<text:span text:style-name="T4">
Large -scale action</text:span>
</text:h>
      <text:p text:style-name="P4">
On the other hand, Israeli Treasury Secretary Simotrich said that it is time to carry out large -scale operations and dispatched the Air Force and armored forces on the northern part of the west coast, and he will ask for an emergency meeting of the Safety and Political Security Council.</text:p>
      <text:p text:style-name="P4">
As the Israeli National Defense Minister Joyv Garrant said, "Terrorism does not have a shelter, nor can it find it anywhere, whether it is in Jenning, Nublus or Gaza." He also pointed out that Israel "will touch every terrorist, and ruthless battles will take offensive and initiative."</text:p>
      <text:p text:style-name="P4">
The Israeli media quoted the Israeli Army Central Command as saying that "the rules of the game have changed" after the operation of Jining.</text:p>
      <text:h text:style-name="P13" text:outline-level="4">
<text:span text:style-name="T4">
arrest campaign</text:span>
</text:h>
      <text:p text:style-name="P4">
The occupation army arrested 5 Palestinian in the arrest and assault operations including several areas on the west bank of the Jordan River, and Israel launched this operation a few hours later.</text:p>
      <text:p text:style-name="P4">
The occupation army said in a statement that his troops arrested three citizens in Hu Sang Town, Berryheng District, and arrested a citizen in Havala Town, southern Harvara, south of Nubulus, and 1 in the town of Alaba, south of Jenning. Famous boy.</text:p>
      <text:p text:style-name="P4">
It added that during the arrest operation, his troops were shot and thrown into explosive devices, and they were also hit. The occupation army also pointed out that his troops had no casualties and said it would transfer the Palestinian detainees to the detention center for interrogation.</text:p>
      <text:p text:style-name="P4">
News Source: <text:a xlink:type="simple" xlink:href="https://chinese.aljazeera.net/news/military/2023/6/19/5%e5%90%8d%e5%b7%b4%e5%8b%92%e6%96%af%e5%9d%a6%e4%ba%ba%e7%89%ba%e7%89%b2%e5%92%8c%e4%bb%a5%e8%89%b2%e5%88%97%e5%a3%ab%e5%85%b5%e5%8f%97%e4%bc%a4%e5%8d%a0%e9%a2%86%e5%86%9b%e5%b8%ad%e5%8d%b7" text:style-name="Internet_20_link" text:visited-style-name="Visited_20_Internet_20_Link">
https://chinese.aljazeera.net/news/military/2023/6/19/5%e5%90%8d%e5%b7%b4%e5%8b%92%e6%96%af%e5%9d%a6%e4%ba%ba%e7%89%ba%e7%89%b2%e5%92%8c%e4%bb%a5%e8%89%b2%e5%88%97%e5%a3%ab%e5%85%b5%e5%8f%97%e4%bc%a4%e5%8d%a0%e9%a2%86%e5%86%9b%e5%b8%ad%e5%8d%b7</text:a>
</text:p>
      <!--NEWS-->
      <text:h text:style-name="P10" text:outline-level="1">
<text:span text:style-name="T4">
The German Book Industry Peace Prize in 2023 will be awarded Rashdi</text:span>
</text:h>
      <text:p text:style-name="P4">
Author: None (Language: zh)</text:p>
      <text:p text:style-name="P4">
Publisher: None</text:p>
      <text:p text:style-name="P4">
Time: 2023-06-19T14:41:00Z</text:p>
      <text:p text:style-name="P4">
Description: The German Book Foundation announced on Monday that the German Books and Peace Prize this year will be awarded Indian British writer Salman Rashdi to recognize his indomitable, positive attitude towards life and the joy of storytelling. Rashdi has been threatened by death for his novel "Satan Poetry" since 1988. He was attacked in New York last year, was seriously injured, and his eyes were blind.</text:p>
      <text:p text:style-name="P4">
Videos: []</text:p>
      <text:p text:style-name="P4">
Images: []</text:p>
      <text:p text:style-name="P4">
Subject: 文化经纬</text:p>
      <text:p text:style-name="P4">
Subjects: ['欧债危机', '欧盟', '伊朗', '戴安娜', '德国', '英国', '英国退欧', '留学德国', '留学德国', '德国联邦大选']</text:p>
      <text:p text:style-name="P4">
Keywords: ['拉什迪', '伊朗', '德国书业和平奖', '德国', '英国', '书商']</text:p>
      <text:p text:style-name="P4">
Id: 65962350</text:p>
      <!--METADATA-->
      <text:p text:style-name="P4">
<text:a xlink:type="simple" xlink:href="https://www.dw.com/zh/overlay/image/article/65962350/65960593" text:style-name="Internet_20_link" text:visited-style-name="Visited_20_Internet_20_Link">
 </text:a>
Rashdi was blind after being attacked in 2022</text:p>
      <text:p text:style-name="P4">
(Voice of Germany Chinese) The Board of Directors of the German Book Foundation on Monday (June 19, 2023) announced in Frankfurt that the 76 -year -old Salman Rashdi will be awarded the German Book Peace Prize in Saint Paul, Frankfurt this fall this fall this fall. Essence The prize is 25,000 euros. The award was traditionally issued on the occasion of the Frankfurt Book Fair (October 18th to 22nd, 2023). In recognition of those who contribute to the realization of peace in literature, science or art.</text:p>
      <text:h text:style-name="P12" text:outline-level="3">
<text:span text:style-name="T4">
has been chased and killed since 1988</text:span>
</text:h>
      <text:p text:style-name="P4">
Sir Salman Rushdie was born in Mumbai, India on June 19, 1947, and moved to Britain at the age of fourteen. Since 1988, Rashdi has been threatened by death for the novel "Satan Poetry". In 1989, Iran's then leader, Hermene, issued Rashdie's order to reward 3 million US dollars to pursue it. In the next 10 years, Rashdi's surname was anonymous. With the help of the British intelligence department, he hid around, and even changed 56 residences for one year.</text:p>
      <text:p text:style-name="P4">
A photo of Rashdi in 1986</text:p>
      <text:p text:style-name="P4">
To this day, Rashdi still lives in danger. In August last year, shortly before its latest novel "The City of Victory", Rashdi was seriously injured by a Lebanon American man with a knife in a literary activity in New York, USA. Can't move again. Rashdi received a lot of support, but Iran accused Rashdi and his supporters responsible for the attack.</text:p>
      <text:h text:style-name="P12" text:outline-level="3">
<text:span text:style-name="T4">
Defenders who think and freedom of speech</text:span>
</text:h>
      <text:p text:style-name="P4">
At present, Rashdi is creating a new book about attempted assassination. The German Book Foundation praised him "is still one of the most enthusiastic advocates of thought and freedom of speech-not only to himself, but also those who disagree with his views." The German Book Foundation believes that Rashdi risks huge personal risks and defends a basic prerequisite for peaceful coexistence.</text:p>
      <text:p text:style-name="P4">
The jury said that Rashdi was commended for his indomitable and positive attitude towards life. He enriched the world with the fun of storytelling. In novels and non -novel books, "the foresight and literary innovation of narrative in novels and non -novel books, literary innovation, literary innovation, and literary innovation, literary innovation, and literary innovation, "The combination of humor and wisdom", since its masterpiece "The Children of the Midnight" was published in 1981, it has impressed people with its interpretation of immigration and global politics. "In the process, he described the power of the violent regime to destroy the entire society, and also described the inseparableness of the individual's spiritual spirit."</text:p>
      <text:p text:style-name="P4">
Rashdi on May 18, 2023 at an event at the American Pen Club</text:p>
      <text:p text:style-name="P4">
Rashdi said he was very honored and grateful for winning this important award. The previous winners felt a little flattered together. I am really happy. "</text:p>
      <text:h text:style-name="P12" text:outline-level="3">
<text:span text:style-name="T4">
President of Germany to respect</text:span>
</text:h>
      <text:p text:style-name="P4">
German President Steinmier paid tribute to Lashidi and praised him as a "unyielding great writer". "All his works opposed ideology and terrible simplification, defending the wonderful complexity and storytelling of the world. "Great power", its guidance principle is "never give up writing and freedom of speech."</text:p>
      <text:p text:style-name="P4">
In 2007, former British Queen Elizabeth II awarded Rashdi <text:a xlink:type="simple" xlink:href="https://www.dw.com/zh/zh/拉什迪绶爵风波未息/a-2619702" text:style-name="Internet_20_link" text:visited-style-name="Visited_20_Internet_20_Link">
Honorary Jazz Medal</text:a>
Essence</text:p>
      <text:p text:style-name="P4">
The German Book Industry Peace Award was founded in 1950. In 2022, the award was awarded Ukraine writer Sergei Zhadan. In 2012, Chinese exile writer Liao Yiwu won the prize.</text:p>
      <text:p text:style-name="P4">
(Agence France -Presse)</text:p>
      <text:p text:style-name="P4">
News Source: <text:a xlink:type="simple" xlink:href="https://www.dw.com/zh/2023年德国书业和平奖将授予拉什迪/a-65962350" text:style-name="Internet_20_link" text:visited-style-name="Visited_20_Internet_20_Link">
https://www.dw.com/zh/2023年德国书业和平奖将授予拉什迪/a-65962350?maca=chi-rss-chi-all-1127-rdf</text:a>
</text:p>
      <!--NEWS-->
      <text:h text:style-name="P10" text:outline-level="1">
<text:span text:style-name="T4">
Israeli Army and Palestinian militants</text:span>
</text:h>
      <text:p text:style-name="P4">
Authors: ['詹姆斯•肖特']</text:p>
      <text:p text:style-name="P4">
Publisher: 英国《金融时报》</text:p>
      <text:p text:style-name="P4">
Time: 2023-06-19T23:06:02+00:00</text:p>
      <text:p text:style-name="P4">
Published Time: 2023-06-19T12:00:99+08:00</text:p>
      <text:p text:style-name="P4">
Modified Time: 2023-06-19T19:02:99+08:00</text:p>
      <text:p text:style-name="P4">
Description: The Israeli Army launched a raid against Jie Ning on the west bank of the Jordan River. During this period, a fierce gun battle with the militants had killed at least 5 Palestinians, and 91 were injured. 7 people were injured.</text:p>
      <text:p text:style-name="P4">
Images: ["<text:a xlink:type="simple" xlink:href="https://thumbor.ftacademy.cn/unsafe/picture/3/000184903_piclink.jpeg" text:style-name="Internet_20_link" text:visited-style-name="Visited_20_Internet_20_Link">
000184903_pic...</text:a>
"]</text:p>
      <text:p text:style-name="P4">
Themes: ['中东', '关注']</text:p>
      <text:p text:style-name="P4">
Keywords: ['中东', '巴以冲突', '以色列']</text:p>
      <text:p text:style-name="P4">
Type: Article</text:p>
      <!--METADATA-->
      <text:p text:style-name="P4">
<draw:frame draw:style-name="fr1" draw:name="Image73" text:anchor-type="as-char" svg:width="6.9236in" svg:height="4.617987in" draw:z-index="0">
<draw:image xlink:href="../Images/FT Chinese Free Version/2023-06-19T23-06-02-00-00/000184903_piclink.jpeg" xlink:type="simple" xlink:show="embed" xlink:actuate="onLoad" draw:mime-type="image/jpeg"/>
</draw:frame>
Palestinian officials said that the Israeli army made a raid on the west bank of the occupied Jordan River. During this period, a fierce gun battle occurred with the militants, causing at least 5 Palestinians to die, and 91 were injured.</text:p>
      <text:p text:style-name="P4">
This battle is the latest incident, marking the continuous upgrade of violence that plagues the west bank of the Jordan River for more than a year. It also marks the second Palestinian uprising in the second time in 2005(Second Intifada)For the first time, armed helicopters were deployed over the west bank of the Jordan.</text:p>
      <text:p text:style-name="P4">
News Source: <text:a xlink:type="simple" xlink:href="http://www.ftchinese.com/story/001100017" text:style-name="Internet_20_link" text:visited-style-name="Visited_20_Internet_20_Link">
http://www.ftchinese.com/story/001100017</text:a>
</text:p>
      <!--NEWS-->
      <text:h text:style-name="P10" text:outline-level="1">
<text:span text:style-name="T4">
Wall Street again folds the "Chinese Dream" again</text:span>
</text:h>
      <text:p text:style-name="P4">
Author: Jacky Wong</text:p>
      <text:p text:style-name="P4">
Publisher: 华尔街日报中文网</text:p>
      <text:p text:style-name="P4">
Published Time: 2023-06-19T23:25:00.000Z</text:p>
      <text:p text:style-name="P4">
Modified Time: 2023-06-19T23:25:00.000Z</text:p>
      <text:p text:style-name="P4">
Created Time: 2023-06-19T01:44:00.000Z</text:p>
      <text:p text:style-name="P4">
Description: Wall Street has always coveted the imagination of Chinese wealth. Now it finally has a chance, but the situation is not exactly planned as planned.</text:p>
      <text:p text:style-name="P4">
Images: []</text:p>
      <text:p text:style-name="P4">
Categories: ['金融市场', '股闻天下']</text:p>
      <text:p text:style-name="P4">
Keywords: SYND,LINK:EN|WP-WSJ-0000986661</text:p>
      <text:p text:style-name="P4">
Type: Article</text:p>
      <!--METADATA-->
      <text:p text:style-name="P4">
Wall Street has always coveted the imagination of Chinese wealth. Now it finally has a chance.(https://cn.wsj.com/articles/CN-CEC-20230617083331) 。</text:p>
      <text:p text:style-name="P4">
News Source: <text:a xlink:type="simple" xlink:href="https://cn.wsj.com/articles/%E5%8D%8E%E5%B0%94%E8%A1%97%E5%86%8D%E6%AC%A1%E6%8A%98%E6%88%9F-%E4%B8%AD%E5%9B%BD%E6%A2%A6-e83c8a1c" text:style-name="Internet_20_link" text:visited-style-name="Visited_20_Internet_20_Link">
https://cn.wsj.com/articles/%E5%8D%8E%E5%B0%94%E8%A1%97%E5%86%8D%E6%AC%A1%E6%8A%98%E6%88%9F-%E4%B8%AD%E5%9B%BD%E6%A2%A6-e83c8a1c</text:a>
</text:p>
      <!--NEWS-->
      <text:h text:style-name="P10" text:outline-level="1">
<text:span text:style-name="T4">
Cristiano Ronaldo will never give up the 200th international competition for Portugal</text:span>
</text:h>
      <text:p text:style-name="P4">
Publisher: 法新社</text:p>
      <text:p text:style-name="P4">
Published Time: 2023-06-20T-11:32:10+00:00</text:p>
      <text:p text:style-name="P4">
Modified Time: 2023-06-20T09:05:03+00:00</text:p>
      <text:p text:style-name="P4">
Description: (AFP, 19th, 19th) Portugal's football superstar "Cristiano Ronaldo" Ronaldo is preparing for the 2024 European National Cup. It will achieve a milestone in the 200th international competition in the Iceland. He said today that he will never give up "to fight Portugal.</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6-20T-11-32-10-00-00/000000.png" xlink:type="simple" xlink:show="embed" xlink:actuate="onLoad" draw:mime-type="image/png"/>
</draw:frame>
Agence France -Presse reported that "Cristiano Ronaldo" Cristianoronaldo's game in March this year was the 197th international game of Liechtenestin, which played a new game in the international game of men's players. Record.</text:p>
      <text:p text:style-name="P4">
Portugal will go to Iceland on the 20th. Cristiano Ronaldo said at a pre -match press conference in Reykjavik today, "I will never give up here (play for the Portuguese national team), because this has always been a dream."</text:p>
      <text:p text:style-name="P4">
"The milestone of 200 international competitions in my career is not for anyone, which shows my love for the country and team."</text:p>
      <text:p text:style-name="P4">
After taking the Roberto Martinez earlier this year, after receiving the Portuguese soldiers, Ronaldo scored 4 goals in 3 games, but the team defeated Bosnia Andherzegovina last week last week last week. He did not break the goal.</text:p>
      <text:p text:style-name="P4">
Cristiano Ronaldo said: "If I can score in my 200th international game, it will be very beautiful." He scored a total of 122 goals in the international game, which is the best record for men's players.</text:p>
      <text:p text:style-name="P4">
"I'm not chasing the record, they are chasing me. I am very happy because this is part of the power source that I continue to maintain the highest level in the team."</text:p>
      <text:p text:style-name="P4">
"This is what I have never thought about to complete."</text:p>
      <text:p text:style-name="P4">
Martinez confirmed that Cristiano Ronaldo, the Saudi Arabia -Arabia team, will be released in the Icelandic Campaign in Portugal.</text:p>
      <text:p text:style-name="P4">
Martinez, who was the head coach of the Belgian national team, said: "A player can play 200 games in the international race, which is unique."</text:p>
      <text:p text:style-name="P4">
"This is the pride of Portuguese football,"</text:p>
      <text:p text:style-name="P4">
Portugal is striving to enter the 2024 European National Cup in Germany to participate in the competition in the 2024 European National Cup next year. They rely on the strong firepower of scoring 13 goals to win 3 consecutive victories, and currently ranks first in Group J in the overseas competition.</text:p>
      <text:p text:style-name="P4">
News Source: <text:a xlink:type="simple" xlink:href="https://www.rfi.fr/cn/%E8%BF%90%E5%8A%A8%E5%A4%A9%E5%9C%B0/20230620-c%E7%BD%97%E5%B0%86%E8%B8%A2%E7%94%9F%E6%B6%AF%E7%AC%AC200%E5%9C%BA%E5%9B%BD%E9%99%85%E8%B5%9B-%E6%B0%B8%E4%B8%8D%E6%94%BE%E5%BC%83%E4%B8%BA%E8%91%A1%E8%90%84%E7%89%99%E6%95%88%E5%8A%9B" text:style-name="Internet_20_link" text:visited-style-name="Visited_20_Internet_20_Link">
https://www.rfi.fr/cn/%E8%BF%90%E5%8A%A8%E5%A4%A9%E5%9C%B0/20230620-c%E7%BD%97%E5%B0%86%E8%B8%A2%E7%94%9F%E6%B6%AF%E7%AC%AC200%E5%9C%BA%E5%9B%BD%E9%99%85%E8%B5%9B-%E6%B0%B8%E4%B8%8D%E6%94%BE%E5%BC%83%E4%B8%BA%E8%91%A1%E8%90%84%E7%89%99%E6%95%88%E5%8A%9B</text:a>
</text:p>
      <!--NEWS-->
      <text:h text:style-name="P10" text:outline-level="1">
<text:span text:style-name="T4">
The party door report was canceled by the members of the members of the members of Johnson &amp; Johnson</text:span>
</text:h>
      <text:p text:style-name="P4">
Publisher: 法新社</text:p>
      <text:p text:style-name="P4">
Published Time: 2023-06-20T-15:02:08+00:00</text:p>
      <text:p text:style-name="P4">
Modified Time: 2023-06-20T08:50:03+00:00</text:p>
      <text:p text:style-name="P4">
Description: (Agence France-Presse, London, 19th) British parliament members today decided to cancel the Parliament Pass of the former Prime Minister Johnson &amp; Johnson, because according to the report they recognized, Johnson &amp; Johnson's "party door" incident in the COVID-19 epidemic situation , Lie to the parlia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6-20T-15-02-08-00-00/000000.png" xlink:type="simple" xlink:show="embed" xlink:actuate="onLoad" draw:mime-type="image/png"/>
</draw:frame>
On the 59th birthday of Boris Johnson, after a few hours of debate, parliamentarians expressed their approval of the investigation results of the Privilege Committee with a disparity voter of 354 to 7, but Many conservatives, including Rishi Sunak), abstain.</text:p>
      <text:p text:style-name="P4">
During the debate, the members of the members and former Prime Minister, TheRESA May, asked colleagues in Congress to condemn Qiangsheng. After learning the results of the survey, Johnson &amp; Johnson had already resigned as a member of Congress on the 9th.</text:p>
      <text:p text:style-name="P4">
Mey said that the voting of Congress will be "a small but important step in restoring the people's trust in parliament."</text:p>
      <text:p text:style-name="P4">
Mey urged the affiliated party to show that "no matter how senior people are in us, as long as we have to take action, we are all ready". Obviously he was ridiculed Sunak and his decision to abstain.</text:p>
      <text:p text:style-name="P4">
Johnson &amp; Johnson and his increasing supporters described the report of the committee as "political persecution."</text:p>
      <text:p text:style-name="P4">
Jacob Rees-Mogg, the head of the head of Brexit and government efficiency, said that the committee "deliberately tried to make the most unfavorable explanation of Johnson &amp; Johnson's behavior."</text:p>
      <text:p text:style-name="P4">
But Sunak, who promised to restore government integrity, said that the cross -party members of the committee "did complete their work."</text:p>
      <text:p text:style-name="P4">
News Source: <text:a xlink:type="simple" xlink:href="https://www.rfi.fr/cn/%E5%9B%BD%E9%99%85%E6%8A%A5%E9%81%93/20230620-%E6%B4%BE%E5%AF%B9%E9%97%A8%E6%8A%A5%E5%91%8A%E8%8E%B7%E8%AE%AE%E5%91%98%E8%AE%A4%E5%90%8C-%E5%BC%BA%E7%94%9F%E5%9B%BD%E4%BC%9A%E9%80%9A%E8%A1%8C%E8%AF%81%E9%81%AD%E5%8F%96%E6%B6%88" text:style-name="Internet_20_link" text:visited-style-name="Visited_20_Internet_20_Link">
https://www.rfi.fr/cn/%E5%9B%BD%E9%99%85%E6%8A%A5%E9%81%93/20230620-%E6%B4%BE%E5%AF%B9%E9%97%A8%E6%8A%A5%E5%91%8A%E8%8E%B7%E8%AE%AE%E5%91%98%E8%AE%A4%E5%90%8C-%E5%BC%BA%E7%94%9F%E5%9B%BD%E4%BC%9A%E9%80%9A%E8%A1%8C%E8%AF%81%E9%81%AD%E5%8F%96%E6%B6%88</text:a>
</text:p>
      <!--NEWS-->
      <text:h text:style-name="P10" text:outline-level="1">
<text:span text:style-name="T4">
European stocks open down</text:span>
</text:h>
      <text:p text:style-name="P4">
Publisher: 法新社</text:p>
      <text:p text:style-name="P4">
Published Time: 2023-06-20T-17:02:08+00:00</text:p>
      <text:p text:style-name="P4">
Modified Time: 2023-06-20T08:50:02+00:00</text:p>
      <text:p text:style-name="P4">
Description: (Agence France -Presse, London, 20th) The major European stock market opened today. Following the general decline in the Asian stock market, investors wait for the Wall Street stock market to recover the transaction after a long week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6-20T-17-02-08-00-00/000000.png" xlink:type="simple" xlink:show="embed" xlink:actuate="onLoad" draw:mime-type="image/png"/>
</draw:frame>
The London Stock Market Financial Times 100 stock price index (FTSE 100) opened a small drop of 0.1%to 7579.25 points.</text:p>
      <text:p text:style-name="P4">
Frankfurt's DAX index fell 0.5%to 16123.79 points; the Paris stock market CAC 40 index fell 0.3%to 7293.18 points.</text:p>
      <text:p text:style-name="P4">
News Source: <text:a xlink:type="simple" xlink:href="https://www.rfi.fr/cn/%E8%B4%A2%E7%BB%8F%E5%BF%AB%E8%AE%AF/20230620-%E6%AC%A7%E8%82%A1%E5%BC%80%E7%9B%98%E8%B5%B0%E4%BD%8E" text:style-name="Internet_20_link" text:visited-style-name="Visited_20_Internet_20_Link">
https://www.rfi.fr/cn/%E8%B4%A2%E7%BB%8F%E5%BF%AB%E8%AE%AF/20230620-%E6%AC%A7%E8%82%A1%E5%BC%80%E7%9B%98%E8%B5%B0%E4%BD%8E</text:a>
</text:p>
      <!--NEWS-->
      <text:h text:style-name="P10" text:outline-level="1">
<text:span text:style-name="T4">
The gunman runs into his alma mater to shoot Brazilian middle school guns and deaths</text:span>
</text:h>
      <text:p text:style-name="P4">
Publisher: 法新社</text:p>
      <text:p text:style-name="P4">
Published Time: 2023-06-20T-22:32:11+00:00</text:p>
      <text:p text:style-name="P4">
Modified Time: 2023-06-20T08:05:05+00:00</text:p>
      <text:p text:style-name="P4">
Description: (Agence France -Presse, Brazil, Brazil, 19th) Brazil authorities said that a gunman broke into a school that he had attended in south of Brazil today, causing a 16 -year -old student to die, the other was seriously injured, and was subsequently suffered by the police. arre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6-20T-22-32-11-00-00/000000.png" xlink:type="simple" xlink:show="embed" xlink:actuate="onLoad" draw:mime-type="image/png"/>
</draw:frame>
The Barana authorities said that the man came to Londrina, a primary and secondary school he had studied, and said he wanted to apply for a transcript, but he pulled a gun to fire after entering the school.</text:p>
      <text:p text:style-name="P4">
Brazilian media reports pointed out that the gunman is only 21 years old.</text:p>
      <text:p text:style-name="P4">
The authorities issued a statement saying that a 16 -year -old girl was killed, a boy of the same age was seriously injured and sent to the hospital, and the gunman had been arrested.</text:p>
      <text:p text:style-name="P4">
President Luiz Inacio Lula Dasilva said "sadness and anger", and he wrote in Twitter, "Another young life is taken away by hatred and violence, and our school or society can no longer tolerate such things."</text:p>
      <text:p text:style-name="P4">
News Source: <text:a xlink:type="simple" xlink:href="https://www.rfi.fr/cn/%E5%9B%BD%E9%99%85%E6%8A%A5%E9%81%93/20230620-%E6%9E%AA%E6%89%8B%E9%97%AF%E6%AF%8D%E6%A0%A1%E5%BC%80%E6%9E%AA-%E5%B7%B4%E8%A5%BF%E4%B8%AD%E5%AD%A6%E6%9E%AA%E6%A1%88%E4%B8%80%E6%AD%BB%E4%B8%80%E4%BC%A4" text:style-name="Internet_20_link" text:visited-style-name="Visited_20_Internet_20_Link">
https://www.rfi.fr/cn/%E5%9B%BD%E9%99%85%E6%8A%A5%E9%81%93/20230620-%E6%9E%AA%E6%89%8B%E9%97%AF%E6%AF%8D%E6%A0%A1%E5%BC%80%E6%9E%AA-%E5%B7%B4%E8%A5%BF%E4%B8%AD%E5%AD%A6%E6%9E%AA%E6%A1%88%E4%B8%80%E6%AD%BB%E4%B8%80%E4%BC%A4</text:a>
</text:p>
      <!--NEWS-->
      <text:h text:style-name="P10" text:outline-level="1">
<text:span text:style-name="T4">
Hiramel is slightly high</text:span>
</text:h>
      <text:p text:style-name="P4">
Publisher: 法新社</text:p>
      <text:p text:style-name="P4">
Published Time: 2023-06-20T-24:32:11+00:00</text:p>
      <text:p text:style-name="P4">
Modified Time: 2023-06-20T08:05:02+00:00</text:p>
      <text:p text:style-name="P4">
Description: (Agence France -Presse, Tokyo, 20th) The People's Bank of China reduced two index interest rates today, and the Japanese stock market benchmarking the Nikkei Index was closed at the end of the end and lost the soil, and the end was slightly hig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6-20T-24-32-11-00-00/000000.png" xlink:type="simple" xlink:show="embed" xlink:actuate="onLoad" draw:mime-type="image/png"/>
</draw:frame>
The Nikkei 225 Index closed slightly at 18.49 points, or 0.06%, at 33388.91 points. The Dongzhi stock price index closed down 6.65 points, or 0.29%, and came to 2283.85 points.</text:p>
      <text:p text:style-name="P4">
News Source: <text:a xlink:type="simple" xlink:href="https://www.rfi.fr/cn/%E8%B4%A2%E7%BB%8F%E5%BF%AB%E8%AE%AF/20230620-%E6%97%A5%E7%BB%8F%E5%BE%AE%E5%B9%85%E6%94%B6%E9%AB%98" text:style-name="Internet_20_link" text:visited-style-name="Visited_20_Internet_20_Link">
https://www.rfi.fr/cn/%E8%B4%A2%E7%BB%8F%E5%BF%AB%E8%AE%AF/20230620-%E6%97%A5%E7%BB%8F%E5%BE%AE%E5%B9%85%E6%94%B6%E9%AB%98</text:a>
</text:p>
      <!--NEWS-->
      <text:h text:style-name="P10" text:outline-level="1">
<text:span text:style-name="T4">
With the time race, the US -Canada search and rescue adventure Titani lost contact submersible</text:span>
</text:h>
      <text:p text:style-name="P4">
Publisher: 法新社</text:p>
      <text:p text:style-name="P4">
Published Time: 2023-06-20T-26:32:11+00:00</text:p>
      <text:p text:style-name="P4">
Modified Time: 2023-06-20T08:20:03+00:00</text:p>
      <text:p text:style-name="P4">
Description: (Agence France -Presse, Boston, 19th.) The United States and Canada Coast Defense runs today with time, anxious to search and rescue a diving in the wreckage of the well -known concession of the North Atlantic deep -sea advent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6-20T-26-32-11-00-00/000000.png" xlink:type="simple" xlink:show="embed" xlink:actuate="onLoad" draw:mime-type="image/png"/>
</draw:frame>
The 6.5 -meter -long "TITAN" type deep submarine vehicle was operated by the "OceangateExpeditions" company. It lost contact with the water surface after about 1 hour 45 minutes on the 18th.</text:p>
      <text:p text:style-name="P4">
As of the evening of the 19th, the dense sea and air search and rescue continued to be carried out in areas of about 1,450 kilometers outside the CAPE COD and about 3960 meters of water depth.</text:p>
      <text:p text:style-name="P4">
The United States Coast Defense said that they had launched a comprehensive search at 1450 kilometers east of cod; the Canadian Coast Defense Force also said that aircraft and ships would send aircraft and ships to the search area to participate in rescue.</text:p>
      <text:p text:style-name="P4">
Major General Johnmauger, who supervised the search and rescue operation in Boston, told the media: "Searching in that remote area is a challenge, but we deploy all availability resources to ensure that you can find out of contact submersible and rescue it. People. "</text:p>
      <text:p text:style-name="P4">
"We use our best to start search and rescue, and our staff are very important to this task."</text:p>
      <text:p text:style-name="P4">
For 5 people on the submersible, the key to rescue is time, because the oxygen supply of Titan submersible is about 96 hours. Mogg said on the afternoon of the 19th that he believed that there was still more than 70 hours of oxygen stock on the boat.</text:p>
      <text:p text:style-name="P4">
On this submersible, there are well -known British billionaires and pilots Hamish Harding. On the 18th, he posted on Instagram "I can finally proudly say that I joined the marine door adventure."</text:p>
      <text:p text:style-name="P4">
The 58 -year -old Harding also said at the time: "NewFoundland is the most harsh winter in the climate environment. This trip may be the first and only manned task to explore the Titani in 2023."</text:p>
      <text:p text:style-name="P4">
Mogg was unwilling to confirm the identity of 5 people. Harding mentioned in the post that there were several legendary explorers on the submersible personnel. Some people have participated in the Titani adventure task for more than 30 times since the 1980s.</text:p>
      <text:p text:style-name="P4">
At that time, the Titani, who claimed to be a giant wheel, sank from Southampton to New York in April 1912, hitting the iceberg in the North Atlantic, and more than 1,500 passengers and crew members were killed on the ship. Titanic wreckage is currently located in a sea bed with a sea bed of about 592 kilometers and a water depth of about 3810 meters outside of NewFoundland.</text:p>
      <text:p text:style-name="P4">
Alistair Greig, a professor of marine engineering at the University of London (UCL), said that from the current news disclosure of the news, the loss submersible may face two endings.</text:p>
      <text:p text:style-name="P4">
He said that if the submersible is just an electronic or communication problem, he should be able to float to the sea and float, waiting for the rescue personnel to find it.</text:p>
      <text:p text:style-name="P4">
"Another situation is that the pressure shell of the submersible is damaged. If so, it is extremely bad."</text:p>
      <text:p text:style-name="P4">
News Source: <text:a xlink:type="simple" xlink:href="https://www.rfi.fr/cn/%E5%9B%BD%E9%99%85%E6%8A%A5%E9%81%93/20230620-%E4%B8%8E%E6%97%B6%E9%97%B4%E8%B5%9B%E8%B7%91-%E7%BE%8E%E5%8A%A0%E6%90%9C%E6%95%91%E6%8E%A2%E9%99%A9%E9%93%81%E8%BE%BE%E5%B0%BC%E5%8F%B7%E5%A4%B1%E8%81%94%E6%BD%9C%E6%B0%B4%E5%99%A8" text:style-name="Internet_20_link" text:visited-style-name="Visited_20_Internet_20_Link">
https://www.rfi.fr/cn/%E5%9B%BD%E9%99%85%E6%8A%A5%E9%81%93/20230620-%E4%B8%8E%E6%97%B6%E9%97%B4%E8%B5%9B%E8%B7%91-%E7%BE%8E%E5%8A%A0%E6%90%9C%E6%95%91%E6%8E%A2%E9%99%A9%E9%93%81%E8%BE%BE%E5%B0%BC%E5%8F%B7%E5%A4%B1%E8%81%94%E6%BD%9C%E6%B0%B4%E5%99%A8</text:a>
</text:p>
      <!--NEWS-->
      <text:h text:style-name="P10" text:outline-level="1">
<text:span text:style-name="T4">
China ’s interest rate cut is lower than expected to lead the Asian stock market in Hong Kong and Shanghai</text:span>
</text:h>
      <text:p text:style-name="P4">
Publisher: 法新社</text:p>
      <text:p text:style-name="P4">
Published Time: 2023-06-20T-4:02:09+00:00</text:p>
      <text:p text:style-name="P4">
Modified Time: 2023-06-20T11:35:02+00:00</text:p>
      <text:p text:style-name="P4">
Description: (Agence France -Presse, Hong Kong, 20th) As the interest rate reduction of the People's Bank of China is lower than expected, the market is worried about China's lack of action to start economic recovery. The Hong Kong and Shanghai stock market lead the Asian stock marke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6-20T-4-02-09-00-00/000000.png" xlink:type="simple" xlink:show="embed" xlink:actuate="onLoad" draw:mime-type="image/png"/>
</draw:frame>
Agence France -Presse reports that even if the growth slows down, the economy continues to weaken, and Beijing's action is still insufficient, and the optimistic emotions that drive the global stock market rebound last week seem to be fading.</text:p>
      <text:p text:style-name="P4">
The People's Bank of China today reduced the loan market quotation interest rate (LPR) used to pricing loan interest rates. The 1 -year and 5 -year LPR ended 9 months of pressing for soldiers.</text:p>
      <text:p text:style-name="P4">
The Hong Kong Stock Hang Seng Index closed down more than 1%, and the stock price of technology companies that were vulnerable to rising loan costs were the stock price, and the stock price of real estate companies also fell. The Shanghai stock market also closed.</text:p>
      <text:p text:style-name="P4">
Robert Carnell, director of the Asia -Pacific Research Department of the Dutch Group (ING), pointed out that because the interest rate cut is too small, "it will not have much role in boosting the economy facing difficulties."</text:p>
      <text:p text:style-name="P4">
"Even if the interest rate cuts further, we expect that there will be more the same interest rate cuts in the next few months, and maybe we will cut interest rates several times, but we are still unlikely to see that real estate demand has changed strongly, the construction industry may still be weak, local governments will continue to continue Feel the pressure of reduced land sales and fiscal tension. "</text:p>
      <text:p text:style-name="P4">
Seoul, Singapore, Taipei, Bangkok, Manila and Jakarta all fell, but Tokyo, Sydney and Wellington's stock market rose. (Translator: Lin Yifeng/Calculating Draft: Liu Shuqin)</text:p>
      <text:p text:style-name="P4">
News Source: <text:a xlink:type="simple" xlink:href="https://www.rfi.fr/cn/%E8%B4%A2%E7%BB%8F%E5%BF%AB%E8%AE%AF/20230620-%E4%B8%AD%E5%9B%BD%E9%99%8D%E6%81%AF%E5%B9%85%E5%BA%A6%E4%BD%8E%E4%BA%8E%E9%A2%84%E6%9C%9F-%E9%A6%99%E6%B8%AF%E5%92%8C%E4%B8%8A%E6%B5%B7%E9%A2%86%E8%B7%8C%E4%BA%9A%E6%B4%B2%E8%82%A1%E5%B8%82" text:style-name="Internet_20_link" text:visited-style-name="Visited_20_Internet_20_Link">
https://www.rfi.fr/cn/%E8%B4%A2%E7%BB%8F%E5%BF%AB%E8%AE%AF/20230620-%E4%B8%AD%E5%9B%BD%E9%99%8D%E6%81%AF%E5%B9%85%E5%BA%A6%E4%BD%8E%E4%BA%8E%E9%A2%84%E6%9C%9F-%E9%A6%99%E6%B8%AF%E5%92%8C%E4%B8%8A%E6%B5%B7%E9%A2%86%E8%B7%8C%E4%BA%9A%E6%B4%B2%E8%82%A1%E5%B8%82</text:a>
</text:p>
      <!--NEWS-->
      <text:h text:style-name="P10" text:outline-level="1">
<text:span text:style-name="T4">
Amazon and other companies promise to hire 13,000 people in Europe (Free Version)</text:span>
</text:h>
      <text:p text:style-name="P4">
Authors: ['蒂姆•布拉德肖']</text:p>
      <text:p text:style-name="P4">
Publisher: 英国《金融时报》</text:p>
      <text:p text:style-name="P4">
Time: 2023-06-20T00:41:02+00:00</text:p>
      <text:p text:style-name="P4">
Published Time: 2023-06-19T12:00:99+08:00</text:p>
      <text:p text:style-name="P4">
Modified Time: 2023-06-19T20:36:99+08:00</text:p>
      <text:p text:style-name="P4">
Description: This is part of the efforts of dozens of enterprises on the eve of the "World Refugee Day" to help recruit people who escape from the Ukrainian war and other crisis areas.</text:p>
      <text:p text:style-name="P4">
Images: ["<text:a xlink:type="simple" xlink:href="https://thumbor.ftacademy.cn/unsafe/picture/8/000184908_piclink.jpeg" text:style-name="Internet_20_link" text:visited-style-name="Visited_20_Internet_20_Link">
000184908_pic...</text:a>
"]</text:p>
      <text:p text:style-name="P4">
Themes: ['乌克兰战争', '关注']</text:p>
      <text:p text:style-name="P4">
Keywords: ['移民', '难民', '亚马逊', '联合国', '万豪国际', '乌克兰战争', '星巴克', '欧洲委员会']</text:p>
      <text:p text:style-name="P4">
Type: Article</text:p>
      <!--METADATA-->
      <text:p text:style-name="P4">
<draw:frame draw:style-name="fr1" draw:name="Image81" text:anchor-type="as-char" svg:width="6.9236in" svg:height="4.617987in" draw:z-index="0">
<draw:image xlink:href="../Images/FT Chinese Free Version/2023-06-20T00-41-02-00-00/000184908_piclink.jpeg" xlink:type="simple" xlink:show="embed" xlink:actuate="onLoad" draw:mime-type="image/jpeg"/>
</draw:frame>
Amazon(Amazon)It is promised to hire at least 5,000 refugees in Europe during the next three years. This is part of the new efforts initiated by dozens of companies, the purpose is to help recruit people who escape from the Ukrainian war and other crisis areas.</text:p>
      <text:p text:style-name="P4">
The promise of this technology giant is more than 40 companies -including Hilton(Hilton)Marriott(Marriott), Osius Group(ISS)And Starbucks(Starbucks)—— The largest. If they are added together, these companies promise to hire more than 13,000 people.</text:p>
      <text:p text:style-name="P4">
News Source: <text:a xlink:type="simple" xlink:href="http://www.ftchinese.com/story/001100018" text:style-name="Internet_20_link" text:visited-style-name="Visited_20_Internet_20_Link">
http://www.ftchinese.com/story/001100018</text:a>
</text:p>
      <!--NEWS-->
      <text:h text:style-name="P10" text:outline-level="1">
<text:span text:style-name="T4">
Chinese researchers were arrested on the day of Beijing solemn concerns</text:span>
</text:h>
      <text:p text:style-name="P4">
Author: None (Language: zh)</text:p>
      <text:p text:style-name="P4">
Publisher: None</text:p>
      <text:p text:style-name="P4">
Time: 2023-06-20T01:34:00Z</text:p>
      <text:p text:style-name="P4">
Description: The Japanese police recently arrested a Chinese researcher, which was charged with disclosure of data to a Chinese company. Chinese Foreign Ministry spokesman Mao Ning responded on the 19th. What did she say? What data did the researcher leak?</text:p>
      <text:p text:style-name="P4">
Videos: []</text:p>
      <text:p text:style-name="P4">
Images: []</text:p>
      <text:p text:style-name="P4">
Subject: 时政风云</text:p>
      <text:p text:style-name="P4">
Subjects: ['中日关系']</text:p>
      <text:p text:style-name="P4">
Keywords: ['商业机密', '中日关系', '间谍']</text:p>
      <text:p text:style-name="P4">
Id: 65967582</text:p>
      <!--METADATA-->
      <text:p text:style-name="P4">
<text:a xlink:type="simple" xlink:href="https://www.dw.com/zh/overlay/image/article/65967582/65259432" text:style-name="Internet_20_link" text:visited-style-name="Visited_20_Internet_20_Link">
 </text:a>
One Chinese researcher was arrested in Japan.</text:p>
      <text:p text:style-name="P4">
(Voice of German in Chinese) "Nikkei Asia" reported that the Japanese police recently arrested Quan Hengdao, a Chinese researcher at the Japanese Institute of Industry and Technology in Japan.</text:p>
      <text:p text:style-name="P4">
In this regard, Mao Ning, a spokesman for the Chinese Ministry of Foreign Affairs, responded on the 19th that China has expressed serious concern to the Japanese side by diplomatic channels, requiring the Japanese side to effectively respect the principles of legal system, market economy and fair competition, and safeguard the legitimate rights and interests of Chinese citizens. Exchange creates a good environment.</text:p>
      <text:p text:style-name="P4">
The Institute of Industry and Technology of Japan said: "Unfortunately, our staff are arrested very much, we will fully cooperate with the investigation and strictly handle the matter." The study of more than 2,300 researchers is Japan's largest public funding research institution.</text:p>
      <text:p text:style-name="P4">
Comprehensive media reports that 59 -year -old Quan Hengdao was suspected of participating in the "Thousand Talents Projects" led by the Chinese government, and leaked to Beijing's chemical products companies on April 13, 2018 to e -mail. Fluoride can be used in electrical equipment as the insulator of the transformer.</text:p>
      <text:p text:style-name="P4">
One week after this email was sent, the Chinese company applied for a patent for the inventor and applied for a patent, and was subsequently approved. The Japanese police therefore accused him of alleged violations of the "Prevention Law of Incident" and was sent for inspection on the 16th, but he currently denied the allegations.</text:p>
      <text:p text:style-name="P4">
Sources told "Nikkei Asia" that Quan Hengdao also taught at Beijing University of Science and Technology and was believed to be in contact with the Chinese military.</text:p>
      <text:h text:style-name="P12" text:outline-level="3">
<text:span text:style-name="T4">
</text:span>
</text:h>
      <text:p text:style-name="P4">
This is not the first business secret leak in China and Japan.</text:p>
      <text:p text:style-name="P4">
In 2020, former employees of a large chemical company in Japan were sued for leakage of LCD secret technology to Chinese companies.</text:p>
      <text:p text:style-name="P4">
In March of this year, <text:a xlink:type="simple" xlink:href="https://www.dw.com/zh/zh/日本藥廠員工遭中國拘留-北京证实涉嫌间谍活动/a-65129171" text:style-name="Internet_20_link" text:visited-style-name="Visited_20_Internet_20_Link">
China also detained a Japanese employee of Japan's Anstela Pharmaceutical Company on the grounds of "suspected espionage activities"</text:a>
Essence Earlier, there were at least 16 <text:a xlink:type="simple" xlink:href="https://www.dw.com/zh/zh/中国拘捕一名日本教授-指控从事间谍活动/a-50912372" text:style-name="Internet_20_link" text:visited-style-name="Visited_20_Internet_20_Link">
Japanese citizens who were detained by the Chinese government for the same reason</text:a>
Essence</text:p>
      <text:p text:style-name="P4">
("Nikkei Asia", "South China Morning Post", the Ministry of Foreign Affairs of China)</text:p>
      <text:p text:style-name="P4">
News Source: <text:a xlink:type="simple" xlink:href="https://www.dw.com/zh/中國籍研究員遭日逮捕-北京嚴正關切/a-65967582" text:style-name="Internet_20_link" text:visited-style-name="Visited_20_Internet_20_Link">
https://www.dw.com/zh/中國籍研究員遭日逮捕-北京嚴正關切/a-65967582?maca=chi-rss-chi-all-1127-rdf</text:a>
</text:p>
      <!--NEWS-->
      <text:h text:style-name="P10" text:outline-level="1">
<text:span text:style-name="T4">
Europe is behind the United States and the gap is still expanding (Free Version)</text:span>
</text:h>
      <text:p text:style-name="P4">
Authors: ['吉迪恩•拉赫曼']</text:p>
      <text:p text:style-name="P4">
Publisher: 英国《金融时报》</text:p>
      <text:p text:style-name="P4">
Time: 2023-06-20T01:46:28+00:00</text:p>
      <text:p text:style-name="P4">
Published Time: 2023-06-19T12:00:99+08:00</text:p>
      <text:p text:style-name="P4">
Modified Time: 2023-06-19T21:41:99+08:00</text:p>
      <text:p text:style-name="P4">
Description: Rahman: From science and technology to energy, from capital markets to higher education institutions, the European Union can compete with the United States today. The situation in Britain is not much better.</text:p>
      <text:p text:style-name="P4">
Images: []</text:p>
      <text:p text:style-name="P4">
Themes: ['观点', '全球经济', '关注']</text:p>
      <text:p text:style-name="P4">
Keywords: ['全球经济', '美国', '欧洲']</text:p>
      <text:p text:style-name="P4">
Type: Article</text:p>
      <!--METADATA-->
      <text:p text:style-name="P4">
The Ukrainian war has regained the Cross -Grand Alliance. But the relationship between the United States and its European allies is increasingly unbalanced.</text:p>
      <text:p text:style-name="P4">
The US economy is far richer and more energetic than the European Union or the United Kingdom -and the gap is still expanding. The influence will be far beyond the category of relative living standards. Europe's dependence on the United States in terms of technology, energy, capital, and national defense is gradually weakening the EU's aspirations that the EU may have "strategic autonomy".</text:p>
      <text:p text:style-name="P4">
News Source: <text:a xlink:type="simple" xlink:href="http://www.ftchinese.com/story/001100019" text:style-name="Internet_20_link" text:visited-style-name="Visited_20_Internet_20_Link">
http://www.ftchinese.com/story/001100019</text:a>
</text:p>
      <!--NEWS-->
      <text:h text:style-name="P10" text:outline-level="1">
<text:span text:style-name="T4">
The "tactical" operation of the Russian army, Ukraine obtained advanced weapons of repel -repelled drones and missiles</text:span>
</text:h>
      <text:p text:style-name="P4">
Author: 半岛电视台＋通讯社</text:p>
      <text:p text:style-name="P4">
Publisher: Al Jazeera</text:p>
      <text:p text:style-name="P4">
Published Time: 2023-06-20T01:53:31</text:p>
      <text:p text:style-name="P4">
Modified Time: 2023-06-20T01:53:31</text:p>
      <text:p text:style-name="P4">
Description: Britain said that the Russian army is conducting a "tactical" operation at the front line of the southern Ukraine, which is controlled by it, and France announced that it will provide Kiev's advanced air defense system equivalent to the "Patriot" system.</text:p>
      <text:p text:style-name="P4">
Images: ["<text:a xlink:type="simple" xlink:href="https://chinese.aljazeera.net/wp-content/uploads/2023/06/1-1687224795.jpg" text:style-name="Internet_20_link" text:visited-style-name="Visited_20_Internet_20_Link">
1-1687224795.jpg</text:a>
", "<text:a xlink:type="simple" xlink:href="https://chinese.aljazeera.net/wp-content/uploads/2023/06/2-1687224803.jpg" text:style-name="Internet_20_link" text:visited-style-name="Visited_20_Internet_20_Link">
2-1687224803.jpg</text:a>
", "<text:a xlink:type="simple" xlink:href="https://chinese.aljazeera.net/wp-content/uploads/2023/06/3-1687224809.jpg" text:style-name="Internet_20_link" text:visited-style-name="Visited_20_Internet_20_Link">
3-1687224809.jpg</text:a>
", "<text:a xlink:type="simple" xlink:href="https://chinese.aljazeera.net/wp-content/uploads/2023/06/4-1687224814.jpg" text:style-name="Internet_20_link" text:visited-style-name="Visited_20_Internet_20_Link">
4-1687224814.jpg</text:a>
", "<text:a xlink:type="simple" xlink:href="https://chinese.aljazeera.net/wp-content/uploads/2023/06/5-1687224821.jpg" text:style-name="Internet_20_link" text:visited-style-name="Visited_20_Internet_20_Link">
5-1687224821.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83" text:anchor-type="as-char" svg:width="6.9236in" svg:height="4.612736in" draw:z-index="0">
<draw:image xlink:href="../Images/Aljazeera Chinese/2023-06-20T01-53-31/1-1687224795.jpg" xlink:type="simple" xlink:show="embed" xlink:actuate="onLoad" draw:mime-type="image/jpeg"/>
</draw:frame>
France-SAMP/T system made by Italy(Social networking site)Britain said that the Russian army is conducting a "tactical" operation at the front line of the southern Ukraine, which is controlled by it, and France announced that it will provide Kiev's advanced air defense system equivalent to the "Patriot" system.</text:p>
      <text:p text:style-name="P4">
According to the intelligence evaluation of the UK's Ministry of Defense's development of Ukraine's situation, in the past 10 days, Russia may have begun to mobilize some of the people of the Dieber's various troops on the east bank of the Dnieber River to reinforce the Zapolo and Bachmut region.</text:p>
      <text:p text:style-name="P4">
The evaluation released by the ministry on its Twitter account added that this may include thousands of members of the 49th Army, including the 34th Independent Brigade, as well as the airborne troops and the Marine Corps forces.</text:p>
      <text:p text:style-name="P4">
The assessment pointed out that the re -deployment of the Diebero troops is likely to reflect Russia's thoughts, that is, after the collapse of the Khahofka dam and the flood caused by it, Ukraine is unlikely to cross the Dieber River to launch a large -scale offensive across the Dieber River now. Essence</text:p>
      <text:p text:style-name="P4">
<draw:frame draw:style-name="fr1" draw:name="Image84" text:anchor-type="as-char" svg:width="6.9236in" svg:height="4.765595in" draw:z-index="0">
<draw:image xlink:href="../Images/Aljazeera Chinese/2023-06-20T01-53-31/2-1687224803.jpg" xlink:type="simple" xlink:show="embed" xlink:actuate="onLoad" draw:mime-type="image/jpeg"/>
</draw:frame>
The Russian army in the motion in 2022(Reuters)</text:p>
      <text:h text:style-name="P13" text:outline-level="4">
<text:span text:style-name="T4">
Blint's concerns about "fatal weapons"</text:span>
</text:h>
      <text:p text:style-name="P4">
On the other hand, US Secretary of State Anthony Blingken confirmed in Beijing on Monday on Monday on Monday that China once again promised not to provide Russia's use of fatal weapons in Ukraine. At the same time, he expressed concern about the actions of Chinese private enterprises.</text:p>
      <text:p text:style-name="P4">
Brinken told reporters, "We and other countries have been guaranteed from China, it will not and will not provide fatal assistance to Russia for use in Ukraine."</text:p>
      <text:p text:style-name="P4">
The US Minister added that as he said, "We have not seen any evidence that violates this guarantee. What we have always worried about is that Chinese companies may provide Russia to provide technology that can be used to further invade Ukraine."</text:p>
      <text:p text:style-name="P4">
According to Brinken, Washington has asked the Chinese government to be "highly vigilant" for this. He confirmed that China had guaranteed this issue on this issue, not just during his visit to Beijing.</text:p>
      <text:h text:style-name="P13" text:outline-level="4">
<text:span text:style-name="T4">
SAMP/T system</text:span>
</text:h>
      <text:p text:style-name="P4">
In terms of arms, French President Emmanel Macron announced on Monday that Ukraine has received and is using the medium-range air defense system SAMP/T made by France-Italian, which is a promise of granting Kiev System 4 in Paris. It happened later.</text:p>
      <text:p text:style-name="P4">
Paris announced in early February that the system equivalent to the American "Patriot" was transported to Kiev.</text:p>
      <text:p text:style-name="P4">
In Paris's speech on European air defense and missile defense, Macron said, "I am glad to inform you with my Italian colleague Jiaoergia Melonony. To protect key facilities and save life. "</text:p>
      <text:p text:style-name="P4">
<draw:frame draw:style-name="fr1" draw:name="Image85" text:anchor-type="as-char" svg:width="6.9236in" svg:height="3.894525in" draw:z-index="0">
<draw:image xlink:href="../Images/Aljazeera Chinese/2023-06-20T01-53-31/3-1687224809.jpg" xlink:type="simple" xlink:show="embed" xlink:actuate="onLoad" draw:mime-type="image/jpeg"/>
</draw:frame>
SAMP/T system(Peninsula TV Station)SAMP/T (MAMBA) is expected to help Ukraine respond to attacks from Russian drones, missiles and aircraft.</text:p>
      <text:p text:style-name="P4">
For a few months, Kiev has called for strengthening its air defense capabilities, especially after the drone made by Iranian manufacturing in Russia in the fall of 2022 has launched an important infrastructure.</text:p>
      <text:h text:style-name="P13" text:outline-level="4">
<text:span text:style-name="T4">
Lama Tshada evaluate the work of the African delegation</text:span>
</text:h>
      <text:p text:style-name="P4">
At the diplomatic level, the conflict was resolved. On Monday, 19th, South African President Silil Rama Puta returned from Kiev and St. Petersburg after holding talks with the leaders of the conflict. "Historical".</text:p>
      <text:p text:style-name="P4">
The African high -level delegation met with Ukrainian President Zernesky on Friday and then went to Russia to talk to Russia President Putin.</text:p>
      <text:p text:style-name="P4">
Lamaga said at a weekly press conference that "this initiative is historic, because this is the first time that the African leader has implemented a peaceful mission on a peaceful mission outside Africa."</text:p>
      <text:p text:style-name="P4">
The delegation conveyed the sound of the mainland affected by the conflict of Ukraine, especially the high food price, because a large part of it was imported from the two warring countries, Russia and Ukraine.</text:p>
      <text:p text:style-name="P4">
<draw:frame draw:style-name="fr1" draw:name="Image86" text:anchor-type="as-char" svg:width="6.9236in" svg:height="5.1927in" draw:z-index="0">
<draw:image xlink:href="../Images/Aljazeera Chinese/2023-06-20T01-53-31/4-1687224814.jpg" xlink:type="simple" xlink:show="embed" xlink:actuate="onLoad" draw:mime-type="image/jpeg"/>
</draw:frame>
The impact of peace initiative on artillery fire(Peninsula TV Station)</text:p>
      <text:h text:style-name="P13" text:outline-level="4">
<text:span text:style-name="T4">
10 Suggestion</text:span>
</text:h>
      <text:p text:style-name="P4">
The delegation put forward 10 suggestions, including eased the situation, recognized the sovereignty of the two countries, the grain exports that did not hinder the crosses of the Black Sea, and the prisoners of war and children returned to the original country.</text:p>
      <text:p text:style-name="P4">
On Monday, Lamaguza pointed out that the "positive reception" obtained from the two parties from both sides is itself a "one of the most important achievements." He also said, "We found that it was encouraged and given an optimistic reason, that is, the proposal will be considered." According to Rama PC, Zelei and Putin agreed to continue contact.</text:p>
      <text:p text:style-name="P4">
On the other hand, the Kremlin believes that the implementation of these principles is "very difficult", while Zelekiski excludes the possibility of negotiating with Moscow as long as the Russian army occupy part of Ukraine.</text:p>
      <text:p text:style-name="P4">
In this context, the Kremlin said on Monday that it will continue to keep in touch with the African mediation group, especially during the Russian -Africa summit scheduled to be held next month. It also added that some suggestions can be implemented.</text:p>
      <text:p text:style-name="P4">
The Kremlin spokesman Dmitry Peskov told reporters that talks with the delegation will continue. Some of their suggestions are theoretically feasible, but he did not mention specific suggestions. He also said, "In short, the conversation with Africans will continue."</text:p>
      <text:h text:style-name="P13" text:outline-level="4">
<text:span text:style-name="T4">
Multi -front fierce battle</text:span>
</text:h>
      <text:p text:style-name="P4">
On the battlefield, the Russian Ministry of Defense announced that its troops have completely controlled the city of New Donetz in the Donetsk area.</text:p>
      <text:p text:style-name="P4">
The ministry said that the troops repelled Ukraine's offense and destroyed about 50 Ukrainian vehicles and tanks in the battle. It released two video clips, which are said to show its army's control over the city and the loss of Ukraine. Essence</text:p>
      <text:p text:style-name="P4">
On the other hand, Anna Mariar, deputy minister of the Ministry of Defense of Ukraine, said that although Russia has reinforced in the region, the Ukrainian army has continued to advance to Bachmut in the past week. She added that the Ukrainian army frustrated Russia's attempts to Promise to Liman Kippayosk, Afdiffka and Marinka.</text:p>
      <text:p text:style-name="P4">
Mariar pointed out that within two weeks of offensive operations in Buer Jiangsk and Melitopol, the Ukrainian army recaptured 8 towns and promoted about 7 kilometers to the Tavrian operation area within two weeks.</text:p>
      <text:p text:style-name="P4">
The Ukrainian military announced that after two weeks of battles, it re -controlled the town of Pyatakhatka, southwest of Zapolo, and released a video clip, which is said to show that its soldiers stand in front of a official building in the town.</text:p>
      <text:p text:style-name="P4">
The counterattack of Ukraine has lasted for about two weeks, and the pace of fighting is accelerating, especially in the southern and eastern front.</text:p>
      <text:p text:style-name="P4">
<draw:frame draw:style-name="fr1" draw:name="Image87" text:anchor-type="as-char" svg:width="6.9236in" svg:height="3.894525in" draw:z-index="0">
<draw:image xlink:href="../Images/Aljazeera Chinese/2023-06-20T01-53-31/5-1687224821.jpg" xlink:type="simple" xlink:show="embed" xlink:actuate="onLoad" draw:mime-type="image/jpeg"/>
</draw:frame>
Donedsk area(Peninsula TV Station)</text:p>
      <text:h text:style-name="P13" text:outline-level="4">
<text:span text:style-name="T4">
The front line of the war fireA reporter from the Peninsula reported that after monitoring the launch of the S-300 missile, Zapolo in the southeast of Ukraine heard a series of explosions.</text:span>
</text:h>
      <text:p text:style-name="P4">
On the other hand, the Odeza Army government announced that the area was attacked by missiles from the Black Sea, and the air defense system responded to this.</text:p>
      <text:p text:style-name="P4">
The Ukrainian Air Force said it had detected the missiles and marched to Zaparo, Diebero and Donetsk in southern and east of Ukraine.</text:p>
      <text:p text:style-name="P4">
In the north, Russia's Belgo Rhodes Governor Viacuslav Grankov said that Ukrainian artillery shells of Waluki village, causing 7 people to be injured. At the same time, nine residential buildings were destroyed in areas bordering Ukraine.</text:p>
      <text:p text:style-name="P4">
In Donzk, the pro -Russian authorities reported that Ukraine's shelling against the city caused 8 civilians to be injured and destroyed 7 residential buildings and 3 infrastructure.</text:p>
      <text:p text:style-name="P4">
News Source: <text:a xlink:type="simple" xlink:href="https://chinese.aljazeera.net/news/war-in-ukraine/2023/6/20/%e4%bf%84%e7%bd%97%e6%96%af%e5%86%9b%e9%98%9f%e7%9a%84%e6%88%98%e6%9c%af%e8%a1%8c%e5%8a%a8%e4%b9%8c%e5%85%8b%e5%85%b0%e8%8e%b7%e5%be%97%e5%87%bb%e9%80%80%e6%97%a0%e4%ba%ba" text:style-name="Internet_20_link" text:visited-style-name="Visited_20_Internet_20_Link">
https://chinese.aljazeera.net/news/war-in-ukraine/2023/6/20/%e4%bf%84%e7%bd%97%e6%96%af%e5%86%9b%e9%98%9f%e7%9a%84%e6%88%98%e6%9c%af%e8%a1%8c%e5%8a%a8%e4%b9%8c%e5%85%8b%e5%85%b0%e8%8e%b7%e5%be%97%e5%87%bb%e9%80%80%e6%97%a0%e4%ba%ba</text:a>
</text:p>
      <!--NEWS-->
      <text:h text:style-name="P10" text:outline-level="1">
<text:span text:style-name="T4">
"Full -time children": Under China's severe employment situation, the reorganization of young people is the "self -anesthesia"?</text:span>
</text:h>
      <text:p text:style-name="P4">
Author: https://www.facebook.com/bbcworldservice/</text:p>
      <text:p text:style-name="P4">
Publisher: BBC News 中文</text:p>
      <text:p text:style-name="P4">
Published Time: 2023-06-20T02:03:53.000Z</text:p>
      <text:p text:style-name="P4">
Modified Time: 2023-06-20T02:03:53.000Z</text:p>
      <text:p text:style-name="P4">
Description: In the intense environment of Chinese workplace, many young people go home to make "full -time children" and get recognition by doing housework or accompanying their parents. Some people even signed a labor contract with their parents, listing payments and remuneration.</text:p>
      <text:p text:style-name="P4">
Images: ["<text:a xlink:type="simple" xlink:href="https://ichef.bbci.co.uk/news/640/cpsprodpb/74F9/production/_130154992_screenshot.jpg" text:style-name="Internet_20_link" text:visited-style-name="Visited_20_Internet_20_Link">
_130154992_sc...</text:a>
"]</text:p>
      <text:p text:style-name="P4">
Videos: ["<text:a xlink:type="simple" xlink:href="https://www.bbc.com/ws/av-embeds/cps/zhongwen/simp/chinese-news-65877454/p0fk1h0q/zh-hans" text:style-name="Internet_20_link" text:visited-style-name="Visited_20_Internet_20_Link">
zh-hans</text:a>
"]</text:p>
      <text:p text:style-name="P4">
Tags: ['中國', '就业', '年轻人']</text:p>
      <text:p text:style-name="P4">
Type: Article</text:p>
      <!--METADATA-->
      <text:h text:style-name="P12" text:outline-level="3">
<text:span text:style-name="T4">
"Full -time Children": Under the severe employment situation in China, the reorganization of young people is it "self -anesthesia"?</text:span>
</text:h>
      <ul>
        <li>
Chang Siying * BBC Chinese</li>
      </ul>
      <text:p text:style-name="P4">
At 2:03 am on June 20, 2023<draw:frame draw:style-name="fr1" draw:name="Image88" text:anchor-type="as-char" svg:width="6.9236in" svg:height="3.894525in" draw:z-index="0">
<draw:image xlink:href="../Images/BBC Chinese/2023-06-20T02-03-53.000Z/_130154992_screenshot.jpg" xlink:type="simple" xlink:show="embed" xlink:actuate="onLoad" draw:mime-type="image/jpeg"/>
</draw:frame>
Image adding text,</text:p>
      <text:p text:style-name="P4">
Chen Du has been a full -time daughter in the past few months.</text:p>
      <text:p text:style-name="P4">
<text:span text:style-name="T4">
 29 -year -old Julie has made game planning in a company in Beijing, and her frequent overtime has gradually made her unbearable. In April of this year, after discussing with her retired parents, she decided to resign and go home to accompany the second elder, and also planned a good plan for the next life. </text:span>
</text:p>
      <text:p text:style-name="P4">
Except for more time to accompany her parents, her family does not need her to help too much. However, she said that as the only child, herself who never did housework before starting to clean up the room.</text:p>
      <text:p text:style-name="P4">
Julie said that the daily life expenses were mainly borne by her parents. Mom also proposed to give her a living expenses of 2,000 yuan per month, but she did not collect it.</text:p>
      <text:p text:style-name="P4">
Her parents did not seem to be high in her requirements. I just hope that she can "maintain a normal state of living, don't sleep too late, don't indulge herself too late."</text:p>
      <text:p text:style-name="P4">
The "full -time children" lifestyle like Julie became popular among Chinese young people, causing heated discussions online and academic attention. Most of them were frustrated or in the bottleneck in the early stage of the workplace. They decided to return home to live with their parents and get recognition by accompanying their parents or undertaking some household chores.</text:p>
      <text:p text:style-name="P4">
Some people even signed a simple labor contract with their parents, which listed above to pay and pay -how much does it cost to accompany the parents for an hour.</text:p>
      <text:p text:style-name="P4">
Behind the "full -time children" is China's high unemployment rate. According to the latest official data of China, in May this year, the unemployment rate of young people aged 16 to 24 rose to 20.8%, which has set a record high since two consecutive months in 2018. Among them, the situation of college graduates is even worse. According to Zhuo Xian, a researcher at the Development Research Center of the State Council of China, the unemployment rate of college students is 1.4 times that of the overall unemployment rate of young people, and it is the main group of young people's unemployment population.</text:p>
      <text:p text:style-name="P4">
Lu Xi, an assistant professor at the School of Public Policy of the National University of Singapore, said: "Full -time children are an unavoidable phenomenon in the tide of social unemployment, and behind it is the status quo of serious decline and atrophy of the entire socioeconomic economy."</text:p>
      <text:p text:style-name="P4">
<text:a xlink:type="simple" xlink:href="https://www.bbc.com/ws/av-embeds/cps/zhongwen/simp/chinese-news-65877454/p0fk1h0q/zh-hans" text:style-name="Internet_20_link" text:visited-style-name="Visited_20_Internet_20_Link">
Video-1-Link:/WS/AV-EMBEDS/CPS/ZHONGWEN/SIMP/Chinese-News-65877454/P0FK1H0Q/ZH-HansS</text:a>
<text:span text:style-name="T4">
 Your equipment does not support playing multimedia materials </text:span>
 video plus injection text,</text:p>
      <text:p text:style-name="P4">
The most difficult graduation season in history in 2023: Chinese young people "squeeze" temples to pray for work</text:p>
      <text:p text:style-name="P4">
<text:a xlink:type="simple" xlink:href="https://www.bbc.com/zhongwen/simp/chinese-news-61632336" text:style-name="Internet_20_link" text:visited-style-name="Visited_20_Internet_20_Link">
Chinese university graduates exceed 10 million "this year is really difficult"</text:a>
* <text:a xlink:type="simple" xlink:href="https://www.bbc.com/zhongwen/simp/chinese-news-57304453" text:style-name="Internet_20_link" text:visited-style-name="Visited_20_Internet_20_Link">
Chinese young people struggling between "inner volume" and "lying flat"</text:a>
</text:p>
      <text:h text:style-name="P12" text:outline-level="3">
<text:span text:style-name="T4">
workplace anxiety</text:span>
</text:h>
      <text:p text:style-name="P4">
Julie said that in the past five or six years, overtime is a commonplace. A few months before resigning, the company was more compulsory to ask for overtime. She often leaves home at 9 o'clock in the morning, and returns at 1 o'clock in the evening. "Live like a walking dead."</text:p>
      <text:p text:style-name="P4">
"Don't take sleeping pills at night, dreaming is in the company, and the content of the dream is related to work. Then wake up in the morning and go to work again. I feel that I work in 24 hours."</text:p>
      <text:p text:style-name="P4">
In China, the 996 working system (facing 9 to 9, every Saturday day) is quite common, especially in the technology industry. In the fierce market competition, many start -ups are required to work overtime because they have no core competitiveness that they can only pursue speed and intensity, so they are required to work overtime, and they usually do not pay the corresponding remuneration.</text:p>
      <text:p text:style-name="P4">
Julie said that if there are colleagues in the company, the human resources department will receive hundreds of resumes soon, and recruiting newcomers will never be a problem, which also encourages the company's overtime atmosphere. "After three months of overtime, I found that I didn't know the colleagues of the team."</text:p>
      <text:p text:style-name="P4">
Her parents accepted her home as a "full -time daughter" because they felt that their daughter could not find the object at such a big age. The big reason was related to overtime. So she expressed her understanding of her resignation, hoping that she could find a relatively free job.</text:p>
      <text:p text:style-name="P4">
Chen Du, who engaged in real estate -related work in Chongqing, resigned early this year and returned to a small county in his hometown of Yunnan, and became a "full -time daughter".</text:p>
      <text:p text:style-name="P4">
During the new crown epidemic, her industry was particularly sluggish. The company calculates wages by the basic salary plus commission, and its income has decreased sharply in the past one or two years. The deduction of daily expenses includes 2,000 yuan per month, and there are basically few.</text:p>
      <text:p text:style-name="P4">
"The assessment is getting stricter, and when the performance is the best, the goal cannot be achieved," Chen Du, 27, said. Coupled with the depression caused by long -term control in many places during the epidemic, she felt that "suddenly I can't see hope."</text:p>
      <text:p text:style-name="P4">
"During the time last year, I felt that why workers were so sad, got up early every day, worked in unparalleled, and did a lot of salary every day. I thought it was too sad. Why would people live like this? "</text:p>
      <text:p text:style-name="P4">
Image source, chen dudu</text:p>
      <text:p text:style-name="P4">
Image adding text,</text:p>
      <text:p text:style-name="P4">
Chen Du is in Yunnan, his hometown.</text:p>
      <text:h text:style-name="P12" text:outline-level="3">
<text:span text:style-name="T4">
Gap year? Old?</text:span>
</text:h>
      <text:p text:style-name="P4">
Some people compare the "full -time children" with the "Gapyear" popular among foreign university graduates. Many graduates use this transition time to practice themselves in the society, or plan to change or enhance the competitiveness of the workplace for the next step.</text:p>
      <text:p text:style-name="P4">
However, some scholars have pointed out that "full -time children" are suspected of being old, and the impact on family and society cannot be underestimated.</text:p>
      <text:p text:style-name="P4">
Scholar Lu Xi said that young people who choose "interval to a year" generally have very clear plans. The most common is to go out to study for a master's degree in the workplace, or participate in other vocational training, even if a few people choose to go out to travel to travel It is also a choice that has very strong expectations and confidence in the future career.</text:p>
      <text:p text:style-name="P4">
Most of the "full -time children" in China are forced to stay at home. There is no clear career planning. Social practice cannot be accumulated at home. With the increasing competition in the employment market, there are more and more people in the exams and postgraduate entrance examinations; even if they are examined, they will face greater squeezing in the future unemployed market, and may not be able to find a suitable job.Lu Xi said that in this case, many people doing full -time children are actually "self -worth without self -anesthesia when they have no way to get social affirmation and acceptance."</text:p>
      <text:p text:style-name="P4">
At the same time, from the perspective of the government, quoting new terms such as "full -time children", or encouraging the phenomenon of "full -time children" on the Internet, mainly to avoid using the words such as "high unemployment rate" to reduce society to reduce society Contradiction, he said.</text:p>
      <text:p text:style-name="P4">
But in the final analysis, "the essence of full -time children is unemployment," Lu Xi said straightforwardly.</text:p>
      <text:p text:style-name="P4">
"Considering the labor participation rate and the proportion of postgraduate entrance examinations and examinations, the unemployment rate of young people in Chinese young people will be far more than 20%. Therefore, there will be more and more full -time children in China in the future, especially in the group of fresh graduates."</text:p>
      <text:p text:style-name="P4">
Image source, getty images</text:p>
      <text:p text:style-name="P4">
Image adding text,</text:p>
      <text:p text:style-name="P4">
Some scholars believe that the essence of full -time children in the final analysis is unemployment.</text:p>
      <text:p text:style-name="P4">
Lu Xi said that the full -time children will reduce the disposable income of the parents, especially when the parents pay a certain pay to their children, which will eventually lead to the downgrade of the consumption of the entire family.</text:p>
      <text:p text:style-name="P4">
For parents, these money can originally flow to the market to buy goods or services. For their children, taking money from their parents means that their future revenue expects decline. At the same time, due to the decrease in new wealth created, their own consumption will decline.</text:p>
      <text:p text:style-name="P4">
"The more full -time children, the faster the consumption of society," Lu Xi said.</text:p>
      <text:p text:style-name="P4">
From an individual perspective, he suggested that young people can choose to start their own business, or transfer their eyes to foreign markets, such as looking for opportunities in Southeast Asian countries with a more economical economy. He also warned that this needs to be done by personal opportunities and personality, not suitable for everyone.</text:p>
      <text:p text:style-name="P4">
Zhou Yun, a sociological assistant professor at the University of Michigan, compares "full -time children" with "full -time mothers" as an analogy. She said that more than two decades ago, a "full -time" trend in American society -the white -collar mother who had been educated "independently withdrew" the workplace and returned to the family as a full -time mother. At that time, the women had to make the choice of "ideal employees" and "ideal mother" at that time. "These mothers are not so much‘ independent exit ’, it’ s better to be ‘squeezed out’. ”</text:p>
      <text:p text:style-name="P4">
Similarly, in today's China, the "not optimistic employment situation, the workplace's requirements for 996 '" ideal employees', how will people imagine the future after the epidemic, imagine a series of social factors with society and the country. " Don't be a full -time child, she said.</text:p>
      <text:p text:style-name="P4">
Image source, getty images</text:p>
      <text:h text:style-name="P12" text:outline-level="3">
<text:span text:style-name="T4">
Hard employment</text:span>
</text:h>
      <text:p text:style-name="P4">
Julie said that her parents have retired, and each person has a pension of thousands of yuan per month. For her, being a "full -time child" can only be an appropriate measure.</text:p>
      <text:p text:style-name="P4">
In the past half a month, she has invested more than 40 resumes to the intermediary company and recruitment unit, but most of them have sinking the sea, and only two have received interview notices.</text:p>
      <text:p text:style-name="P4">
"I felt that my work was not easy to find before resigning, but after I really resigned, I found that the work was even difficult to find," Julie said.</text:p>
      <text:p text:style-name="P4">
She studied abroad and returned to work in Beijing after graduating in 2017. At that time, China's GDP growth rate reached nearly 7%throughout the year, achieving the first rise in seven years. She quickly found a decent job.</text:p>
      <text:p text:style-name="P4">
However, in recent years, the Chinese government has focused on rectifying the Internet, games, teaching and training, and many companies have revealed the news of large -scale layoffs under the impact. Coupled with strict control during the epidemic, commercial activities have stagnated, and China's economy has slowed sharply. In this case, the competition in the employment market has intensified, the depreciation of academic qualifications, low work salary, and prevalence of overtime make many young people difficulty in employment.</text:p>
      <text:p text:style-name="P4">
Julie said that she was surprised to find that more and more new colleagues around him either graduated from key universities in China or studying abroad in overseas famous universities. She said that the game planning itself does not require too high education, and the reason why these high students come in compete to compete to a large extent that they cannot find a job in a better job. Employment space for graduates of prestigious schools.</text:p>
      <text:p text:style-name="P4">
The two interviews she just received recently was eventually defeated to students who graduated from prestigious schools. She regrets her decision to be anxious to return home to employment, "I regret not going abroad to continue a graduate student."</text:p>
      <text:p text:style-name="P4">
Image source, getty images</text:p>
      <text:h text:style-name="P12" text:outline-level="3">
<text:span text:style-name="T4">
Reinventing?</text:span>
</text:h>
      <text:p text:style-name="P4">
Some people say that although the lives of full -time children are very comfortable, "lying down" is only appearance, anxiety is their norm.</text:p>
      <text:p text:style-name="P4">
"No (anxiety) is impossible," said Chen Du, Yunnan. There are two voices in her heart in the opposition: "One is very willful, I feel that there is such time, and I have not figured out the future plan, so I must enjoy the present; the other I am reminding you to give you three or four, four or four For a month, you have to start thinking about what to do next, and you can't go like that. "</text:p>
      <text:p text:style-name="P4">
Although their parents did not say anything, they also had anxiety in their hearts. My parents occasionally ask her, how to plan next.</text:p>
      <text:p text:style-name="P4">
"In fact, they can actually hear it. They are a little worried," Chen Du said, "I don't know the future plan, but I can't tell them that I don't know, I will say that I will rest for a while. "</text:p>
      <text:p text:style-name="P4">
Looking back at the experience of doing a full -time daughter in the past few months, Chen Du said with emotion: "Parents are very hard -working and diligent people. Now when I think about it, I really feel embarrassed. They got up at seven or eight and went to work. They worked so hard at the age of 50, but I lay flat at home. "</text:p>
      <text:p text:style-name="P4">
"I think if I go on for a long time, I will really be old," she said.</text:p>
      <text:p text:style-name="P4">
Her mentality has changed. From the "want to lie down" after the workplace was frustrated, she transitioned to "the volume must be rolled." She already has new goals. Forced yourself, simply set the schedule, and ended the comfort of the comfortable full -time daughter. She has left the real estate industry and returned to a big city to start a business.</text:p>
      <text:p text:style-name="P4">
Image source, chen dudu</text:p>
      <text:p text:style-name="P4">
Image adding text,</text:p>
      <text:p text:style-name="P4">
Chen Du, a family in Yunnan, said, "If you go on for a long time, I will really be old."</text:p>
      <text:p text:style-name="P4">
Beijing's Julie said that she would try to control the anxiety. "After all, the resignation was to maintain mental health. If she couldn't find a job to continue anxiety, it was equivalent to white resignation."</text:p>
      <text:p text:style-name="P4">
In order to avoid "old -fashioned", Julie set herself a boundary. "Consumption other than consumption other than traveling, can not use parents' money."</text:p>
      <text:p text:style-name="P4">
She sold her old book and the star -making products that she had saved when she was young, and saved some pocket money. She also made the savings of previous work into wealth management products. "If the market is good, she can earn 50 to 100 yuan a day."After finding up to work for almost a month, there were still few interviews, and Julie decided to switch to career. With the help of a full -time child, she gave her a convenient life -no need to pay for rent, and the time was relatively loose -she started to write a web article for a living, and set the goal of 5,000 words a day for herself.</text:p>
      <text:p text:style-name="P4">
News Source: <text:a xlink:type="simple" xlink:href="https://www.bbc.com/zhongwen/simp/chinese-news-65877454" text:style-name="Internet_20_link" text:visited-style-name="Visited_20_Internet_20_Link">
https://www.bbc.com/zhongwen/simp/chinese-news-65877454</text:a>
</text:p>
      <!--NEWS-->
      <text:h text:style-name="P10" text:outline-level="1">
<text:span text:style-name="T4">
Cai Chongxin from Taiwan will be the chairman of Ali's board of directors</text:span>
</text:h>
      <text:p text:style-name="P4">
Author: None</text:p>
      <text:p text:style-name="P4">
Publisher: Radio Free Asia (Organization)</text:p>
      <text:p text:style-name="P4">
Published Time: 2023-06-20T02:10:00-04:00</text:p>
      <text:p text:style-name="P4">
Modified Time: 2023-06-20T09:09: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4.612011in" draw:z-index="0">
<draw:image xlink:href="../Images/rfamandarin/2023-06-20T02-10-00-04-00/000000.png" xlink:type="simple" xlink:show="embed" xlink:actuate="onLoad" draw:mime-type="image/png"/>
</draw:frame>
Cai Chongxin will take over the chairman of the board of directors of Alibaba Holdings Group. <text:a xlink:type="simple" xlink:href="https://www.rfa.org/mandarin/Xinwen/st-06202023020724.html/@@images/image" text:style-name="Internet_20_link" text:visited-style-name="Visited_20_Internet_20_Link">
</text:a>
Reuters information.</text:p>
      <text:p text:style-name="P4">
According to Chinese media reports, on June 20, Zhang Yong, chairman and CEO of Alibaba Holdings Group, announced that Alibaba Cloud Intelligent Group has completely launched and is in the most critical period of upward development and must be devoted to it. At the same time, in order to meet the future development norms and requirements, it is not appropriate to hold the chairman and CEO of the two companies at the same time.</text:p>
      <text:p text:style-name="P4">
Both Chinanews and Surging News reported that with the consent of the board of directors of Alibaba Holdings Group, Zhang Yong will step down as chairman and CEO of the board of directors and CEO of Alibaba Holding Group on September 10 this year. Zhang Yong will be a chairman and CEO of Alibaba Cloud Intelligent Group afterwards. At the same time, with the approval of the board of directors of Alibaba Holdings Group, Cai Chongxin, Executive Vice Chairman of the Group, will be the chairman of the board of directors of Alibaba Holding Group; Wu Yongming is the CEO of Alibaba Holdings Group, and continues to be the chairman of the Taitian Group.</text:p>
      <text:p text:style-name="P4">
Cai Chongxin, a bachelor's degree in economics and East Asian research, Ph.D. in Law of Yale Law School, and Cai Chongxin, a lawyer in New York State, was born in Taiwan in 1964 as a Canadian Chinese. He joined Alibaba Group in 1999 as one of the founders of the company.</text:p>
      <text:p text:style-name="P4">
Editor Xu Shuting</text:p>
      <text:p text:style-name="P4">
News Source: <text:a xlink:type="simple" xlink:href="https://www.rfa.org/mandarin/Xinwen/st-06202023020724.html" text:style-name="Internet_20_link" text:visited-style-name="Visited_20_Internet_20_Link">
https://www.rfa.org/mandarin/Xinwen/st-06202023020724.html</text:a>
</text:p>
      <!--NEWS-->
      <text:h text:style-name="P10" text:outline-level="1">
<text:span text:style-name="T4">
Taiwan will participate in the United States and Japan's "Taiwan Strait Crisis" for the first time</text:span>
</text:h>
      <text:p text:style-name="P4">
Author: None (Language: zh)</text:p>
      <text:p text:style-name="P4">
Publisher: None</text:p>
      <text:p text:style-name="P4">
Time: 2023-06-20T02:23:00Z</text:p>
      <text:p text:style-name="P4">
Description: Taiwan military experts revealed that the Japanese think tank will hold a simulation of soldiers in the Taiwan Strait crisis in July and invite the Taiwanese side to participate for the first time.</text:p>
      <text:p text:style-name="P4">
Videos: []</text:p>
      <text:p text:style-name="P4">
Images: []</text:p>
      <text:p text:style-name="P4">
Subject: 时政风云</text:p>
      <text:p text:style-name="P4">
Subjects: ['岛屿主权争端', '马英九', '专题报道：全景观看“习马会”', '专题报道：2016年台湾大选', '台湾', '日本']</text:p>
      <text:p text:style-name="P4">
Keywords: ['台湾', '日本', '军事', '兵棋推演']</text:p>
      <text:p text:style-name="P4">
Id: 65967583</text:p>
      <!--METADATA-->
      <text:p text:style-name="P4">
<text:a xlink:type="simple" xlink:href="https://www.dw.com/zh/overlay/image/article/65967583/65407394" text:style-name="Internet_20_link" text:visited-style-name="Visited_20_Internet_20_Link">
 </text:a>
Taiwanese experts will be invited to participate in the Japanese think tank for the first time. The picture shows that the US House of Representatives recently showed the intention of the military conflict made by the US -China military conflict.</text:p>
      <text:p text:style-name="P4">
(Voice of Germany Chinese Network) The Taiwan Institute of Defense Security of Taiwan Think Tank revealed through Facebook on Saturday (June 17) that Taiwanese experts will be invited to Tokyo, Japan in mid -July this year. Combined the combination of combination of cross -strait conflicts.</text:p>
      <text:p text:style-name="P4">
Hong Kong's "South China Morning Post" reported that Su Ziyun, director of the Institute of Strategic and Resources of Taiwan National Defense Safety Research Institute (referred to as the National Defense Council), said on Monday (19th) that the semi -official Japanese think tank "Japan Strategy Research Forum" (JFSS) in Tokyo (JFSS) in Tokyo (JFSS) said that For the first time, Taiwan's military and security experts, including experts from the National Defense Court, participated in the simulation.</text:p>
      <text:p text:style-name="P4">
The soldier will analyze the US and the Japanese army, how to help Taiwan to prevent various false situations from the Chinese PLA attack.</text:p>
      <text:p text:style-name="P4">
Su Ziyun said, "This is the first time that Taiwan experts cooperate with the United States and Japanese experts for troops." However, he refused to disclose more details about the push of the soldiers. It is a general discussion on the rules, and then the three rounds of prediction of the final result.</text:p>
      <text:p text:style-name="P4">
"Soldiers may not necessarily mean that the war will come soon, but risk management. The soldiers also conveyed a message to Beijing, that is, the war is catastrophic, and all parties must deal with it rationally." Su Ziyun said.</text:p>
      <text:p text:style-name="P4">
Chinese PLA pilot schematic diagram (data photo)</text:p>
      <text:h text:style-name="P12" text:outline-level="3">
<text:span text:style-name="T4">
Taiwan -Japan Defense Cooperation Heating up</text:span>
</text:h>
      <text:p text:style-name="P4">
Taiwan's "Liberty Times" reported that this soldier will focus on the CCP's context of blocking Taiwan and large -scale military committing Taiwan, thereby strengthening the cognition of "there is something in Taiwan, Japan has something to do", "Japan has something to do with the world", and when the simulation is necessary Cooperative combat methods and battlefield management.</text:p>
      <text:p text:style-name="P4">
Su Ziyun also said that in the face of China's military threats, the United States and Japan are very representative for the first time. In addition, the United States and Japan are held in joint soldiers, allowing Taiwan and the Democratic Allies to have common security images.</text:p>
      <text:p text:style-name="P4">
On Saturday (17th), the Taiwan National Defense Council pointed out on Facebook's official account that JFSS Secretary -General Nagano Ritako led the former Self -Defense Force to visit Taiwan on June 6 and visited the Taiwan National Defense Council.</text:p>
      <text:p text:style-name="P4">
The article revealed that in addition to Nagano Ritako, the members of the delegation include the former Japanese Land Self -Defense Forces Chief Iwa Kiyoshi, the former Marine Self -Defense Forces, Takeda Hiko, the former Aviation Self -Defense Force Supply Headquarters, and Secretary -General Nang Junyi.</text:p>
      <text:p text:style-name="P4">
Taiwan ’s side was hosted by Huo Shouye, chairman of the National Defense Court, Li Ximing, strategic consultant of the National Defense Court, Li Tingsheng, Acting CEO of the National Defense Court, and Jing Yuanzhou, Su Ziyun, and assistant researcher at the National Defense Hospital of Defense Council.</text:p>
      <text:p text:style-name="P4">
The article also mentioned that Iwada Qingwen and Huo Shouye were also born in the Armored Department of Armor. The Japanese side also introduced in the visit that it will be held in the Taiwan Strait Crisis in Tokyo, Japan in mid -July 2023. The military push is also the third time that JFSS was held after the first time in August 2021.</text:p>
      <text:h text:style-name="P12" text:outline-level="3">
<text:span text:style-name="T4">
</text:span>
</text:h>
      <text:p text:style-name="P4">
"Nikkei Asia" reported on February 24 this year that <text:a xlink:type="simple" xlink:href="https://www.dw.com/zh/zh/日本兵推美日聯手可阻止中國奪取台灣/a-64806380" text:style-name="Internet_20_link" text:visited-style-name="Visited_20_Internet_20_Link">
Japanese think tank's simulated soldiers push display at the beginning of this year</text:a>
If the conflict between Japan and the United States involved in China and Taiwan will prevent Beijing from taking over Taiwan, but their military personnel and equipment will pay a heavy price.</text:p>
      <text:p text:style-name="P4">
The military chess deduction conducted by the Kawagawa Heping Foundation in Japan showed that Japan lost as many as 144 fighters and the Self -Defense Force casualties were as high as 2,500. The United States may lose up to 400 jet aircraft and more than 10,000 soldiers. But China cannot seize control over Taiwan.</text:p>
      <text:p text:style-name="P4">
At that time, the soldiers pushed an across the Taiwan Strait crisis, that is, China tried to invade Taiwan among 2026. The simulation lasted for 4 days and continued until January 21, and about 30 participated, including the previous Japanese Self -Defense Force officers and scholars and researchers from Japan and the United States.</text:p>
      <text:p text:style-name="P4">
Prior to this, the US think tank Strategy and International Research Center (CSIS) also conducted a series of series last year <text:a xlink:type="simple" xlink:href="https://www.dw.com/zh/zh/中國若侵台-美智庫美日台慘勝/a-64333907" text:style-name="Internet_20_link" text:visited-style-name="Visited_20_Internet_20_Link">
Simulating soldiers with cross -strait conflicts in 2026</text:a>
Essence</text:p>
      <text:p text:style-name="P4">
According to the results released by CSIS in January this year, China failed to successfully invade Taiwan in most of the 24 kinds of soldiers pushing the scene. <text:a xlink:type="simple" xlink:href="https://www.dw.com/zh/zh/華府智庫兵推中國攻台-專家揭三大啟示/a-62763574" text:style-name="Internet_20_link" text:visited-style-name="Visited_20_Internet_20_Link">
But Japan paid a huge price for this</text:a>
Because Japan lost more than 100 fighter aircraft and 26 warships in soldiers.</text:p>
      <text:p text:style-name="P4">
However, the push of the Sagawa Heping Foundation and the CSIS are based on the existing force of all parties, which means that if China significantly enhances its military strength, if the actual results of the war broke out in 2026, it may be different from the soldiers pushing. Essence</text:p>
      <text:p text:style-name="P4">
Senior Safety Researcher Odama Odama, said: "We must be able to prepare for major losses when we can do what we can."</text:p>
      <text:p text:style-name="P4">
(Comprehensive report)</text:p>
      <text:p text:style-name="P4">
The US -Japan attaches importance to the results of the Taiwan Strait crisis. The picture shows a Taiwanese warship and soldiers parked in the port of Keelung (data photo)</text:p>
      <text:p text:style-name="P4">
News Source: <text:a xlink:type="simple" xlink:href="https://www.dw.com/zh/台灣將首度參與美日「台海危機」兵推/a-65967583" text:style-name="Internet_20_link" text:visited-style-name="Visited_20_Internet_20_Link">
https://www.dw.com/zh/台灣將首度參與美日「台海危機」兵推/a-65967583?maca=chi-rss-chi-all-1127-rdf</text:a>
</text:p>
      <!--NEWS-->
      <text:h text:style-name="P10" text:outline-level="1">
<text:span text:style-name="T4">
Chinese Prime Minister Li Qiang chartered machine visits Germany, France tried to save the economic downturn</text:span>
</text:h>
      <text:p text:style-name="P4">
Author: None</text:p>
      <text:p text:style-name="P4">
Publisher: Radio Free Asia (Organization)</text:p>
      <text:p text:style-name="P4">
Published Time: 2023-06-20T02:24:00-04:00</text:p>
      <text:p text:style-name="P4">
Modified Time: 2023-06-20T14:19:41-04:00</text:p>
      <text:p text:style-name="P4">
Description: None</text:p>
      <text:p text:style-name="P4">
Videos: []</text:p>
      <text:p text:style-name="P4">
Audios: ["<text:a xlink:type="simple" xlink:href="https://www.rfa.org/mandarin/yataibaodao/junshiwaijiao/gt1-062020230223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4.612011in" draw:z-index="0">
<draw:image xlink:href="../Images/rfamandarin/2023-06-20T02-24-00-04-00/000000.png" xlink:type="simple" xlink:show="embed" xlink:actuate="onLoad" draw:mime-type="image/png"/>
</draw:frame>
Chinese Prime Minister Li Qiang met in Berlin, Berlin. <text:a xlink:type="simple" xlink:href="https://www.rfa.org/mandarin/yataibaodao/junshiwaijiao/gt1-06202023022352.html/@@images/image" text:style-name="Internet_20_link" text:visited-style-name="Visited_20_Internet_20_Link">
</text:a>
Street <text:a xlink:type="simple" xlink:href="https://www.rfa.org/mandarin/yataibaodao/junshiwaijiao/gt1-06202023022352.html/@@stream" text:style-name="Internet_20_link" text:visited-style-name="Visited_20_Internet_20_Link">
Audio-1-link: https: //www.rfa.org/mandarin/yataibaodao/junshiwaijiao/Gt1-02023022352.html/@stream</text:a>
Chinese Prime Minister Li Qiang visited Germany and France when the Asia -Pacific situation was turbulent to strive to increase investment in China. Chinese official media reports that China is willing to cooperate with Germany to contribute to "global stability and prosperity". Li Qiang used Germany as the first country who visited after taking office, which attracted the attention of all parties.</text:p>
      <text:p text:style-name="P4">
<text:a xlink:type="simple" xlink:href="https://www.rfa.org/mandarin/duomeiti/yazhou-henxiangliao/yz-06162023135901.html" text:style-name="Internet_20_link" text:visited-style-name="Visited_20_Internet_20_Link">
<text:span text:style-name="T4">
 Young unemployed and new high Chinese society is a stress cooker? What "extreme situation" should Xi Jinping deal with? </text:span>
</text:a>
<text:span text:style-name="T4">
* <text:a xlink:type="simple" xlink:href="https://www.rfa.org/mandarin/yataibaodao/jingmao/jw-06162023122715.html" text:style-name="Internet_20_link" text:visited-style-name="Visited_20_Internet_20_Link">
China Data is exposed to economic recovery, can we still go old roads? </text:a>
</text:span>
</text:p>
      <text:p text:style-name="P4">
Just as the geopolitical tension in the Asia -Pacific region and the difficulty of the Chinese economy were in difficulties, Chinese Prime Minister Li Qiang, who took office in March this year, arrived in Germany a few days ago and launched a formal visit. Xinhua News Agency reported that on the afternoon of June 18, Prime Minister Li Qiang took a charter of the State Council and left Beijing. At the invitation of German Prime Minister, Tonalz and the French government, he went to Germany to hold a seventh round of the Sino -German government for consultation and officially interviewed Germany. Visit and attend the new global financing contract summit. Wu Zhenglong, a member of the State Councilor and Secretary -General of the State Council, left Beijing with the same machine.</text:p>
      <text:p text:style-name="P4">
Feng Chongyi, a professor at the University of Science and Technology of Sydney, Australia, said in an interview with this station on Tuesday (20) that Li Qiang's choice of European interviews was to get rid of the situation of internal and external difficulties. He said: "He is now internal and external, especially the decline in the economy can't stop, and he cannot solve it. Especially to apply the power of the Communist Party of China to a comprehensive control of society and the economy. Destroy the economy and eliminate wealth. "</text:p>
      <text:p text:style-name="P4">
Li Qiang's visit to Germany and France is just the West's support for China to support Russia, trade protection methods, and deterioration of human rights.</text:p>
      <text:p text:style-name="P4">
<text:span text:style-name="T4">
 Scholars: Europe believes that China does not directly threatened it </text:span>
</text:p>
      <text:p text:style-name="P4">
Feng Chongyi said that Li Qiang's trip also shouldered that Europe moved closer to Beijing in the field of diplomacy to compete in the United States: "He has a united front strategic plan to combat the major enemies in the United States and all places outside the United States as the object of the United Front. Europe is a region where they have been working hard and achieved quite successful. Because Europe has an inherent needs, he needs to establish a multi -level world, and China has not threatened directly to Europe in geopolitics. "</text:p>
      <text:p text:style-name="P4">
Germany President Frank Walter Stein Melben emphasized the importance of Sino-US relations on "global security and cooperation" on Monday. After writing on Twitter. "He calls for strengthening the communication channels between the two countries."</text:p>
      <text:p text:style-name="P4">
Cai Shenkun, a financial commentator who pays attention to the situation in China and even the international situation, said that Li Qiang's visit to Europe has many considerations, mainly to save the domestic economy. He said to this station: "The economy in the first half of the year has a downturn, and exports have almost comprehensively declined. Affected by the epidemic, the consumer purchasing power of the world has slowed the rhythm. Therefore, China also imagined that the foreign trade surplus during the epidemic situation in the past three years is possible. This possibility Sex does not exist. In this case, he must maintain a connection with the economic or political aspect of the Western power. "</text:p>
      <text:p text:style-name="P4">
The United States and the European Union have become more and more vigilant on issues such as the Russia -Ukraine War. On Monday, NATO Secretary -General Yanz Stoltenberg said in Berlin that many people had previously believed that buying natural gas from Russia was "pure business decision and now tasted suffering." He also named China, "We must never make the same mistakes against other authoritarian regimes, especially China."</text:p>
      <text:p text:style-name="P4">
NATO Secretary -General Yanz Stoltenberg said on June 19, 2023 in Berlin, saying, "We must never make the same mistakes against other authoritarian regimes, especially China." (Associated Press picture) <text:a xlink:type="simple" xlink:href="https://www.rfa.org/mandarin/yataibaodao/junshiwaijiao/gt1-06202023022352.html/ap23170390045668.jpg" text:style-name="Internet_20_link" text:visited-style-name="Visited_20_Internet_20_Link">
</text:a>
<text:span text:style-name="T4">
 Europe must not make the same mistake against other authoritarian regimes </text:span>
</text:p>
      <text:p text:style-name="P4">
Cai Shenkun said that Li Qiang's visit to Europe expects to improve the relationship with the West, especially if you want to differentiate the relationship between morality and France and the United States, which is almost impossible. He said: "Especially when the Russian and Ukrainian war fiercely, you have to divide the steps of Europe and the United States, and it is impossible to succeed. Moreover, a prime minister can't finish such a task."</text:p>
      <text:p text:style-name="P4">
According to Xinhua News Agency, Li Qiang left Beijing by "charter". Unlike his former Li Keqiang, he visited the special plane. According to public information, Wang Yi, director of the Central Foreign Affairs Office, recently visited Russia and Europe, all took special planes.</text:p>
      <text:p text:style-name="P4">
According to Chinese industry insiders, special planes are used for senior government officials or important characters, such as President, Prime Minister, Foreign Minister, and important figures such as Huawei Finance Meng Wanzhou returned from Canada. The charter is usually renting the entire aircraft, which is paid by the government or enterprise. When the charter machine needs to go off and land in accordance with the relevant procedures of civil aviation regulations, such as security checks, registration and other procedures. Dedicated planes enjoy exemption, without having to go through these processes during the take -off and landing process.</text:p>
      <text:p text:style-name="P4">
Reporter: Ancient Pavilion Editor: Xu Shuting, Chen Meihua, Jiayuan.com Editor: Hong Wei</text:p>
      <text:p text:style-name="P4">
News Source: <text:a xlink:type="simple" xlink:href="https://www.rfa.org/mandarin/yataibaodao/junshiwaijiao/gt1-06202023022352.html" text:style-name="Internet_20_link" text:visited-style-name="Visited_20_Internet_20_Link">
https://www.rfa.org/mandarin/yataibaodao/junshiwaijiao/gt1-06202023022352.html</text:a>
</text:p>
      <!--NEWS-->
      <text:h text:style-name="P10" text:outline-level="1">
<text:span text:style-name="T4">
The People's Bank of China has stimulated the economy and lowered the LPR interest rate</text:span>
</text:h>
      <text:p text:style-name="P4">
Creator: KEITH BRADSHER</text:p>
      <text:p text:style-name="P4">
Publisher: https://www.facebook.com/nytimeschinese</text:p>
      <text:p text:style-name="P4">
Published Time: 2023-06-20T02:25:51+08:00</text:p>
      <text:p text:style-name="P4">
Description: This is the most obvious sign of the Chinese government's concerns about economic stagnation, indicating that under the decline in exports, engineering stagnation, and weak consumer confidence, Beijing hopes to stabilize economic output. The interest rate reduction does not show that the decision makers are not panicked although they are worried about the status quo. Agency France-Presse-Getty Images' interest rate cuts are very different from the policy of Western Bank of China, and Western central banks have been pushing high interest rates to cope with inflation.</text:p>
      <text:p text:style-name="P4">
Images: ["<text:a xlink:type="simple" xlink:href="https://static01.nyt.com/images/2023/06/20/multimedia/20China-Ratecuts-bkfh/20China-Ratecuts-bkfh-master1050.jpg" text:style-name="Internet_20_link" text:visited-style-name="Visited_20_Internet_20_Link">
20China-Ratec...</text:a>
"]</text:p>
      <text:p text:style-name="P4">
Category: 商业与经济</text:p>
      <text:p text:style-name="P4">
Type: Article</text:p>
      <!--METADATA-->
      <text:p text:style-name="P4">
<draw:frame draw:style-name="fr1" draw:name="Image104" text:anchor-type="as-char" svg:width="6.9236in" svg:height="4.615733in" draw:z-index="0">
<draw:image xlink:href="../Images/cnnytimes/2023-06-20T02-25-51-08-00/20China-Ratecuts-bkfh-master1050.jpg" xlink:type="simple" xlink:show="embed" xlink:actuate="onLoad" draw:mime-type="image/jpeg"/>
</draw:frame>
The People's Bank of China reduced the important interest rate of loans issued by the state -owned banking system on Tuesday. This is the most obvious sign of China's economic stagnation so far.</text:p>
      <text:p text:style-name="P4">
The interest rate cut is very small -only one -tenth of the country's one -year and five -year loan benchmark interest rate. However, because almost all corporate loans and mortgage loans in the country are linked to these two interest rates, interest rate cuts may have a certain impact on the overall economic growth rate.</text:p>
      <text:p text:style-name="P4">
The actions of the People's Bank of China have made China and Western policies very different. Before the suspension of interest rate hikes earlier this month, the Fed spent more than a year fighting against inflation. The European Central Bank has also been pushing high interest rates to deal with inflation.</text:p>
      <text:p text:style-name="P4">
However, there are opposite problems in China: expenditure and private sector investment are so weak that companies have been racing prices to retain customers. In the four months of May, consumers and producers prices were actually declining.</text:p>
      <text:p text:style-name="P4">
Lin Han Sheng, deputy general manager of the China Bank of China and current professor of finance at New York University, said that interest rate cuts are a slow medicine for the Chinese economy. Each company usually negotiates with the borrowing limit with the bank each year, and then the loan ranges from weeks to several months. Only when new loans or existing loans are issued, lower interest rates are performed.</text:p>
      <text:p text:style-name="P4">
Lin Hansheng said that the central bank's interest rate cutting on Tuesday "will penetrate the entire system, but it will only penetrate."</text:p>
      <text:p text:style-name="P4">
Family needs to wait longer to benefit. In China, the interest rate of mortgage loans is almost adjustable. But adjustment usually occurs in January, and said in an interpretation statement on Tuesday when the People's Bank of China announced on Tuesday.</text:p>
      <text:p text:style-name="P4">
Therefore, although buyers in the next few months may benefit from new interest rate cuts, many owners will need to wait longer to benefit.</text:p>
      <text:p text:style-name="P4">
The measures on Tuesday were the first time that China had lowered loan interest rates since August last year. At that time, the Chinese economy was still struggling in Shanghai two months after the epidemic blockade. The latest information issued is that Beijing hopes to stabilize economic output in the case of decline in exports, stagnation of engineering, and weak consumer confidence. At the end of last year, the government suddenly abandoned the prevention and control of the new crown virus, bringing people's expectations for the rapid recovery of the Chinese economy.</text:p>
      <text:p text:style-name="P4">
The interest rate reduction indicates that there is concerns about Chinese economic decision makers, but it is not panic. In contrast, when the global financial crisis accelerated at the end of 2008, the benchmark interest rate of the Bank of China deposit and loan <text:a xlink:type="simple" xlink:href="https://www.nytimes.com/2008/11/27/business/worldbusiness/27yuan.html" text:style-name="Internet_20_link" text:visited-style-name="Visited_20_Internet_20_Link">
1.08 percentage points on a single day</text:a>
Essence During the Asian financial crisis in the late 1990s, China reduced the loan interest rate by 1.44 percentage points a day.</text:p>
      <text:p text:style-name="P4">
News Source: <text:a xlink:type="simple" xlink:href="https://cn.nytimes.com/business/20230620/china-loan-prime-rates/" text:style-name="Internet_20_link" text:visited-style-name="Visited_20_Internet_20_Link">
https://cn.nytimes.com/business/20230620/china-loan-prime-rates/</text:a>
</text:p>
      <!--NEWS-->
      <text:h text:style-name="P10" text:outline-level="1">
<text:span text:style-name="T4">
Avoid US chip export control China underground black markets</text:span>
</text:h>
      <text:p text:style-name="P4">
Author: None (Language: zh)</text:p>
      <text:p text:style-name="P4">
Publisher: None</text:p>
      <text:p text:style-name="P4">
Time: 2023-06-20T02:48:00Z</text:p>
      <text:p text:style-name="P4">
Description: According to Reuters, it is still possible to obtain high -end AI chips controlled by the United States in China, as long as it is purchased in private. How did local sellers buy American chips?</text:p>
      <text:p text:style-name="P4">
Videos: []</text:p>
      <text:p text:style-name="P4">
Images: []</text:p>
      <text:p text:style-name="P4">
Subject: 经济纵横</text:p>
      <text:p text:style-name="P4">
Subjects: ['奥巴马', '美国']</text:p>
      <text:p text:style-name="P4">
Keywords: ['晶片', '半导体产业', '深圳', '出口管制', '美国', '人工智慧', '英伟达']</text:p>
      <text:p text:style-name="P4">
Id: 65967606</text:p>
      <!--METADATA-->
      <text:p text:style-name="P4">
<text:a xlink:type="simple" xlink:href="https://www.dw.com/zh/overlay/image/article/65967606/60003556" text:style-name="Internet_20_link" text:visited-style-name="Visited_20_Internet_20_Link">
 </text:a>
The United States ordered Nvidia to go to China with unable to export high -end artificial intelligence chips, but local Chinese players can still try to get it.</text:p>
      <text:p text:style-name="P4">
(Voice of Germany Chinese) Reuters reported on Tuesday (June 20) that under the control of the United States, if you want to buy a high -level Nvidia (Nvidia (and Huida) AI chip, Shenzhen's Huaqiang North is a good choice.</text:p>
      <text:p text:style-name="P4">
Reuters reporters actually walked into the Siege Plaza Building in Huaqiangbei. The 1st to 10th floor was crowded with various stores, and the selling things were available from camera parts to drones. The chip will not be sold directly, but if you ask it carefully, you can buy it.</text:p>
      <text:p text:style-name="P4">
It is reported that these chips are not cheap. Two local suppliers revealed anonymously that they can provide a small number of American A100 artificial intelligence chips, one for a price of 20,000 US dollars, which is twice that of the general price. It is not illegal to buy and sell US high -end chips in China, but the US export control measures actually create an underground market, and sellers do not want to attract the attention of the United States or Chinese government.</text:p>
      <text:p text:style-name="P4">
With the intensive situation of politics and trade, <text:a xlink:type="simple" xlink:href="https://www.dw.com/zh/zh/美欲限縮中國晶片發展-出口管制有用嗎/a-65767213" text:style-name="Internet_20_link" text:visited-style-name="Visited_20_Internet_20_Link">
the United States to limit China's development of artificial intelligence and super computing technology</text:a>
Last September, Nvidia was required to stop exporting A100 and H100 chips to China and Hong Kong. This is the company's two most advanced chips. Subsequently, the United States sacrificed a series of export control related to semiconductor.</text:p>
      <text:p text:style-name="P4">
However, AI continues to flourish globally, and the demand for high -end chips has increased, especially by Nvidia's microprocessors. It is generally believed that it is best to develop machine learning technology, it is best to use this processor.</text:p>
      <text:p text:style-name="P4">
At this stage, Nvidia is influenced by the US export control. It is not allowed to sell A100 chips to China, and replace it with low -performance chips such as A800 and H800 and sell it to Chinese customers.</text:p>
      <text:h text:style-name="P12" text:outline-level="3">
<text:span text:style-name="T4">
Avoid US sanctions underground markets</text:span>
</text:h>
      <text:p text:style-name="P4">
Ivanlau, the co -founder of Hong Kong New Corporation Pantheon Lab, intends to buy 2 to 4 A100 chips to operate the company's latest AI model. These sellers have obtained chips from outside the United States, and 1 chip quotes can reach HK $ 150,000 ($ 19150). "We are talking to two sellers now and find a way to buy some," Liu Jianfeng said, "They directly tell us that there will be no warranty or support."</text:p>
      <text:p text:style-name="P4">
Reuters interviewed 10 suppliers in China and Hong Kong, who said that they could easily buy a small amount of A100 chips. In addition to showing China's strong demand for these chips, it also represents that small -batch transactions are relatively easy to avoid US sanctions.</text:p>
      <text:p text:style-name="P4">
Local sellers have revealed anonymously that buyers are usually applied developers, startups, researchers or gamers, and even officials of local governments. Reuters cannot estimate how many A100 and H100 chips have flowed into China in total, and it is impossible to know how much these transactions have met the demand.</text:p>
      <text:p text:style-name="P4">
The statement provided by Nvidia to Reuters stated that the company did not open the export of A100 or H100 chips to China, and only sold <text:a xlink:type="simple" xlink:href="https://www.dw.com/zh/zh/逃避美国禁令-英伟达为中国市场芯片降速/a-63690343" text:style-name="Internet_20_link" text:visited-style-name="Visited_20_Internet_20_Link">
alternative products with reduced performance</text:a>
, Conquering American norms. The statement wrote: "If we receive a message saying that a customer violates our agreement with our agreement and the illegal exports are restricted, we will take appropriate action immediately." Comment on request.</text:p>
      <text:p text:style-name="P4">
Earlier, the British "Financial Times" also reported in March that Chinese artificial intelligence companies will sign a lease agreement with third parties through cloud service providers to use this <text:a xlink:type="simple" xlink:href="https://www.dw.com/zh/zh/媒體中國ai公司設法繞過美芯片出口管制/a-64940713" text:style-name="Internet_20_link" text:visited-style-name="Visited_20_Internet_20_Link">
bypass the US export control order</text:a>
Obtain high -end chips in the United States.</text:p>
      <text:p text:style-name="P4">
In recent years, the US -China Science and Technology War has taken chips as the core. The United States and its allies have sacrificed a series of export control orders. The picture shows the US President Biden's 2021 administrative order to sign a chip shortage, holding a chip in his hand.</text:p>
      <text:h text:style-name="P12" text:outline-level="3">
<text:span text:style-name="T4">
How do Chinese sellers get American chips?</text:span>
</text:h>
      <text:p text:style-name="P4">
Reuters pointed out that Chinese suppliers mainly purchase chips through two ways. One is that after Nvidia shipped a large number of goods to large US companies, they try to purchase excess inventory flowing into the market; the other is through India, Taiwan, and Singapore and other places. Registered companies import. This means that there are very few chips they can get, and they cannot meet the needs of establishing a complex AI large language model from the beginning.</text:p>
      <text:p text:style-name="P4">
According to about 40 A100 sellers listed by an electronic product procurement website, most sellers are located in Huaqiangbei. However, on Taobao, Xiaohongshu, and Douyin, you can also find the message selling A100. The aforementioned enterprises did not respond to Reuters' comment requests.</text:p>
      <text:p text:style-name="P4">
Some suppliers also reminded that the fraudulent behavior of impersonating the A100 with the refurbished old chip is becoming more and more common. The more advanced H100 chip just launched in March this year, it seems more difficult to buy.</text:p>
      <text:p text:style-name="P4">
The Department of Economics of the Chinese University of Hong Kong purchased 4 A100 chips from local sellers for research. Vincichow told Reuters that he heard that he was selling a pack of 8 H100 chipsets. However, only one of the 10 suppliers interviewed by Reuters said they could purchase H100.</text:p>
      <text:p text:style-name="P4">
86Research analyst Charliechai, an analyst at Shanghai, said that the United States is likely to not care about such small chips. He said: "Only when China catch up and constitutes a greater threat, we will see more stringent law enforcement." He added that at this stage, Chinese sellers may fall after the premium sales of A100 and H100 chips, because China may fall because China is because China Many AI startups will eventually evacuate this market.</text:p>
      <text:p text:style-name="P4">
The picture shows Chinese President Xi Jinping inspected a semiconductor company in Wuhan in 2018.</text:p>
      <text:h text:style-name="P12" text:outline-level="3">
<text:span text:style-name="T4">
China Semiconductor Industry Explosion?</text:span>
</text:h>
      <text:p text:style-name="P4">
According to the "South China Morning Post" reported on the 19th, Wei Shaojun, a professor of the Institute of Microelectronics at Tsinghua University in Beijing, said in a industrial forum in Guangzhou last weekend that in the face of US scientific and technological export restrictions, China's semiconductor industry should be more open and emphasized.In response to the restrictions on the US semiconductor exports, the Chinese Ministry of Foreign Affairs once said that this move violated the law of industrial development and criticized the United States to "do nothing to maintain science and technology hegemony." The spokesman Mao Ning also said in March: "Facts have proved that restricting suppression can not stop China's development, it will only enhance China's determination and ability of self -reliance and technology innovation."</text:p>
      <text:h text:style-name="P12" text:outline-level="3">
<text:span text:style-name="T4">
chip supply to eat tight semiconductor industry in the ascendant</text:span>
</text:h>
      <text:p text:style-name="P4">
(Reuters, "South China Morning Post", etc.)</text:p>
      <text:p text:style-name="P4">
News Source: <text:a xlink:type="simple" xlink:href="https://www.dw.com/zh/規避美晶片出口管制-中國出現地下黑市/a-65967606" text:style-name="Internet_20_link" text:visited-style-name="Visited_20_Internet_20_Link">
https://www.dw.com/zh/規避美晶片出口管制-中國出現地下黑市/a-65967606?maca=chi-rss-chi-all-1127-rdf</text:a>
</text:p>
      <!--NEWS-->
      <text:h text:style-name="P10" text:outline-level="1">
<text:span text:style-name="T4">
Who will control the future trend of US technology stocks? Is the AI boom or the Federal Reserve? (Free version)</text:span>
</text:h>
      <text:p text:style-name="P4">
Author: Akane Otani / Amina Niasse</text:p>
      <text:p text:style-name="P4">
Publisher: 华尔街日报中文网</text:p>
      <text:p text:style-name="P4">
Published Time: 2023-06-20T03:05:00.000Z</text:p>
      <text:p text:style-name="P4">
Modified Time: 2023-06-20T03:05:00.000Z</text:p>
      <text:p text:style-name="P4">
Created Time: 2023-06-20T01:39:00.000Z</text:p>
      <text:p text:style-name="P4">
Description: Whether this round of ups and downs of American technology stocks is like the recurrence of the trend before the crushing of the Internet bubble in 1999, or the beginning of a more long -lasting upward trend, investors are sincere.</text:p>
      <text:p text:style-name="P4">
Images: []</text:p>
      <text:p text:style-name="P4">
Categories: ['金融市场', '股市']</text:p>
      <text:p text:style-name="P4">
Keywords: SYND,LINK:EN|WP-WSJ-0000989074</text:p>
      <text:p text:style-name="P4">
Type: Article</text:p>
      <!--METADATA-->
      <text:p text:style-name="P4">
[Technology Stocks] on the US stock market(https://cn.wsj.com/articles/CN-FIN-20230529145105)The limelight is strong.</text:p>
      <text:p text:style-name="P4">
News Source: <text:a xlink:type="simple" xlink:href="https://cn.wsj.com/articles/%E8%B0%81%E5%B0%86%E5%B7%A6%E5%8F%B3%E7%BE%8E%E5%9B%BD%E7%A7%91%E6%8A%80%E8%82%A1%E6%9C%AA%E6%9D%A5%E8%B5%B0%E5%8A%BF-ai%E7%83%AD%E6%BD%AE%E8%BF%98%E6%98%AF%E7%BE%8E%E8%81%94%E5%82%A8-fb7d842a" text:style-name="Internet_20_link" text:visited-style-name="Visited_20_Internet_20_Link">
https://cn.wsj.com/articles/%E8%B0%81%E5%B0%86%E5%B7%A6%E5%8F%B3%E7%BE%8E%E5%9B%BD%E7%A7%91%E6%8A%80%E8%82%A1%E6%9C%AA%E6%9D%A5%E8%B5%B0%E5%8A%BF-ai%E7%83%AD%E6%BD%AE%E8%BF%98%E6%98%AF%E7%BE%8E%E8%81%94%E5%82%A8-fb7d842a</text:a>
</text:p>
      <!--NEWS-->
      <text:h text:style-name="P10" text:outline-level="1">
<text:span text:style-name="T4">
Xi Jinping meets Brinken, China and the United States restore high -level contact (Free Version)</text:span>
</text:h>
      <text:p text:style-name="P4">
Author: William Mauldin / Keith Zhai</text:p>
      <text:p text:style-name="P4">
Publisher: 华尔街日报中文网</text:p>
      <text:p text:style-name="P4">
Published Time: 2023-06-20T03:25:00.000Z</text:p>
      <text:p text:style-name="P4">
Modified Time: 2023-06-20T03:25:00.000Z</text:p>
      <text:p text:style-name="P4">
Created Time: 2023-06-19T08:11:00.000Z</text:p>
      <text:p text:style-name="P4">
Description: Both China and the United States hope to stop the spiral of relations between the two countries from falling in this meeting. However, this meeting has not made significant breakthroughs in a series of controversy, including military level communication and sensitive technology export restrictions.</text:p>
      <text:p text:style-name="P4">
Images: []</text:p>
      <text:p text:style-name="P4">
Categories: ['国际']</text:p>
      <text:p text:style-name="P4">
Keywords: SYND,LINK:EN|WP-WSJ-0000991141</text:p>
      <text:p text:style-name="P4">
Type: Article</text:p>
      <!--METADATA-->
      <text:p text:style-name="P4">
China and the United States have taken measures to prevent the spiral of the relationship between the two countries from falling, and US Secretary of State Brillin(Antony shine)He met with Chinese leaders Xi Jinping, but these two major powers may be difficult to avoid the efforts of this tentative repair relationship.(https://cn.wsj.com/articles/CN-BGH-20230308120842)Obstacles.</text:p>
      <text:p text:style-name="P4">
News Source: <text:a xlink:type="simple" xlink:href="https://cn.wsj.com/articles/%E4%B9%A0%E8%BF%91%E5%B9%B3%E4%BC%9A%E8%A7%81%E5%B8%83%E6%9E%97%E8%82%AF-%E7%BE%8E%E4%B8%AD%E6%81%A2%E5%A4%8D%E9%AB%98%E7%BA%A7%E5%88%AB%E6%8E%A5%E8%A7%A6-ff1ff195" text:style-name="Internet_20_link" text:visited-style-name="Visited_20_Internet_20_Link">
https://cn.wsj.com/articles/%E4%B9%A0%E8%BF%91%E5%B9%B3%E4%BC%9A%E8%A7%81%E5%B8%83%E6%9E%97%E8%82%AF-%E7%BE%8E%E4%B8%AD%E6%81%A2%E5%A4%8D%E9%AB%98%E7%BA%A7%E5%88%AB%E6%8E%A5%E8%A7%A6-ff1ff195</text:a>
</text:p>
      <!--NEWS-->
      <text:h text:style-name="P10" text:outline-level="1">
<text:span text:style-name="T4">
British warning not to "too dependence on" Chinese electric vehicle battery technology (Free Version)</text:span>
</text:h>
      <text:p text:style-name="P4">
Authors: ['彼得•坎贝尔']</text:p>
      <text:p text:style-name="P4">
Publisher: 英国《金融时报》</text:p>
      <text:p text:style-name="P4">
Time: 2023-06-20T03:29:24+00:00</text:p>
      <text:p text:style-name="P4">
Published Time: 2023-06-19T12:00:99+08:00</text:p>
      <text:p text:style-name="P4">
Modified Time: 2023-06-19T23:25:99+08:00</text:p>
      <text:p text:style-name="P4">
Description: As India's Tata Automobile and China Far -view Technology are about to reach an agreement on Britain's second large electric vehicle battery factory, the British Minister of Commerce said that Britain must avoid "too dependence on" China's battery technology.</text:p>
      <text:p text:style-name="P4">
Images: ["<text:a xlink:type="simple" xlink:href="https://thumbor.ftacademy.cn/unsafe/picture/5/000184915_piclink.jpeg" text:style-name="Internet_20_link" text:visited-style-name="Visited_20_Internet_20_Link">
000184915_pic...</text:a>
"]</text:p>
      <text:p text:style-name="P4">
Themes: ['电动汽车', '关注']</text:p>
      <text:p text:style-name="P4">
Keywords: ['电动汽车', '英国政治与政策', '制造业', '自然资源']</text:p>
      <text:p text:style-name="P4">
Type: Article</text:p>
      <!--METADATA-->
      <text:p text:style-name="P4">
<draw:frame draw:style-name="fr1" draw:name="Image109" text:anchor-type="as-char" svg:width="6.9236in" svg:height="4.617987in" draw:z-index="0">
<draw:image xlink:href="../Images/FT Chinese Free Version/2023-06-20T03-29-24-00-00/000184915_piclink.jpeg" xlink:type="simple" xlink:show="embed" xlink:actuate="onLoad" draw:mime-type="image/jpeg"/>
</draw:frame>
British Minister of Commerce Kami Baduohhe(Lack of Budenoch)According to Monday, the United Kingdom must avoid "too dependence on" China's electric vehicle battery technology.</text:p>
      <text:p text:style-name="P4">
At the time of this warning, the British government is participating in the finalization of China Vision Technology(Envision)With Jaguar Land Rover(Jaguar Land Rover)Owner Tata Automobile(TataMotors)The transaction is expected to be reached, which is planned to build an electric vehicle battery factory in Sammert County, which will be the second large -scale electric vehicle battery plant in the UK.</text:p>
      <text:p text:style-name="P4">
News Source: <text:a xlink:type="simple" xlink:href="http://www.ftchinese.com/story/001100020" text:style-name="Internet_20_link" text:visited-style-name="Visited_20_Internet_20_Link">
http://www.ftchinese.com/story/001100020</text:a>
</text:p>
      <!--NEWS-->
      <text:h text:style-name="P10" text:outline-level="1">
<text:span text:style-name="T4">
Ukrainian war: Western restraint is not appeasement, but rationality to avoid war out of control (Free Version)</text:span>
</text:h>
      <text:p text:style-name="P4">
Authors: ['为FT中文网撰稿']</text:p>
      <text:p text:style-name="P4">
Publisher: 英国《金融时报》</text:p>
      <text:p text:style-name="P4">
Time: 2023-06-20T04:02:27+00:00</text:p>
      <text:p text:style-name="P4">
Published Time: 2023-06-19T12:00:99+08:00</text:p>
      <text:p text:style-name="P4">
Modified Time: 2023-06-19T23:52:99+08:00</text:p>
      <text:p text:style-name="P4">
Description: Ye Shengzhou: Ukraine has the right to attack Russia, and in essence has been done. The United States and NATO are restricted to attack Russia with weapons they provide.</text:p>
      <text:p text:style-name="P4">
Images: ["<text:a xlink:type="simple" xlink:href="https://thumbor.ftacademy.cn/unsafe/picture/7/000184877_piclink.jpg" text:style-name="Internet_20_link" text:visited-style-name="Visited_20_Internet_20_Link">
000184877_pic...</text:a>
"]</text:p>
      <text:p text:style-name="P4">
Themes: ['乌克兰战争', '关注']</text:p>
      <text:p text:style-name="P4">
Keywords: ['乌克兰战争', '俄罗斯', '乌克兰', '北约', '国际关系']</text:p>
      <text:p text:style-name="P4">
Type: Article</text:p>
      <!--METADATA-->
      <text:p text:style-name="P4">
<draw:frame draw:style-name="fr1" draw:name="Image110" text:anchor-type="as-char" svg:width="6.9236in" svg:height="4.617987in" draw:z-index="0">
<draw:image xlink:href="../Images/FT Chinese Free Version/2023-06-20T04-02-27-00-00/00018487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n June 13, Professor Yang Jun of China University of Political Science and Law published an article (hereinafter referred to as Yang Wen) in Singapore's "Lianhe Zaobao" (hereinafter referred to as Yang Wen). Essence</text:p>
      <text:p text:style-name="P4">
<text:span text:style-name="T4">
 Will the West willing and can stop Russia? </text:span>
</text:p>
      <text:p text:style-name="P4">
Yang Wen believes that the Russian -U -U -U -Uta war occurred in the 21st century. The annexation of Crimea and invading the Wudong area are all appeased.</text:p>
      <text:p text:style-name="P4">
The author believes that the United States leads NATO is indeed not passively appeased, but the arson of the arson of the arson. The latter acts more than the former. Before the outbreak of the Russian and Ukraine War, as the only superpower after the end of the Cold War, the United States took the initiative to adopt a strategic offensive. NATO continued to expand eastward and aggressive. He was garristed and deployed offensive weapons at the entrance of Russia and continued to compress the strategic space of Russia.</text:p>
      <text:p text:style-name="P4">
In 1990, U.S. Secretary of State Baker promised to Soviet President Gorbachev, "If NATO can maintain a garrison in Germany, NATO will not expand eastward, even in an inch." The fact is that NATO has expanded eastward in the next five rounds. Russia is based on Russia. This judgment has been deceived many times, also warned many times, and proposed to negotiate. The last time it was announced on December 17, 2021, the "Draft Treaty of Russia and the United States" was announced, all of which were neglected and rejected. Putin was interviewed by the US NBC in June 2021 and held an annual press conference on December 23. Two angrily criticized "NATO East Expansion" and "shamelessly deceived us."</text:p>
      <text:p text:style-name="P4">
Russia maintains special interests to the CIS countries and has also maintained special influence, which is in line with geopolitics and historical inertia. If the outside world rises and penetrates, it will inevitably conflict with Russia. On June 13, 2023, Putin reiterated that the launch of special military operations was "a reaction to the red line (referring to the continuous eastward expansion of NATO) by crossing Russia". Essence</text:p>
      <text:p text:style-name="P4">
"2014" obviously refers to the riots and riots in February 2014. On February 22, Ukraine's highest Rada impeached and dismissed President Yanukovich, who was pro -Russian. Russia planned the "Color Revolution" in U.S. U.S., as revenge, annexing Crimea on March 21.</text:p>
      <text:p text:style-name="P4">
After the outbreak of the Russian and Ukraine War, the United States quickly led the Western allies to severely sanction Russia and continued to assist Ukraine. If the purpose of the United States and NATO is only to defend the value of democracy and freedom, or to justice for Ukraine, then it is naive. In fact, the political elites are intimidated and the vertical champion is to maximize the interests of the country. The difference is that the strategy is the strategy. Whether it is clever, can be achieved, and how to achieve it.</text:p>
      <text:p text:style-name="P4">
Yang Wen was optimistic, "If European and American politicians were more resolute and fatal, no matter how much the brave man was afraid, and then implementing some effective curb strategies, the probability of the Russian and Ukraine war would not happen."</text:p>
      <text:p text:style-name="P4">
According to the author's opinion, is the United States curbing Russia's strategy is not valid? The polar bears had been forced to the corner, and they could not retreat, and they became angry. According to Russia's logic and justification, NATO will not annexes Crimea and special military operations. Will war will not happen if Europe and the United States fight against Russia? May wish to analyze the responsibility and origin of the war.</text:p>
      <text:p text:style-name="P4">
The outbreak of the Russian and Uchians has complex historical latitude and latitude and continuous realistic responsibility, which is also a sign of the big collapse of the European security system. If the responsibility is distinguished, Russia, the United States, and Wu roughly four or three or three, which is also the three dimensions of objective analysis. The United States' war responsibility has been described earlier.</text:p>
      <text:p text:style-name="P4">
Putin is of course the primary responsible person of the war. The national strength does not match the individual's ambitions, seriously misjudge the situation, trapped himself and the people in the abyss, and accelerates Russia's decline into a second -rate country. The United States does master confidential information such as the Russian army transferring troops and combat, showing how deep and successful the top -down penetration of the high -level military and political and frontline troops of the Russian military and political and political, and it must have been operating for many years. Before the war, the Director of the Central Intelligence Bureau (CIA) worshiped to visit Russia secretly, and took out the evidence for the last warning. At this time, Russia had been iron -hearted and blindly optimistic about the battle situation, so he refused.</text:p>
      <text:p text:style-name="P4">
The intention of Putin's war may not be as analyzed by Yang Wen, "comprehensively and completely re -incorporated Ukraine into the Russian Federation." It is to overthrow the Zeelianzki regime and support a puppet's pro -Russian regime. It is the same as that in 2014 to annex Crimea in 2014, and in 2022, the so -called "national referendum" is organized under the Russian muzzle. , Then the Russian and White Ultra "Slavic National Federation" was established. In this way, although he could not restore the vast territory of the Soviet Union, at least it became the "heroes" of the unified Slavic nation.</text:p>
      <text:p text:style-name="P4">
The idea of this "world hero" has a relationship. The most unreasonable means are the means and cannot be used. Even if you want to penetrate and buy, you can get it. Eat too ugly, indigestion, and even food poisoning. There are differences in differences between the country and the country, but it should not solve the problem through the war of aggression. This obviously violates the "UN Charter" and fails to achieve a quick decision. Now that it is difficult to ride a tiger, the setting sun is more than Huai, and how to end the scene is no longer autonomous.</text:p>
      <text:p text:style-name="P4">
Since this century, there are three regimes that have aroused public anger: First, Afghanistan Taliban, who has destroyed the Bamiyan Buddha of the World Cultural Heritage, now violates his promises when he has emphasized power, and once again prohibits women from being educated and worked; second, North Korea is North Korea. Kim Jong -un conducted the sixth nuclear test, and many countries broke their diplomatic relations or expel the ambassador. Third, Russia Putin invaded Ukraine.</text:p>
      <text:p text:style-name="P4">
There is also a war responsible person is Zeelianzki. He replaced the dismissal pro -Russian president, of course. There is no big deal for pro -beauty. The problem is "one side" pro -beauty. Regardless of the repeated warning of Russia, it will even join NATO and the European Union to enter the constitution, blatantly confront Russia, and rush to the front line. Funeral. It can be said that this is a country's internal affairs, but when it comes to Russia, it is a brutal neighbor, and it is the Slavic brothers.</text:p>
      <text:p text:style-name="P4">
The primary responsibility of the head of state is not the fast of ourselves and the great exhibition, but to protect the people's people's survival and dignity. The excellent performance during Zellezki could not cover the mediocrity before the war. Two successful precedents are significantly clever.</text:p>
      <text:p text:style-name="P4">
One is Finland. After the defeat of the Sufen War in March 1940, Finland has been a "little daughter -in -law" for more than 80 years, and succumbed to the prostitution of the Soviet Union and Russia until the century of no time after Russia had no time to distinguish between Ukraine. ; The second is Singapore. The model of the small country has repeatedly claimed to be "not choosing a side" between China and the United States. He also dared to tell the truth from China and the United States many times. China and the United States also bought it. It is regarded as a friend, and Malaysia did not dare to annex it.</text:p>
      <text:p text:style-name="P4">
<text:span text:style-name="T4">
 Western restraint is not appeased but rational to avoid war out of control </text:span>
</text:p>
      <text:p text:style-name="P4">
Yang Wen criticized the United States appeasement, "withdrawing from U.S. military advisers and observer in Ukraine, and further condoning Putin to be afraid and launched a comprehensive war."Yang Wen quoted the point of view of Kane, a strategic researcher at Hopkins University in the United States, and questioned why Ukraine had no right to fight against Russia.</text:p>
      <text:p text:style-name="P4">
According to the author's opinion, Ukraine certainly has the right to attack the Russian homeland. In essence, the drone attacked Moscow, the Russian border settlement, and the attack on the Crimea Bridge (Russia's Crimean as the territory). The United States and NATO are restricted to attack Russia with their weapons.</text:p>
      <text:p text:style-name="P4">
This is not an appeasement, not as Yang Wen called, "the result is all in a larger, more and more inhuman war, the sea and quagmires", but a recognition rational reason, avoiding the sharp upgrade or even out of control of the war. On June 12, French President Macron revealed the bottom line of Western military aid, "Never attack Russia (local) to avoid any form of conflict upgrade."</text:p>
      <text:p text:style-name="P4">
The United States and NATO are restrained and do not provide long -range missiles; they provide the "Haimas" rocket launcher, but do not provide rocket bombs with the longest range; one year after the war, the Ukraine will not be able to upgrade to provide heavy weapons such as fighter planes and tanks, but it will not provide the most advanced advanced, but the most advanced is provided. model. In this case, Russia also has corresponding restraint.</text:p>
      <text:p text:style-name="P4">
If the red eyes are really killed, the Ukraine attacked Moscow and St. Petersburg with Western aid missiles, causing major casualties, and there is a high risk of direct conflict between NATO and Russia. Putin must retaliate severely. The first to suffer from the Ukrainian people, the world condemn, what can I do with Putin? Both sides have the blood of innocent civilians. Do you laugh at 50 steps?</text:p>
      <text:p text:style-name="P4">
Putin has launched a war. Of course, the Russian army would not wait to die. It had to use tactical nuclear weapons in Ukraine, which led the U.S. military to use tactical nuclear weapons to retaliate. This may be a catastrophe for Ukraine and even Europe and the world.</text:p>
      <text:p text:style-name="P4">
Because the Russian army has a huge nuclear arsenal, the author has repeatedly said that although the strategy is defeated, it can be undefeated. The United States and NATO have no willingness and courage to end, or allow them to use their weapons to attack Russia, so Putin has no fear of war. The longer the war is dragged, the higher the chance of the Russian army.</text:p>
      <text:p text:style-name="P4">
Yang Wen criticized that Western aid weapons of Western aid were "after repeated tangles, delay and obscurity". They named Germany who first assisted only hundreds of steel helmets. Recently, the "Leopard 2" tank was delivered for more than a year.</text:p>
      <text:p text:style-name="P4">
In the West, especially in the United States, the military aid is already very large, but he could not satisfy Zellezki's appetite, so that he reminded him to be "grateful" when he talks with Zendiski. On June 13, the U.S. State Department announced the 40th plan to provide US $ 325 million in weapons and equipment, and has provided more than 40 billion US dollars in military aid. On June 12, the United States will open up the wind after the United Kingdom may provide Culfur bombs that are disabled in international law and can penetrate the front of the tank. Putin responded on June 13 that Russia also had depleted uranium bombs. "We will also retain the right to use the same ammunition."</text:p>
      <text:p text:style-name="P4">
As for the slow aid weapons of Ukraine in the West, it was not appeasement, but utilitarian. At that time, not only in the West, but almost the world believed that within a week, the Russian army would overcome Kiri Fuxi. What else would help Ug? Do you donate to the Russian army as a loot? Due to the weakness of the Russian army, the Ukraine stubbornly supported the first week before getting in exchange for its own vitality.</text:p>
      <text:p text:style-name="P4">
In fact, the victory of the Ukraine in the first week is inseparable from the US intelligence support and tactical command. For example, the Russian helicopter group suddenly descended from Kenfu suburbs to try to establish an outpost base. The tactics were the same as the invasion of the Czechoslovak capital Prague in 1968 and the invasion of Kabul, the capital of Afghanistan in 1979. The Russian army was ambushed by the black army, most of them were annoyed, and most of them retreated. Otherwise, the heels will be established. A large number of military aircraft and soldiers who have been standing in the back are rushing, and Kiev will not be able to keep it. Zeleiski can only establish an exile government on Lavff near the Polish border, and Russia can follow the original script. Establish a puppet regime.</text:p>
      <text:p text:style-name="P4">
As for Germany's cautious military aid, there are also their national feelings and historical tangles. Germany launched World War II, which brought heavy disasters to the country and the world. Fascism and war crimes were severely liquidated after World War II, and there were strict legislation in China. This has led to Germany's public opinion and the government for military care, and they can't live a psychological country, and they are afraid of misunderstanding in other European countries.</text:p>
      <text:p text:style-name="P4">
If it weren't for the outbreak of the Russian and Ukraine War, how could Germany turn 180 degrees and re -embark on the road to expand? How could Shuerz quickly determine and set up a 100 billion euros special defense fund, promising to increase national defense expenses to the standard GDP standard in NATO accounting for 2%? Germany has been forcing the United States to announce the "M1 EBrams" tank, which is not practical, and then announced that the practical "Leopard" tank is announced to avoid Russia to retaliate in Germany. It is mature and clever politics.</text:p>
      <text:p text:style-name="P4">
_ (Note: The author is an independent commentator, WeChat account: sswysp. This article only represents the author's personal point of view.</text:p>
      <text:p text:style-name="P4">
News Source: <text:a xlink:type="simple" xlink:href="http://www.ftchinese.com/story/001100021" text:style-name="Internet_20_link" text:visited-style-name="Visited_20_Internet_20_Link">
http://www.ftchinese.com/story/001100021</text:a>
</text:p>
      <!--NEWS-->
      <text:h text:style-name="P10" text:outline-level="1">
<text:span text:style-name="T4">
Why did the Vietnamese "whistle" disclosed the secret document of the Taiwan Strait crisis in 1958</text:span>
</text:h>
      <text:p text:style-name="P4">
Creator: CHARLIE SAVAGE</text:p>
      <text:p text:style-name="P4">
Publisher: https://www.facebook.com/nytimeschinese</text:p>
      <text:p text:style-name="P4">
Published Time: 2023-06-20T04:07:30+08:00</text:p>
      <text:p text:style-name="P4">
Description: Elsberg revealed the United States' lies in the Vietnam War. With the upgrading of Taiwan issues, he disclosed that in 1958, the United States considered the use of nuclear weapons in mainland China to protect Taiwan, hoping to cause discussions on the Anti -Spy Law and the Taiwan Strait crisis. Donal F. Holway/The New York Times Daniel Elsberg and his wife Patrisia. In 1971, he disclosed the behavior and consequences of the Pentagon's documents left a mark in history, defining his life.</text:p>
      <text:p text:style-name="P4">
Images: ["<text:a xlink:type="simple" xlink:href="https://static01.nyt.com/images/2023/06/18/multimedia/18dc-ellsberg1-czkm/18dc-ellsberg1-czkm-master1050.jpg" text:style-name="Internet_20_link" text:visited-style-name="Visited_20_Internet_20_Link">
18dc-ellsberg...</text:a>
"]</text:p>
      <text:p text:style-name="P4">
Category: 美国</text:p>
      <text:p text:style-name="P4">
Type: Article</text:p>
      <!--METADATA-->
      <text:p text:style-name="P4">
<draw:frame draw:style-name="fr1" draw:name="Image111" text:anchor-type="as-char" svg:width="6.9236in" svg:height="4.622327in" draw:z-index="0">
<draw:image xlink:href="../Images/cnnytimes/2023-06-20T04-07-30-08-00/18dc-ellsberg1-czkm-master1050.jpg" xlink:type="simple" xlink:show="embed" xlink:actuate="onLoad" draw:mime-type="image/jpeg"/>
</draw:frame>
Daniel Elsberg, a military analyst, who experienced the disillusionment, was famous for leaking the so -called "Pentagon Document" in 1971. In the last few years of his wonderful life, he hoped that he would be sued. He hopes that I can help him achieve this goal.</text:p>
      <text:p text:style-name="P4">
The allegations he expects is to deal with the national security secrets according to the "Anti -Spy Law". His plan is to give me another confidential document he took away decades ago. Wing this file. He hopes to give a chance to give the Supreme Court, which clearly applies the law to those who leak government secrets to reporters. Today, former President Trump is facing 31 allegations that it is against this "Anti -Spy Law", although the case is completely different.</text:p>
      <text:p text:style-name="P4">
Elsberg disclosed the Pentagon Document in 1971 -a confidential research report on the Vietnam War, showing how a generation of military and political leaders lied to the public -his behavior and consequences left in history. The mark has become an incident that defines his life.</text:p>
      <text:p text:style-name="P4">
But in <text:a xlink:type="simple" xlink:href="https://www.nytimes.com/2023/06/16/us/daniel-ellsberg-dead.html" text:style-name="Internet_20_link" text:visited-style-name="Visited_20_Internet_20_Link">
some</text:a>
<text:a xlink:type="simple" xlink:href="https://www.washingtonpost.com/obituaries/2023/06/16/daniel-ellsberg-pentagon-papers-dead/" text:style-name="Internet_20_link" text:visited-style-name="Visited_20_Internet_20_Link">
讣 讣</text:a>
Among them, you can also vaguely see an episode in 2021. At that time, he gave me a top secret document that the content of the US military leaders promoted the first nuclear blow to China in 1958. Risks and deaths of millions of people.</text:p>
      <text:p text:style-name="P4">
advertise</text:p>
      <text:p text:style-name="P4">
When examining his influence on future generations, it is also worth noting that he also hopes to start to pay attention to the issue of "Anti -Spy Law" by revealing.</text:p>
      <text:p text:style-name="P4">
"If you are sued, I will reiterate my beliefs, that is, what I am doing -just as I have done in the past -not a crime," he told me, he also said that the use of the bill "will be out of The confidential disclosure of public interests should be regarded as unconstitutional.</text:p>
      <text:p text:style-name="P4">
The government has a variety of means to prevent and punish the behavior of disclosing information to reporters and the public without authorization, and in most of the history of American history, the government has never tried to send the leak to prison. The Anti -Spy Law has been written as early as the "World War I", but it was not until the second half of the 20th century that the government began to try to use it to prosecute the leak instead of the spy -the initial effect was very small.</text:p>
      <text:p text:style-name="P4">
In 1957, the military put forward the allegations of "Anti -Spy Law" on a military court in the military court that the crime was to provide reporters with information about a controversial missile plan, but the prosecutor canceled the allegations. In 1971, the Ministry of Justice successfully initiated such prosecution for the first time in cases of Elsberg and his colleague Anthony Russell who had helped him. However, the case was rejected by the judge because the government's behavior was improper and illegally collected evidence.</text:p>
      <text:p text:style-name="P4">
Ten years later, the Ministry of Justice of the Reagan government tried again to sue a national defense analyst with the Anti -Spy Law, which(Jane’s Defence Weekly)Provides a secret satellite photo of a Soviet shipyard. He was convicted. However, only one person was sent to prison because of such behavior that often happened in decades. This was strange and unfair, so President Bill Clinton pardoned him in 2001.</text:p>
      <text:p text:style-name="P4">
However, the Ministry of Justice used the "Anti -Spy Law" to investigate the leak from time to time from the beginning of President George W. Bush's administration. The law set a severe punishment for the defendant -10 years of imprisonment for each crime -and prohibited the defendant from arguing that their disclosure was for public interests to recommend that the jury declared innocent. Most defendants accepted the confession agreement to avoid the risk of being sentenced to long -term imprisonment, thereby excluding the opportunity to appeal whether the law was concluded in this case.</text:p>
      <text:p text:style-name="P4">
advertise</text:p>
      <text:p text:style-name="P4">
In 2014, Elsberg and I discussed that the government used the increasing use of the law. At that time, <text:a xlink:type="simple" xlink:href="https://www.nytimes.com/2014/01/15/us/politics/snowden-to-join-board-of-press-freedom-foundation.html" text:style-name="Internet_20_link" text:visited-style-name="Visited_20_Internet_20_Link">
I wrote an article</text:a>
The former contractor Edward Snowden who leaked the secrets of the monitoring activity, the former contractor Edward Snowden, joined Elsberg to participate in a non -profit press freedom organization. (Elsberg has publicly stated that Snowden and his ambitions are similar, and the latter has accused the "Anti -Spy Law" alleged in Russia.)</text:p>
      <text:p text:style-name="P4">
"The question is -I want to say that almost no one realizes that this is a problem -the Anti -Spy Law is applicable to those who provide information to the US public, rather than secretly providing information to foreign forces like spies People, whether this is in line with the Constitution, "he told me. "Few people now ask this question. When I reveal the Pentagon's document, I did not think of this -I think I violated the law of the law and someone reminded me that. I did violate it."</text:p>
      <text:p text:style-name="P4">
In the "Anti-Spy Law", Elsberg said, "It is obviously too broad, not just for people like me." Leon Neal/Agency France-Presse — getty Images</text:p>
      <text:p text:style-name="P4">
In the following years, <text:a xlink:type="simple" xlink:href="https://www.nytimes.com/2018/10/18/us/politics/terry-albury-fbi-sentencing.html" text:style-name="Internet_20_link" text:visited-style-name="Visited_20_Internet_20_Link">
more</text:a>
<text:a xlink:type="simple" xlink:href="https://www.nytimes.com/2021/07/27/us/politics/daniel-hale-leak-sentence.html" text:style-name="Internet_20_link" text:visited-style-name="Visited_20_Internet_20_Link">
 reporter</text:a>
<text:a xlink:type="simple" xlink:href="https://www.nytimes.com/2018/08/23/us/reality-winner-nsa-sentence.html" text:style-name="Internet_20_link" text:visited-style-name="Visited_20_Internet_20_Link">
Frontman</text:a>
Facing the allegations of the Anti -Spy Law. In 2019, the Ministry of Justice under the leadership of the Trump administration crossed another boundary, <text:a xlink:type="simple" xlink:href="https://www.nytimes.com/2019/05/23/us/politics/assange-indictment.html" text:style-name="Internet_20_link" text:visited-style-name="Visited_20_Internet_20_Link">
"Anti -Spy Law" sued the founder of Wikiilic Decryptor Julian Assange</text:a>
——It is not because of leakage, but because of the collection and release of leak information. The Department of Justice of the Biden Government retained these unprecedented charges; Anshan delays the trial by fighting for not being extradited in the UK, but the appeal has repeatedly failed.Elsberg said that decades ago, he also had another confidential research report based on the internal record of the government, but when the Pentagon's document leaked, he did not hand over the report to reporters because it involved it involved in it because it involved it. It is another different topic: In 1958, the CCP's shells of the island controlled by the CCP triggered a crisis. The report shows that the distance between the world is closer than the public is allowed.</text:p>
      <text:p text:style-name="P4">
Are I interested in writing this? I have.</text:p>
      <text:p text:style-name="P4">
advertise</text:p>
      <text:p text:style-name="P4">
In the next few weeks, I carefully read the research report on Taiwan and counseled experts on the history of the crisis in 1958. Write in me <text:a xlink:type="simple" xlink:href="https://www.nytimes.com/2021/05/22/us/politics/nuclear-war-risk-1958-us-china.html" text:style-name="Internet_20_link" text:visited-style-name="Visited_20_Internet_20_Link">
article</text:a>
When, Elsberg talked with me many times. He prefers to call through video calls in his family office full of books in California. In a long call, his wife Patricia also joined us.</text:p>
      <text:p text:style-name="P4">
He said that some of his motivations were Taiwan issues <text:a xlink:type="simple" xlink:href="https://www.economist.com/weeklyedition/2021-05-01" text:style-name="Internet_20_link" text:visited-style-name="Visited_20_Internet_20_Link">
again</text:a>
<text:a xlink:type="simple" xlink:href="https://www.nytimes.com/2021/04/27/opinion/china-us-2034.html" text:style-name="Internet_20_link" text:visited-style-name="Visited_20_Internet_20_Link">
 nervous</text:a>
Essence He said that the war planner of the Pentagon is likely to formulate an emergency plan again. If China wants to attack Taiwan, and conventional weapons seem to be not enough to repel China, they will use nuclear weapons. He believes that the possibility of any such terrible measures is worth public discussion.</text:p>
      <text:p text:style-name="P4">
But he said that another reason was that he publicly acknowledged that he would retain and spread confidential documents without authorization, and he hoped to be charged according to the Anti -Spy Law. He wanted to be a test case, and submitted the Ministry of Justice to punish the leak to the Supreme Court.</text:p>
      <text:p text:style-name="P4">
He pointed out that the clauses that are prohibited from retaining national security secrets are too widely written, so that on the surface, it can also be used to prosecute a reporter, publisher, and even those who will be prosecuted by a secret newspaper article. The article tells the spouse or retains the readers who have not reported to the authorities. He mentioned that the gradual expansion of this law had disappointed the public's cicada effects that the public obtained information generated in democratic countries, and expressed disappointment with San's "Anti -Spy Law" allegations.</text:p>
      <text:p text:style-name="P4">
"It is obviously too broad, not just suitable for people like me. Asanic now feels this pressure," he also said. "For 50 years, I have always told reporters. The weapon of the bore is aiming at you. '"</text:p>
      <text:p text:style-name="P4">
In short, at the age of 90, he was willing to take the risk of prison disaster that he had been removed when he was 42 years old. However, although the Ministry of Justice has become aggressive in the use of the Anti -Spy Law, it obviously does not want to participate in Elsberg's plan. The article was published and attracted some attention, but what disappointed him was that no one had charged him.</text:p>
      <text:p text:style-name="P4">
advertise</text:p>
      <text:p text:style-name="P4">
"I am looking forward to debating in court," in March this year, after announced that he had been diagnosed with pancreatic cancer, he went to a <text:a xlink:type="simple" xlink:href="https://shadowproof.com/2023/03/08/conversation-ellsberg-assange-guilty-of-journalism-book-launch/" text:style-name="Internet_20_link" text:visited-style-name="Visited_20_Internet_20_Link">
interviewer</text:a>
explain. "At that time, I didn't know that my life would be shorter than I expected."</text:p>
      <text:p text:style-name="P4">
News Source: <text:a xlink:type="simple" xlink:href="https://cn.nytimes.com/usa/20230620/daniel-ellsberg-espionage-act-pentagon-papers/" text:style-name="Internet_20_link" text:visited-style-name="Visited_20_Internet_20_Link">
https://cn.nytimes.com/usa/20230620/daniel-ellsberg-espionage-act-pentagon-papers/</text:a>
</text:p>
      <!--NEWS-->
      <text:h text:style-name="P10" text:outline-level="1">
<text:span text:style-name="T4">
Family members of a sudden death in a women's police station in Hunan cried and complained to torture confession</text:span>
</text:h>
      <text:p text:style-name="P4">
Author: None</text:p>
      <text:p text:style-name="P4">
Publisher: Radio Free Asia (Organization)</text:p>
      <text:p text:style-name="P4">
Published Time: 2023-06-20T04:11:00-04:00</text:p>
      <text:p text:style-name="P4">
Modified Time: 2023-06-20T11:35:36-04:00</text:p>
      <text:p text:style-name="P4">
Description: None</text:p>
      <text:p text:style-name="P4">
Videos: []</text:p>
      <text:p text:style-name="P4">
Audios: ["<text:a xlink:type="simple" xlink:href="https://www.rfa.org/mandarin/yataibaodao/renquanfazhi/gt2-062020230411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5.524774in" draw:z-index="0">
<draw:image xlink:href="../Images/rfamandarin/2023-06-20T04-11-00-04-00/000000.png" xlink:type="simple" xlink:show="embed" xlink:actuate="onLoad" draw:mime-type="image/png"/>
</draw:frame>
The family of the deceased's family, Dai Xiaori, protested by the police involved in torture to confess the victim's death network screenshot <text:a xlink:type="simple" xlink:href="https://www.rfa.org/mandarin/yataibaodao/renquanfazhi/gt2-06202023041103.html/@@stream" text:style-name="Internet_20_link" text:visited-style-name="Visited_20_Internet_20_Link">
Audio-Link: https: //www.rfa.org/mandarin/yatabaodao/renquanfazhi/GT2-06202023041103.html/@stream</text:a>
A woman in Cili County, Hunan Province posted a video on Monday for help saying that her mother took the initiative to go to the police station to accept inquiries, and died in the police station, and there were scars on her body. But the police station said that she had no recording and video at the time, and she suspected that her mother was forced to confess. This matter once appeared on Weibo hot search. On Tuesday, the Cili County Political and Legal Committee established a joint investigation team to investigate the case.</text:p>
      <text:p text:style-name="P4">
<text:a xlink:type="simple" xlink:href="https://www.rfa.org/mandarin/yataibaodao/renquanfazhi/gt1-06052023033913.html" text:style-name="Internet_20_link" text:visited-style-name="Visited_20_Internet_20_Link">
<text:span text:style-name="T4">
 Wuhan primary school student was killed by the teacher to kill his mother suspected of being chosen by Internet violence and stability </text:span>
</text:a>
<text:span text:style-name="T4">
* <text:a xlink:type="simple" xlink:href="https://www.rfa.org/mandarin/zhuanlan/jieduxinjiang/xinjiang-06162023092951.html" text:style-name="Internet_20_link" text:visited-style-name="Visited_20_Internet_20_Link">
Uyghur Hat Make Couples Die in Prison</text:a>
</text:span>
</text:p>
      <text:p text:style-name="P4">
The woman named Deng, who made the video publicly for help, said her mother went to the police station a week ago to accept inquiries. After a few hours, she received a call from the police and rushed to the hospital to see her mother's bodies with scars. She said with tears in her eyes: "I want to use the power of netizens to accuse the public security organs of Cili County, Hunan Province to confess to my mother Zhao Yongxiang. Unfortunate things happened at around 10 am on June 14, 2023. My mother took the initiative to take the initiative to take the initiative When I went to the public security organs, I asked, but by 4 o'clock in the afternoon, a policeman called me and asked me to rush to Cili County Traditional Chinese Medicine Hospital. When I rushed to the hospital to see my mother, I found that there were many scars on my mother's body. , I have lost the signs of life ... "</text:p>
      <text:p text:style-name="P4">
In the video, the woman was wearing a photo of her head and holding a heritage. She was suspicious of her mother's death. She begged the netizens to preside over justice and positive justice: "Cili County Public Security Organ said that there was no synchronous recording video, no law enforcement recorder in the law enforcement recorder Imaging information. The Cili Public Security Organ handling the case seriously violated the rules, forced torture for torture, and a lively life died unknown at the police station. "</text:p>
      <text:p text:style-name="P4">
The daughter of the deceased said that the mother's mouth had blood, and the police station said "there is no video." (Network screenshot / ancient pavilion provided) <text:a xlink:type="simple" xlink:href="https://www.rfa.org/mandarin/yataibaodao/renquanfazhi/gt2-06202023041103.html/m0620-gt2p2.jpg" text:style-name="Internet_20_link" text:visited-style-name="Visited_20_Internet_20_Link">
</text:a>
<text:span text:style-name="T4">
 Joint Investigation Team: Heart rate causes sudden heart -derived death </text:span>
</text:p>
      <text:p text:style-name="P4">
On Tuesday, the WeChat account "Ping An Cili" issued a "situation notice" saying that on June 14, the suspect Zhao Mouxiang (female, 56 years old, Cili County) took the initiative In the Guanyin Bridge Police Station of Cili County Public Security Bureau, the case was submitted to the case. Zhao Mouxiang suddenly fell to the ground while waiting for the interrogation to go to the toilet. The police immediately contacted the hospital for rescue and died after the hospital rescue. Hospital diagnosis is malignant heart rate caused sudden heartogenic death.</text:p>
      <text:p text:style-name="P4">
The joint investigation team of Cili County reported that the joint investigation team was composed of the county party committee politics and legal committees, the county disciplinary committee supervision committee, and the county people's procuratorate to conduct investigations in accordance with the law. If the investigation finds that there are violations of discipline and law, it will be dealt with seriously according to law.</text:p>
      <text:p text:style-name="P4">
The matter was once on the Weibo hot search list. Some netizens left a message. The monitoring in the police station was 24 hours without dead ends. Unless you brought people to a local trial without monitoring, "Please announce the surveillance video of complete law enforcement." Is the monitoring probe broken again?</text:p>
      <text:p text:style-name="P4">
In an interview with this station on Tuesday, the rights protection lawyer Bao Longjun said that from a legal perspective, the parties must have a video record of all the dialogue between the police and the suspect: "To ensure the safety of all aspects of her, this area is in this regard. It is necessary to record in the case in accordance with the law. If the questioner is, whether there is a guarantee of her rest and the necessary diet. Second, it is necessary to determine the cause of her death. Family members have the right to participate in the inspection process. "</text:p>
      <text:p text:style-name="P4">
The woman named Deng cried and complained that her mother died strangely in the police station. The authorities set up a joint investigation team for investigation. (Network screenshot / ancient pavilion provided) <text:a xlink:type="simple" xlink:href="https://www.rfa.org/mandarin/yataibaodao/renquanfazhi/gt2-06202023041103.html/m0620-gt2p3.jpg" text:style-name="Internet_20_link" text:visited-style-name="Visited_20_Internet_20_Link">
</text:a>
<text:span text:style-name="T4">
 Folk Voice: Police Overall Law Law </text:span>
</text:p>
      <text:p text:style-name="P4">
Ms. Tian, a teacher of the former middle school in Zhangjiajie, Hunan, told this station that in a Chinese society that does not talk about legal systems, the law enforcement power of the police station's public security is often enlarged infinitely. If you can get through the relationship with the public security, no matter how big the matter is, it is also "small things": "You are not on the beam and the lower beam, the more you reach the grassroots, the more like a bandit. I know that the police can not ask the suspect separately now. It can prove each other. From the common sense, the police have problems with law enforcement. "</text:p>
      <text:p text:style-name="P4">
Although the above cases are under investigation, some netizens have speculated that the official conclusions may make, including the joint police, temporary workers, or "urine -leaving, scars before". "The message wrote that at the police station, the normal inquiry was monitoring, but it seemed that there were three hours of monitoring. At present, many Chinese media are paying attention to the progress of the matter.</text:p>
      <text:p text:style-name="P4">
Reporter: Ancient Pavilion Editor: Xu Shuting, Chen Meihua, Jiayuan.com Editor: Hong Wei</text:p>
      <text:p text:style-name="P4">
News Source: <text:a xlink:type="simple" xlink:href="https://www.rfa.org/mandarin/yataibaodao/renquanfazhi/gt2-06202023041103.html" text:style-name="Internet_20_link" text:visited-style-name="Visited_20_Internet_20_Link">
https://www.rfa.org/mandarin/yataibaodao/renquanfazhi/gt2-06202023041103.html</text:a>
</text:p>
      <!--NEWS-->
      <text:h text:style-name="P10" text:outline-level="1">
<text:span text:style-name="T4">
LEX column: Astrakang's separation of Chinese business is a necessary move to isolation (Free Version)</text:span>
</text:h>
      <text:p text:style-name="P4">
Authors: ['Lex专栏']</text:p>
      <text:p text:style-name="P4">
Publisher: 英国《金融时报》</text:p>
      <text:p text:style-name="P4">
Time: 2023-06-20T04:13:56+00:00</text:p>
      <text:p text:style-name="P4">
Published Time: 2023-06-19T12:00:99+08:00</text:p>
      <text:p text:style-name="P4">
Modified Time: 2023-06-20T00:00:99+08:00</text:p>
      <text:p text:style-name="P4">
Description: Astraco's movement highlights a trend that is growing, that is, enterprises are trying to insulating themselves with geopolitical risks around China.</text:p>
      <text:p text:style-name="P4">
Images: ["<text:a xlink:type="simple" xlink:href="https://thumbor.ftacademy.cn/unsafe/picture/9/000184919_piclink.jpg" text:style-name="Internet_20_link" text:visited-style-name="Visited_20_Internet_20_Link">
000184919_pic...</text:a>
"]</text:p>
      <text:p text:style-name="P4">
Themes: ['阿斯利康', '关注']</text:p>
      <text:p text:style-name="P4">
Keywords: ['阿斯利康', '制药', '地缘政治', '跨国公司', '脱钩']</text:p>
      <text:p text:style-name="P4">
Type: Article</text:p>
      <!--METADATA-->
      <text:p text:style-name="P4">
<draw:frame draw:style-name="fr1" draw:name="Image118" text:anchor-type="as-char" svg:width="6.9236in" svg:height="3.894525in" draw:z-index="0">
<draw:image xlink:href="../Images/FT Chinese Free Version/2023-06-20T04-13-56-00-00/000184919_piclink.jpg" xlink:type="simple" xlink:show="embed" xlink:actuate="onLoad" draw:mime-type="image/jpeg"/>
</draw:frame>
The superb skills of Chinese gymnastics athletes are world -famous. Now it is those who rely on the Chinese market to show their superb balance skills.</text:p>
      <text:p text:style-name="P4">
With the increasingly tense relations between the United States and China, Astraik(twist)Action: Disclosure of Chinese business. The British "Financial Times" reported on Monday that this London -listed pharmaceutical company may choose to list Chinese business alone in Hong Kong or the Mainland. This shows a trend that is growing: enterprises insulating themselves with the geopolitical risks of the region.</text:p>
      <text:p text:style-name="P4">
News Source: <text:a xlink:type="simple" xlink:href="http://www.ftchinese.com/story/001100022" text:style-name="Internet_20_link" text:visited-style-name="Visited_20_Internet_20_Link">
http://www.ftchinese.com/story/001100022</text:a>
</text:p>
      <!--NEWS-->
      <text:h text:style-name="P10" text:outline-level="1">
<text:span text:style-name="T4">
Why is global inflationary disease so difficult to cure? (Free version)</text:span>
</text:h>
      <text:p text:style-name="P4">
Author: Tom Fairless / Paul Hannon</text:p>
      <text:p text:style-name="P4">
Publisher: 华尔街日报中文网</text:p>
      <text:p text:style-name="P4">
Published Time: 2023-06-20T04:25:00.000Z</text:p>
      <text:p text:style-name="P4">
Modified Time: 2023-06-20T04:25:00.000Z</text:p>
      <text:p text:style-name="P4">
Created Time: 2023-06-20T03:08:00.000Z</text:p>
      <text:p text:style-name="P4">
Description: The central bank's war against high inflation has lasted about a year, but the horn of victory has not yet sounded.</text:p>
      <text:p text:style-name="P4">
Images: []</text:p>
      <text:p text:style-name="P4">
Categories: ['经济']</text:p>
      <text:p text:style-name="P4">
Keywords: SYND,LINK:EN|WP-WSJ-0000991197</text:p>
      <text:p text:style-name="P4">
Type: Article</text:p>
      <!--METADATA-->
      <text:p text:style-name="P4">
Last year, the major central banks of the world underestimated the inflation situation and are now trying to avoid repeating the same mistakes.</text:p>
      <text:p text:style-name="P4">
News Source: <text:a xlink:type="simple" xlink:href="https://cn.wsj.com/articles/%E5%85%A8%E7%90%83%E9%80%9A%E8%83%80%E9%A1%BD%E7%96%BE%E4%B8%BA%E4%BD%95%E5%A6%82%E6%AD%A4%E9%9A%BE%E6%B2%BB-1e03965e" text:style-name="Internet_20_link" text:visited-style-name="Visited_20_Internet_20_Link">
https://cn.wsj.com/articles/%E5%85%A8%E7%90%83%E9%80%9A%E8%83%80%E9%A1%BD%E7%96%BE%E4%B8%BA%E4%BD%95%E5%A6%82%E6%AD%A4%E9%9A%BE%E6%B2%BB-1e03965e</text:a>
</text:p>
      <!--NEWS-->
      <text:h text:style-name="P10" text:outline-level="1">
<text:span text:style-name="T4">
It may be worse in the future. If Europe cannot compensate Russia's natural gas, and what is its alternative?</text:span>
</text:h>
      <text:p text:style-name="P4">
Author: 半岛电视台</text:p>
      <text:p text:style-name="P4">
Publisher: Al Jazeera</text:p>
      <text:p text:style-name="P4">
Published Time: 2023-06-20T04:31:32</text:p>
      <text:p text:style-name="P4">
Modified Time: 2023-06-20T06:01:06</text:p>
      <text:p text:style-name="P4">
Description: After the outbreak of the Russian and Ukraine War, Russia and the European Union countries sanctioned each other. In this context, the European Commission passed the issue of "saving natural gas for safe winter seasons" to cope with Russian natural gas supply interruption.</text:p>
      <text:p text:style-name="P4">
Images: ["<text:a xlink:type="simple" xlink:href="https://chinese.aljazeera.net/wp-content/uploads/2023/06/1-1687234886.jpg" text:style-name="Internet_20_link" text:visited-style-name="Visited_20_Internet_20_Link">
1-1687234886.jpg</text:a>
"]</text:p>
      <text:p text:style-name="P4">
Topics: ['乌克兰战争', '政治', '新闻']</text:p>
      <text:p text:style-name="P4">
Keywords: ['乌克兰战争', '政治', '新闻', '俄罗斯', '欧洲']</text:p>
      <text:p text:style-name="P4">
Type: Article</text:p>
      <!--METADATA-->
      <text:p text:style-name="P4">
<draw:frame draw:style-name="fr1" draw:name="Image119" text:anchor-type="as-char" svg:width="6.9236in" svg:height="3.894525in" draw:z-index="0">
<draw:image xlink:href="../Images/Aljazeera Chinese/2023-06-20T04-31-32/1-1687234886.jpg" xlink:type="simple" xlink:show="embed" xlink:actuate="onLoad" draw:mime-type="image/jpeg"/>
</draw:frame>
Dispute between natural gas</text:p>
      <text:p text:style-name="P4">
After the outbreak of the Russian and Ukraine War, Russia and the European Union countries sanctioned each other. In this context, the European Commission passed the issue of "saving natural gas for safe winter seasons" to cope with Russian natural gas supply interruption.</text:p>
      <text:p text:style-name="P4">
Peninsula TV station focuses on the development of natural gas war and Europe's natural gas dependence on Russia. Previously, Europe made a way to overcome the natural gas and energy supply crisis last winter and reduced the consumption of natural gas. Now the import volume is about one -third of the historical import level.</text:p>
      <text:p text:style-name="P4">
According to the plan report, according to the European Commission, Europe has quickly diversified its natural gas resources, and spent more than $ 50 billion last year to fill its reserve. Energy costs have lost nearly trillions of dollars in continental Europe.</text:p>
      <text:p text:style-name="P4">
These days, with the decline in natural gas prices, Europeans are optimistic about the upcoming winter reserves, but the main exporters in the Gulf area and energy experts in Europe have warned that the next winter may be worse, and it is announced that There is still a long time at the end of the energy crisis.</text:p>
      <text:p text:style-name="P4">
The plan report also monitored the tension of Russia and Ukraine after the end of the Cold War, and discussed with international experts in the field of European energy replacement to reduce dependence on Russia's natural gas imports. , Africa or East China Sea imported natural gas, and long -term dependence on any of these alternative challenges.</text:p>
      <text:h text:style-name="P13" text:outline-level="4">
<text:span text:style-name="T4">
alternative to Russian natural gas</text:span>
</text:h>
      <text:p text:style-name="P4">
Regarding Russia's substitution, researcher and international expert Anasas Hargie said that although it is impossible to rely entirely on Russia's natural gas, Europe cannot completely get rid of Russia, but only countries that can win a lot of natural gas for Europe are the only countries. U.S.</text:p>
      <text:p text:style-name="P4">
Anasa Hagi believes that the demand for natural gas and liquefied gas will be great in the next few years. It is expected that its prices will rise sharply, which means that the European natural gas crisis will continue because the cost is high, and the European continent will be unbearable.</text:p>
      <text:p text:style-name="P4">
Gulmila Razayev, chief researcher of the Institute of Energy Research in Oxford Energy, said in the European situation that due to the interruption of Russia's natural gas supply, the European Union was still recovering from a historic crisis. Although the market has recovered from this impact, it has recovered, but it has recovered from this impact, but the market has recovered from this impact, but In the next two years, more natural gas supply interruptions may exacerbate risks. Therefore, he emphasized that the EU needs to seek the protection of natural gas resources through new channels.</text:p>
      <text:p text:style-name="P4">
Gulmila Rizyev believes that in addition to natural gas, Europe has other options. It can rely on many suppliers and alternatives, but the problem is often in terms of cost and commitment to long -term contracts. Don't want to be involved in it, looking for alternatives and temporary solutions.</text:p>
      <text:p text:style-name="P4">
News Source: <text:a xlink:type="simple" xlink:href="https://chinese.aljazeera.net/news/2023/6/20/%e6%9c%aa%e6%9d%a5%e5%8f%af%e8%83%bd%e4%bc%9a%e6%9b%b4%e7%b3%9f%e5%a6%82%e6%9e%9c%e6%ac%a7%e6%b4%b2%e4%b8%8d%e8%83%bd%e8%a1%a5%e5%81%bf%e4%bf%84%e7%bd%97%e6%96%af%e5%a4%a9%e7%84%b6%e6%b0%94%e5%b0%86" text:style-name="Internet_20_link" text:visited-style-name="Visited_20_Internet_20_Link">
https://chinese.aljazeera.net/news/2023/6/20/%e6%9c%aa%e6%9d%a5%e5%8f%af%e8%83%bd%e4%bc%9a%e6%9b%b4%e7%b3%9f%e5%a6%82%e6%9e%9c%e6%ac%a7%e6%b4%b2%e4%b8%8d%e8%83%bd%e8%a1%a5%e5%81%bf%e4%bf%84%e7%bd%97%e6%96%af%e5%a4%a9%e7%84%b6%e6%b0%94%e5%b0%86</text:a>
</text:p>
      <!--NEWS-->
      <text:h text:style-name="P10" text:outline-level="1">
<text:span text:style-name="T4">
Why do some people suffer from "blocking and forgetfulness"? (Free version)</text:span>
</text:h>
      <text:p text:style-name="P4">
Authors: ['杰迈玛•凯莉']</text:p>
      <text:p text:style-name="P4">
Publisher: 英国《金融时报》</text:p>
      <text:p text:style-name="P4">
Time: 2023-06-20T05:17:10+00:00</text:p>
      <text:p text:style-name="P4">
Published Time: 2023-06-19T12:00:99+08:00</text:p>
      <text:p text:style-name="P4">
Modified Time: 2023-06-20T01:16:99+08:00</text:p>
      <text:p text:style-name="P4">
Description: Kelly: The new crown blockade makes people feel like a long time, and it seems to be quickly dissipated from our consciousness. Many people have only blurred memories of that period.</text:p>
      <text:p text:style-name="P4">
Images: []</text:p>
      <text:p text:style-name="P4">
Themes: ['观点', '新型冠状病毒', '关注']</text:p>
      <text:p text:style-name="P4">
Keywords: ['新型冠状病毒', '防疫', '心理健康', '英国社会']</text:p>
      <text:p text:style-name="P4">
Type: Article</text:p>
      <!--METADATA-->
      <text:p text:style-name="P4">
The blockade implemented during the new crown epidemic was boring, anxious and painful, but some of us also gave birth to an inexplicable excitement. It is difficult to be prohibited from going out of the house. This day may be difficult, but at least we can use this idea to comfort me: we are experiencing a major historical event. In the future, we can tell this time with my grandchildren. Some people will make it into a movie.</text:p>
      <text:p text:style-name="P4">
However, at the time of Britain's official new crown investigation, and this country has completely lifted the legal restrictions, it is less than 16 months, but the blockade not only makes people feel like a long -term thing, but also seems to be quickly dissipating from our consciousness. Many people have only blurred memories of that period, and only a little bit faintly felt about when it happened during that period.</text:p>
      <text:p text:style-name="P4">
News Source: <text:a xlink:type="simple" xlink:href="http://www.ftchinese.com/story/001100024" text:style-name="Internet_20_link" text:visited-style-name="Visited_20_Internet_20_Link">
http://www.ftchinese.com/story/001100024</text:a>
</text:p>
      <!--NEWS-->
      <text:h text:style-name="P10" text:outline-level="1">
<text:span text:style-name="T4">
Chinese shareholders are not right to appoint Pirelli CEO by Italy.</text:span>
</text:h>
      <text:p text:style-name="P4">
Author: None (Language: zh)</text:p>
      <text:p text:style-name="P4">
Publisher: None</text:p>
      <text:p text:style-name="P4">
Time: 2023-06-20T06:21:00Z</text:p>
      <text:p text:style-name="P4">
Description: With the increasingly tense relations between the West and China, the European government has also began to jealous of China's influence on its enterprises. In order to protect the Italian tire manufacturer's puzzle, the Italian government has recently restricted the influence of China Sinochem Group as the largest shareholder of Pirellium. What are the provisions of the Italian government?</text:p>
      <text:p text:style-name="P4">
Videos: []</text:p>
      <text:p text:style-name="P4">
Images: []</text:p>
      <text:p text:style-name="P4">
Subject: 时政风云</text:p>
      <text:p text:style-name="P4">
Subjects: ['欧洲难民危机', '意大利']</text:p>
      <text:p text:style-name="P4">
Keywords: ['意大利', '中意关系', '倍耐力', '芯片']</text:p>
      <text:p text:style-name="P4">
Id: 65968479</text:p>
      <!--METADATA-->
      <text:p text:style-name="P4">
<text:a xlink:type="simple" xlink:href="https://www.dw.com/zh/overlay/image/article/65968479/56712607" text:style-name="Internet_20_link" text:visited-style-name="Visited_20_Internet_20_Link">
 </text:a>
The Italian government has recently restricted the influence of China Sinochem Group on Italian enterprises (data photos)</text:p>
      <text:p text:style-name="P4">
(Voice of Germany Chinese) Italian tire manufacturer Pirelli said on Sunday (June 18) that the Italian government has ruled that the CEO of Sinochem shall not designate Pirelli, although Sinochem Group holds the company 37%of the shares and 60%of the board seats are its main shareholders.</text:p>
      <text:p text:style-name="P4">
Reuters reported that <text:a xlink:type="simple" xlink:href="https://www.dw.com/zh/zh/義大利總理退出一帶一路仍能與中國友好/a-65761538" text:style-name="Internet_20_link" text:visited-style-name="Visited_20_Internet_20_Link">
Italian Prime Minister Melonini</text:a>
(GIORGIA MELONI )'s right -wing government last Friday (16th), according to the country's "GoldenPower", announced a series of measures to protect the endurance and its management of its management to protect the strategic significance of the country's strategic significance assets. Earlier, Sinochem Group notified the Italian government in March that the company will renew its contract with the current CEO Marcotronchetti Provera and update the existing shareholders' agreement with the Italian Holding Company.</text:p>
      <text:p text:style-name="P4">
The Italian government stated in a statement announced on the 16th that the "Cybertyre" of Pirellium's "smart tires" is a key technology that collects vehicle data with chip technology. Potential major risks of national security.</text:p>
      <text:p text:style-name="P4">
The investor behind the Sinochem Group is the State -owned Assets Supervision and Administration Commission of the State Council of the State Council, and Camfin is a private investment tool for Provella, with 14%of Pirelli.</text:p>
      <text:p text:style-name="P4">
The British "Financial Times" reported that "golden power" is a extensive power that the Italian government can veto the acquisition of acquisitions, forced the sale of equity, and restrict foreign investment in national strategic asset investment. When Sinochem Investment Pirellium in 2015, this power was not so great, and the transaction was not reviewed by national security.</text:p>
      <text:p text:style-name="P4">
Italian Prime Minister Meloni (Data Photo)</text:p>
      <text:h text:style-name="P12" text:outline-level="3">
<text:span text:style-name="T4">
What are the regulations on Italy?</text:span>
</text:h>
      <text:p text:style-name="P4">
According to the earlier shareholders' agreement reached by Sinochem Group and Provella, the CEO of Pirelli has the right to designate the successor, and Sinochem proposed to update the agreement and cancel the clause. He currently enjoys the power of appointment of the executive CEO, and gives him to the Pirellium Pirellium, which is controlled by Sinochem. The updated agreement was submitted to the Italian government in March, which caused the review.</text:p>
      <text:p text:style-name="P4">
According to comprehensive media reports, the Italian government ruled that only Camfin had the right to nominate the next CEO of Pirellium, and it also prohibited the participation of Sinochem's participation in the relevant decision -making of Pirelli's operating strategy and financial planning. Any changes in Pirelli in the future -including failure to renew or sign a shareholder agreement -also must be reviewed by the government.</text:p>
      <text:p text:style-name="P4">
Italy stipulates that among the 15 members of Pirelli, Sinochem Group can only choose not more than 8 and decide 4 of Camfin. In the future, the "some" strategic decisions of the board of directors in the future must be approved by at least 80%of directors. If the previously submitted shareholder update agreement, Sinochem Group may have decided nine directors and Camfin will leave three members.</text:p>
      <text:p text:style-name="P4">
In addition to the separation of its financial and capital pool (Cash Pooling) from Sinochem Group, the company must also appoint a new Italian citizen to join the board to ensure that its ruling is observed.</text:p>
      <text:p text:style-name="P4">
In addition, the Italian government also requires Pirelli to refuse to refuse Sinochem Group to share any information, including any information related to proprietary technologies. Sinochem Group is also ordered to not have any intervention imposed by Beijing.</text:p>
      <text:p text:style-name="P4">
Sinochem Group refused to comment on this. The lawyer's analysis of the "Financial Times" may still be examined by the Italian government's decision.</text:p>
      <text:p text:style-name="P4">
Pirelli shareholders will vote on July 31 to vote for the new board of directors, and will be served as the next CEO by the current Deputy CEO Giorgio Bruno. The current CEO Provella will continue to serve as the executive vice chairman.</text:p>
      <text:p text:style-name="P4">
Sinochem Group holds 37% of the stamps, which is its main shareholder (information photo)</text:p>
      <text:h text:style-name="P12" text:outline-level="3">
<text:span text:style-name="T4">
: The Italian government has been intervened very little</text:span>
</text:h>
      <text:p text:style-name="P4">
The Financial Times reported that a senior Italian official who was familiar with the case said that Italy could order Sinochem Group to reduce or even completely sell its stocks in Pirelli. Therefore, the country has shrunk the scope of intervention to "minimum" It's right.</text:p>
      <text:p text:style-name="P4">
The official said, "I think they (Sinochem Group) should be relieved when they learned that the shares were not affected," and pointed out that Sinochem Group also retained its seat at the Pirelli board.</text:p>
      <text:p text:style-name="P4">
It has promoted Italy to join Beijing "[Belt and Road]"(https://www.dw.com/zh/zh/義大利傳將與中國談判退出一帶一路/a-65598090)"Michelegeraci, deputy minister of the Ministry of Economic Development, warned that Italy's intervention in Pirelli this time not only did not have enough persuasiveness, but also furious Beijing, and increased the risk of business in China in China.</text:p>
      <text:h text:style-name="P12" text:outline-level="3">
<text:span text:style-name="T4">
Italian considers low -key exit from the Belt and Road Initiative</text:span>
</text:h>
      <text:p text:style-name="P4">
Jerach said that China will be dissatisfied with this, "but they are smart and will not retaliate immediately in a clear and visible way." But in the future, if there is a problem in China in China, it will be the Italian government. Decide to pay the price.</text:p>
      <text:p text:style-name="P4">
He criticized the reason why the Italian government used "golden power" because Prime Minister Melonini and Treasury Minister Giancarlo Giorgetti needed anti -China, pro -beauty and NATO image.</text:p>
      <text:p text:style-name="P4">
He said that Pirelli's tire chip technology has nothing to do with national security or strategic assets. "If you are tracking a truck driver, where is he driving, how fast, and whether he stops to the toilet, this is not a national secret."</text:p>
      <text:p text:style-name="P4">
He also said that in the eyes of other foreign investors, it will be a destructive signal: "It is seen in the world that the Italian government is playing dice in investment rules."</text:p>
      <text:p text:style-name="P4">
(Reuters, "Financial Times", CNN)</text:p>
      <text:p text:style-name="P4">
News Source: <text:a xlink:type="simple" xlink:href="https://www.dw.com/zh/中國股東遭意大利盯上-無權任命倍耐力ceo/a-65968479" text:style-name="Internet_20_link" text:visited-style-name="Visited_20_Internet_20_Link">
https://www.dw.com/zh/中國股東遭意大利盯上-無權任命倍耐力ceo/a-65968479?maca=chi-rss-chi-all-1127-rdf</text:a>
</text:p>
      <!--NEWS-->
      <text:h text:style-name="P10" text:outline-level="1">
<text:span text:style-name="T4">
Liu Yangwei, chairman of Hon Hai Group: Foxconn must consider responding to the worst situation</text:span>
</text:h>
      <text:p text:style-name="P4">
Author: https://www.facebook.com/bbcworldservice/</text:p>
      <text:p text:style-name="P4">
Publisher: BBC News 中文</text:p>
      <text:p text:style-name="P4">
Published Time: 2023-06-20T06:32:38.000Z</text:p>
      <text:p text:style-name="P4">
Modified Time: 2023-06-20T06:32:38.000Z</text:p>
      <text:p text:style-name="P4">
Description: Liu Yangwei, chairman of Foxconn's parent company Hon Hai Technology Group, told the BBC that he hoped that the Taiwan Strait War would not happen, but he was preparing for the worst situation.</text:p>
      <text:p text:style-name="P4">
Images: []</text:p>
      <text:p text:style-name="P4">
Videos: ["<text:a xlink:type="simple" xlink:href="https://www.bbc.com/ws/av-embeds/cps/zhongwen/simp/business-65958945/p0fw5stn/zh-hans" text:style-name="Internet_20_link" text:visited-style-name="Visited_20_Internet_20_Link">
zh-hans</text:a>
"]</text:p>
      <text:p text:style-name="P4">
Tags: []</text:p>
      <text:p text:style-name="P4">
Type: Article</text:p>
      <!--METADATA-->
      <text:h text:style-name="P12" text:outline-level="3">
<text:span text:style-name="T4">
Chairman of Hon Hai Group Liu Yangwei: Foxconn must consider responding to the worst situation</text:span>
</text:h>
      <text:p text:style-name="P4">
[Video-1-Link:/WS/AV-EMBEDS/CPS/ZHONGWEN/SIMP/Business-65958945/P0FW5STN/ZH-HANSS]](https://www.bbc.com/ws/av-embeds/cps/zhongwen/simp/business-65958945/p0fw5stn/zh-hans)<text:span text:style-name="T4">
 Your equipment does not support playing multimedia materials </text:span>
<text:span text:style-name="T4">
* Liu Yangwei, chairman of Hon Hai Group: Foxconn must consider responding to the worst situation </text:span>
 2023 AM at 6:32 am on the morning of June 20, 2023</text:p>
      <text:p text:style-name="P4">
As the relationship between the two superpowers of the United States and China dropped to the freezing point, Foxconn, which is headquartered in Taiwan, is facing a decision. This electronic manufacturing giant is responsible for producing 60%of Apple's products, including iPhone.</text:p>
      <text:p text:style-name="P4">
In an exclusive interview, Liu Yangwei, chairman of Foxconn's parent company Hon Hai Technology Group, told the BBC that he hoped that the Taiwan Strait War would not happen, but he was preparing for the worst situation.</text:p>
      <text:p text:style-name="P4">
News Source: <text:a xlink:type="simple" xlink:href="https://www.bbc.com/zhongwen/simp/business-65958945" text:style-name="Internet_20_link" text:visited-style-name="Visited_20_Internet_20_Link">
https://www.bbc.com/zhongwen/simp/business-65958945</text:a>
</text:p>
      <!--NEWS-->
      <text:h text:style-name="P10" text:outline-level="1">
<text:span text:style-name="T4">
Can China and the United States fail to restart military dialogue. Bronken's visit to China?</text:span>
</text:h>
      <text:p text:style-name="P4">
Author: None (Language: zh)</text:p>
      <text:p text:style-name="P4">
Publisher: None</text:p>
      <text:p text:style-name="P4">
Time: 2023-06-20T06:47:00Z</text:p>
      <text:p text:style-name="P4">
Description: U.S. Secretary of State Bringson ended his first visit to China during his tenure and met Chinese President Xi Jinping. Although the US President Biden praised the results of the trip, the two sides did not restore military contact, and many experts also believed that the relationship between the two countries was still fragile.</text:p>
      <text:p text:style-name="P4">
Videos: []</text:p>
      <text:p text:style-name="P4">
Images: []</text:p>
      <text:p text:style-name="P4">
Subject: 时政风云</text:p>
      <text:p text:style-name="P4">
Subjects: ['奥巴马', '岛屿主权争端', '马英九', '专题报道：全景观看“习马会”', '专题报道：2016年台湾大选', '中国', '台湾', '中共十九大', '美国', '德中关系']</text:p>
      <text:p text:style-name="P4">
Keywords: ['美国', '中国', '布林肯', '拜登', '台湾']</text:p>
      <text:p text:style-name="P4">
Id: 65968525</text:p>
      <!--METADATA-->
      <text:p text:style-name="P4">
<text:a xlink:type="simple" xlink:href="https://www.dw.com/zh/overlay/image/article/65968525/65957373" text:style-name="Internet_20_link" text:visited-style-name="Visited_20_Internet_20_Link">
 </text:a>
The talks between Blintken and Xi Jinping were officially announced until about 1 hour before the beginning.</text:p>
      <text:p text:style-name="P4">
(Voice of Germany Chinese), AntonyBlinken, USA, ended in the first visit to China on Monday (19th) and met with Chinese President Xi Jinping. However, some experts believe that this visit has not made a breakthrough on major issues. Blindken also acknowledged that the connection between the Sino -US military did not recover, but "still undergoing (repair)."</text:p>
      <text:p text:style-name="P4">
US CBS TV reported that when Slang was asked whether China was open to China -US military contact in an interview, Brinken said that the two sides would "continue to work hard" to reach an agreement and re -open these communication channels to avoid accidental conflicts.</text:p>
      <text:p text:style-name="P4">
Brinken said that he clearly stated to Chinese officials that exchanges between the military of the two countries meet China's interests. "We all agree that at least we must ensure that we will inadvertently conflict because of poor communication and misunderstanding."</text:p>
      <text:h text:style-name="P12" text:outline-level="3">
<text:span text:style-name="T4">
"This chapter is over"</text:span>
</text:h>
      <text:p text:style-name="P4">
Earlier this year, after the United States shot down a Chinese "spy balloon" flying over the United States, China closed the communication between the two military.</text:p>
      <text:p text:style-name="P4">
According to the US media MSNBC reported on Tuesday (June 20), Brinkee said in an interview with the media that the Chinese balloon incident was "over".</text:p>
      <text:p text:style-name="P4">
The US Secretary of State said, "We do what we need to do to protect our interests. We said what we need to say, and we also clearly expressed the content that should be expressed clearly to ensure that this situation will not happen. Therefore As long as it no longer happens, this chapter should end. "</text:p>
      <text:h text:style-name="P12" text:outline-level="3">
<text:span text:style-name="T4">
Bringsken: I held an important talks with President Xi Jinping</text:span>
</text:h>
      <text:h text:style-name="P12" text:outline-level="3">
<text:span text:style-name="T4">
Expert: Non -successful visit to China</text:span>
</text:h>
      <text:p text:style-name="P4">
Blint's trip to China has been the first visit to China since 2018, the purpose is to ease the tension between China and the United States that has been warmed in the past few months, especially after the "spy balloon" incident. Brinken told the US media CBS on Monday that China and the United States "agree to stabilize our relationship", but there are still serious differences in some issues.</text:p>
      <text:p text:style-name="P4">
<text:a xlink:type="simple" xlink:href="https://www.dw.com/zh/zh/专家评布林肯访华对话是好的-但安全风险并未消失/a-65962928" text:style-name="Internet_20_link" text:visited-style-name="Visited_20_Internet_20_Link">
Although most of the overseas media must be sure that Brins' visit to China</text:a>
It believes that China and the United States will restore talks and contact, <text:a xlink:type="simple" xlink:href="https://www.dw.com/zh/zh/德语媒体恢复对话总是件好事/a-65961679" text:style-name="Internet_20_link" text:visited-style-name="Visited_20_Internet_20_Link">
always better than no</text:a>
However, some experts have different views on this. Agence France -Presse reported that Sun Yun, the director of the Chinese think tank StimsOncenter, said that the two sides failed to restart dialogue in the military field that is most likely to explode, and the United States was responsible for the United States. In addition, "after the visit to Brinken, the relationship between the two countries is still extremely fragile."</text:p>
      <text:p text:style-name="P4">
BonnieglaSer, an expert in the Marshall Foundation of Germany, also said that as Taiwan is approaching next year's elections, Beijing is becoming more and more vigilant. " uncertain".</text:p>
      <text:h text:style-name="P12" text:outline-level="3">
<text:span text:style-name="T4">
</text:span>
</text:h>
      <text:p text:style-name="P4">
Reuters reported that <text:a xlink:type="simple" xlink:href="https://www.dw.com/zh/zh/布林肯告诉习近平拜登认为美中有义务处理好关系/a-65956287" text:style-name="Internet_20_link" text:visited-style-name="Visited_20_Internet_20_Link">
US President Bynden praised Brinken this trip</text:a>
He stated in California, USA on Monday that he believed that US -China relations were on the "correct road" and hinted that he made progress smoothly during the trip to Beijing's trip to Beijing.</text:p>
      <text:p text:style-name="P4">
"We are walking on the right path," said Bayeng when he talked about US -China relations. When the reporter asked him if he felt that he had made progress, he replied, "It has made progress."</text:p>
      <text:p text:style-name="P4">
Biden also praised Brinken's visit to China and said "he did great."</text:p>
      <text:p text:style-name="P4">
U.S. President Biden affirmed Brinken's visit to China. The picture shows him in the White House in early June (data photo)</text:p>
      <text:h text:style-name="P12" text:outline-level="3">
<text:span text:style-name="T4">
China: Get six major achievements</text:span>
</text:h>
      <text:p text:style-name="P4">
China CCTV reported that Yang Tao, director of the US Department of Foreign Affairs, said on Monday that Brinken's biggest achievement was to agree to the consensus of China and the United States who returned to the head of state reached in Bali in 2022. In addition, from the perspective of Chinese views, Blinken's three talks with Xi Jinping, Wang Yi, and Qin Gang achieved six major results.</text:p>
      <text:p text:style-name="P4">
Yang Tao pointed out that first, the current Sino -US relations are at the lowest valley since the establishment of diplomatic relations. This situation does not meet the fundamental interests of the Chinese and American peoples, nor does it meet the common expectations of the international community. Second And the political foundation of maintaining Sino -US relations.</text:p>
      <text:p text:style-name="P4">
Third, China has proposed the direction and path of stabilizing Sino -US relations. The fourth is to explain the logic and trend of China's development, and the fifth is to reiterate the red line of the bottom line of China in core interests and major concerns. In the end, the two sides reached some positive consensus and achievements, and agreed to implement the consensus determined during the meeting of the heads of state of the two countries.</text:p>
      <text:p text:style-name="P4">
A TV wall in China, the news of Chinese President Xi Jinping met with the news of the US Secretary of State Brills</text:p>
      <text:p text:style-name="P4">
AFP reported that Shi Yinhong, a professor at the School of International Relations of Renmin University of China, said that Brinton's visit was in line with expectations, and both sides emphasized enthusiasm.</text:p>
      <text:p text:style-name="P4">
He said that Xi Jinping will visit the United States in November, and Bayeng will welcomes leaders of all countries to San Francisco to participate in the Asia -Pacific Economic Cooperation Forum (APEC) Forum. The atmosphere seems to have entered the right track.</text:p>
      <text:p text:style-name="P4">
Shi Yinhong said that "of course, it is positive, but it is difficult to implement it."</text:p>
      <text:h text:style-name="P12" text:outline-level="3">
<text:span text:style-name="T4">
Taiwan Foreign Ministry: Mastering China -US interaction</text:span>
</text:h>
      <text:p text:style-name="P4">
Taiwan Foreign Affairs Ministry of Foreign Affairs issued a statement on Tuesday (20th) on the visit of Brinton that Taiwan has always paid close attention to the interaction between the United States and the middle and high -level levels. At present, Taiwan and the United States have good trust in each other. Always keep in touch.</text:p>
      <text:p text:style-name="P4">
Regarding the strong stance of the United States to support the peace and stability of the Taiwan Strait, the Ministry of Foreign Affairs of Taiwan expressed welcoming and affirming, and emphasized that the peace and stability of the Taiwan Strait is the core of the safety and prosperity of the Indo -Pacific region.</text:p>
      <text:p text:style-name="P4">
The statement said that the Taiwan government will continue to deepen the relationship with the United States and security, jointly defend the rules -based international order, and promote the peace, stability and prosperity of the Taiwan Strait and India -Pacific regions.</text:p>
      <text:p text:style-name="P4">
*#</text:p>
      <text:h text:style-name="P13" text:outline-level="4">
<text:span text:style-name="T4">
What details are eye -catching?</text:span>
</text:h>
      <text:h text:style-name="P12" text:outline-level="3">
<text:span text:style-name="T4">
Don’t spread red carpet, just give the red line</text:span>
</text:h>
      <ul>
        <li>
#</li>
      </ul>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i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text:span>
</text:h>
      <text:h text:style-name="P12" text:outline-level="3">
<text:span text:style-name="T4">
Blinger to complete the main goal of this trip</text:span>
</text:h>
      <text:p text:style-name="P4">
According to usual, the US Secretary of State visits China, and Chinese leaders will meet with it. However, there are exceptions, such as when Plingken's former Pompeo visited China in October 2018, Xi Jinping did not see him. At that time, the Sino -US trade war had debuted, and US Vice President Pence had just delivered a tough speech on China. The relationship between the two sides was very tense. Today, Xi Jinping's visit to China after the Chinese balloon invaded the US led in the Great Hall of the People, which means that China and the United States will maintain high -level communication, and Brinken also reaches the "frankness, direct and direct, and directly, and directly announced by China to visit China. The main goal of constructive "discussion. During the talks, Xi Jinping was sitting in the middle, and the long tables on the left and right hands were sitting on Sino -US officials. Neither Xi Jinping and Brinken were wearing masks, and Qin Gang and Wang Yi, who had not wearing a mask during the meeting with Brinken, wore masks like other official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中美未能重啟軍事對話-布林肯訪華失利？/a-65968525" text:style-name="Internet_20_link" text:visited-style-name="Visited_20_Internet_20_Link">
https://www.dw.com/zh/中美未能重啟軍事對話-布林肯訪華失利？/a-65968525?maca=chi-rss-chi-all-1127-rdf</text:a>
</text:p>
      <!--NEWS-->
      <text:h text:style-name="P10" text:outline-level="1">
<text:span text:style-name="T4">
China lowered loan market quotation interest rate (Free Version)</text:span>
</text:h>
      <text:p text:style-name="P4">
Authors: ['韩乐', '康河信']</text:p>
      <text:p text:style-name="P4">
Publisher: 英国《金融时报》</text:p>
      <text:p text:style-name="P4">
Time: 2023-06-20T06:47:34+00:00</text:p>
      <text:p text:style-name="P4">
Published Time: 2023-06-19T12:00:99+08:00</text:p>
      <text:p text:style-name="P4">
Modified Time: 2023-06-20T02:46:99+08:00</text:p>
      <text:p text:style-name="P4">
Description: Drag by the weak trade and real estate, and the Chinese economy has not been resurrected after 6 months of liberalization of epidemic prevention.</text:p>
      <text:p text:style-name="P4">
Images: ["<text:a xlink:type="simple" xlink:href="https://thumbor.ftacademy.cn/unsafe/picture/7/000184937_piclink.jpg" text:style-name="Internet_20_link" text:visited-style-name="Visited_20_Internet_20_Link">
000184937_pic...</text:a>
"]</text:p>
      <text:p text:style-name="P4">
Themes: ['中国经济', '关注']</text:p>
      <text:p text:style-name="P4">
Keywords: ['中国经济', '中国央行', '货币政策', '利率']</text:p>
      <text:p text:style-name="P4">
Type: Article</text:p>
      <!--METADATA-->
      <text:p text:style-name="P4">
<draw:frame draw:style-name="fr1" draw:name="Image133" text:anchor-type="as-char" svg:width="6.9236in" svg:height="3.894525in" draw:z-index="0">
<draw:image xlink:href="../Images/FT Chinese Free Version/2023-06-20T06-47-34-00-00/000184937_piclink.jpg" xlink:type="simple" xlink:show="embed" xlink:actuate="onLoad" draw:mime-type="image/jpeg"/>
</draw:frame>
China has lowered two benchmark loan interest rates, both for the first time in the past year. Policy makers are promoting cautious currency support measures to stimulate the difficult growth of the Chinese economy in the predicament.</text:p>
      <text:p text:style-name="P4">
China Central Bank(PBoC)It was announced on Tuesday that the 1 -year loan market quotation interest rate(LPR)Lotal 10 basis points to 3.55%, and 5 -year LPR lowered from 4.3%to 4.2%.</text:p>
      <text:p text:style-name="P4">
News Source: <text:a xlink:type="simple" xlink:href="http://www.ftchinese.com/story/001100028" text:style-name="Internet_20_link" text:visited-style-name="Visited_20_Internet_20_Link">
http://www.ftchinese.com/story/001100028</text:a>
</text:p>
      <!--NEWS-->
      <text:h text:style-name="P10" text:outline-level="1">
<text:span text:style-name="T4">
Zanbinken "does very well" Biden: US -China relations towards the right track</text:span>
</text:h>
      <text:p text:style-name="P4">
Author: 联合早报 (Person)</text:p>
      <text:p text:style-name="P4">
Publisher: 联合早报 (Organization)</text:p>
      <text:p text:style-name="P4">
Published Time: 2023-06-20T06:58</text:p>
      <text:p text:style-name="P4">
Modified Time: 2023-06-20T07:11</text:p>
      <text:p text:style-name="P4">
Description: U.S. President Biden said after two days of visiting Beijing's visit to Beijing for two days of visiting that he believed that US -China relations were towards the right track. According to Bloomberg and Reuters, Bayeng said on Monday (June 19) in California to the media in California that Brinken "did well" and "...</text:p>
      <text:p text:style-name="P4">
Videos: []</text:p>
      <text:p text:style-name="P4">
Audios: []</text:p>
      <text:p text:style-name="P4">
Images: []</text:p>
      <text:p text:style-name="P4">
Type: NewsArticle</text:p>
      <text:p text:style-name="P4">
Breadcrumbs: ['即时', '国际']</text:p>
      <text:p text:style-name="P4">
Keywords: ['美中关系', '拜登', '布林肯', '中国', '习近平']</text:p>
      <!--METADATA-->
      <text:p text:style-name="P4">
U.S. President Biden End two days after the Secretary of State Bringson <text:a xlink:type="simple" xlink:href="https://www.zaobao.com/realtime/china/story20230618-1405448" text:style-name="Internet_20_link" text:visited-style-name="Visited_20_Internet_20_Link">
Beijing Visit</text:a>
Later, he believed that US -China relations towards the right track.</text:p>
      <text:p text:style-name="P4">
According to Bloomberg and Reuters, Bayeng said to the media in California on Monday (June 19) in California that Brinken "did well" and "we went to the right track."</text:p>
      <text:p text:style-name="P4">
When asked if it was believed that the US -China relations had made progress, Biden replied, "My idea is not like this. You shouldn't ask this way. What you should ask is how many progress has been made this time."</text:p>
      <text:p text:style-name="P4">
Blinden has left Beijing to fly to London to attend the "Ukraine Reconstruction Conference" of the year. The reporter asked Bynden if he said with Brincken, and Biden said that he kept in touch with Brinken through the National Security Council consultant, Shalv.</text:p>
      <text:p text:style-name="P4">
Bayeng told reporters last weekend, <text:a xlink:type="simple" xlink:href="https://www.zaobao.com/realtime/china/story20230618-1405461" text:style-name="Internet_20_link" text:visited-style-name="Visited_20_Internet_20_Link">
he hopes to meet with Chinese President Xi Jinping in the next few months</text:a>
Essence When the White House was questioned on Monday, there was no schedule for the US -China leaders.</text:p>
      <text:p text:style-name="P4">
According to a press conference held before leaving Beijing on Monday, Brinken said that Washington has achieved the goal of this visit to China, including directly proposing concerns, trying to establish dialogue channels and exploration cooperation areas. But he also said that progress was not smooth.</text:p>
      <text:p text:style-name="P4">
Brinton said: "U.S. -China relations are in a period of unstable, and both parties realize that they need to work hard to stabilize the relationship."</text:p>
      <text:p text:style-name="P4">
News Source: <text:a xlink:type="simple" xlink:href="https://www.zaobao.com.sg/realtime/world/story20230620-1406009" text:style-name="Internet_20_link" text:visited-style-name="Visited_20_Internet_20_Link">
https://www.zaobao.com.sg/realtime/world/story20230620-1406009</text:a>
</text:p>
      <!--NEWS-->
      <text:h text:style-name="P10" text:outline-level="1">
<text:span text:style-name="T4">
China plans to establish a new training facility in Cuba.</text:span>
</text:h>
      <text:p text:style-name="P4">
Author: Warren P. Strobel / Gordon Lubold / Vivian Salama / Michael R. Gordon</text:p>
      <text:p text:style-name="P4">
Publisher: 华尔街日报中文网</text:p>
      <text:p text:style-name="P4">
Published Time: 2023-06-20T07:20:00.000Z</text:p>
      <text:p text:style-name="P4">
Modified Time: 2023-06-20T07:20:00.000Z</text:p>
      <text:p text:style-name="P4">
Created Time: 2023-06-20T03:41:00.000Z</text:p>
      <text:p text:style-name="P4">
Description: According to the current and former U.S. officials, China and Cuba are building a new joint military training facility in Cuba for negotiations, which is alert to Washington because China may be stationed in the army and it only 100 miles away from the Florida coast. Carry out other security and intelligence actions.</text:p>
      <text:p text:style-name="P4">
Images: []</text:p>
      <text:p text:style-name="P4">
Categories: ['国际']</text:p>
      <text:p text:style-name="P4">
Keywords: SYND,LINK:EN|WP-WSJ-0000990617</text:p>
      <text:p text:style-name="P4">
Type: Article</text:p>
      <!--METADATA-->
      <text:p text:style-name="P4">
According to the current and former US officials, China and <text:a xlink:type="simple" xlink:href="https://cn.wsj.com/articles/CN-BGH-20230612084951" text:style-name="Internet_20_link" text:visited-style-name="Visited_20_Internet_20_Link">
Cuba</text:a>
It is just building a new joint military training facility in Cuba for negotiations, which is alert to Washington, because China may be able to stop in the army in <text:a xlink:type="simple" xlink:href="https://cn.wsj.com/articles/CN-BGH-20230609170256" text:style-name="Internet_20_link" text:visited-style-name="Visited_20_Internet_20_Link">
only 100 miles away from the Florida coast</text:a>
And carry out other security and intelligence actions.</text:p>
      <text:p text:style-name="P4">
News Source: <text:a xlink:type="simple" xlink:href="https://cn.wsj.com/articles/%E4%B8%AD%E5%9B%BD%E8%AE%A1%E5%88%92%E5%9C%A8%E5%8F%A4%E5%B7%B4%E5%BB%BA%E7%AB%8B%E6%96%B0%E8%AE%AD%E7%BB%83%E8%AE%BE%E6%96%BD-%E8%A7%A3%E6%94%BE%E5%86%9B%E6%88%96%E5%BE%97%E4%BB%A5%E5%9C%A8%E7%BE%8E%E5%9B%BD%E5%AE%B6%E9%97%A8%E5%8F%A3%E9%A9%BB%E6%89%8E-efe51472" text:style-name="Internet_20_link" text:visited-style-name="Visited_20_Internet_20_Link">
https://cn.wsj.com/articles/%E4%B8%AD%E5%9B%BD%E8%AE%A1%E5%88%92%E5%9C%A8%E5%8F%A4%E5%B7%B4%E5%BB%BA%E7%AB%8B%E6%96%B0%E8%AE%AD%E7%BB%83%E8%AE%BE%E6%96%BD-%E8%A7%A3%E6%94%BE%E5%86%9B%E6%88%96%E5%BE%97%E4%BB%A5%E5%9C%A8%E7%BE%8E%E5%9B%BD%E5%AE%B6%E9%97%A8%E5%8F%A3%E9%A9%BB%E6%89%8E-efe51472</text:a>
</text:p>
      <!--NEWS-->
      <text:h text:style-name="P10" text:outline-level="1">
<text:span text:style-name="T4">
Turn the tourist to see Titani wreckage submersible for the loss of oxygen remaining for 96 hours</text:span>
</text:h>
      <text:p text:style-name="P4">
Author: 联合早报 (Person)</text:p>
      <text:p text:style-name="P4">
Publisher: 联合早报 (Organization)</text:p>
      <text:p text:style-name="P4">
Published Time: 2023-06-20T07:34</text:p>
      <text:p text:style-name="P4">
Modified Time: 2023-06-20T17:42</text:p>
      <text:p text:style-name="P4">
Description: A small submersible for an adventure tour of the "Titanic" wreckage has lost contact in the Atlantic North American waters since Sunday (June 18) in the morning. Comprehensive Reuters and Broadcasting Corporation (BBC) reported that the ship named "Titan"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铁达尼号']</text:p>
      <!--METADATA-->
      <text:p text:style-name="P4">
A small submersible for an adventure tour of the "Titanic" wreckage has lost contact in the Atlantic North American waters since Sunday (June 18) in the morning.</text:p>
      <text:p text:style-name="P4">
Comprehensive Reuters and Broadcasting Corporation (BBC) reported that the submersible named "Titan" was owned by a private sea exploration company Oceangate Expeditions in the United States.</text:p>
      <text:p text:style-name="P4">
The disappearance of the submersible is 370 kilometers from the coast of Newfoundland and Labrador, eastern Canada. The coast guards in the United States and Canada are searching for rescue in related waters.</text:p>
      <text:p text:style-name="P4">
<draw:frame draw:style-name="fr1" draw:name="Image134" text:anchor-type="as-char" svg:width="6.9236in" svg:height="9.846898in" draw:z-index="0">
<draw:image xlink:href="../Images/zaobao world/2023-06-20T07-34/000000.png" xlink:type="simple" xlink:show="embed" xlink:actuate="onLoad" draw:mime-type="image/png"/>
</draw:frame>
The authorities searched with Sonar, Air Search and water ships.</text:p>
      <text:p text:style-name="P4">
The U.S. Coast Guard said that the submersible loses contact with the submersible for 1 hour and 45 minutes. It is estimated that there are 70 to 96 hours of emergency oxygen supply left in the submersible.</text:p>
      <text:p text:style-name="P4">
One driver and four "Mission Operators" in the submersible.</text:p>
      <text:h text:style-name="P13" text:outline-level="4">
<text:span text:style-name="T4">
Submeltor contains British billionaire</text:span>
</text:h>
      <text:p text:style-name="P4">
According to a social media post, Hamish Harding, Billionaires, Explorer, and Sky Traveler, is one of them. Harding's business, settled in the United Arab Emirates.</text:p>
      <text:p text:style-name="P4">
The submersible disappears in the sea about 1448 kilometers from the Cordon in Massachusetts, and the diving depth is about 4 kilometers.</text:p>
      <text:p text:style-name="P4">
Visitors participating in the Titani adventure charged $ 250,000 (about S $ 335,000) per person, and the profit was used in the Titanic research.</text:p>
      <text:p text:style-name="P4">
Late at night from April 14, 1912 to the early morning of 15th, the Titani, the largest cruise ship in the world at that time, from the fifth day from Southampton Port, Britain to the first flight of New York Port, USA. Difficulties occur. This disaster killed 1514 people, becoming the most serious peaceful period of peace in history, shocking the world.</text:p>
      <text:p text:style-name="P4">
The Titani ship is located about 3800 meters below the sea level and is about 600 kilometers away from the Newfoundland coast in Canada.</text:p>
      <text:p text:style-name="P4">
News Source: <text:a xlink:type="simple" xlink:href="https://www.zaobao.com.sg/realtime/world/story20230620-1406013" text:style-name="Internet_20_link" text:visited-style-name="Visited_20_Internet_20_Link">
https://www.zaobao.com.sg/realtime/world/story20230620-1406013</text:a>
</text:p>
      <!--NEWS-->
      <text:h text:style-name="P10" text:outline-level="1">
<text:span text:style-name="T4">
"Global Dialogue" No. eleventh: Dialogue with the European parliament</text:span>
</text:h>
      <text:p text:style-name="P4">
Authors: ['宋欣，周掌柜']</text:p>
      <text:p text:style-name="P4">
Publisher: 英国《金融时报》</text:p>
      <text:p text:style-name="P4">
Time: 2023-06-20T07:39:32+00:00</text:p>
      <text:p text:style-name="P4">
Published Time: 2023-06-19T12:00:99+08:00</text:p>
      <text:p text:style-name="P4">
Modified Time: 2023-06-19T18:00:99+08:00</text:p>
      <text:p text:style-name="P4">
Description: Wincorler said that I am optimistic about the future of the global system. I hope that in the next few years, I will not move towards the path of upgrading tensions in the next few years.</text:p>
      <text:p text:style-name="P4">
Images: []</text:p>
      <text:p text:style-name="P4">
Themes: ['中欧关系', '关注']</text:p>
      <text:p text:style-name="P4">
Keywords: ['中欧关系', '中欧贸易', '全球化']</text:p>
      <text:p text:style-name="P4">
Type: Article</text:p>
      <!--METADATA-->
      <text:p text:style-name="P4">
In the past forty years, China's rapid development experience has told us that if a country wants to achieve substantial economic success, there are actually two most important conditions: one is that the people must be diligent enough, and have longing for a better life and practicality. The efforts of China and the entire East Asian nation have a very good tradition in this area -work hard, diligent, and down -to -earth; followed by the openness of the external environment, especially for economies that develop exports as the main driving force, In the case of the development rhythm of the development of freedom of trade and conservative trade, it will be different.</text:p>
      <text:p text:style-name="P4">
Starting from the Russian and Ukraine War, the world has abandoned the past liberal standards of "trade first". At present, it is more considered as a higher level of consideration. Each country and every region carefully divide the definition of "safety". From product standards to production process standards, from organizational structure to executive nationality, it can be said that they are drawing as much red line as much as possible. Prevent any potential leakage. Under such a background, the pressure of China's exports can be imagined. We have seen China's export data in May. It can be said that in addition to maintaining two -way growth of imports and exports except with ASEAN, there have been relatively large scale with other areas. The decline, especially in Europe and the United States with relatively high profits. There is both the reason for the weak market, but it is more caused by some market trends.</text:p>
      <text:p text:style-name="P4">
News Source: <text:a xlink:type="simple" xlink:href="http://www.ftchinese.com/story/001100008" text:style-name="Internet_20_link" text:visited-style-name="Visited_20_Internet_20_Link">
http://www.ftchinese.com/story/001100008</text:a>
</text:p>
      <!--NEWS-->
      <text:h text:style-name="P10" text:outline-level="1">
<text:span text:style-name="T4">
Ukraine said that the "biggest blow" in counterattack operations has not yet arrived</text:span>
</text:h>
      <text:p text:style-name="P4">
Author: 半岛电视台＋通讯社</text:p>
      <text:p text:style-name="P4">
Publisher: Al Jazeera</text:p>
      <text:p text:style-name="P4">
Published Time: 2023-06-20T07:43:37</text:p>
      <text:p text:style-name="P4">
Modified Time: 2023-06-20T07:55:07</text:p>
      <text:p text:style-name="P4">
Description: Anna Maryer, deputy minister of the Ministry of Defense of Ukraine, said that the Kiev and the Moscow army are conducting a "difficult duel", and Russia is trying to enter the battle.</text:p>
      <text:p text:style-name="P4">
Images: ["<text:a xlink:type="simple" xlink:href="https://chinese.aljazeera.net/wp-content/uploads/2023/06/1-1687246745.jpg" text:style-name="Internet_20_link" text:visited-style-name="Visited_20_Internet_20_Link">
1-1687246745.jpg</text:a>
", "<text:a xlink:type="simple" xlink:href="https://chinese.aljazeera.net/wp-content/uploads/2023/06/2-1687246756.jpg" text:style-name="Internet_20_link" text:visited-style-name="Visited_20_Internet_20_Link">
2-1687246756.jpg</text:a>
", "<text:a xlink:type="simple" xlink:href="https://chinese.aljazeera.net/wp-content/uploads/2023/06/3-1687246764.jpg" text:style-name="Internet_20_link" text:visited-style-name="Visited_20_Internet_20_Link">
3-1687246764.jpg</text:a>
"]</text:p>
      <text:p text:style-name="P4">
Topics: ['乌克兰战争', '军事', '政治', '新闻']</text:p>
      <text:p text:style-name="P4">
Keywords: ['乌克兰战争', '军事', '政治', '新闻', '乌克兰', '俄罗斯']</text:p>
      <text:p text:style-name="P4">
Type: Article</text:p>
      <!--METADATA-->
      <text:p text:style-name="P4">
<draw:frame draw:style-name="fr1" draw:name="Image135" text:anchor-type="as-char" svg:width="6.9236in" svg:height="4.612736in" draw:z-index="0">
<draw:image xlink:href="../Images/Aljazeera Chinese/2023-06-20T07-43-37/1-1687246745.jpg" xlink:type="simple" xlink:show="embed" xlink:actuate="onLoad" draw:mime-type="image/jpeg"/>
</draw:frame>
Outside of Bachmut, the Ukrainian soldiers used the S60 anti -aircraft gun on the truck to fire to the Russian position(Anadoru News Agency)Ukraine Deputy Minister of Defense Anna Maryle said that Kiev's "biggest blow" in the counterattack against the Russian army has not yet arrived, but she acknowledged that the operation was difficult, and Moscow was doing its best to prevent Ukraine from advancing forward.</text:p>
      <text:p text:style-name="P4">
Two weeks ago, Ukraine opened the first stage of the long -rumored counterattack to recover the land occupied by the Russian army. However, there have been reports that the Ukrainian army has progressed slowly and Russia's stubborn resistance. In this context, Moscow officials claimed that Ukraine's offensive failed.</text:p>
      <text:p text:style-name="P4">
The Ukrainian military remained strictly silent for the entire battle. Until Monday, June 19, it announced that it has achieved some small victories so far, liberated 8 villages, and about 113 square kilometers (70 square miles) territories.</text:p>
      <text:p text:style-name="P4">
Maria said on Monday that "the biggest blow has not yet arrived."</text:p>
      <text:p text:style-name="P4">
She wrote on the Telegram message application, "There are several goals in the progress of the operation, and the military is doing these tasks."</text:p>
      <text:p text:style-name="P4">
<draw:frame draw:style-name="fr1" draw:name="Image136" text:anchor-type="as-char" svg:width="6.9236in" svg:height="3.894525in" draw:z-index="0">
<draw:image xlink:href="../Images/Aljazeera Chinese/2023-06-20T07-43-37/2-1687246756.jpg" xlink:type="simple" xlink:show="embed" xlink:actuate="onLoad" draw:mime-type="image/jpeg"/>
</draw:frame>
Russia: Ukrainian shells were injured by 20 people in Walnovaha</text:p>
      <text:p text:style-name="P4">
She said, "The enemy will not give up the position easily, and we must be prepared to fight hard. In fact, this is what is happening now."</text:p>
      <text:p text:style-name="P4">
Russian President Vladimir Putin said later last week that Ukraine's counterattack did not achieve any meaningful success. However, some Russian military bloggers said that Kiev received a small profit at the cost of huge troops and equipment.</text:p>
      <text:p text:style-name="P4">
Although it is impossible to independently verify the authenticity of the most controversial military operations at the front line, Reuters can confirm that the Ukrainian army has made progress in the early stages of counterattacks.</text:p>
      <text:p text:style-name="P4">
On Sunday on the 18th, the Washington Institute of Think Tank quoted sources as saying that the Ukrainian army may temporarily stop the counterattack to "re -evaluate the tactics of their future operations."</text:p>
      <text:p text:style-name="P4">
The Institute of War also emphasized that the main operations of counterattacks have not yet begun.</text:p>
      <text:p text:style-name="P4">
In its daily analysis of the Daily situation, the Institute said, "The Institute has previously pointed out that Ukraine has not invested in most available troops for counterattack operations and has not yet started its main action."</text:p>
      <text:p text:style-name="P4">
It pointed out that "the suspension of action is a common feature of major offensive operations, and this suspension does not mean that the Ukraine counterattack is over."</text:p>
      <text:p text:style-name="P4">
Ukraine President Vladimir Zeleki said in his night video speech that military offense was a "stress", but the Ukrainian army did not let the pressure concentrated on the Russian army slip away in this case.</text:p>
      <text:p text:style-name="P4">
Zeleiski said, "In some areas, our warriors are moving forward. In some regions, they are defending their positions and resisting the occupant's raid and intensified attack."</text:p>
      <text:p text:style-name="P4">
He claims, "We have not lost any position. Only the liberation of some positions. Only they have lost their losses."</text:p>
      <text:p text:style-name="P4">
Officials from the two NATO member states said Moscow tried to predict that Ukraine would launch the target of attacks and was re -deploying some troops.</text:p>
      <text:p text:style-name="P4">
<draw:frame draw:style-name="fr1" draw:name="Image137" text:anchor-type="as-char" svg:width="6.9236in" svg:height="3.894525in" draw:z-index="0">
<draw:image xlink:href="../Images/Aljazeera Chinese/2023-06-20T07-43-37/3-1687246764.jpg" xlink:type="simple" xlink:show="embed" xlink:actuate="onLoad" draw:mime-type="image/jpeg"/>
</draw:frame>
Ukrainian counterattacks to pay attention to(Peninsula TV Station)Intelligence officials in the UK and Estonia said Russia has been mobilizing some troops east along the front line from the south of the Dieber. Earlier, the area was flooded by the flood due to the huge Khahofka Hydropower Dam on June 6.</text:p>
      <text:p text:style-name="P4">
In short, the Ukrainian military said its counterattack was under plan, but at the same time acknowledged that there was a "dilemma" in the front line.</text:p>
      <text:p text:style-name="P4">
In the southern part of the country, Ukraine Commander Valreri Zalu Nikini wrote in Telegram on Monday that Ukraine's advancement was hindered by defensive work, densely thunder areas, and "a lot of reserves", but the operation will be carried out as scheduled.</text:p>
      <text:p text:style-name="P4">
In a video, he also appeared with the chief of staff Sidei Shaptla at the command center near the front line. Through this, Zaluigini may also refute the rumors of Russian official media, and they have repeatedly claimed that he was seriously injured in a missile attack in May.</text:p>
      <text:p text:style-name="P4">
News Source: <text:a xlink:type="simple" xlink:href="https://chinese.aljazeera.net/news/war-in-ukraine/2023/6/20/%e4%b9%8c%e5%85%8b%e5%85%b0%e7%a7%b0%e5%8f%8d%e6%94%bb%e8%a1%8c%e5%8a%a8%e4%b8%ad%e6%9c%80%e5%a4%a7%e7%9a%84%e6%89%93%e5%87%bb%e5%b0%9a%e6%9c%aa%e5%88%b0%e6%9d%a5" text:style-name="Internet_20_link" text:visited-style-name="Visited_20_Internet_20_Link">
https://chinese.aljazeera.net/news/war-in-ukraine/2023/6/20/%e4%b9%8c%e5%85%8b%e5%85%b0%e7%a7%b0%e5%8f%8d%e6%94%bb%e8%a1%8c%e5%8a%a8%e4%b8%ad%e6%9c%80%e5%a4%a7%e7%9a%84%e6%89%93%e5%87%bb%e5%b0%9a%e6%9c%aa%e5%88%b0%e6%9d%a5</text:a>
</text:p>
      <!--NEWS-->
      <text:h text:style-name="P10" text:outline-level="1">
<text:span text:style-name="T4">
China cuts interest rates again, trying to drive the economic recovery (Free Version)</text:span>
</text:h>
      <text:p text:style-name="P4">
Author: Jason Douglas</text:p>
      <text:p text:style-name="P4">
Publisher: 华尔街日报中文网</text:p>
      <text:p text:style-name="P4">
Published Time: 2023-06-20T07:50:00.000Z</text:p>
      <text:p text:style-name="P4">
Modified Time: 2023-06-20T07:50:00.000Z</text:p>
      <text:p text:style-name="P4">
Created Time: 2023-06-20T06:36:00.000Z</text:p>
      <text:p text:style-name="P4">
Description: Chinese financial institutions have lowered the benchmark loan interest rate for families and enterprises. This is the continuation of a series of interest rate cuts in the previous series, which aims to inject vitality into the weak economic recovery.</text:p>
      <text:p text:style-name="P4">
Images: []</text:p>
      <text:p text:style-name="P4">
Categories: ['经济', '中国经济']</text:p>
      <text:p text:style-name="P4">
Keywords: SYND,LINK:EN|WP-WSJ-0000992642</text:p>
      <text:p text:style-name="P4">
Type: Article</text:p>
      <!--METADATA-->
      <text:p text:style-name="P4">
Chinese financial institutions have lowered the benchmark loan interest rate for households and enterprises. This is the continuation of a series of previous series of interest rate cuts.(https://cn.wsj.com/articles/CN-CEC-20230617083331) 。</text:p>
      <text:p text:style-name="P4">
News Source: <text:a xlink:type="simple" xlink:href="https://cn.wsj.com/articles/%E4%B8%AD%E5%9B%BD%E5%86%8D%E5%BA%A6%E9%99%8D%E6%81%AF-%E8%AF%95%E5%9B%BE%E6%8B%89%E5%8A%A8%E7%BB%8F%E6%B5%8E%E5%A4%8D%E8%8B%8F-c115005" text:style-name="Internet_20_link" text:visited-style-name="Visited_20_Internet_20_Link">
https://cn.wsj.com/articles/%E4%B8%AD%E5%9B%BD%E5%86%8D%E5%BA%A6%E9%99%8D%E6%81%AF-%E8%AF%95%E5%9B%BE%E6%8B%89%E5%8A%A8%E7%BB%8F%E6%B5%8E%E5%A4%8D%E8%8B%8F-c115005</text:a>
</text:p>
      <!--NEWS-->
      <text:h text:style-name="P10" text:outline-level="1">
<text:span text:style-name="T4">
The United Nations Agreement by protecting the biological diversity</text:span>
</text:h>
      <text:p text:style-name="P4">
Author: 联合早报 (Person)</text:p>
      <text:p text:style-name="P4">
Publisher: 联合早报 (Organization)</text:p>
      <text:p text:style-name="P4">
Published Time: 2023-06-20T07:51</text:p>
      <text:p text:style-name="P4">
Modified Time: 2023-06-20T09:03</text:p>
      <text:p text:style-name="P4">
Description: After nearly 20 years of hard negotiations, 193 member countries of the United Nations passed a milestone and legal binding marine biological diversity agreement in New York on Monday (June 19) in New York. United Nations News reported that this agreement aims to strengthen the scope of the jurisdiction of various countries to ...</text:p>
      <text:p text:style-name="P4">
Videos: []</text:p>
      <text:p text:style-name="P4">
Audios: []</text:p>
      <text:p text:style-name="P4">
Images: []</text:p>
      <text:p text:style-name="P4">
Type: NewsArticle</text:p>
      <text:p text:style-name="P4">
Breadcrumbs: ['即时', '国际']</text:p>
      <text:p text:style-name="P4">
Keywords: ['联合国', '海洋', '古特雷斯']</text:p>
      <!--METADATA-->
      <text:p text:style-name="P4">
After nearly 20 years of hard negotiations, 193 member countries of the United Nations passed a milestone and legal binding marine biological diversity agreement in New York on Monday (June 19) in New York.</text:p>
      <text:p text:style-name="P4">
According to the United Nations news report, the agreement aims to strengthen the maintenance and sustainable use of marine biological diversity outside the jurisdiction of various countries, covering more than two -thirds of the ocean around the world.</text:p>
      <text:p text:style-name="P4">
For a long time, the protection of the ownership of various countries and the waters within the scope of their national jurisdictions, but with the passage of the new agreement, the protection of the Gonghai has also been strengthened. Influence.</text:p>
      <text:p text:style-name="P4">
This "Conservation and Sustainable and Sustainable Utilization Agreement of Marine Biological Diversity" under the jurisdiction of the "United Nations Marine Law" has 75 items, which provides an important framework for cross -minister cooperation between the country and other stakeholders. In order to promote the sustainable development of the ocean and its resources, and solve the various pressures facing the ocean.</text:p>
      <text:p text:style-name="P4">
UN Secretary -General Gutres said that the passage of the marine life diversity agreement shows the power of multilateralism. He said to the representatives of various countries involved in the negotiation: "By taking action and dealing with the threat of surpassing national borders facing our planet, you are showing that you should take global actions in the face of global threats. Unite."</text:p>
      <text:p text:style-name="P4">
He said: "You have injected new vitality and hope and gave the ocean a vitality."</text:p>
      <text:p text:style-name="P4">
Gutres urges all countries to make no effort to ensure the effectiveness of marine creatures, and urges countries to take action without delay and sign and approve the agreement as soon as possible.</text:p>
      <text:p text:style-name="P4">
News Source: <text:a xlink:type="simple" xlink:href="https://www.zaobao.com.sg/realtime/world/story20230620-1406018" text:style-name="Internet_20_link" text:visited-style-name="Visited_20_Internet_20_Link">
https://www.zaobao.com.sg/realtime/world/story20230620-1406018</text:a>
</text:p>
      <!--NEWS-->
      <text:h text:style-name="P10" text:outline-level="1">
<text:span text:style-name="T4">
Qatar will reach the second large LNG supply protocol (Free Version) with China</text:span>
</text:h>
      <text:p text:style-name="P4">
Authors: ['安德鲁•英格兰', '西梅昂•克尔']</text:p>
      <text:p text:style-name="P4">
Publisher: 英国《金融时报》</text:p>
      <text:p text:style-name="P4">
Time: 2023-06-20T07:57:01+00:00</text:p>
      <text:p text:style-name="P4">
Published Time: 2023-06-19T12:00:99+08:00</text:p>
      <text:p text:style-name="P4">
Modified Time: 2023-06-20T03:56:99+08:00</text:p>
      <text:p text:style-name="P4">
Description: People familiar with the matter said that PetroChina is about to sign an agreement with Qatar Energy for 27 years and purchase 4 million tons of liquefied natural gas each year.</text:p>
      <text:p text:style-name="P4">
Images: ["<text:a xlink:type="simple" xlink:href="https://thumbor.ftacademy.cn/unsafe/picture/4/000184934_piclink.jpg" text:style-name="Internet_20_link" text:visited-style-name="Visited_20_Internet_20_Link">
000184934_pic...</text:a>
"]</text:p>
      <text:p text:style-name="P4">
Themes: ['天然气', '关注']</text:p>
      <text:p text:style-name="P4">
Keywords: ['天然气', '卡塔尔', '中石油', '能源']</text:p>
      <text:p text:style-name="P4">
Type: Article</text:p>
      <!--METADATA-->
      <text:p text:style-name="P4">
<draw:frame draw:style-name="fr1" draw:name="Image138" text:anchor-type="as-char" svg:width="6.9236in" svg:height="3.894525in" draw:z-index="0">
<draw:image xlink:href="../Images/FT Chinese Free Version/2023-06-20T07-57-01-00-00/000184934_piclink.jpg" xlink:type="simple" xlink:show="embed" xlink:actuate="onLoad" draw:mime-type="image/jpeg"/>
</draw:frame>
In less than a year, Qatar will reach a second large -scale natural gas supply agreement with Chinese state -owned enterprises, which shows that China's urgent Asian country is urgent to reach one of the world's largest liquefied natural gas exporters.</text:p>
      <text:p text:style-name="P4">
People familiar with the matter said that China Petroleum and Natural Gas Group Co., Ltd. is expected to(CNPC, hereinafter referred to as China Petroleum)And Qatar Energy(QatarEnergy)A 27 -year agreement will be signed on Tuesday; according to the agreement, China will purchase 4 million tons of liquefied natural gas from this Gulf country each year. PetroChina will also be as a joint venture partner, in the world's largest natural gas field, the northern gas field in Qatar(NorthField)5%of the equity in the expansion project.</text:p>
      <text:p text:style-name="P4">
News Source: <text:a xlink:type="simple" xlink:href="http://www.ftchinese.com/story/001100031" text:style-name="Internet_20_link" text:visited-style-name="Visited_20_Internet_20_Link">
http://www.ftchinese.com/story/001100031</text:a>
</text:p>
      <!--NEWS-->
      <text:h text:style-name="P10" text:outline-level="1">
<text:span text:style-name="T4">
FREE Version in May of Switzerland</text:span>
</text:h>
      <text:p text:style-name="P4">
Author: Joshua Kirby</text:p>
      <text:p text:style-name="P4">
Publisher: 华尔街日报中文网</text:p>
      <text:p text:style-name="P4">
Published Time: 2023-06-20T08:05:00.000Z</text:p>
      <text:p text:style-name="P4">
Modified Time: 2023-06-20T08:05:00.000Z</text:p>
      <text:p text:style-name="P4">
Created Time: 2023-06-20T06:53:00.000Z</text:p>
      <text:p text:style-name="P4">
Description: According to data released by the Swiss Watch Industry Federation on Tuesday, thanks to the strong performance of all major markets, especially the Chinese market, the pace of Swiss watches accelerated in May.</text:p>
      <text:p text:style-name="P4">
Images: []</text:p>
      <text:p text:style-name="P4">
Categories: ['经济']</text:p>
      <text:p text:style-name="P4">
Keywords: SYND</text:p>
      <text:p text:style-name="P4">
Type: Article</text:p>
      <!--METADATA-->
      <text:p text:style-name="P4">
According to the Swiss Watch Industry Federation(Federation of the Swiss WatchIndustry)The data announced on Tuesday, thanks to the strong performance of all major markets, especially the Chinese market, accelerated the pace of Swiss watches in May.</text:p>
      <text:p text:style-name="P4">
News Source: <text:a xlink:type="simple" xlink:href="https://cn.wsj.com/articles/%E7%91%9E%E5%A3%AB5%E6%9C%88%E5%AF%B9%E5%8D%8E%E6%89%8B%E8%A1%A8%E5%87%BA%E5%8F%A3%E5%A4%A7%E5%A2%9E-e0af650b" text:style-name="Internet_20_link" text:visited-style-name="Visited_20_Internet_20_Link">
https://cn.wsj.com/articles/%E7%91%9E%E5%A3%AB5%E6%9C%88%E5%AF%B9%E5%8D%8E%E6%89%8B%E8%A1%A8%E5%87%BA%E5%8F%A3%E5%A4%A7%E5%A2%9E-e0af650b</text:a>
</text:p>
      <!--NEWS-->
      <text:h text:style-name="P10" text:outline-level="1">
<text:span text:style-name="T4">
The forefront of the RMB trade settlement (Free Version)</text:span>
</text:h>
      <text:p text:style-name="P4">
Authors: ['孙昱', '康河信']</text:p>
      <text:p text:style-name="P4">
Publisher: 英国《金融时报》</text:p>
      <text:p text:style-name="P4">
Time: 2023-06-20T08:22:36+00:00</text:p>
      <text:p text:style-name="P4">
Published Time: 2023-06-19T12:00:99+08:00</text:p>
      <text:p text:style-name="P4">
Modified Time: 2023-06-20T04:21:99+08:00</text:p>
      <text:p text:style-name="P4">
Description: The RMB trade settlement ratio and growth rate of the world's largest small commodity wholesale market are higher than the national average, and some of the unique factors of Yiwu play a role.</text:p>
      <text:p text:style-name="P4">
Images: ["<text:a xlink:type="simple" xlink:href="https://thumbor.ftacademy.cn/unsafe/picture/1/000184921_piclink.jpg" text:style-name="Internet_20_link" text:visited-style-name="Visited_20_Internet_20_Link">
000184921_pic...</text:a>
"]</text:p>
      <text:p text:style-name="P4">
Themes: ['中国经济', '关注']</text:p>
      <text:p text:style-name="P4">
Keywords: ['人民币国际化', '中国经济', '人民币', '义务', '贸易', '浙江']</text:p>
      <text:p text:style-name="P4">
Type: Article</text:p>
      <!--METADATA-->
      <text:p text:style-name="P4">
<draw:frame draw:style-name="fr1" draw:name="Image139" text:anchor-type="as-char" svg:width="6.9236in" svg:height="3.894525in" draw:z-index="0">
<draw:image xlink:href="../Images/FT Chinese Free Version/2023-06-20T08-22-36-00-00/000184921_piclink.jpg" xlink:type="simple" xlink:show="embed" xlink:actuate="onLoad" draw:mime-type="image/jpeg"/>
</draw:frame>
In Yiwu, the world's largest small commodity wholesale market, more and more Russian merchants are willing to settle in RMB, which makes sock exporters John Zhu feel inspiring.</text:p>
      <text:p text:style-name="P4">
Johnzhu said: "Russia and the West's breaks have made this country have no choice, and can only rely on RMB to maintain economic operation." He pointed out that Moscow customers WeChat through Chinese social media applications(WeChat)Pay RMB. "We are the beneficiaries of this trend."</text:p>
      <text:p text:style-name="P4">
News Source: <text:a xlink:type="simple" xlink:href="http://www.ftchinese.com/story/001100032" text:style-name="Internet_20_link" text:visited-style-name="Visited_20_Internet_20_Link">
http://www.ftchinese.com/story/001100032</text:a>
</text:p>
      <!--NEWS-->
      <text:h text:style-name="P10" text:outline-level="1">
<text:span text:style-name="T4">
Interview: Modi said that India is unprecedentedly trustworthy and talks about Indian leadership</text:span>
</text:h>
      <text:p text:style-name="P4">
Author: Rajesh Roy / Brendan Moran / Gordon Fairclough</text:p>
      <text:p text:style-name="P4">
Publisher: 华尔街日报中文网</text:p>
      <text:p text:style-name="P4">
Published Time: 2023-06-20T08:25:00.000Z</text:p>
      <text:p text:style-name="P4">
Modified Time: 2023-06-20T08:25:00.000Z</text:p>
      <text:p text:style-name="P4">
Created Time: 2023-06-20T05:30:00.000Z</text:p>
      <text:p text:style-name="P4">
Description: Indian Prime Minister Modi said that the relationship between India and the United States is more firm and deeper than ever. At the moment when the geopolitical pattern is turbulent, India takes action, hoping to obtain the position it should be on the world stage.</text:p>
      <text:p text:style-name="P4">
Images: []</text:p>
      <text:p text:style-name="P4">
Categories: ['国际']</text:p>
      <text:p text:style-name="P4">
Keywords: SYND,LINK:EN|WP-WSJ-0000992043</text:p>
      <text:p text:style-name="P4">
Type: Article</text:p>
      <!--METADATA-->
      <text:p text:style-name="P4">
Indian Prime Minister Modi(Narendra Modi)It means that the relationship between India and the United States is more firm and deeper than ever. At the moment when the geopolitical pattern is turbulent, India takes action, hoping to obtain the position it should be on the world stage.</text:p>
      <text:p text:style-name="P4">
News Source: <text:a xlink:type="simple" xlink:href="https://cn.wsj.com/articles/%E4%B8%93%E8%AE%BF-%E8%8E%AB%E8%BF%AA%E7%A7%B0%E5%8D%B0%E7%BE%8E%E7%A9%BA%E5%89%8D%E4%BA%92%E4%BF%A1-%E5%A4%A7%E8%B0%88%E5%8D%B0%E5%BA%A6%E9%A2%86%E5%AF%BC%E5%9C%B0%E4%BD%8D-9607fe6a" text:style-name="Internet_20_link" text:visited-style-name="Visited_20_Internet_20_Link">
https://cn.wsj.com/articles/%E4%B8%93%E8%AE%BF-%E8%8E%AB%E8%BF%AA%E7%A7%B0%E5%8D%B0%E7%BE%8E%E7%A9%BA%E5%89%8D%E4%BA%92%E4%BF%A1-%E5%A4%A7%E8%B0%88%E5%8D%B0%E5%BA%A6%E9%A2%86%E5%AF%BC%E5%9C%B0%E4%BD%8D-9607fe6a</text:a>
</text:p>
      <!--NEWS-->
      <text:h text:style-name="P10" text:outline-level="1">
<text:span text:style-name="T4">
Uganda Middle School was arrested for 42 doubts, and 20 people were arrested.</text:span>
</text:h>
      <text:p text:style-name="P4">
Publisher: 法新社</text:p>
      <text:p text:style-name="P4">
Published Time: 2023-06-20T08:32:11+00:00</text:p>
      <text:p text:style-name="P4">
Modified Time: 2023-06-20T08:05:04+00:00</text:p>
      <text:p text:style-name="P4">
Description: (Agence France -Presse, Ugandam, Ponzu, 19th) A middle school in western Uganda occurred last week. 42 people were killed with the Islamic State (IS) related militia organizations, most of which were students. Uganda police said today that 20 people were arrested for cooperating with militia organiza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6-20T08-32-11-00-00/000000.png" xlink:type="simple" xlink:show="embed" xlink:actuate="onLoad" draw:mime-type="image/png"/>
</draw:frame>
Uganda police spokesman Fred Enanga said at a press conference: "Twenty people suspected of cooperating with the Allied DemocraticForcess (ADF) have been arrested." The Allied Forces, the Islamic group claimed that the Democratic Allied Forces were their local branches.</text:p>
      <text:p text:style-name="P4">
Ername added: "As part of the survey, we also questioned teachers and principals. They must answer some questions." But he did not explicitly point out whether these people were arrested.</text:p>
      <text:p text:style-name="P4">
Ernga said that Lhubiriha SecondarySchool, a remote area in western Uganda Mpondwe, killed 42 people, 37 students.</text:p>
      <text:p text:style-name="P4">
He added that six other people were injured and were still treated in the hospital.</text:p>
      <text:p text:style-name="P4">
News Source: <text:a xlink:type="simple" xlink:href="https://www.rfi.fr/cn/%E5%9B%BD%E9%99%85%E6%8A%A5%E9%81%93/20230620-%E4%B9%8C%E5%B9%B2%E8%BE%BE%E4%B8%AD%E5%AD%A6%E9%81%87%E8%A2%AD%E9%85%BF42%E6%AD%BB-%E7%96%91%E6%B6%89%E6%A1%8820%E4%BA%BA%E9%81%AD%E9%80%AE" text:style-name="Internet_20_link" text:visited-style-name="Visited_20_Internet_20_Link">
https://www.rfi.fr/cn/%E5%9B%BD%E9%99%85%E6%8A%A5%E9%81%93/20230620-%E4%B9%8C%E5%B9%B2%E8%BE%BE%E4%B8%AD%E5%AD%A6%E9%81%87%E8%A2%AD%E9%85%BF42%E6%AD%BB-%E7%96%91%E6%B6%89%E6%A1%8820%E4%BA%BA%E9%81%AD%E9%80%AE</text:a>
</text:p>
      <!--NEWS-->
      <text:h text:style-name="P10" text:outline-level="1">
<text:span text:style-name="T4">
It is rumored that Gelin jumped out of the contract and became a free player warriors.</text:span>
</text:h>
      <text:p text:style-name="P4">
Publisher: 法新社</text:p>
      <text:p text:style-name="P4">
Published Time: 2023-06-20T08:32:12+00:00</text:p>
      <text:p text:style-name="P4">
Modified Time: 2023-06-20T08:05:07+00:00</text:p>
      <text:p text:style-name="P4">
Description: The new general manager of the NBA Warriors stated that Ge Lin (the Central News Agency San Francisco, 19th French New Dian) helped the US professional basket NBA Golden State Warriors win the 4 championship Ge Lin. The new general manager Xiao Dunli expressed his hope to retain Geli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6-20T08-32-12-00-00/000000.png" xlink:type="simple" xlink:show="embed" xlink:actuate="onLoad" draw:mime-type="image/png"/>
</draw:frame>
According to ESPN and the American sports news website "The Athletic", Draymondgreen will not perform his $ 27.6 million player options next season in order to turn into non -limited free free players.</text:p>
      <text:p text:style-name="P4">
Mike Dunleavy Jr. took over the shortage of Bobmyers after leaving the team on the 16th; the Warriors won the championship in 2015, 2017, 2018, and 2022. Xiao Dunli has played in the Warriors in the past, and his father was also NBA players and coaches.</text:p>
      <text:p text:style-name="P4">
Xiao Dunli said: "Before running the written process and got the formal document, we couldn't say too much." But he made it clear that retaining Gelin was a top priority, and the Warriors head coach Steve Kerr also confirmed the matter.</text:p>
      <text:p text:style-name="P4">
Xiao Dunli said: "We really want to retain Gelin. The significance of his team is to win in high -level games. We really feel that he must have him in the battlefield, so this is really important."</text:p>
      <text:p text:style-name="P4">
The 33 -year -old Porchian striker, who has won 4 times to participate in the All -Star Game, and also won the Best Defensive Player Award of the Year in 2017.</text:p>
      <text:p text:style-name="P4">
This season, Gulin Farm can pay 8.5 points, 7.2 rebounds, 6.8 assists, and 1 interception, but the Warriors lost to Los Angeles Lakers in the second round of the playoffs.</text:p>
      <text:p text:style-name="P4">
Xiao Dunli hopes that even if there are players' aging and salary limit, the Warriors can still maintain competitiveness, because the team's major shareholder Joe Lacob hopes that the team will still be a victory.</text:p>
      <text:p text:style-name="P4">
Xiao Dunli said: "We have a lot of challenges, including players aging, new labor negotiation agreements also have some restrictions, and there are any problems you want."</text:p>
      <text:p text:style-name="P4">
"We know all the problems, but we also think that we are in good situation. We have enough and willing to spend money, a team with high cohesion, and good communication and reasonable decisions. We believe that there will be ways to solve these problems."</text:p>
      <text:p text:style-name="P4">
News Source: <text:a xlink:type="simple" xlink:href="https://www.rfi.fr/cn/%E8%BF%90%E5%8A%A8%E5%A4%A9%E5%9C%B0/20230620-%E4%BC%A0%E8%91%9B%E6%9E%97%E8%B7%B3%E5%87%BA%E5%90%88%E7%BA%A6%E6%88%90%E8%87%AA%E7%94%B1%E7%90%83%E5%91%98-%E5%8B%87%E5%A3%AB%E8%A1%A8%E6%80%81%E5%85%A8%E5%8A%9B%E7%95%99%E4%BA%BA" text:style-name="Internet_20_link" text:visited-style-name="Visited_20_Internet_20_Link">
https://www.rfi.fr/cn/%E8%BF%90%E5%8A%A8%E5%A4%A9%E5%9C%B0/20230620-%E4%BC%A0%E8%91%9B%E6%9E%97%E8%B7%B3%E5%87%BA%E5%90%88%E7%BA%A6%E6%88%90%E8%87%AA%E7%94%B1%E7%90%83%E5%91%98-%E5%8B%87%E5%A3%AB%E8%A1%A8%E6%80%81%E5%85%A8%E5%8A%9B%E7%95%99%E4%BA%BA</text:a>
</text:p>
      <!--NEWS-->
      <text:h text:style-name="P10" text:outline-level="1">
<text:span text:style-name="T4">
Indian Prime Minister Modi visits to the United States is expected to be higher -level</text:span>
</text:h>
      <text:p text:style-name="P4">
Author: None (Language: zh)</text:p>
      <text:p text:style-name="P4">
Publisher: None</text:p>
      <text:p text:style-name="P4">
Time: 2023-06-20T08:40:00Z</text:p>
      <text:p text:style-name="P4">
Description: As China ’s influence in India has increased, the United States and India have gone closer and closer. On the 20th, Indian Prime Minister Modi visited the United States. What major significance does this trip have?</text:p>
      <text:p text:style-name="P4">
Videos: []</text:p>
      <text:p text:style-name="P4">
Images: []</text:p>
      <text:p text:style-name="P4">
Subject: 时政风云</text:p>
      <text:p text:style-name="P4">
Subjects: ['奥巴马', '印度', '美国']</text:p>
      <text:p text:style-name="P4">
Keywords: ['美国', '印度', '美印关系', '中印关系', '印俄关系', '莫迪', '拜登']</text:p>
      <text:p text:style-name="P4">
Id: 65969345</text:p>
      <!--METADATA-->
      <text:p text:style-name="P4">
<text:a xlink:type="simple" xlink:href="https://www.dw.com/zh/overlay/image/article/65969345/65967540" text:style-name="Internet_20_link" text:visited-style-name="Visited_20_Internet_20_Link">
 </text:a>
The picture shows November last year, U.S. President Biden and Indian Prime Minister Modi talked at the G20 summit at Bali, Indonesia.</text:p>
      <text:p text:style-name="P4">
(Voice of Germany Chinese), as the United States sought to compete in China, India Prime Minister Narendramodi set off on Tuesday (June 20) to the United States on Tuesday (June 20) to launch a three -day state visit. Agence France -Presse pointed out that India believes that this bank has historical significance and will expand and consolidate relations with the United States.</text:p>
      <text:p text:style-name="P4">
Modi went to the United States many times. The last official visit was September 2021. However, this is the first time he visited the United States with the highest diplomatic visits in diplomacy.</text:p>
      <text:p text:style-name="P4">
"This is not a conventional visit, this is the fundamental turning point between India and the United States." C. Rajamohan, a scholar C. Rajamohan, scholar of Asia Society PolicyIntute in New Delhi, told Reuters: "This is not to suppress China or Anti -China problem is related to establishing a new power balance in Asia. Asia is polarized and there is no single forces dominated. "</text:p>
      <text:p text:style-name="P4">
According to the Indian Prime Minister's office, Modi will first go to the United Nations headquarters of New York to participate in the "International Yoga Day" event on the 21st, and then go to Washington to meet Biden and accept the national banquet. In addition, he will speak in the US Congress. Asian International News (ANI) reported that Modi would also meet with Tesla CEO Elonmusk.</text:p>
      <text:h text:style-name="P12" text:outline-level="3">
<text:span text:style-name="T4">
to deal with China?</text:span>
</text:h>
      <text:p text:style-name="P4">
According to the pre -speeches announced by the Indian Prime Minister's office, Modi said that India and the United States continued to deepen cooperation in the fields of defense industry, space, quantum, artificial intelligence, biotechnology, and jointly committed to promoting the "free, open, and inclusive India -Pacific India Regional vision; his meeting with Biden will also help promote the operation of multilateral systems such as the G20 (G20), Sifang Security Dialogue (QUAD), and Indo -Pacific Economic Framework (IPEF).</text:p>
      <text:p text:style-name="P4">
Earlier this month, <text:a xlink:type="simple" xlink:href="https://www.dw.com/zh/zh/美国印度将加强国防工业合作/a-65829771" text:style-name="Internet_20_link" text:visited-style-name="Visited_20_Internet_20_Link">
American Defense Minister Lloyd Austin visited New Delhi</text:a>
At that time, it was announced that it had established a "ambitious and brand -new blueprint for national defense industry cooperation." Agence France -Presse pointed out that this may be related to a plan worth billions of dollars. The two sides have discussed this for a long time, and the United States may officially announce the approval of the plan during Modi's visit: let the General's production jet engine in India for use in India's domestic fighters.</text:p>
      <text:p text:style-name="P4">
China -India relations have continued to deteriorate recently. The two sides refused to issue visas to reporters. At present, there may be no Chinese official reporters in India. The picture shows Chinese President Xi Jinping and Indian Prime Minister Modi attended the BRICS Summit in Xiamen in September 2017.</text:p>
      <text:p text:style-name="P4">
Ashok Malik, an analyst at The Asia Group, told AFP that the "Practicalism and Deep Alliance at the Government" set the US -India relations, and <text:a xlink:type="simple" xlink:href="https://www.dw.com/zh/zh/美印組高科技抗中同盟-著眼半導體供應鏈/a-64572314" text:style-name="Internet_20_link" text:visited-style-name="Visited_20_Internet_20_Link">
with very powerful economic and commercial bonds</text:a>
Essence He also said that as China gradually revealed "extraordinary self -confidence" in the region, India, a major rising country, is very important.</text:p>
      <text:p text:style-name="P4">
The Associated Press quoted Jitendra Nathmisra, a diplomatic scholar of the Global University of Global (O.P. Jindal Global University). It is necessary for China to fight each other and cannot fight alone.</text:p>
      <text:p text:style-name="P4">
Reuters pointed out that India and the United States did not trust each other during the Cold War, but during the recent tenure of the President of the United States, the relationship with India has supported cross -party support, and the two countries have closer to the past 20 years. Based on this, Biden further deepened his cooperation with India and regarded it as an important partner to fight against China's influence and strengthened the security of the Indo -Pacific region. With the deterioration of India's relations with China, India also gradually moved towards the West.</text:p>
      <text:p text:style-name="P4">
<text:a xlink:type="simple" xlink:href="https://www.dw.com/zh/zh/中印摩擦傳北京欲在爭議邊界再設緩衝區/a-65704799" text:style-name="Internet_20_link" text:visited-style-name="Visited_20_Internet_20_Link">
India -China border conflict</text:a>
It has not been solved for many years, and at the beginning of this year, because of the <text:a xlink:type="simple" xlink:href="https://www.dw.com/zh/zh/邊境口角再起-印度拒中國更改藏南地名/a-65226751" text:style-name="Internet_20_link" text:visited-style-name="Visited_20_Internet_20_Link">
place name naming in the sovereign dispute areas</text:a>
, Diplomat corner again. In addition, the two governments have recently been forced to leave the country by rejection of visas to force the reporter from the other country](https://www.dw.com/zh/zh/中印互逐媒体印度将无中国官媒记者/a-65781991)This incident has also increased the contradiction between the two countries. Modi said in an interview with the Wall Street Journal before visiting the United States this time that unless the border can achieve peace and stability, it is difficult for India -China relations to progress.</text:p>
      <text:p text:style-name="P4">
*#</text:p>
      <text:h text:style-name="P13" text:outline-level="4">
<text:span text:style-name="T4">
The origin of conflict between the border between China and India</text:span>
</text:h>
      <text:h text:style-name="P12" text:outline-level="3">
<text:span text:style-name="T4">
2000 kilometers border, 120,000 square kilometers dispute</text:span>
</text:h>
      <text:p text:style-name="P4">
The total length of the China -India border is nearly 2,000 kilometers, and there are also 120,000 square kilometers of territorial disputes. The border with territorial disputes involves three parts: Western (600 kilometers), mid -section (450 kilometers), and eastern section (650 kilometers). In May 2020, there was a conflict (mid -section) in northern Sikkim; on June 16, a soldier conflict in the Palestin Valley (western section) of China and India caused dozens of casualties, at least India, at least India, at least India. It was said that 20 soldiers died.</text:p>
      <text:p text:style-name="P4">
*#</text:p>
      <text:h text:style-name="P13" text:outline-level="4">
<text:span text:style-name="T4">
The origin of conflict between the border between China and India</text:span>
</text:h>
      <text:h text:style-name="P12" text:outline-level="3">
<text:span text:style-name="T4">
McMahon Line</text:span>
</text:h>
      <text:p text:style-name="P4">
Markma Hong Line(Mcmahonline, the eastern section line)It is a border between British India and Tibet, which is drawn by a British adventureist to measure India. In 1914, the British diplomat McMahon convened the three -party meeting of Central, India, and Tibet. Because the Republic of China did not agree to divide the McMahon line in Tibet, and the Tibetan party failed to get an independent change in advance discussions, he also gave up the recognition of the McMa red line. As a result, Tibetan did not sign the "Simra Treaty". India and Myanmar believe that the McMahon line is a historical boundary. To this day, although the People's Republic of China refused to recognize the McMahon line, it regarded it as the actual control line. In the 1962 Battle of the China -India, although the Chinese army once occupied Darwon, the area, it was later withdrawn to the north of the actual control line.#</text:p>
      <text:h text:style-name="P13" text:outline-level="4">
<text:span text:style-name="T4">
The origin of conflict between the border between China and India</text:span>
</text:h>
      <text:h text:style-name="P12" text:outline-level="3">
<text:span text:style-name="T4">
South Tibet (India: Arunechal)</text:span>
</text:h>
      <text:p text:style-name="P4">
The southern Tibet is known as "Arunachalpradesh" in India, with an area of about 60,000 square kilometers and is located on the south side of the Himalayas. The west is Bhutan, Myanmar east is India, and the south is Tibet in China. China calls the south of Tibet and belongs to the administrative division of the Tibet Autonomous Region. However, according to the division of the "McMahon Line", the place belongs to India, and India also actually controls the place. However, the Tibetan side and the Republic of China refused to sign on the treaty. This route continues after the founding of the People's Republic of China. In 1948, India, which was just independent, began to send troops into this area. In 1960, India completely occupied the south of the wheat line, and China controlled north. In 1972, India established Arunechal's central area in the area. In 1987, the district was changed to "Arunecal Pradesh".</text:p>
      <text:p text:style-name="P4">
*#</text:p>
      <text:h text:style-name="P13" text:outline-level="4">
<text:span text:style-name="T4">
The origin of conflict between the border between China and India</text:span>
</text:h>
      <text:h text:style-name="P12" text:outline-level="3">
<text:span text:style-name="T4">
</text:span>
</text:h>
      <text:p text:style-name="P4">
Britain occupied the Kim Kingdom in 1887 and sent troops to Tibet the following year. In 1950, India was called the protection of Sikkim after independence. In 2003, after the Indian Prime Minister Vajapa visited China, Beijing acknowledged New Delhi's sovereignty over Sikkim, and India also recognized China to Tibet sovereignty. After 2005, Sikkim is no longer marked as a sovereign state on the map published by China.</text:p>
      <text:p text:style-name="P4">
*#</text:p>
      <text:h text:style-name="P13" text:outline-level="4">
<text:span text:style-name="T4">
The origin of conflict between the border between China and India</text:span>
</text:h>
      <text:h text:style-name="P12" text:outline-level="3">
<text:span text:style-name="T4">
Battle of China and India in 1962: Indian Prime Minister Nehru defeated</text:span>
</text:h>
      <text:p text:style-name="P4">
In April 1960, in order to seek resolution of territorial disputes, the Chinese and Indian governments were negotiated with Indian Prime Minister Nehru in New Delhi by Chinese Prime Minister Zhou Enlai, but did not obtain consensus. The China -India border war broke out in 1962. When the Chinese army launched an offense at the same time from the east and west places on October 20 of that year, the military force was 5 to 10 times that of the Indian army. The Chinese army had been deeply deepened to India today's Arunachal and Himalayas. The entire war continued for a month, causing a total of 2,000 people to be killed. On November 20, 1962, China unilaterally announced a ceasefire and withdrew it to 20 kilometers after the McMahon line. After the war, China -India relations have entered a trough due to border conflicts.</text:p>
      <text:p text:style-name="P4">
*#</text:p>
      <text:h text:style-name="P13" text:outline-level="4">
<text:span text:style-name="T4">
The origin of conflict between the border between China and India</text:span>
</text:h>
      <text:h text:style-name="P12" text:outline-level="3">
<text:span text:style-name="T4">
</text:span>
</text:h>
      <text:p text:style-name="P4">
From December 19th to 23rd, 1988, Indian Prime Minister Ragov Gandhi conducted a formal visit to China and met with Deng Xiaoping. This is the first time that Indian Prime Minister has visited China in 34 years. This visit has been regarded as a sign of the warmth of the Sino -Indian relations after years of tension. In 1993, while Indian Prime Minister Narasimharao visited China, the two sides signed the "Agreement on Maintaining peace and peace on the actual control line of the China -India border." This interview marked a new era that Sino -Indian relations have opened. Since the 1990s, China and India have signed a total of 5 agreements on peaceful resolution of border conflicts.</text:p>
      <text:p text:style-name="P4">
*#</text:p>
      <text:h text:style-name="P13" text:outline-level="4">
<text:span text:style-name="T4">
The origin of conflict between the border between China and India</text:span>
</text:h>
      <text:h text:style-name="P12" text:outline-level="3">
<text:span text:style-name="T4">
Special representative meeting mechanism, Xi Mo will meet frequently</text:span>
</text:h>
      <text:p text:style-name="P4">
Since the establishment of a special representative meeting mechanism for the establishment of a border issue in 2003, the two sides have held a 22 -round special meeting. The special representative of the Indian side is the national security consultant, while the highest representative of China is the Foreign Minister. Chinese President Xi Jinping's interaction with Indian Prime Minister Modi is quite frequent.</text:p>
      <text:p text:style-name="P4">
*#</text:p>
      <text:h text:style-name="P13" text:outline-level="4">
<text:span text:style-name="T4">
The origin of conflict between the border between China and India</text:span>
</text:h>
      <text:h text:style-name="P12" text:outline-level="3">
<text:span text:style-name="T4">
2017 Zhongyin Donglang area confrontation</text:span>
</text:h>
      <text:p text:style-name="P4">
Doklam, which covers an area of about 100 square kilometers, is a controversial area between China and Bhutan, and India has never declared sovereignty to the place. In June 2017, India sent troops to cross the border between China and India on the grounds of "receiving help from the Bhutan government" and "supporting Bhutan sovereignty" to prevent China from building roads there and form a confrontation with the Chinese army for 71 days. Bhutan is the only country in China's 14 neighboring countries that have not established diplomatic relations with China, and its country's diplomatic power and defense power are in India. In 2014, Modi was Bhutan as the first visit to Prime Minister.</text:p>
      <text:p text:style-name="P4">
*#</text:p>
      <text:h text:style-name="P13" text:outline-level="4">
<text:span text:style-name="T4">
The origin of conflict between the border between China and India</text:span>
</text:h>
      <text:h text:style-name="P12" text:outline-level="3">
<text:span text:style-name="T4">
The conflict between China and India in 2020</text:span>
</text:h>
      <text:p text:style-name="P4">
On May 5th, Pangong Tsulake, which is more than 4,000 meters above sea level (western section) in the Ladaka area, and Chinese and Indian military personnel throw stones, wooden sticks, iron rods, etc. Someone was injured. On May 9th, Sittara Mountain (mid -section) in Sikkim, India, Sino -Indian soldiers voted for each other and had physical conflicts, and dozens of people were injured. On June 16, three Indian soldiers died in the conflict of the Sino -Indian soldiers in the Galwanvalley (West Section). Late that day, the Indian military announced that the number of Indian soldiers had increased to 20.</text:p>
      <text:p text:style-name="P4">
Author: Li Yu</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embarrassing reality" between the United States and India</text:p>
      <text:p text:style-name="P4">
The Chinese official media "Global Times" reported on the 20th that Modi's trip to the United States and India relations was strengthened. The newspaper visited Lin Minwang, deputy director of the South Asian Research Center of Fudan University, saying that India is essentially "riding a wall." Lin Minwang believes that the United States said that Modi visits the United States is a "turning moment", but it is just the saying of "wishful thinking". This expectation is "destined to fail", "because India only wants the benefits and will not bear the obligation of the American allies.""Biden regarded democracy against non -democracy as an organizational principle of foreign policy. From this point of view, if India is a vigorous democratic country, it is much more convenient," said Nurdin. However, some experts said that, compared with China, India is at least a democratic government. Tanvimadan, a scholar Tanvimadan, a scholar of Brookingsinstitution of the Washington Think Tank, told DW that the United States accepted the leaders selected by Indian voters and had a limited impact on India's internal affairs; The issues that will be considered. "</text:p>
      <text:p text:style-name="P4">
Ma Dan further stated: "If China does not want to see a close relationship between the United States and India, maybe it should not be so tough to India before." Ma Dan said that anyone who understands India knows that the country cherishes its independence and may not necessarily. Happy to form an alliance, "But <text:a xlink:type="simple" xlink:href="https://www.dw.com/zh/zh/印度眼中的安全威胁中国第一美国第二/a-64435242" text:style-name="Internet_20_link" text:visited-style-name="Visited_20_Internet_20_Link">
when it is facing greater challenges</text:a>
It will overcome this hesitation. "</text:p>
      <text:h text:style-name="P12" text:outline-level="3">
<text:span text:style-name="T4">
India's appetite for Russian oil is getting bigger and bigger</text:span>
</text:h>
      <text:h text:style-name="P12" text:outline-level="3">
<text:span text:style-name="T4">
Indo -Russian relations are hidden concerns</text:span>
</text:h>
      <text:p text:style-name="P4">
India has a huge market, and has potential to become a replacement of China's supply chain, but <text:a xlink:type="simple" xlink:href="https://www.dw.com/zh/zh/莫迪访德谈双边合作-俄乌问题分歧仍在/a-61663829" text:style-name="Internet_20_link" text:visited-style-name="Visited_20_Internet_20_Link">
Relationship between India and Russia</text:a>
Still doubt the United States. The Indian government did not clearly condemn Russia's aggression against Ukraine and continued to buy low -cost oil from Russia.</text:p>
      <text:p text:style-name="P4">
Donaldcamp, a scholar of the Washington Think Tank Strategy and International Research Center (CSIS), told AFP that although the United States urged India to take further measures to Russia, it did not seem to have a huge obstacle to the progress of the U.S. -India relations.</text:p>
      <text:p text:style-name="P4">
The Associated Press analyzed that India and Russia have cooperated in the fields of defense and nuclear energy. This relationship lasted for decades; however, the White House observed some signs from the recent public speech of Modi, showing that India is faintly far away from Russia. This On behalf of India, the source of its military equipment can be more diversified, and the Indian government also realizes that China -Russia's friendship may have an impact on India.</text:p>
      <text:p text:style-name="P4">
CSIS's US -Indian policy researcher Richard Rossow told the Associated Press that the White House <text:a xlink:type="simple" xlink:href="https://www.dw.com/zh/zh/拜登勸莫迪少買俄石油-印度批美搞錯重點/a-61429083" text:style-name="Internet_20_link" text:visited-style-name="Visited_20_Internet_20_Link">
do not want India to continue buying oil from Russia</text:a>
On the one hand, they are also unwilling to cut off their relationship with India, so they will "gently push" India in a subtle and appropriate way, which will not make this event a decisive factor.</text:p>
      <text:p text:style-name="P4">
(Comprehensive report, the DW reporter in Washington Janelle Dumala also contributed to this article)</text:p>
      <text:p text:style-name="P4">
News Source: <text:a xlink:type="simple" xlink:href="https://www.dw.com/zh/印度總理莫迪訪美-兩國關係有望更上層樓/a-65969345" text:style-name="Internet_20_link" text:visited-style-name="Visited_20_Internet_20_Link">
https://www.dw.com/zh/印度總理莫迪訪美-兩國關係有望更上層樓/a-65969345?maca=chi-rss-chi-all-1127-rdf</text:a>
</text:p>
      <!--NEWS-->
      <text:h text:style-name="P10" text:outline-level="1">
<text:span text:style-name="T4">
The Minister of Justice in the United States suddenly visited the policy of the International Criminal Court of Washington Policy</text:span>
</text:h>
      <text:p text:style-name="P4">
Author: 联合早报 (Person)</text:p>
      <text:p text:style-name="P4">
Publisher: 联合早报 (Organization)</text:p>
      <text:p text:style-name="P4">
Published Time: 2023-06-20T08:46</text:p>
      <text:p text:style-name="P4">
Modified Time: 2023-06-20T08:51</text:p>
      <text:p text:style-name="P4">
Description: The US Minister of Justice, Galan, suddenly visited the Hague International Criminal Court (ICC) of the Hague, Netherlands (June 19) to meet with the chief prosecutor of the International Criminal Court. Reuters reported that the US Department of Justice did not announce the schedule of Galan beforehand or provided any information to the media.</text:p>
      <text:p text:style-name="P4">
Videos: []</text:p>
      <text:p text:style-name="P4">
Audios: []</text:p>
      <text:p text:style-name="P4">
Images: []</text:p>
      <text:p text:style-name="P4">
Type: NewsArticle</text:p>
      <text:p text:style-name="P4">
Breadcrumbs: ['即时', '国际']</text:p>
      <text:p text:style-name="P4">
Keywords: ['美国司法部', '国际刑事法院', '拜登', '普京', '战争罪']</text:p>
      <!--METADATA-->
      <text:p text:style-name="P4">
The US Minister of Justice, Galan, suddenly visited the Hague International Criminal Court (ICC) of the Hague, Netherlands (June 19) to meet with the chief prosecutor of the International Criminal Court.</text:p>
      <text:p text:style-name="P4">
Reuters reported that the US Department of Justice did not announce the schedule of Galan beforehand or provided any information to the media. Garland's visit to Hague is a sign of the transformation of Washington's policies for the Court of Wars of the World Wars.</text:p>
      <text:p text:style-name="P4">
The International Criminal Court said on Twitter on Monday that Galan met with Karim Khan, chief prosecutor of the International Criminal Court, but did not provide any details of the two people.</text:p>
      <text:p text:style-name="P4">
Garland and Karim Khan met to show that the relationship between Washington and the International Criminal Court has improved.</text:p>
      <text:p text:style-name="P4">
Many major powers, including the United States, China and Russia, are not members of the International Criminal Court. When Trump served as President of the United States, he imposed sanctions on the International Criminal Court.</text:p>
      <text:p text:style-name="P4">
After taking office, Biden lifted the sanctions and supported the international criminal court to investigate Russia's invasion of Ukraine.</text:p>
      <text:p text:style-name="P4">
In March of this year, the International Criminal Court arrested the Russian President Putin, accusing him of illegally transferred hundreds of children from Ukraine for war crimes. Biden previously said that the International Criminal Court issued an arrest warrant to Putin.</text:p>
      <text:p text:style-name="P4">
Moscow has repeatedly denied the charges of the Russian army committed atrocities. The Kremlin claimed that the International Criminal Court's arrest warrant issued Putin was "invalid".</text:p>
      <text:p text:style-name="P4">
However, in the Bayeng government, not everyone's support to establish a more friendly relationship with the International Criminal Court.</text:p>
      <text:p text:style-name="P4">
Last month, some US Congress said that the State Council and the judicial department were cooperating with the International Criminal Court, but accused the Pentagon of the Pentagon to prevent US military intelligence sharing and destroy the prosecution of war on Russian officials.</text:p>
      <text:p text:style-name="P4">
News Source: <text:a xlink:type="simple" xlink:href="https://www.zaobao.com.sg/realtime/world/story20230620-1406021" text:style-name="Internet_20_link" text:visited-style-name="Visited_20_Internet_20_Link">
https://www.zaobao.com.sg/realtime/world/story20230620-1406021</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0T08:48:37</text:p>
      <text:p text:style-name="P4">
Modified Time: 2023-06-20T16:22:24</text:p>
      <text:p text:style-name="P4">
Description: Russia launched a extensive air strike at Ukraine at night, with the goal of the country's capital and major cities from east to west.</text:p>
      <text:p text:style-name="P4">
Images: ["<text:a xlink:type="simple" xlink:href="https://chinese.aljazeera.net/wp-content/uploads/2023/06/2023-06-20T113521Z_117237314_RC2ZM1AACLWI_RTRMADP_3_GERMANY-CHINA-SCHOLZ-1687264784-1687266903.jpg" text:style-name="Internet_20_link" text:visited-style-name="Visited_20_Internet_20_Link">
2023-06-20T1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52" text:anchor-type="as-char" svg:width="6.9236in" svg:height="4.612793in" draw:z-index="0">
<draw:image xlink:href="../Images/Aljazeera Chinese/2023-06-20T08-48-37/2023-06-20T113521Z_117237314_RC2ZM1AACLWI_RTRMADP_3_GERMANY-CHINA-SCHOLZ-1687264784-1687266903.jpg" xlink:type="simple" xlink:show="embed" xlink:actuate="onLoad" draw:mime-type="image/jpeg"/>
</draw:frame>
Chinese Prime Minister Li Qiang shakes hands with German Prime Minister Schultz at a press conference in Berlin(Reuters)* German Prime Minister Schultz called on the Chinese government to impact Russia on Russia. According to Ukraine, Russia launched an attack on the Hermuson area affected by the flood, causing at least one rescue personnel to be killed and many other people were injured. * According to Tas Society, the Russian Defense Minister said that Ukraine plans to use long -range artillery and storm shadow missiles to attack Crimea.</text:p>
      <text:p text:style-name="P4">
read more</text:p>
      <text:p text:style-name="P4">
News Source: <text:a xlink:type="simple" xlink:href="https://chinese.aljazeera.net/news/war-in-ukraine/liveblog/2023/6/20/%e4%bf%84%e7%bd%97%e6%96%af%e5%af%b9%e4%b9%8c%e5%85%8b%e5%85%b0%e6%88%98%e4%ba%89%e7%9a%84%e4%bb%8a%e6%97%a5%e5%8f%91%e5%b1%95-362" text:style-name="Internet_20_link" text:visited-style-name="Visited_20_Internet_20_Link">
https://chinese.aljazeera.net/news/war-in-ukraine/liveblog/2023/6/20/%e4%bf%84%e7%bd%97%e6%96%af%e5%af%b9%e4%b9%8c%e5%85%8b%e5%85%b0%e6%88%98%e4%ba%89%e7%9a%84%e4%bb%8a%e6%97%a5%e5%8f%91%e5%b1%95-362</text:a>
</text:p>
      <!--NEWS-->
      <text:h text:style-name="P10" text:outline-level="1">
<text:span text:style-name="T4">
Comments | Chen Guangcheng: The current &amp; quot; refers to duck &amp; quot; than the Qin Dynasty's &amp; quot; refers to the deer as the horse &amp; quot;</text:span>
</text:h>
      <text:p text:style-name="P4">
Author: None</text:p>
      <text:p text:style-name="P4">
Publisher: Radio Free Asia (Organization)</text:p>
      <text:p text:style-name="P4">
Published Time: 2023-06-20T08:50:30-04:00</text:p>
      <text:p text:style-name="P4">
Modified Time: 2023-06-20T08:50:3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88615in" draw:z-index="0">
<draw:image xlink:href="../Images/rfamandarin/2023-06-20T08-50-30-04-00/000000.png" xlink:type="simple" xlink:show="embed" xlink:actuate="onLoad" draw:mime-type="image/png"/>
</draw:frame>
Students from a university in Nanchang ate a suspected "mouse head" at the campus restaurant last month, and the official insisted that it was a duck neck. China's official released the latest survey results on the 17th confirmed that foreign bodies were mice and non -duck necks. Network screenshot/RFA information</text:p>
      <text:p text:style-name="P4">
The "referring to mice as a duck" recently happened in Jiangxi universities became "hot search" on June 1, and after more than two weeks, the Jiangxi Provincial Education Department, the Public Security Department, the Public Security Department, and the Public Security Department, and The "Joint Investigation Team" composed of the SASAC and the Market Administration made a notification: The "Joint Investigation Team" of Jiangxi Province determined that "the foreign body in the meals of the Jiangxi Industrial Vocational and Technical College is a mouse head", not the previous school and the Market Administration bureau's embarrassment for adultery. The "duck neck".</text:p>
      <text:p text:style-name="P4">
Not easy!Although after more than two weeks, the Communist Party of China can finally distinguish whether it is a rat head or a duck neck!So the question is: Who came forward to force the students who had to eat the mouse after the incident had to change their mouths and said it was "duck neck"? What sin should these people who use power upside down black and white? Intersection What legal responsibility should be held? Intersection How to investigate the CCP responsible people who are fraudulently faked, reversed black and white, and forced students to make false statements?</text:p>
      <text:p text:style-name="P4">
If the Chinese Communist regime cannot conduct a thorough public investigation on the above issues and seriously deal with those harmful people thieves, then the current conclusion is that the CCP has to make the fool who wants to protect the handsome and not to lose his death under the turbulent people's sentiment. Surgery. Therefore, the students who were forced to change their mouths to admit that they were "duck necks" in the next time they ate the mouse head. It will become an important vane for measuring this matter.</text:p>
      <text:p text:style-name="P4">
If the student is like Deng Yujiao and has since lost his freedom and cannot meet with the media freely, then it shows that the evil has risen from the school and the Market Administration to the Central Committee of the Communist Party of China. The next script will continue to be proven by countless historical facts -the Communist Party of China will join forces to stand on the side of the evil side with the people. The Chinese Communist Party will re -transfer the problems raised by the people back to solve the people who have raised problems.</text:p>
      <text:p text:style-name="P4">
In fact, the "finger mouse is duck" in the falling area of the Communist Party of China is worse than the Qin Dynasty Zhao Gao's "refers to the deer as a horse". "Refers to the deer as a horse" occurred in Xianyang, the capital of the Qin Dynasty more than two thousand years ago. The struggle there, you died, and Li Si did not know that it was a sika deer, but to live in the troubled times in the troubled times. "Refers to the mouse as a duck" occurs in the current academy cafeteria where technology is developed, and the authenticity of things, even if it is not possible to be discerned with the naked eye, there are countless methods that can accurately identify what the essence of foreign objects that students eat. , And not threaten the security of the regime.</text:p>
      <text:p text:style-name="P4">
However, the matter of "referring to mice for duck" happened, and the "Internet hot search" continued to be over half a month later, the simple and discernous truth conclusion was preliminarily concluded.</text:p>
      <text:p text:style-name="P4">
However, when I came late, I couldn't get better, and the Chinese Communist Party finally had the ability to distinguish between mice and duck neck. Friends feel that the Communist Party still has the ability to distinguish the mouse head and duck neck. Is it blessing or a disaster for the people of the CCP's occupied areas?</text:p>
      <text:p text:style-name="P4">
And the problem now is: How will the Communist Party treat the student who eats mice? Is it open to commend him to tell the truth and give compensation, or give compensation, or is it secretly suppressing it as a "source of excitement"? It is worthy of our reference.</text:p>
      <text:p text:style-name="P4">
I personally think that the doom of that student is likely to have just begun. In the future, whether he can go to school freely ... and even speaking and traveling, it deserves close attention. According to the experience of fighting with the Communist Party: It is likely that before the matter is calm, he will be in a state of being disappeared as Hunan Deng Yujiao assassinated with a fruit knife to try to rape her cadres.</text:p>
      <text:p text:style-name="P4">
I believe that the CCP will use actual actions to prove that the current "referring to mice is a duck" is more evil than the "referring to the deer as a horse" that happened in the Qin Dynasty.</text:p>
      <text:p text:style-name="P4">
(The article only represents the personal position and point of view of the special commentator)</text:p>
      <text:p text:style-name="P4">
News Source: <text:a xlink:type="simple" xlink:href="https://www.rfa.org/mandarin/pinglun/chenguangchengboke/cgc-06192023163841.html" text:style-name="Internet_20_link" text:visited-style-name="Visited_20_Internet_20_Link">
https://www.rfa.org/mandarin/pinglun/chenguangchengboke/cgc-06192023163841.html</text:a>
</text:p>
      <!--NEWS-->
      <text:h text:style-name="P10" text:outline-level="1">
<text:span text:style-name="T4">
Minister of Justice's visit to the International Court of Criminal Court of Criminal Court</text:span>
</text:h>
      <text:p text:style-name="P4">
Publisher: 法新社</text:p>
      <text:p text:style-name="P4">
Published Time: 2023-06-20T09:02:08+00:00</text:p>
      <text:p text:style-name="P4">
Modified Time: 2023-06-20T08:50:04+00:00</text:p>
      <text:p text:style-name="P4">
Description: (Agence France -Presse, Hague, 19th) The International Criminal Court (ICC) said today that US Minister of Justice Merrick Garland is rarely visited today. The focus of this trip is to take action against Russia's full invasion of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3.617581in" draw:z-index="0">
<draw:image xlink:href="../Images/rficn/2023-06-20T09-02-08-00-00/000000.png" xlink:type="simple" xlink:show="embed" xlink:actuate="onLoad" draw:mime-type="image/png"/>
</draw:frame>
The United States is not a member of the Inter -Criminal Court. During the term of the US President Donaldtrump, the United States even sacrificed sanctions on senior officials of the International Criminal Court because he was dissatisfied with the intention of investigating the US military in Afghanistan in Afghanistan's war. Joebiden canceled the relevant sanctions after taking office.</text:p>
      <text:p text:style-name="P4">
The U.S. Department of Justice stated that Jaland's bank mainly discussed with the international criminal court officials to investigate Russia's responsibility and other common law enforcement priority matters, and said that Jaland's visit to the International Criminal Court has "historical significance."</text:p>
      <text:p text:style-name="P4">
The International Court of Criminal Court today released a film on the community media Twitter (Twitter) Karim Khan.</text:p>
      <text:p text:style-name="P4">
After Russia made a comprehensive invasion of Ukraine in February last year, the International Criminal Court issued an arrest warrant against Russian President Vladimirputin in March this year, accusing him of illegally transporting hundreds of children from Ukraine to Russia, involving the crime of war.</text:p>
      <text:p text:style-name="P4">
However, because Russia is not a member of the International Criminal Court, it is regarded as an invalid order.</text:p>
      <text:p text:style-name="P4">
News Source: <text:a xlink:type="simple" xlink:href="https://www.rfi.fr/cn/%E5%9B%BD%E9%99%85%E6%8A%A5%E9%81%93/20230620-%E7%BE%8E%E5%8F%B8%E6%B3%95%E9%83%A8%E9%95%BF%E8%AE%BF%E5%9B%BD%E9%99%85%E5%88%91%E4%BA%8B%E6%B3%95%E9%99%A2-%E5%85%B7%E5%8E%86%E5%8F%B2%E6%84%8F%E4%B9%89" text:style-name="Internet_20_link" text:visited-style-name="Visited_20_Internet_20_Link">
https://www.rfi.fr/cn/%E5%9B%BD%E9%99%85%E6%8A%A5%E9%81%93/20230620-%E7%BE%8E%E5%8F%B8%E6%B3%95%E9%83%A8%E9%95%BF%E8%AE%BF%E5%9B%BD%E9%99%85%E5%88%91%E4%BA%8B%E6%B3%95%E9%99%A2-%E5%85%B7%E5%8E%86%E5%8F%B2%E6%84%8F%E4%B9%89</text:a>
</text:p>
      <!--NEWS-->
      <text:h text:style-name="P10" text:outline-level="1">
<text:span text:style-name="T4">
The European Union will announce the economic security strategy</text:span>
</text:h>
      <text:p text:style-name="P4">
Publisher: 法新社</text:p>
      <text:p text:style-name="P4">
Published Time: 2023-06-20T09:02:09+00:00</text:p>
      <text:p text:style-name="P4">
Modified Time: 2023-06-20T08:35:01+00:00</text:p>
      <text:p text:style-name="P4">
Description: (AFP, Brussels, 20th) The European Union (EU) will announce the "Economic Security Strategy" plan today, detailing the current economic security risks facing Brussels, and new tools that can be used to strengthen opponents such as Russia and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6-20T09-02-09-00-00/000000.png" xlink:type="simple" xlink:show="embed" xlink:actuate="onLoad" draw:mime-type="image/png"/>
</draw:frame>
After Moscow invaded Ukraine last year, Brussels began to understand that the European Union relied on Russia's energy too much, and it was urgent to find new resources. The European Union hoped to learn from these incidents.</text:p>
      <text:p text:style-name="P4">
EU's upcoming "Economic SecurityStrategy" expected that the European Executive Committee put forward views on how to make the economy more tough and how to confirm the risks in the emergence.</text:p>
      <text:p text:style-name="P4">
The EU leader will conduct relevant discussions at the summit held by Brussels next week.</text:p>
      <text:p text:style-name="P4">
News Source: <text:a xlink:type="simple" xlink:href="https://www.rfi.fr/cn/%E5%9B%BD%E9%99%85%E6%8A%A5%E9%81%93/20230620-%E6%AC%A7%E7%9B%9F%E5%B0%86%E5%85%AC%E5%B8%83%E7%BB%8F%E6%B5%8E%E5%AE%89%E5%85%A8%E6%88%98%E7%95%A5" text:style-name="Internet_20_link" text:visited-style-name="Visited_20_Internet_20_Link">
https://www.rfi.fr/cn/%E5%9B%BD%E9%99%85%E6%8A%A5%E9%81%93/20230620-%E6%AC%A7%E7%9B%9F%E5%B0%86%E5%85%AC%E5%B8%83%E7%BB%8F%E6%B5%8E%E5%AE%89%E5%85%A8%E6%88%98%E7%95%A5</text:a>
</text:p>
      <!--NEWS-->
      <text:h text:style-name="P10" text:outline-level="1">
<text:span text:style-name="T4">
The number of Shanghai -Hong Kong stocks is black</text:span>
</text:h>
      <text:p text:style-name="P4">
Publisher: 法新社</text:p>
      <text:p text:style-name="P4">
Published Time: 2023-06-20T09:32:10+00:00</text:p>
      <text:p text:style-name="P4">
Modified Time: 2023-06-20T09:05:02+00:00</text:p>
      <text:p text:style-name="P4">
Description: (Agence France -Presse, Hong Kong, 20th) Hong Kong and Shanghai stock markets are black today, mainly because the interest rate reduction of the People's Bank of China is not as expected as expected, which disappoints the stock market investo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20T09-32-10-00-00/000000.png" xlink:type="simple" xlink:show="embed" xlink:actuate="onLoad" draw:mime-type="image/png"/>
</draw:frame>
The Hang Seng Index in the Hong Kong stock market fell 305.81 points, or 1.54%, at 19607.08.</text:p>
      <text:p text:style-name="P4">
The Shanghai Stock Exchange's comprehensive index fell 15.44 points, or 0.47%, at 3240.36 points; the Shenzhen Stock Exchange's comprehensive index fell 1.05 points, or 0.05%, closed at 2080.44 points.</text:p>
      <text:p text:style-name="P4">
News Source: <text:a xlink:type="simple" xlink:href="https://www.rfi.fr/cn/%E8%B4%A2%E7%BB%8F%E5%BF%AB%E8%AE%AF/20230620-%E6%B2%AA%E6%B8%AF%E8%82%A1%E6%95%B0%E6%94%B6%E9%BB%91" text:style-name="Internet_20_link" text:visited-style-name="Visited_20_Internet_20_Link">
https://www.rfi.fr/cn/%E8%B4%A2%E7%BB%8F%E5%BF%AB%E8%AE%AF/20230620-%E6%B2%AA%E6%B8%AF%E8%82%A1%E6%95%B0%E6%94%B6%E9%BB%91</text:a>
</text:p>
      <!--NEWS-->
      <text:h text:style-name="P10" text:outline-level="1">
<text:span text:style-name="T4">
The first state visit to the United States after Modi went to the United States for the prime minister</text:span>
</text:h>
      <text:p text:style-name="P4">
Author: 半岛电视台＋通讯社</text:p>
      <text:p text:style-name="P4">
Publisher: Al Jazeera</text:p>
      <text:p text:style-name="P4">
Published Time: 2023-06-20T09:35:58</text:p>
      <text:p text:style-name="P4">
Modified Time: 2023-06-20T09:35:58</text:p>
      <text:p text:style-name="P4">
Description: On the occasion of this visit, human rights organizations and political oppositions have accused Modi accusing Modi's domestic suppression of objections and promoting anti -Muslim policies.</text:p>
      <text:p text:style-name="P4">
Images: ["<text:a xlink:type="simple" xlink:href="https://chinese.aljazeera.net/wp-content/uploads/2023/06/1-1687251938.jpg" text:style-name="Internet_20_link" text:visited-style-name="Visited_20_Internet_20_Link">
1-1687251938.jpg</text:a>
", "<text:a xlink:type="simple" xlink:href="https://chinese.aljazeera.net/wp-content/uploads/2023/06/2-1687251948.jpg" text:style-name="Internet_20_link" text:visited-style-name="Visited_20_Internet_20_Link">
2-1687251948.jpg</text:a>
", "<text:a xlink:type="simple" xlink:href="https://chinese.aljazeera.net/wp-content/uploads/2023/06/3-1687251960.jpg" text:style-name="Internet_20_link" text:visited-style-name="Visited_20_Internet_20_Link">
3-1687251960.jpg</text:a>
", "<text:a xlink:type="simple" xlink:href="https://chinese.aljazeera.net/wp-content/uploads/2023/06/4-1687251965.jpg" text:style-name="Internet_20_link" text:visited-style-name="Visited_20_Internet_20_Link">
4-1687251965.jpg</text:a>
"]</text:p>
      <text:p text:style-name="P4">
Topics: ['政治', '新闻']</text:p>
      <text:p text:style-name="P4">
Keywords: ['政治', '新闻', '印度']</text:p>
      <text:p text:style-name="P4">
Type: Article</text:p>
      <!--METADATA-->
      <text:p text:style-name="P4">
<draw:frame draw:style-name="fr1" draw:name="Image157" text:anchor-type="as-char" svg:width="6.9236in" svg:height="4.612736in" draw:z-index="0">
<draw:image xlink:href="../Images/Aljazeera Chinese/2023-06-20T09-35-58/1-1687251938.jpg" xlink:type="simple" xlink:show="embed" xlink:actuate="onLoad" draw:mime-type="image/jpeg"/>
</draw:frame>
U.S. President Joe Biden (left) and Indian Prime Minister Narendra Modi at the G20 summit held in Indonesia in 2022(Associated Press)Indian Prime Minister Narendra Modi went to the United States to meet President Joe Bayeng and delivered a speech in Congress. As his host seemed to fight against China in the region, military and technical relations have been on the agenda.</text:p>
      <text:p text:style-name="P4">
Before the first state visit to the United States on Tuesday, the United States for the first time since we came to power in 2014, Modi posted a tweet on Twitter. Relationship."</text:p>
      <text:p text:style-name="P4">
The leaders of the country with the most population in the world will attend the national banquet held in the White House on Thursday. This is the third time that Biden has held such activities since the inauguration.</text:p>
      <text:p text:style-name="P4">
At the time of Hindu's nationalist leaders' concerns, human rights and democratic retrogression of their Muslim ethnic minorities, this visit was known as a "historic" opportunity for New Delhi as the "expansion and consolidation" relationship.</text:p>
      <text:p text:style-name="P4">
But Biden clearly stated that he believes that the relationship between the United States and India is a decisive relationship that will jointly deal with some of the most difficult global challenges in the next few years, including climate change, damage related to artificial intelligence, and China in India Tai Tai in India. The growing strength of the region.</text:p>
      <text:h text:style-name="P13" text:outline-level="4">
<text:span text:style-name="T4">
access to human rights concerns</text:span>
</text:h>
      <text:p text:style-name="P4">
On the occasion of Modi's three -day visit to the United States, human rights organizations and political oppositions accused Indian leaders accusing Indian leaders suppressing objections and pursuing the split policy of discriminating against Muslims and other ethnic minorities.</text:p>
      <text:p text:style-name="P4">
<draw:frame draw:style-name="fr1" draw:name="Image158" text:anchor-type="as-char" svg:width="6.9236in" svg:height="3.894525in" draw:z-index="0">
<draw:image xlink:href="../Images/Aljazeera Chinese/2023-06-20T09-35-58/2-1687251948.jpg" xlink:type="simple" xlink:show="embed" xlink:actuate="onLoad" draw:mime-type="image/jpeg"/>
</draw:frame>
Why do Muslims escape from a small town in North Akandbon, India(Peninsula TV Station)Human Rights Observation, the director of the Asian region, Eleine Pilson urged Bayen not to avoid the confrontation with India's "worsening human rights status" with Modi.</text:p>
      <text:p text:style-name="P4">
The organization plans to screen a BBC documentary that criticized Modi in Washington on Tuesday, which has been banned by the Indian government.</text:p>
      <text:p text:style-name="P4">
This documentary deeply discussed the supervision responsibility of Modi's deadly anti -Muslim riots that killed more than 1,000 people in 2002 as the chief minister of Gujarat. Human rights organizations believe that the number of official deaths is underestimated.</text:p>
      <text:p text:style-name="P4">
In 2005, Washington revoked Modi's U.S. visa because he was worried that he did not take action to stop the violent incidents of Gujarat. A survey approved by the Supreme Court of India later waived Modi's blame, but the stain at this dark moment was no longer wearing.</text:p>
      <text:p text:style-name="P4">
Recently, Modi has been criticized for revising the legislation of the country's citizen law. The law is rapidly citizenship for some immigrants, but it excludes Muslims outside. In addition, the increased violence of Hindu ethnicists to Muslims and other religious minorities, as well as India's largest opposition leader Lahul Gandhi recently was convicted for mocking Modi's surname.</text:p>
      <text:p text:style-name="P4">
Pilson wrote, "The Modi government also showed public prejudice in protecting the BJP supporters and affiliated agencies accused of being accused of a series of crimes," here is the first alphabetic abbreviation of the Modi's Indian People's Party.</text:p>
      <text:p text:style-name="P4">
"At the international level, it is proven that the Modi government is often unwilling to stand with other governments on a critical human rights crisis to refuse or avoid condemnation of serious human rights acts in other places."</text:p>
      <text:p text:style-name="P4">
<draw:frame draw:style-name="fr1" draw:name="Image159" text:anchor-type="as-char" svg:width="6.9236in" svg:height="3.894525in" draw:z-index="0">
<draw:image xlink:href="../Images/Aljazeera Chinese/2023-06-20T09-35-58/3-1687251960.jpg" xlink:type="simple" xlink:show="embed" xlink:actuate="onLoad" draw:mime-type="image/jpeg"/>
</draw:frame>
Ghost in Gujarat: India banned BBC Modi documentary(Peninsula TV Station)The Indian government has continuously defended its human rights records and insisted that the country's democratic principles are still strong.</text:p>
      <text:h text:style-name="P13" text:outline-level="4">
<text:span text:style-name="T4">
The relationship between India and Russia</text:span>
</text:h>
      <text:p text:style-name="P4">
The United States also avoided publicly condemning India's silent criticism of the invasion of old allies in Russia and the increasingly dependent on New Delhi to Russia. Russia's oil accounted for 19%of India's annual crude oil imports, and 2%in 2021.</text:p>
      <text:p text:style-name="P4">
In an interview published on Monday, the Wall Street Journal asked Modi about the United States' criticism that it did not take a stronger position on Russia's invasion of Ukraine. He commented on this: "I think this view is not common in the United States, I am not common in the United States. It is believed that India's position is well -known and understandable in the world. The world's primary task of the world is full of confidence in the fact that peace is peaceful. "</text:p>
      <text:p text:style-name="P4">
In the interview, Modi called for reforms to the United Nations and other global institutions to make them adapt to increasingly "polarized world order" and make them better represent the world's less wealthy countries.</text:p>
      <text:p text:style-name="P4">
He said India hopes to be a permanent member of the UN Security Council. "I should ask the world if I want India there."</text:p>
      <text:p text:style-name="P4">
<draw:frame draw:style-name="fr1" draw:name="Image160" text:anchor-type="as-char" svg:width="6.9236in" svg:height="3.894067in" draw:z-index="0">
<draw:image xlink:href="../Images/Aljazeera Chinese/2023-06-20T09-35-58/4-1687251965.jpg" xlink:type="simple" xlink:show="embed" xlink:actuate="onLoad" draw:mime-type="image/jpeg"/>
</draw:frame>
Muslims were whipped after protesting the demolition of sacred places in India(Peninsula TV Station)In 2022, the US -India trade volume climbed to a record of 191 billion US dollars. The richest ethnic group in the United States, nearly five million Indian diasporas, has become a strong man in economy, culture and politics.</text:p>
      <text:p text:style-name="P4">
Biden tried to revive the "Quartet Safety Dialogue", which is an international partnership consisting of the United States, Australia, India and Japan. The US defense sales in the United States increased from nearly zero in 2008 to more than $ 20 billion in 2020.</text:p>
      <text:p text:style-name="P4">
Modi's trip to the United States will begin on Wednesday, 21st, and he will lead foreign dignitaries and officials to participate in the International Yoga Day Conference held in the United Nations Secretariat of New York. Yoga, an ancient discipline, was first practiced by the Indian saints. It is now one of the most successful cultural exports of India after Bolili.</text:p>
      <text:p text:style-name="P4">
Nine years ago, Modi successfully posted the United Nations on June 21 as International Yoga Day. Since then, he has used yoga as a cultural soft power to expand his diplomatic influence of his country and shape himself as a "asceticism" leader.</text:p>
      <text:p text:style-name="P4">
Modi's formal state visits will begin on Thursday, 22nd, including meeting with Biden in the oval office, delivering speeches at the joint meeting of Congress, and hosted by Bayon and First Lady Gil Biden, hosted Luxury White House Dinner.</text:p>
      <text:p text:style-name="P4">
On Friday, 23rd, Modi will be commended at the lunch party hosted by Vice President Kamara Harris and Secretary of State Anthony Brinkean, and plans to speak to Indians before leaving Washington.</text:p>
      <text:p text:style-name="P4">
On Tuesday, India ’s International News Agency (ANI) said Modi would also meet with Tesla's Elon Musk and other business leaders during this trip.</text:p>
      <text:p text:style-name="P4">
The Indian leader will also set off from the United States to Egypt on Saturday on Saturday, 24th.</text:p>
      <text:p text:style-name="P4">
News Source: <text:a xlink:type="simple" xlink:href="https://chinese.aljazeera.net/news/political/2023/6/20/%e5%8d%b0%e5%ba%a6%e8%8e%ab%e8%bf%aa%e5%89%8d%e5%be%80%e7%be%8e%e5%9b%bd%e8%bf%9b%e8%a1%8c%e5%b0%b1%e4%bb%bb%e6%80%bb%e7%90%86%e5%90%8e%e7%9a%84%e9%a6%96%e6%ac%a1%e5%9b%bd%e4%ba%8b%e8%ae%bf%e9%97%ae" text:style-name="Internet_20_link" text:visited-style-name="Visited_20_Internet_20_Link">
https://chinese.aljazeera.net/news/political/2023/6/20/%e5%8d%b0%e5%ba%a6%e8%8e%ab%e8%bf%aa%e5%89%8d%e5%be%80%e7%be%8e%e5%9b%bd%e8%bf%9b%e8%a1%8c%e5%b0%b1%e4%bb%bb%e6%80%bb%e7%90%86%e5%90%8e%e7%9a%84%e9%a6%96%e6%ac%a1%e5%9b%bd%e4%ba%8b%e8%ae%bf%e9%97%ae</text:a>
</text:p>
      <!--NEWS-->
      <text:h text:style-name="P10" text:outline-level="1">
<text:span text:style-name="T4">
404 Republic of the Republic | Gao Zhengpu: Look at China's tightening control measures and the direction of internal affairs of out of control</text:span>
</text:h>
      <text:p text:style-name="P4">
Author: 作者高正朴为台湾国防大学中共军事研究所博士生</text:p>
      <text:p text:style-name="P4">
Publisher: Radio Free Asia (Organization)</text:p>
      <text:p text:style-name="P4">
Published Time: 2023-06-20T09:38:00-04:00</text:p>
      <text:p text:style-name="P4">
Modified Time: 2023-06-20T09:40:29-04:00</text:p>
      <text:p text:style-name="P4">
Description: Author Gao Zheng Pu is a doctorate student for the Institute of Military Research, the Communist Party of China National Defense University</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88615in" draw:z-index="0">
<draw:image xlink:href="../Images/rfamandarin/2023-06-20T09-38-00-04-00/000000.png" xlink:type="simple" xlink:show="embed" xlink:actuate="onLoad" draw:mime-type="image/png"/>
</draw:frame>
Chinese emblems and national flags outside the Great Hall of the PeopleAgence France -Presse Pictures</text:p>
      <text:p text:style-name="P4">
After three years of the epidemic, after a great impact on the economic and political system of the world, due to the gradually slowing down due to the epidemic in countries in the world, when the economy began to recover, China ’s outbreak of the new round of the epidemic has once again strengthened the civil society again. Controlled, but unlike the zero -epidemic prevention policies that have been pushed in the past three years, more controls have imposed on the general public this time. , And the "Cultural Market Comprehensive Law Enforcement Team", commonly known as "cultural management".</text:p>
      <text:p text:style-name="P4">
<text:span text:style-name="T4">
 1. Political risks allowed funds to escape and lead to downside of the economy </text:span>
</text:p>
      <text:p text:style-name="P4">
Behind China ’s strengthening of the people’ s strengthening measures is because of the three years of the epidemic. Under the policy of forced “clearance” and “seal control”, foreign capital began to gradually evacuate China. In addition, the other factors are to avoid political risks. The examples of Ma Yun's arrest have made these foreign -funded giants recognized that even if they maintain a good relationship with the current senior executives of the Communist Party, they may still be arrested and confiscated by any reason for any reason. property.</text:p>
      <text:p text:style-name="P4">
In order to prevent foreign capital and private funds from evacuating, the Chinese authorities have also strengthened a series of control measures for funds. However The unemployment rate within China, and after the evacuation of these capitals, even brought problems in the fiscal taxes of various local governments, but even if the local government's taxation problems occur, the amount of taxes paid to the central government every year will not be reduced. Economic growth has reached the standard, and increasing the tax that the local governments must pay to the central government are required. Therefore, local governments have begun to set up various names to collect taxes and fines from the people. Tour and parking fees, but this further deteriorated the non -optimistic private economic situation.</text:p>
      <text:p text:style-name="P4">
<text:span text:style-name="T4">
 2. Establish an agricultural management team to strengthen rural management </text:span>
</text:p>
      <text:p text:style-name="P4">
However, it is not just a problem with taxation. In order to improve the self -sufficiency rate of food and avoid further loss of domestic funds, the Chinese Ministry of Agriculture and Rural Ministry of Agriculture and Rurality set up a "agricultural management team" in various places to help local governments enhance "agricultural land recovery under a signal order last year. Indicators such as farming rate "and" cultivation of farmland "improved the area of agricultural land in various localities, but the actual results of local officials' actual implementation are stunning. In addition to cutting off the woods to implement the policy of returning forests and returning farming, the hillside is also hard just as the ground. The mode of transforming into a terraced field is completely ignored the problem of soil and water conservation.</text:p>
      <text:p text:style-name="P4">
In addition, because the indicators given by the central government are only one grain, the local agricultural management team has also been forced to eliminate the forthcoming vegetables and sweet potatoes and other non -indicated crops. The project also includes the management of the use of agricultural machinery, which contains a license and license for the use of agricultural machinery for cross -regional agricultural machinery. , Resulting in delayed harvesting and germination of wheat.</text:p>
      <text:p text:style-name="P4">
<text:span text:style-name="T4">
 Three, strengthen various management to make the problem more serious </text:span>
</text:p>
      <text:p text:style-name="P4">
In fact, whether all local governments have begun to enable taxes and fines to the people, or the launch of agricultural management teams to strengthen rural production capacity, it has shown that China's official policy can only be proposed in response to the economic decline, but the management principles of bureaucratic agencies' management principles can be proposed. Just look at the digital reports, and the same management model has appeared once during the Great Leap Forward. The famous "satellite" and "large steel refining" are because the production management cadres lie to the requirements of the superior leadership, which causes the number The culprit of many years of famine.</text:p>
      <text:p text:style-name="P4">
Economic deterioration can lead to the deterioration of social order and directly affect the rule of the Communist Party of China. In order to avoid any "rebellious" ideas, the original ideological control of the original ideological control is independent into the "comprehensive cultural market enforcement team" is that the future will be the future that will be future. For the implementation of policies, we can foresee that the Communist Party's ruling class may further tighten various control measures for the people in order to stabilize our rule, but whether this will cause further impact on Taiwan is what we need to observe further observation. Essence</text:p>
      <text:p text:style-name="P4">
(The article only represents the author's personal position and view)</text:p>
      <text:p text:style-name="P4">
News Source: <text:a xlink:type="simple" xlink:href="https://www.rfa.org/mandarin/pinglun/404gongheguo/kzp-06162023145618.html" text:style-name="Internet_20_link" text:visited-style-name="Visited_20_Internet_20_Link">
https://www.rfa.org/mandarin/pinglun/404gongheguo/kzp-06162023145618.html</text:a>
</text:p>
      <!--NEWS-->
      <text:h text:style-name="P10" text:outline-level="1">
<text:span text:style-name="T4">
Report: Google seeks to relocate the Pixel part of the production to India (Free Version)</text:span>
</text:h>
      <text:p text:style-name="P4">
Author: Yi Wei Wong</text:p>
      <text:p text:style-name="P4">
Publisher: 华尔街日报中文网</text:p>
      <text:p text:style-name="P4">
Published Time: 2023-06-20T09:40:00.000Z</text:p>
      <text:p text:style-name="P4">
Modified Time: 2023-06-20T09:40:00.000Z</text:p>
      <text:p text:style-name="P4">
Created Time: 2023-06-20T08:30:00.000Z</text:p>
      <text:p text:style-name="P4">
Description: Bloomberg quoted unnamed sources as saying that Alphabet Inc.'s Google's positive color is located in India to assemble its Pixel smartphone.</text:p>
      <text:p text:style-name="P4">
Images: []</text:p>
      <text:p text:style-name="P4">
Categories: ['科技']</text:p>
      <text:p text:style-name="P4">
Keywords: SYND</text:p>
      <text:p text:style-name="P4">
Type: Article</text:p>
      <!--METADATA-->
      <text:p text:style-name="P4">
Bloomberg(Bloomberg)Citing people who are not known as reports reports that Alphabet(GOOGLE)Google(Google)The supplier of Zhengwu color is located in India to assemble its Pixel smartphone. The company is seeking to promote the diversification of production and relocate some production from China to other places.</text:p>
      <text:p text:style-name="P4">
News Source: <text:a xlink:type="simple" xlink:href="https://cn.wsj.com/articles/%E6%8A%A5%E9%81%93-%E8%B0%B7%E6%AD%8C%E5%AF%BB%E6%B1%82%E5%B0%86pixel%E7%9A%84%E9%83%A8%E5%88%86%E7%94%9F%E4%BA%A7%E8%BF%81%E8%87%B3%E5%8D%B0%E5%BA%A6-cad6193d" text:style-name="Internet_20_link" text:visited-style-name="Visited_20_Internet_20_Link">
https://cn.wsj.com/articles/%E6%8A%A5%E9%81%93-%E8%B0%B7%E6%AD%8C%E5%AF%BB%E6%B1%82%E5%B0%86pixel%E7%9A%84%E9%83%A8%E5%88%86%E7%94%9F%E4%BA%A7%E8%BF%81%E8%87%B3%E5%8D%B0%E5%BA%A6-cad6193d</text:a>
</text:p>
      <!--NEWS-->
      <text:h text:style-name="P10" text:outline-level="1">
<text:span text:style-name="T4">
The United States is worried that Chinese companies will provide assistance to Russia</text:span>
</text:h>
      <text:p text:style-name="P4">
Creator: 黄安伟</text:p>
      <text:p text:style-name="P4">
Publisher: https://www.facebook.com/nytimeschinese</text:p>
      <text:p text:style-name="P4">
Published Time: 2023-06-20T09:43:23+08:00</text:p>
      <text:p text:style-name="P4">
Description: During his visit to China, Brinkon proposed this concern to warn Chinese private companies not to provide materials and technologies that may be used in Ukraine to Ukraine. The United States once called the Chinese government's intention to assist, but now it has not seen signs of relevant. POOL Photo by Leah Millis on Monday, US Secretary of State Brosky and Chinese leader Xi Jinping in the Great Hall of the People in Beijing.</text:p>
      <text:p text:style-name="P4">
Images: ["<text:a xlink:type="simple" xlink:href="https://static01.nyt.com/images/2023/06/19/multimedia/19ukraine-briefing-Blinken-China-kcjz/19ukraine-briefing-Blinken-China-kcjz-master1050.jpg" text:style-name="Internet_20_link" text:visited-style-name="Visited_20_Internet_20_Link">
19ukraine-bri...</text:a>
"]</text:p>
      <text:p text:style-name="P4">
Category: 国际</text:p>
      <text:p text:style-name="P4">
Type: Article</text:p>
      <!--METADATA-->
      <text:p text:style-name="P4">
<draw:frame draw:style-name="fr1" draw:name="Image163" text:anchor-type="as-char" svg:width="6.9236in" svg:height="4.516825in" draw:z-index="0">
<draw:image xlink:href="../Images/cnnytimes/2023-06-20T09-43-23-08-00/19ukraine-briefing-Blinken-China-kcjz-master1050.jpg" xlink:type="simple" xlink:show="embed" xlink:actuate="onLoad" draw:mime-type="image/jpeg"/>
</draw:frame>
Beijing-US Secretary of State Anthony Brinkeak said on Monday that although the United States did not see the Chinese government's decision to provide a fatal weapon assistance to Russia, the United States was worried that Chinese private companies would provide materials and technologies that may be used in Ukraine to the Moscow army.</text:p>
      <text:p text:style-name="P4">
"This is concerned," said Bollingen's press conference in Beijing after meeting with Chinese leaders Xi Jinping. He said he had proposed this concern to Chinese officials and "urged them to be vigilant."</text:p>
      <text:p text:style-name="P4">
Blint said in February that China is considering providing fatal assistance to Russia's war in Ukraine. The Chinese government has denied that this action is considering, but Brinken and other American officials have repeatedly repeatedly repeatedly repeatedly said this statement.</text:p>
      <text:p text:style-name="P4">
Blingken reiterated on Monday that the United States did not see Beijing's decision to provide such assistance signs. He said: "We haven't seen any contradictions now."</text:p>
      <text:p text:style-name="P4">
His emphasis on private companies stated that U.S. officials are abandoning allegations that have relevant intentions to the Chinese government. But Brinken did not publicly explain why Washington was worried about Chinese companies.</text:p>
      <text:p text:style-name="P4">
Blint also met with senior officials in foreign countries on Sunday and Monday. He said that he told Chinese officials that the United States welcomed Beijing to work hard to promote the war between Russia and Ukraine, provided that these efforts can bring "justice and peace" based on the UN Charter.</text:p>
      <text:p text:style-name="P4">
Brinken said that this fair peace means a peace that can bring lasting security to Ukraine and will not allow Ukrainian territory to fall into Russia's hands.</text:p>
      <text:p text:style-name="P4">
News Source: <text:a xlink:type="simple" xlink:href="https://cn.nytimes.com/world/20230620/china-russia-war-aid-blinken-us/" text:style-name="Internet_20_link" text:visited-style-name="Visited_20_Internet_20_Link">
https://cn.nytimes.com/world/20230620/china-russia-war-aid-blinken-us/</text:a>
</text:p>
      <!--NEWS-->
      <text:h text:style-name="P10" text:outline-level="1">
<text:span text:style-name="T4">
Brazil seizes the world's largest batch of illegal shark fins</text:span>
</text:h>
      <text:p text:style-name="P4">
Author: 联合早报 (Person)</text:p>
      <text:p text:style-name="P4">
Publisher: 联合早报 (Organization)</text:p>
      <text:p text:style-name="P4">
Published Time: 2023-06-20T09:50</text:p>
      <text:p text:style-name="P4">
Modified Time: 2023-06-20T11:20</text:p>
      <text:p text:style-name="P4">
Description: Brazil seized 28.7 metric tons of illegal shark fin, and these shark fins were originally exported to Asia. Authorities say this is the largest shark fin in the world's largest batch of illegal capture of sharks. Reuters reports that the Brazilian Environment and Renewable Natural Resources Administration (IBAMA) Monday (...</text:p>
      <text:p text:style-name="P4">
Videos: []</text:p>
      <text:p text:style-name="P4">
Audios: []</text:p>
      <text:p text:style-name="P4">
Images: []</text:p>
      <text:p text:style-name="P4">
Type: NewsArticle</text:p>
      <text:p text:style-name="P4">
Breadcrumbs: ['即时', '国际']</text:p>
      <text:p text:style-name="P4">
Keywords: ['巴西', '濒危物种', '鲨鱼', '走私']</text:p>
      <!--METADATA-->
      <text:p text:style-name="P4">
Brazil seized 28.7 metric tons of illegal shark fin, and these shark fins were originally exported to Asia.</text:p>
      <text:p text:style-name="P4">
Authorities say this is the largest shark fin in the world's largest batch of illegal capture of sharks.</text:p>
      <text:p text:style-name="P4">
Reuters reports that the Brazilian Environment and Renewable Natural Resources Administration (IBAMA) said on Monday (June 19) that the croaks seized in SantaCataarina were estimated to lead about 10,000 sharks death Including Blue Shark and Shortfin Mako Shark.</text:p>
      <text:p text:style-name="P4">
These two sharks were just included in the list of endangered species of Brazil last month.</text:p>
      <text:p text:style-name="P4">
The Brazilian Environment and Renewable Natural Resources Administration has locked two companies, and other companies involved are still under investigation.</text:p>
      <text:p text:style-name="P4">
Fishing sharks illegally in Brazil. The Brazilian Environment and Renewable Natural Resources Administration said that the offenders used the license to fish other fish to carry out shark capture activities, and pointed out that the fishing shark also caused thousands of seabirds to die, including some sea included in the sea of endangered species. bird.</text:p>
      <text:p text:style-name="P4">
News Source: <text:a xlink:type="simple" xlink:href="https://www.zaobao.com.sg/realtime/world/story20230620-1406040" text:style-name="Internet_20_link" text:visited-style-name="Visited_20_Internet_20_Link">
https://www.zaobao.com.sg/realtime/world/story20230620-1406040</text:a>
</text:p>
      <!--NEWS-->
      <text:h text:style-name="P10" text:outline-level="1">
<text:span text:style-name="T4">
The Sudan government rejected the Igate national mechanism statement statement and the sporadic shooting incident with Khamoum</text:span>
</text:h>
      <text:p text:style-name="P4">
Author: 半岛电视台＋通讯社</text:p>
      <text:p text:style-name="P4">
Publisher: Al Jazeera</text:p>
      <text:p text:style-name="P4">
Published Time: 2023-06-20T09:59:18</text:p>
      <text:p text:style-name="P4">
Modified Time: 2023-06-20T09:59:18</text:p>
      <text:p text:style-name="P4">
Description: A source of the Sudan government believes that the statement of the "Igat" national mechanism is unacceptable. This is a clear challenge to the Sudan and the infringement of its sovereignty. Previously, Igart announced Sudan conflict.</text:p>
      <text:p text:style-name="P4">
Images: ["<text:a xlink:type="simple" xlink:href="https://chinese.aljazeera.net/wp-content/uploads/2023/06/1-1687254943.png" text:style-name="Internet_20_link" text:visited-style-name="Visited_20_Internet_20_Link">
1-1687254943.png</text:a>
", "<text:a xlink:type="simple" xlink:href="https://chinese.aljazeera.net/wp-content/uploads/2023/06/1-1687254999.jpg" text:style-name="Internet_20_link" text:visited-style-name="Visited_20_Internet_20_Link">
1-1687254999.jpg</text:a>
"]</text:p>
      <text:p text:style-name="P4">
Topics: ['军事', '政治', '新闻']</text:p>
      <text:p text:style-name="P4">
Keywords: ['军事', '政治', '新闻', '苏丹']</text:p>
      <text:p text:style-name="P4">
Type: Article</text:p>
      <!--METADATA-->
      <text:p text:style-name="P4">
<draw:frame draw:style-name="fr1" draw:name="Image164" text:anchor-type="as-char" svg:width="6.9236in" svg:height="4.612736in" draw:z-index="0">
<draw:image xlink:href="../Images/Aljazeera Chinese/2023-06-20T09-59-18/1-1687254943.png" xlink:type="simple" xlink:show="embed" xlink:actuate="onLoad" draw:mime-type="image/png"/>
</draw:frame>
It is estimated that since the battle in Sudan, more than 115,000 Sudan people have fled to Chad (Anadu News Agency)</text:p>
      <text:p text:style-name="P4">
A source of the Sudan government believes that the statement of the "Igat" national mechanism is unacceptable. This is a clear challenge to the Sudan and the infringement of its sovereignty. Previously, Igart announced Sudan conflict.</text:p>
      <text:p text:style-name="P4">
At the same time, on Tuesday morning, intermittent gunfire appeared in southwest of the Sudan capital, and the Sudan army accused the quickly supporting troops of violation of the 72 -hour ceasefire agreement started in the morning the day before yesterday.</text:p>
      <text:p text:style-name="P4">
In a statement, the Igart organization stated that foreign ministers consisting of Djibati, South Sudan, Kenya and Ethiopia agreed to take a gradual way to resolve the Sudan conflict.</text:p>
      <text:p text:style-name="P4">
This method gives priority to the main issues of the conflict between the conflict.</text:p>
      <text:p text:style-name="P4">
The Igart organization was published, and the ministers agreed to cooperate closely with the Sudan and related parties to ensure that the Sudan play a leading role in the peace process.</text:p>
      <text:p text:style-name="P4">
However, a source of the Sudan government believes that the statement of the Igate Quartet mechanism is unacceptable, which is a clear challenge to Sudan and an infringement of its sovereignty.</text:p>
      <text:p text:style-name="P4">
The same sources also believe that Kenya's political process means that groups from other Africa will control the efforts of the Sudan crisis.</text:p>
      <text:h text:style-name="P13" text:outline-level="4">
<text:span text:style-name="T4">
International Warning and Follow</text:span>
</text:h>
      <text:p text:style-name="P4">
On the other hand, the UN Secretary -General Antonio Gutres warned at the closing ceremony of the Sudan issue in Geneva on Monday in Geneva, warning that "Sudan is drowning in death and destruction at an unprecedented speed."</text:p>
      <text:p text:style-name="P4">
Antonio Gutres also expressed concern about the target of humanitarian workers to become the target of attacks. He called on conflicts to protect civilians and provide convenience for the work of humanitarian organizations.</text:p>
      <text:p text:style-name="P4">
During the meeting, the donor promised to provide about $ 1.5 billion to alleviate the humanitarian crisis of neighboring countries that ease Sudan and the refugees who escaped from fighting.</text:p>
      <text:p text:style-name="P4">
This amount only accounts for half of the total number of humanitarian agencies in a humanitarian agency, that is, more than half of the total population of a country that survives, that is, more than half of the population rely on humanitarian assistance.</text:p>
      <text:p text:style-name="P4">
<draw:frame draw:style-name="fr1" draw:name="Image165" text:anchor-type="as-char" svg:width="6.9236in" svg:height="3.894525in" draw:z-index="0">
<draw:image xlink:href="../Images/Aljazeera Chinese/2023-06-20T09-59-18/1-1687254999.jpg" xlink:type="simple" xlink:show="embed" xlink:actuate="onLoad" draw:mime-type="image/jpeg"/>
</draw:frame>
The third month of the war ... What extent to the Sudan situation develops</text:p>
      <text:h text:style-name="P13" text:outline-level="4">
<text:span text:style-name="T4">
Violation of the armistice agreement and evacuation wounded</text:span>
</text:h>
      <text:p text:style-name="P4">
Regarding the real local information, the Sudan military stated in a statement that the rapid support for the army violated the armistice agreement and attacked the "Tavila" area in the northern Dalfur state in the west of the country, causing 7 citizens in the region to die, and there were other people. Many people were injured and forced them to escape to the military headquarters.</text:p>
      <text:p text:style-name="P4">
According to the Sudan military statement, the support forces have implemented the "serious violations" of citizens in the area within two days, including killing 15 people and injured dozens of non -incoming civilians. In addition , And make hundreds of citizens in the area displaced.</text:p>
      <text:p text:style-name="P4">
Against the relevant background, the Sudan Ministry of Foreign Affairs accused the army of rapid support for the rapid support of the residence of the embassy and the Ambassador of Zimbabwe in Khatoo Moo. The allegations, the fast support forces did not comment immediately.</text:p>
      <text:p text:style-name="P4">
On the other hand, the Red Cross International Committee stated that at the request of the Sudan Army and the Khatoumu rapid support forces, it canceled the operation of transferring the injured soldiers to the hospital. A gunshot occurred near the front line.</text:p>
      <text:p text:style-name="P4">
The Red Cross International Committee confirmed in a statement that although both parties provided security guarantees, the incident still occurred.</text:p>
      <text:p text:style-name="P4">
On the other hand, the Sudan military denied allegations that he hindered some wounded evacuation, claiming that the Cross International Committee delegation did not reach the designated evacuation point and followed the so -called hindering this process.</text:p>
      <text:p text:style-name="P4">
The rapid support forces have stated that an injured Sudan soldiers accompaned by the Red Cross International Committee sent the fleet after medical treatment and was attacked by the Sudan army.</text:p>
      <text:p text:style-name="P4">
On the other hand, Minne Alco Monovovova, the governor and head of the Sudan Liberation Army Movement in the Darfur area, said that the war has shifted to an important area, and the situation in the war caused the outbreak of the situation in most regions of the region.</text:p>
      <text:p text:style-name="P4">
In a video editing posted on its Facebook page, the Sudan Liberation Army added that Moniva added that it may lead to a civil war similar to Rwanda for and assassinated political leaders and civil affairs authorities.</text:p>
      <text:p text:style-name="P4">
On the other hand, Muhammad Hamdan Dacro(Hermei)In a statement published on his Facebook page, he expressed his confidence in eased the situation. He called it "corrupt military government". Continue to rule and control behind the scenes. "</text:p>
      <text:p text:style-name="P4">
In the statement, General Mohammed Idoris Daibi, chairman of the Charius Council of the World Council, thanked Sudan refugees.</text:p>
      <text:p text:style-name="P4">
According to the latest statistics from the United Nations, about 550,000 people fled from Sudan and fled to neighboring countries since the outbreak of the war on April 15, of which more than 115,000 people fled to Chad.</text:p>
      <text:p text:style-name="P4">
News Source: <text:a xlink:type="simple" xlink:href="https://chinese.aljazeera.net/news/2023/6/20/%e8%8b%8f%e4%b8%b9%e6%94%bf%e5%ba%9c%e6%8b%92%e7%bb%9d%e4%bc%8a%e5%8a%a0%e7%89%b9%e5%9b%bd%e5%ae%b6%e5%9b%9b%e6%96%b9%e6%9c%ba%e5%88%b6%e5%a3%b0%e6%98%8e%e4%b8%8e%e5%96%80%e5%9c%9f%e7%a9%86%e5%8f%91" text:style-name="Internet_20_link" text:visited-style-name="Visited_20_Internet_20_Link">
https://chinese.aljazeera.net/news/2023/6/20/%e8%8b%8f%e4%b8%b9%e6%94%bf%e5%ba%9c%e6%8b%92%e7%bb%9d%e4%bc%8a%e5%8a%a0%e7%89%b9%e5%9b%bd%e5%ae%b6%e5%9b%9b%e6%96%b9%e6%9c%ba%e5%88%b6%e5%a3%b0%e6%98%8e%e4%b8%8e%e5%96%80%e5%9c%9f%e7%a9%86%e5%8f%91</text:a>
</text:p>
      <!--NEWS-->
      <text:h text:style-name="P10" text:outline-level="1">
<text:span text:style-name="T4">
The Hong Kong stock market fell the next day (Free Version)</text:span>
</text:h>
      <text:p text:style-name="P4">
Author: Matthew Thomas / Weilun Soon</text:p>
      <text:p text:style-name="P4">
Publisher: 华尔街日报中文网</text:p>
      <text:p text:style-name="P4">
Published Time: 2023-06-20T10:25:00.000Z</text:p>
      <text:p text:style-name="P4">
Modified Time: 2023-06-20T10:25:00.000Z</text:p>
      <text:p text:style-name="P4">
Created Time: 2023-06-20T09:14:00.000Z</text:p>
      <text:p text:style-name="P4">
Description: The Hong Kong stock market fell the next day on Tuesday, and China ’s interest rate cut was disappointing. The Hang Seng Index closed down by 1.5%and undertaked Monday's slight decline. The index has been vomited last week's strong gain.</text:p>
      <text:p text:style-name="P4">
Images: []</text:p>
      <text:p text:style-name="P4">
Categories: ['金融市场', '股市']</text:p>
      <text:p text:style-name="P4">
Keywords: SYND</text:p>
      <text:p text:style-name="P4">
Type: Article</text:p>
      <!--METADATA-->
      <text:p text:style-name="P4">
The Hong Kong stock market fell the next day on Tuesday, and China ’s interest rate cut was disappointing. The Hang Seng Index closed down by 1.5%and undertaked Monday's slight decline. The index has been vomited last week's strong gain.</text:p>
      <text:p text:style-name="P4">
News Source: <text:a xlink:type="simple" xlink:href="https://cn.wsj.com/articles/%E9%A6%99%E6%B8%AF%E8%82%A1%E5%B8%82%E8%BF%9E%E7%BB%AD%E7%AC%AC%E4%BA%8C%E5%A4%A9%E8%B5%B0%E4%BD%8E-2b80023e" text:style-name="Internet_20_link" text:visited-style-name="Visited_20_Internet_20_Link">
https://cn.wsj.com/articles/%E9%A6%99%E6%B8%AF%E8%82%A1%E5%B8%82%E8%BF%9E%E7%BB%AD%E7%AC%AC%E4%BA%8C%E5%A4%A9%E8%B5%B0%E4%BD%8E-2b80023e</text:a>
</text:p>
      <!--NEWS-->
      <text:h text:style-name="P10" text:outline-level="1">
<text:span text:style-name="T4">
The British Parliament voted through the party survey conclusion and accused Johnson lying</text:span>
</text:h>
      <text:p text:style-name="P4">
Author: 联合早报 (Person)</text:p>
      <text:p text:style-name="P4">
Publisher: 联合早报 (Organization)</text:p>
      <text:p text:style-name="P4">
Published Time: 2023-06-20T10:37</text:p>
      <text:p text:style-name="P4">
Modified Time: 2023-06-20T10:37</text:p>
      <text:p text:style-name="P4">
Description: With an overwhelming votes, the British Parliament voted to support the conclusion of the "party door" survey report, that is, former Prime Minister Johnson lying down the House of House, deliberately concealing his violations of epidemic prevention regulations during the crown disease. Reuters reports that the British House of Commons on Monday (June 19) to the Privilege Committee ...</text:p>
      <text:p text:style-name="P4">
Videos: []</text:p>
      <text:p text:style-name="P4">
Audios: []</text:p>
      <text:p text:style-name="P4">
Images: []</text:p>
      <text:p text:style-name="P4">
Type: NewsArticle</text:p>
      <text:p text:style-name="P4">
Breadcrumbs: ['即时', '国际']</text:p>
      <text:p text:style-name="P4">
Keywords: ['英国', '约翰逊', '议会', '调查']</text:p>
      <!--METADATA-->
      <text:p text:style-name="P4">
With an overwhelming votes, the British Parliament voted to support the conclusion of the "party door" survey report, that is, former Prime Minister Johnson lying down the House of House, deliberately concealing his violations of epidemic prevention regulations during the crown disease.</text:p>
      <text:p text:style-name="P4">
Reuters reported that after a five -hour debate on Monday (June 19) of the British House of Commons on Monday (June 19), a five -hour debate was conducted, and the conclusions obtained by the report obtained by 354 votes to seven votes were supported. Johnson said before the parliament voting the report to "political murder" to him.</text:p>
      <text:p text:style-name="P4">
Prime Minister Sunak did not participate in the debate and voting of the parliament.</text:p>
      <text:p text:style-name="P4">
The report suggested that the cancellation of Johnson's entry into the parliament. If Johnson has not resigned as a member of the members, it is recommended that he suspend his seat in the house for 90 days.</text:p>
      <text:p text:style-name="P4">
The Privilege Commission sent a secret letter to Johnson on June 15 before the investigation report was announced. After receiving the letter, Johnson resigned from Lightning on June 9th](https://www.zaobao.com/realtime/world/story20230610-1402942)Essence</text:p>
      <text:p text:style-name="P4">
The conclusion of the British Parliament's support party investigation report cannot prevent Johnson from running for the next house seat again, but for this former Prime Minister, this is an embarrassing punishment.</text:p>
      <text:p text:style-name="P4">
News Source: <text:a xlink:type="simple" xlink:href="https://www.zaobao.com.sg/realtime/world/story20230620-1406044" text:style-name="Internet_20_link" text:visited-style-name="Visited_20_Internet_20_Link">
https://www.zaobao.com.sg/realtime/world/story20230620-1406044</text:a>
</text:p>
      <!--NEWS-->
      <text:h text:style-name="P10" text:outline-level="1">
<text:span text:style-name="T4">
The world's most competitive economy: Hong Kong ranking has fallen to 7th in the world</text:span>
</text:h>
      <text:p text:style-name="P4">
Author: None</text:p>
      <text:p text:style-name="P4">
Publisher: Radio Free Asia (Organization)</text:p>
      <text:p text:style-name="P4">
Published Time: 2023-06-20T10:42:00-04:00</text:p>
      <text:p text:style-name="P4">
Modified Time: 2023-06-20T10:49: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740977in" draw:z-index="0">
<draw:image xlink:href="../Images/rfamandarin/2023-06-20T10-42-00-04-00/000000.png" xlink:type="simple" xlink:show="embed" xlink:actuate="onLoad" draw:mime-type="image/png"/>
</draw:frame>
The picture shows the skyline in the city of Hong Kong from the sea of Hong Kong <text:a xlink:type="simple" xlink:href="https://www.rfa.org/mandarin/Xinwen/1-06202023103430.html/@@images/image" text:style-name="Internet_20_link" text:visited-style-name="Visited_20_Internet_20_Link">
![] [] [](Images/rfamandarin/2023-06-20T10-42-00-04-00/000001.png)</text:a>
Reuters and Pictures of the Lausanne International Management Development Institute (IMD), the latest "2023 World Competitiveness Annual Report", shows that Denmark has become the most competitive economy for the second consecutive year. Two levels to the seventh level in the world not only lagged behind the three competitors Singapore in the region, but also ranked behind Taiwan. The college scores according to more than 300 standards, and evaluates the "2023 World Competitiveness Annual Report" at the score. According to the annual report, the top of the Danish list is Ireland, Switzerland, Singapore, the Netherlands, Taiwan, Hong Kong, Sweden, the United States and the United Arab Emirates. Hong Kong rose to two in 2022 to the fifth place in the world. This year, the cancellation of epidemic prevention measures was canceled and the rankings were raised. The ranking fell back seventh. A spokesman for the Hong Kong Government stated that the report affirmed that Hong Kong continued to be one of the world's most competitive economies, but the epidemic seriously affected Hong Kong's economic performance and caused the overall competitiveness to decline. With the rest of Hong Kong, I believe that the Hong Kong economy will improve significantly this year. (Responsible editor: (：)</text:p>
      <text:p text:style-name="P4">
News Source: <text:a xlink:type="simple" xlink:href="https://www.rfa.org/mandarin/Xinwen/1-06202023103430.html" text:style-name="Internet_20_link" text:visited-style-name="Visited_20_Internet_20_Link">
https://www.rfa.org/mandarin/Xinwen/1-06202023103430.html</text:a>
</text:p>
      <!--NEWS-->
      <text:h text:style-name="P10" text:outline-level="1">
<text:span text:style-name="T4">
Expert interpretation &amp; quot; Club Xi &amp; Quot;: Xi Jinping Swing Blinden to break through the deadlock</text:span>
</text:h>
      <text:p text:style-name="P4">
Author: None</text:p>
      <text:p text:style-name="P4">
Publisher: Radio Free Asia (Organization)</text:p>
      <text:p text:style-name="P4">
Published Time: 2023-06-20T10:50:00-04:00</text:p>
      <text:p text:style-name="P4">
Modified Time: 2023-06-20T11:33:29-04:00</text:p>
      <text:p text:style-name="P4">
Description: None</text:p>
      <text:p text:style-name="P4">
Videos: []</text:p>
      <text:p text:style-name="P4">
Audios: ["<text:a xlink:type="simple" xlink:href="https://www.rfa.org/mandarin/yataibaodao/junshiwaijiao/hx1-062020230941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6.9236in" draw:z-index="0">
<draw:image xlink:href="../Images/rfamandarin/2023-06-20T10-50-00-04-00/000000.png" xlink:type="simple" xlink:show="embed" xlink:actuate="onLoad" draw:mime-type="image/png"/>
</draw:frame>
Chinese leader Xi Jinping met with US Secretary of State Brillings (above) in the Great Hall of the People on the 19th. On June 14, 2018, Xi Jinping and Trump's Secretary of State Pompeo (Middle Picture), September 30, 2017 Xi Jinping Trump's other Secretary of State Tillerson appeared (below). <text:a xlink:type="simple" xlink:href="https://www.rfa.org/mandarin/yataibaodao/junshiwaijiao/hx1-06202023094157.html/@@images/image" text:style-name="Internet_20_link" text:visited-style-name="Visited_20_Internet_20_Link">
</text:a>
Free Asia Radio Drawing [Audio-Link: https://www.rfa.org/mandarin/yataibaodao/junshiwaijiao/hx1-06202023094157.html/@@stream(https://www.rfa.org/mandarin/yataibaodao/junshiwaijiao/hx1-06202023094157.html/@@stream)On June 19, Chinese President Xi Jinping met with U.S. Secretary of State Brillin in Beijing, but the seat arrangement of the venue was different from previous etiquette specifications. In the latest "Asia Want to Talk" program in this station, some experts interpreted this phenomenon that Xi Jinping was displayed, and Brinken opened the way to break through the U.S. -China deadlock.</text:p>
      <text:p text:style-name="P4">
<text:a xlink:type="simple" xlink:href="https://www.rfa.org/mandarin/yataibaodao/junshiwaijiao/kw-06192023132239.html" text:style-name="Internet_20_link" text:visited-style-name="Visited_20_Internet_20_Link">
<text:span text:style-name="T4">
 Brinken ended his visit to Huamei and China Agreement "Stable Relationship" </text:span>
</text:a>
<text:span text:style-name="T4">
* <text:a xlink:type="simple" xlink:href="https://www.rfa.org/mandarin/yataibaodao/junshiwaijiao/gt1-06192023055614.html" text:style-name="Internet_20_link" text:visited-style-name="Visited_20_Internet_20_Link">
Xi Jinping's last time to meet with Brinden's significance of Sino -US relations</text:a>
</text:span>
</text:p>
      <text:p text:style-name="P4">
Blindken is the highest -level official of China since 2018. Chinese leader Xi Jinping met with Blint on the 19th. The White House believed that this was a good step for US -China relations. In this regard, the show guests of this station's "Asia Want to Talk" pointed out that China has a greasy arrangement for the "Followers" arrangement.</text:p>
      <text:p text:style-name="P4">
International experts Wang Hao pointed out that the two parties announced the above meeting one hour before the meeting, and the meeting was only 35 minutes. Xi Jinping was sitting in the middle of the meeting table, like the chairman of the meeting, the manager of the subordinate department on both sides, reporting to the chairman, listening to the instructions.</text:p>
      <text:p text:style-name="P4">
International Expert Wang Hao (Screenshot of the Program/Radio Free Asia) <text:a xlink:type="simple" xlink:href="https://www.rfa.org/mandarin/yataibaodao/junshiwaijiao/hx1-06202023094157.html/3.jpg" text:style-name="Internet_20_link" text:visited-style-name="Visited_20_Internet_20_Link">
</text:a>
<text:span text:style-name="T4">
 Not in line with international etiquette </text:span>
 <text:span text:style-name="T4">
<text:span text:style-name="T5">
* </text:span>
* Wang Hao: There are humiliated mesagants of the form </text:span>
</text:p>
      <text:p text:style-name="P4">
Wang Hao said: "This is the form of the emperor of the heavenly dynasty in the past. It is not the practice of modern international relations at all. It is not in line with the etiquette of modern international relations. It will cause unexpected consequences to support the US Congress support Blint and Bayen government to further improve US -China relations. "</text:p>
      <text:p text:style-name="P4">
On Personal Facebook, on June 14, 2018, Xi Jinping and the then Trump administration's Secretary of State Pompeo were adjacent to the pair of seats and wrote "there is no more harmless". Netizens wrote a message: "Listen to training", "This is the intention of China", "You have lost the country", "Chinese people eat hard and not eat soft".</text:p>
      <text:p text:style-name="P4">
Wang Hao Facebook screenshot <text:a xlink:type="simple" xlink:href="https://www.rfa.org/mandarin/yataibaodao/junshiwaijiao/hx1-06202023094157.html/5.png" text:style-name="Internet_20_link" text:visited-style-name="Visited_20_Internet_20_Link">
</text:a>
Huang Jiezheng, an associate professor of the Institute of International Affairs and Strategy of Taiwan Tamkang University, who participated in the show, also believed: "If there is no before it comes to discuss with the United States, it will be arranged so directly, so that the United States has no way to return and not participate. This is a domineering. However, the United States negotiated without results, and finally accepted. This is the second possibility. In short, there is a score in mainland China to give Americans and the world. After Bollingak returned to Huafu, the Republican Party, especially the Republican Eagle School, Interpretation or pressurization to the White House? This is a difficult game that he may face very difficult. "</text:p>
      <text:p text:style-name="P4">
<text:span text:style-name="T4">
 Return to teeth? </text:span>
 <text:span text:style-name="T4">
 Huang Jiezheng: Trump has also settled Liu He </text:span>
</text:p>
      <text:p text:style-name="P4">
Huang Jiezheng mentioned that in February 2019, when the US President Trump met with Liu He, the Vice Premier of the State Council of the Chinese State in the White House, he also sat behind the desk and asked Liu He and then the then Secretary of State Pompeo to sit around the table and sat around the table. Essence</text:p>
      <text:p text:style-name="P4">
Huang Jiezheng said: "The attitude of the Chinese mainland is relatively high, is this good for China? Is the United States doing this for the primary election of the president who will start next year, or in order to play other diplomatic challenges? The economy has not spoke or answered the phone, is not positive. Will the United States take the initiative to be effective this time? Basin basically risked to continue observing. "</text:p>
      <text:p text:style-name="P4">
Huang Jiezheng believes that the Chinese side should be shot down with the current American survey of the air balloon in China in February. In addition, the recent Chinese warships and military aircraft are close to the U.S. military, and Li Shangfu has not been taken over by the Chinese defense. Very stiff.</text:p>
      <text:p text:style-name="P4">
Huang Jiezheng, associate professor of the Institute of International Affairs and Strategy of Tamkang University in Taiwan (screenshot of the show/Radio Free Asia) <text:a xlink:type="simple" xlink:href="https://www.rfa.org/mandarin/yataibaodao/junshiwaijiao/hx1-06202023094157.html/4.jpg" text:style-name="Internet_20_link" text:visited-style-name="Visited_20_Internet_20_Link">
</text:a>
</text:p>
      <text:p text:style-name="P4">
<text:span text:style-name="T4">
 Huang Jiezheng: Even if you meet, even the pioneer of the road </text:span>
</text:p>
      <text:p text:style-name="P4">
Huang Jiezheng evaluated Brinken's trip at least at least a window, and it also indicates that there will be high -level interviews: "If the aircraft has fallen at a low standard, the aircraft landed at Beijing Capital Airport. Meet it. The remaining percentage, including Xi Jinping, see it. It seems that he is a pioneer in the road. How can you look at the two parties later? Does the US Department of Commerce and the US trade representatives continue to visit? Of course, suspense is national defense. information."</text:p>
      <text:p text:style-name="P4">
Wang Hao observed that the US -China relations have fallen from Nixon to the lowest to 50 years from Nixon's visit to China. The United States has regarded the establishment of the US -China military dialogue mechanism as the primary task in Brinkee's visit. Brinken admits that it has repeatedly rejected. Before the meeting and after the meeting, the two parties did not show high -profile celebrations to the results of the talks.</text:p>
      <text:p text:style-name="P4">
On the issue of Taiwan, Wang Hao believes that the two sides still say each other. Blingken repeated the "one -China policy", emphasizing the internationalization of Taiwan's issue, the role of Taiwan in the international industrial chain, and the important position of Taiwan in international trade. The former Prime Minister Abe proposed that there was something in Taiwan in Japan. It is the world that the Bayeng government has expanded to Taiwan. This concept has been accepted by the seven major industrial countries (G7) and NATO meeting.</text:p>
      <text:p text:style-name="P4">
<text:span text:style-name="T4">
 Scholars' teachings should check the content of the US -China talks from the United States </text:span>
</text:p>
      <text:p text:style-name="P4">
Huang Jiezheng pointed out that the United States will not be concessions in principle in Taiwan, but Taiwan should ask the United States Briefing to explain what the United States and China talked: "How deep does the Taiwan issue talk about when improving the relationship with Beijing? Requirements and new claims? The government must check with Americans. This question itself is an attitude, indicating that we attach great importance to it, and we must let the United States know what Taiwan should worry about. "</text:p>
      <text:p text:style-name="P4">
In this regard, Liu Yongjian, a spokesman for the Taiwan Foreign Ministry, said that the United States and Taiwan have good mutual trust and communication channels to unblocked. For the situation of the interaction between the United States and the middle, Meitai has always been closely linked. Blingken's visit reiterated that the United States and more and more countries have jointly concerned about China's provocative behavior in the Taiwan Strait, emphasizing the importance of maintaining the peace and stability of the Taiwan Strait, and pointed out that 50%of the world's freight is made through the Taiwan Strait and 70%of advanced chips in Taiwan. The Taiwan Strait crisis There will be huge economic consequences in the world. For the United States repeatedly publicly emphasized the strong position of supporting the peace and stability of the Taiwan Strait, Taiwan expressed welcome and affirmation.</text:p>
      <text:p text:style-name="P4">
Reporter: Xia Xiaohua Editor: Xu Shuting, Chen Meihua, He Ping.com Edited: Hong Wei</text:p>
      <text:p text:style-name="P4">
News Source: <text:a xlink:type="simple" xlink:href="https://www.rfa.org/mandarin/yataibaodao/junshiwaijiao/hx1-06202023094157.html" text:style-name="Internet_20_link" text:visited-style-name="Visited_20_Internet_20_Link">
https://www.rfa.org/mandarin/yataibaodao/junshiwaijiao/hx1-06202023094157.html</text:a>
</text:p>
      <!--NEWS-->
      <text:h text:style-name="P10" text:outline-level="1">
<text:span text:style-name="T4">
Alibaba announced that Zhang Yong will step down as chairman and CEO (Free Version)</text:span>
</text:h>
      <text:p text:style-name="P4">
Author: Raffaele Huang / Yoko Kubota</text:p>
      <text:p text:style-name="P4">
Publisher: 华尔街日报中文网</text:p>
      <text:p text:style-name="P4">
Published Time: 2023-06-20T11:00:00.000Z</text:p>
      <text:p text:style-name="P4">
Modified Time: 2023-06-20T11:00:00.000Z</text:p>
      <text:p text:style-name="P4">
Created Time: 2023-06-20T04:46:00.000Z</text:p>
      <text:p text:style-name="P4">
Description: Alibaba Group announced that the company's veteran and the owner of the Brooklyn Net team Cai Chongxin will replace Zhang Yong as the chairman. At present, this Chinese e -commerce giant is working hard to deal with slow growth and poor stock performance.</text:p>
      <text:p text:style-name="P4">
Images: []</text:p>
      <text:p text:style-name="P4">
Categories: ['商业']</text:p>
      <text:p text:style-name="P4">
Keywords: SYND,LINK:EN|WP-WSJ-0000992684</text:p>
      <text:p text:style-name="P4">
Type: Article</text:p>
      <!--METADATA-->
      <text:p text:style-name="P4">
Alibaba Group Holding Co., Ltd.(Alibaba Group Holding, 9988.HK, BABA, abbreviated: Alibaba)Announced that the company's veterans and Brooklyn Nets(Brooklyn Nets)Boss Cai Chongxin(Joe Tsai)Will be replaced by Zhang Yong(Daniel zhang)He is the chairman. At present, this Chinese e -commerce giant is working hard to deal with slow growth and poor stock performance.</text:p>
      <text:p text:style-name="P4">
News Source: <text:a xlink:type="simple" xlink:href="https://cn.wsj.com/articles/%E9%98%BF%E9%87%8C%E5%B7%B4%E5%B7%B4%E5%AE%A3%E5%B8%83%E5%BC%A0%E5%8B%87%E4%B8%8D%E5%86%8D%E6%8B%85%E4%BB%BB%E8%91%A3%E4%BA%8B%E5%B1%80%E4%B8%BB%E5%B8%AD%E5%92%8Cceo-10d1e52b" text:style-name="Internet_20_link" text:visited-style-name="Visited_20_Internet_20_Link">
https://cn.wsj.com/articles/%E9%98%BF%E9%87%8C%E5%B7%B4%E5%B7%B4%E5%AE%A3%E5%B8%83%E5%BC%A0%E5%8B%87%E4%B8%8D%E5%86%8D%E6%8B%85%E4%BB%BB%E8%91%A3%E4%BA%8B%E5%B1%80%E4%B8%BB%E5%B8%AD%E5%92%8Cceo-10d1e52b</text:a>
</text:p>
      <!--NEWS-->
      <text:h text:style-name="P10" text:outline-level="1">
<text:span text:style-name="T4">
High difficulty and high suspense: The German -Chinese Government's consultation is fully opened</text:span>
</text:h>
      <text:p text:style-name="P4">
Author: None (Language: zh)</text:p>
      <text:p text:style-name="P4">
Publisher: None</text:p>
      <text:p text:style-name="P4">
Time: 2023-06-20T11:01:00Z</text:p>
      <text:p text:style-name="P4">
Description: The seventh German -Chinese government consultation was fully launched today in Berlin. The two prime ministers and more than 20 ministerial officials participated in the consultation. This is the first face -to -face government consultation between Germany and China after 2018.</text:p>
      <text:p text:style-name="P4">
Videos: []</text:p>
      <text:p text:style-name="P4">
Images: []</text:p>
      <text:p text:style-name="P4">
Subject: 时政风云</text:p>
      <text:p text:style-name="P4">
Subjects: ['汉诺威工业博览会', '移民难民', '人权']</text:p>
      <text:p text:style-name="P4">
Keywords: ['德中政府磋商', '李强', '肖尔茨', '人权', '贸易', '台海局势', '贝尔伯克']</text:p>
      <text:p text:style-name="P4">
Id: 65972739</text:p>
      <!--METADATA-->
      <text:p text:style-name="P4">
<text:a xlink:type="simple" xlink:href="https://www.dw.com/zh/overlay/image/article/65972739/65965828" text:style-name="Internet_20_link" text:visited-style-name="Visited_20_Internet_20_Link">
 </text:a>
(Voice of Germany), German Prime Minister Shulz, accompanied by the visiting Chinese Prime Minister Li Qiang, inspected the Federal Defense Army's honor guards, and the German and Chinese government opened on Tuesday (June 20). A total of more than 20 ministerial officials participated in the government consultation with the theme "Common Active Action". The core topic discussed by the two parties was how to cope with climate change and the economic transformation related to it. Other issues also include Germany's economic and trade relations and the war of aggression launched by Russia to Ukraine. Unlike Germany and other Western countries, China refuses to condemn the aggression war launched by Russia, but calls on Russia and Ukraine to negotiate.</text:p>
      <text:p text:style-name="P4">
Shawrtz and Li Qiang jointly review the honor guards of the Three Army</text:p>
      <text:p text:style-name="P4">
The Federal German Government will regularly conduct government consultations with countries that have important economic or strategic significance to Germany. In the past few months, the German Red, yellow and green co -government has conducted government consultations with Spain, the Netherlands, Japan and India. It is generally believed that <text:a xlink:type="simple" xlink:href="https://www.dw.com/zh/zh/德语媒体恢复对话总是件好事/a-65961679" text:style-name="Internet_20_link" text:visited-style-name="Visited_20_Internet_20_Link">
this consultation with the Chinese government will be the most suspenseful and difficult government consultation to date. </text:a>
On Monday evening, Shulz set up a banquet at the German Prime Minister's palace to welcome Chinese Prime Minister Li Qiang to visit. The German Ministry of Finance issued a push that the Minister of Finance of the Liberal Democratic Party conducted a "constructive" talks with the Chinese Minister of Finance Liu Kun. International order.</text:p>
      <text:p text:style-name="P4">
According to sources from the Ministry of Health of Germany, the Minister of Health Social Democratic Party and the deputy director of the China Health and Health Commission Cao Xuetao "exchanged views on the core issues in the field of health care".</text:p>
      <text:p text:style-name="P4">
German Foreign Minister Berbak communicated with Chinese Foreign Minister Qin Gang. Bell Berk later tweeted, "We look at the world different vision, but this does not prevent us from seeking communication with China, finding our common points and differences, and the content involves economic cooperation, human rights, and the Russian and Ukraine War." She Said that for this government consultation, the two sides have carried out a weeks of positive preparations.</text:p>
      <text:p text:style-name="P4">
Bell Berk: Different views are not hindered to communicate.</text:p>
      <text:p text:style-name="P4">
Rolfmützenich, chairman of the Communist Party Parliament Party, said in the German -Chinese government's consultation that Germany should not take a confrontation, but it should be clearly stated where the boundaries are. In an interview with the German Radio, Mingtenich said that for a period of time, the German government has realized that verbal quarrels have not achieved any results, involving climate protection and arms control, and only discussions have played a role. When talking about the Taiwan issue, Mingzei said that we should encourage the Chinese government to maintain a negotiated attitude, and it should also make China realize that the state of tension continues to be upgraded will cause great losses. The German side should also clearly tell China that the martial arts of Taiwan are violating the UN Charter.</text:p>
      <text:p text:style-name="P4">
Lot, the Chairman of the Federal House of Foreign Affairs Committee, told the "Morning Magazine" of Germany and Guanglian that in government consultations, Germany must make a clear statement. "China has become increasingly autocratic to the internal, and the suppression of ethnic minorities is becoming more serious. The outside world is becoming more and more aggressive, such as threats to Taiwan. In addition, China is still the closest ally in Russia. In view of this, Germany must show a confident attitude, of course, it is not a state of confrontation. "</text:p>
      <text:p text:style-name="P4">
Lot, chairman of the Federal House Foreign Affairs Committee: There is no need to adopt a confrontation, but must be confident.</text:p>
      <text:p text:style-name="P4">
Since the final face -to -face talks in 2018, <text:a xlink:type="simple" xlink:href="https://www.dw.com/zh/zh/中国总理李强到访柏林-德中政府磋商周二开启/a-65958188" text:style-name="Internet_20_link" text:visited-style-name="Visited_20_Internet_20_Link">
During the entire epidemic period, the German -Chinese government consultation has been conducted in a video connection, and during this period, bilateral relations have also significantly cooled</text:a>
Essence China ’s restrictions on the freedom of the people, the suppression of ethnic minorities, the threat of the force issued by Taiwan, and the expansion of the great power in the Indo -Pacific region have made Berlin extremely disturbed.</text:p>
      <text:p text:style-name="P4">
The war -invading war launched by Russia also made the German government's pain and determined to reduce its economic dependence on China. However, despite this, China is still the most important trading partner in Germany, and Germany is also the most important trading partner in China in the European Union.</text:p>
      <text:p text:style-name="P4">
(Germany)</text:p>
      <text:p text:style-name="P4">
News Source: <text:a xlink:type="simple" xlink:href="https://www.dw.com/zh/难度高、悬念大：德中政府磋商全面开启/a-65972739" text:style-name="Internet_20_link" text:visited-style-name="Visited_20_Internet_20_Link">
https://www.dw.com/zh/难度高、悬念大：德中政府磋商全面开启/a-65972739?maca=chi-rss-chi-all-1127-rdf</text:a>
</text:p>
      <!--NEWS-->
      <text:h text:style-name="P10" text:outline-level="1">
<text:span text:style-name="T4">
US media: Military training facilities in China and ancient negotiations have potential garrison</text:span>
</text:h>
      <text:p text:style-name="P4">
Author: None (Language: zh)</text:p>
      <text:p text:style-name="P4">
Publisher: None</text:p>
      <text:p text:style-name="P4">
Time: 2023-06-20T11:02:00Z</text:p>
      <text:p text:style-name="P4">
Description: According to the current and former US officials quoted by the Wall Street Journal, China and Cuba are establishing a new joint military training facilities in Cuba for negotiations. It is reported that Washington is worried that this may lead to the facilities garrisoned on the facilities only 100 miles from the Florida coast, or carry out other security and intelligence activities.</text:p>
      <text:p text:style-name="P4">
Videos: []</text:p>
      <text:p text:style-name="P4">
Images: []</text:p>
      <text:p text:style-name="P4">
Subject: 时政风云</text:p>
      <text:p text:style-name="P4">
Subjects: ['岛屿主权争端', '专题报道：全景观看“习马会”', '中国', '中共十九大', '古巴', '德中关系']</text:p>
      <text:p text:style-name="P4">
Keywords: ['古巴', '中国', '间谍基地', '联合军事培训设施', '军事培训设施', '华尔街日报']</text:p>
      <text:p text:style-name="P4">
Id: 65972741</text:p>
      <!--METADATA-->
      <text:p text:style-name="P4">
<text:a xlink:type="simple" xlink:href="https://www.dw.com/zh/overlay/image/article/65972741/65882120" text:style-name="Internet_20_link" text:visited-style-name="Visited_20_Internet_20_Link">
 </text:a>
U.S. media: The U.S. government is worried that China will conduct military and intelligence activities at its "door" (the picture shows the US Embassy in Havana)</text:p>
      <text:p text:style-name="P4">
(Voice of Germany Chinese Network) The Wall Street Journal reported on June 20 that reports from the American intelligence department showed that the negotiations on the construction of a joint military facility in the coast of northern Cuba have entered the later stage, but it has not yet been not yet. end. It is reported that the Biden government has contacted Cuban officials to try to prevent the agreement between Cuba and China. But the White House refused to comment on this.</text:p>
      <text:p text:style-name="P4">
The Wall Street Journal quotes the current and former officials of the United States, which is not known as that such a new military facility may provide a platform for China, potentially possibly permanently stationed in Cuba, and expand intelligence collection capabilities, including electronic eavesdropping.</text:p>
      <text:p text:style-name="P4">
The report quoted a current and former official in the United States that the most worrying thing for the United States was that the planned facility was part of the "141 project" in China. And logistics support network.</text:p>
      <text:p text:style-name="P4">
A former American official told the newspaper that other "141 projects" project also included a naval stronghold in China in Cambodia, and a military facility that was not known to the outside world in a UAE. It is reported that the Djibati military base in Africa also has intelligence collection capabilities.</text:p>
      <text:p text:style-name="P4">
It is reported that some American intelligence officials said that Beijing's actions in Cuba were regarded as a geopolitical response to the United States' relations with Taiwan. The United States has given great investment in military and training in military and training. The Wall Street Journal has previously reported that more than 100 soldiers in Taiwan have provided training for their national defense forces in Taiwan. Taiwan is about 100 miles from mainland China, which is equivalent to Cuba and Florida.</text:p>
      <text:p text:style-name="P4">
<text:a xlink:type="simple" xlink:href="https://www.dw.com/zh/zh/中国据报将在古巴建窃听基地-美称报导有误/a-65861382" text:style-name="Internet_20_link" text:visited-style-name="Visited_20_Internet_20_Link">
The Wall Street Journal cited unnamed U.S. officials on June 9 that China and Cuba plans to establish a spy base in Cuba. </text:a>
Since then, <text:a xlink:type="simple" xlink:href="https://www.dw.com/zh/zh/認中國在古巴設監聽站-白宮無礙布林肯訪華/a-65887038" text:style-name="Internet_20_link" text:visited-style-name="Visited_20_Internet_20_Link">
The New York Times "on June 12 quoted the unnamed Bayeng government officials, saying that since the upgrade in 2019 (or before it), a spy base in Cuba has been able to intercept nearby US military and commercial facilities nearby nearby US military and commercial facilities. Electronic signal</text:a>
Essence</text:p>
      <text:p text:style-name="P4">
The Wall Street Journal reported on June 20 that an official of the Chinese Embassy in Washington quoted a response from the Ministry of Foreign Affairs of Beijing on June 9, saying that he would not understand any agreement between China and Cuba.</text:p>
      <text:p text:style-name="P4">
An official of the White House said on Monday that the Chinese government "will continue to try to strengthen the existence in Cuba, and we will continue to work hard to stop it."</text:p>
      <text:p text:style-name="P4">
U.S. Secretary of State Brosky said at a press conference after visiting London on June 20 that it had previously made it clear to China that "we will be concerned about China's intelligence or military activities in Cuba." He said: "This is something we will be very closely monitored, and we have always made a clear statement on this. We will protect our country and protect our interests."</text:p>
      <text:p text:style-name="P4">
(Comprehensive report)</text:p>
      <text:p text:style-name="P4">
News Source: <text:a xlink:type="simple" xlink:href="https://www.dw.com/zh/美媒：中、古谈判建军事培训设施-有潜在驻军可能/a-65972741" text:style-name="Internet_20_link" text:visited-style-name="Visited_20_Internet_20_Link">
https://www.dw.com/zh/美媒：中、古谈判建军事培训设施-有潜在驻军可能/a-65972741?maca=chi-rss-chi-all-1127-rdf</text:a>
</text:p>
      <!--NEWS-->
      <text:h text:style-name="P10" text:outline-level="1">
<text:span text:style-name="T4">
For the first time, the human embryo model was used to cause regulatory voices</text:span>
</text:h>
      <text:p text:style-name="P4">
Publisher: 法新社</text:p>
      <text:p text:style-name="P4">
Published Time: 2023-06-20T11:02:10+00:00</text:p>
      <text:p text:style-name="P4">
Modified Time: 2023-06-20T10:50:01+00:00</text:p>
      <text:p text:style-name="P4">
Description: (Agence France -Presse, Paris, 20th) Scientists use stem cells to create a structure similar to human embryos in the laboratory for the first time. Experts said that this research field should be prud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3.617581in" draw:z-index="0">
<draw:image xlink:href="../Images/rficn/2023-06-20T11-02-10-00-00/000000.png" xlink:type="simple" xlink:show="embed" xlink:actuate="onLoad" draw:mime-type="image/png"/>
</draw:frame>
Many laboratories around the world have published pre -print books describing their research work in the past 7 days, but the content has not yet been reviewed by peers.</text:p>
      <text:p text:style-name="P4">
These laboratories use different technologies to promote human embryonic stem cells to form a structure similar to embryo. During the process, no sperm, eggs or fertilization are required. Embryo stem cells can develop into any type of cells.</text:p>
      <text:p text:style-name="P4">
The purpose of this is to provide a model for scientists to study human embryos. It is hoped to have new opinions on the causes of birth defects, genetic diseases, infertility, and other problems during pregnancy. Based on ethical issues, such research has restricted past restrictions.</text:p>
      <text:p text:style-name="P4">
The first research content was announced on the 14th. At the annual meeting of the International Society for Stem Cellresearch, a scholar at the University of Cambridge and California University, describes her team's work at the International Society for STEM CELLResearch. The report was first reported by the British "The Guardian".</text:p>
      <text:p text:style-name="P4">
The Jacobhanna team of the Weizmann Institute of Science published a pre -printed book on the 15th to introduce their work in detail to use stem cells to cultivate human embryo models.</text:p>
      <text:p text:style-name="P4">
The Zenica Gauz team subsequently published a pre-print book to provide more information. Chinese and other laboratories in China have also followed up, and they released pre -print books later last week.</text:p>
      <text:p text:style-name="P4">
Researchers refuted media reports that called these cells as "synthetic embryos", saying that they grew out of stem cells. Strictly speaking, they were not synthetic cells or should not be regarded as embryos.</text:p>
      <text:p text:style-name="P4">
Both Tenica Gosz and Hana said that they have developed an embryo model for 14 days. This is the legal number of days that many countries stipulated in laboratories to conduct human embryo experiments.</text:p>
      <text:p text:style-name="P4">
14 days later, the embryo began to tissue cells to form organs including the brain. This period was called "black box" because people knew less than 14 days of human embryo.</text:p>
      <text:p text:style-name="P4">
Cambridge University announced on the 16th that the project has been launched to formulate the first management structure for British stem cell human embryo model.</text:p>
      <text:p text:style-name="P4">
Related researchers emphasized that they will not put the embryo model into the human uterus in the end, even if they are put in, they will not create a baby.</text:p>
      <text:p text:style-name="P4">
Jamesbriscoe, a Francis Crick Institute, called on researchers to perform experiments "carefully, cautious and transparently."</text:p>
      <text:p text:style-name="P4">
"The danger of doing so is that the wrong steps or unreasonable claims will have a chilling effect on the public and policy makers, which will be a major setback in this field."</text:p>
      <text:p text:style-name="P4">
News Source: <text:a xlink:type="simple" xlink:href="https://www.rfi.fr/cn/%E7%A7%91%E5%AD%A6%E6%96%B0%E7%9F%A5/20230620-%E9%A6%96%E5%BA%A6%E5%88%A9%E7%94%A8%E5%B9%B2%E7%BB%86%E8%83%9E%E5%88%B6%E4%BA%BA%E7%B1%BB%E8%83%9A%E8%83%8E%E6%A8%A1%E5%9E%8B-%E5%BC%95%E5%8F%91%E7%9B%91%E7%AE%A1%E5%91%BC%E5%A3%B0" text:style-name="Internet_20_link" text:visited-style-name="Visited_20_Internet_20_Link">
https://www.rfi.fr/cn/%E7%A7%91%E5%AD%A6%E6%96%B0%E7%9F%A5/20230620-%E9%A6%96%E5%BA%A6%E5%88%A9%E7%94%A8%E5%B9%B2%E7%BB%86%E8%83%9E%E5%88%B6%E4%BA%BA%E7%B1%BB%E8%83%9A%E8%83%8E%E6%A8%A1%E5%9E%8B-%E5%BC%95%E5%8F%91%E7%9B%91%E7%AE%A1%E5%91%BC%E5%A3%B0</text:a>
</text:p>
      <!--NEWS-->
      <text:h text:style-name="P10" text:outline-level="1">
<text:span text:style-name="T4">
In order to seal carbon dioxide, the energy giant set off the underground circles</text:span>
</text:h>
      <text:p text:style-name="P4">
Author: Phred Dvorak</text:p>
      <text:p text:style-name="P4">
Publisher: 华尔街日报中文网</text:p>
      <text:p text:style-name="P4">
Published Time: 2023-06-20T11:10:00.000Z</text:p>
      <text:p text:style-name="P4">
Modified Time: 2023-06-20T11:10:00.000Z</text:p>
      <text:p text:style-name="P4">
Created Time: 2023-06-20T07:34:00.000Z</text:p>
      <text:p text:style-name="P4">
Description: Energy giants are investing in huge funding for underground land for carbon sealing. Critics believe that carbon sealing is only a measure of authority, which will only allow companies to avoid more difficult decarbon strategies. Even many supporters also believe that the cost of carbon seals is too high and does not have business significance.</text:p>
      <text:p text:style-name="P4">
Images: []</text:p>
      <text:p text:style-name="P4">
Categories: ['商业']</text:p>
      <text:p text:style-name="P4">
Keywords: SYND,LINK:EN|WP-WSJ-0000986978</text:p>
      <text:p text:style-name="P4">
Type: Article</text:p>
      <!--METADATA-->
      <text:p text:style-name="P4">
Last year, Western Petroleum Corporation(Occidental Petroleum Co., OXY)When the agent came to Dennisdugat in the farm in eastern Houston, Dugat thought that the group was here to play with him.</text:p>
      <text:p text:style-name="P4">
News Source: <text:a xlink:type="simple" xlink:href="https://cn.wsj.com/articles/%E4%B8%BA%E5%B0%81%E5%AD%98%E4%BA%8C%E6%B0%A7%E5%8C%96%E7%A2%B3-%E8%83%BD%E6%BA%90%E5%B7%A8%E5%A4%B4%E6%8E%80%E8%B5%B7%E5%9C%B0%E4%B8%8B%E5%9C%88%E5%9C%B0%E6%BD%AE-c5b66e8f" text:style-name="Internet_20_link" text:visited-style-name="Visited_20_Internet_20_Link">
https://cn.wsj.com/articles/%E4%B8%BA%E5%B0%81%E5%AD%98%E4%BA%8C%E6%B0%A7%E5%8C%96%E7%A2%B3-%E8%83%BD%E6%BA%90%E5%B7%A8%E5%A4%B4%E6%8E%80%E8%B5%B7%E5%9C%B0%E4%B8%8B%E5%9C%88%E5%9C%B0%E6%BD%AE-c5b66e8f</text:a>
</text:p>
      <!--NEWS-->
      <text:h text:style-name="P10" text:outline-level="1">
<text:span text:style-name="T4">
The United States: The 3 major targets of the Blinger visits will visit each other</text:span>
</text:h>
      <text:p text:style-name="P4">
Author: None</text:p>
      <text:p text:style-name="P4">
Publisher: Radio Free Asia (Organization)</text:p>
      <text:p text:style-name="P4">
Published Time: 2023-06-20T11:29:00-04:00</text:p>
      <text:p text:style-name="P4">
Modified Time: 2023-06-20T11:30: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1" text:anchor-type="as-char" svg:width="6.9236in" svg:height="4.612011in" draw:z-index="0">
<draw:image xlink:href="../Images/rfamandarin/2023-06-20T11-29-00-04-00/000000.png" xlink:type="simple" xlink:show="embed" xlink:actuate="onLoad" draw:mime-type="image/png"/>
</draw:frame>
The picture shows the U.S. Secretary of State Brills met with Chinese President Xi Jinping in the Great Hall of the People on the 19th. <text:a xlink:type="simple" xlink:href="https://www.rfa.org/mandarin/Xinwen/3-06202023112018.html/@@images/image" text:style-name="Internet_20_link" text:visited-style-name="Visited_20_Internet_20_Link">
</text:a>
Associated Press Picture</text:p>
      <text:p text:style-name="P4">
U.S. Secretary of State Brills visited Beijing for two days to meet with Chinese President Xi Jinping and high -level diplomatic officials in China. The United States pointed out that Brinken has achieved the three major goals prepared before the trip, and it is expected that officials in the United States and China will visit each other in the next few months.</text:p>
      <text:p text:style-name="P4">
Daniel J. Kritenbrink, Assistant Secretary of State East Asia and Pacific Affairs, and Sarahberan, senior director of China and Taiwan Affairs of the White House National Security Council, passed the U.S. State Council's "U.S. Asiapacific Media Hub) on the 20th. Lincoln visited an online briefing.</text:p>
      <text:p text:style-name="P4">
Kangda said that Brinken has three goals, including restarting the communication channels of bilateral senior officials to control US -China relations in a responsible manner. Potential cooperation areas.</text:p>
      <text:p text:style-name="P4">
Kangda pointed out that the United States believes that Brinken has achieved all goals, and his frank and constructive meeting with China has made actual contributions to the above goals. He said that this is only the first step. Washington will continue to work in these issues to control the competition in the United States and China in a responsible manner.</text:p>
      <text:p text:style-name="P4">
Kangda said that the two sides are welcome to strengthen the exchange of students, scholars and corporate exchanges, including the number of direct flights between the two countries, and also agreed to let senior officials communicate in Washington and Beijing to maintain open communication channels.</text:p>
      <text:p text:style-name="P4">
Kangda mentioned that Brinken invited Qin Gang to visit Washington for continuous discussion. He said: "We are very grateful to the State Councilor Qin Gang have accepted the invitation, and the two sides agreed to visit each other at the same time."</text:p>
      <text:p text:style-name="P4">
Berlan said that US -China officials are expected to visit each other in the next few months, including US Treasury Secretary Janet Yellen, climate special envoy Johnkerry, and the United States to participate in the Asia -Pacific Economic Cooperation Conference (APEC) Chinese officials at the meeting.</text:p>
      <text:p text:style-name="P4">
In response to the differences between the two sides, Kangda said that Brinkens mentioned many concerns of the United States to China, including being imprisoned by China, international trafficking of American citizens, synthetic opium drugs, Chinese non -market economies, and human rights violations in Xinjiang, Tibet and Hong Kong. Act, etc.</text:p>
      <text:p text:style-name="P4">
In terms of the Taiwan Strait, Kangda said that the two parties discussed extensively on this issue. Blintan reiterated that the United States has not changed based on the Taiwan Relations Law, the United States and China Three Public News and six guarantees. The United States continues to persist on cross -strait differences and resolves peacefully.</text:p>
      <text:p text:style-name="P4">
Faced with media inquiries why China still refuses to restart military communication channels, Berlan said that Brincken mentioned the matter to the Chinese side many times in the meeting, emphasizing that this is the control of the two sides to control competition, the crisis communication, avoid poor communication or misunderstand each other's intentions. pipeline.</text:p>
      <text:p text:style-name="P4">
Berlan said that the United States has always had a willingness to meet, and Minister of Defense Lloyd Austin had previously proposed to hold a court meeting with Chinese Defense Director Li Shangfu in the "Shangri -La dialogue" in Singapore.</text:p>
      <text:p text:style-name="P4">
She emphasized that officials at all levels of Washington still have a willingness to meet and call on Beijing to respond in a timely manner.</text:p>
      <text:p text:style-name="P4">
(Responsible editor: (：)</text:p>
      <text:p text:style-name="P4">
News Source: <text:a xlink:type="simple" xlink:href="https://www.rfa.org/mandarin/Xinwen/3-06202023112018.html" text:style-name="Internet_20_link" text:visited-style-name="Visited_20_Internet_20_Link">
https://www.rfa.org/mandarin/Xinwen/3-06202023112018.html</text:a>
</text:p>
      <!--NEWS-->
      <text:h text:style-name="P10" text:outline-level="1">
<text:span text:style-name="T4">
The marriage rate decreases, and the single society comes (free version)</text:span>
</text:h>
      <text:p text:style-name="P4">
Authors: ['徐瑾']</text:p>
      <text:p text:style-name="P4">
Publisher: 英国《金融时报》</text:p>
      <text:p text:style-name="P4">
Time: 2023-06-20T11:30:48+00:00</text:p>
      <text:p text:style-name="P4">
Published Time: 2023-06-19T12:00:99+08:00</text:p>
      <text:p text:style-name="P4">
Modified Time: 2023-06-19T18:00:99+08:00</text:p>
      <text:p text:style-name="P4">
Description: Xu Jin: The marriage rate is almost cut ten years ago, what does it mean? There is a lot of overlapping meaning of marriage and unable to get married, that is, the increase in the cost of marriage has decreased, and we may usher in a new single society.</text:p>
      <text:p text:style-name="P4">
Images: ["<text:a xlink:type="simple" xlink:href="https://thumbor.ftacademy.cn/unsafe/picture/2/000184902_piclink.jpeg" text:style-name="Internet_20_link" text:visited-style-name="Visited_20_Internet_20_Link">
000184902_pic...</text:a>
"]</text:p>
      <text:p text:style-name="P4">
Themes: ['专栏', '中国经济', '关注']</text:p>
      <text:p text:style-name="P4">
Keywords: ['中国社会', '结婚率', '中国经济', '软阶层', '徐瑾经济人']</text:p>
      <text:p text:style-name="P4">
Type: Article</text:p>
      <!--METADATA-->
      <text:p text:style-name="P4">
<draw:frame draw:style-name="fr1" draw:name="Image183" text:anchor-type="as-char" svg:width="6.9236in" svg:height="4.651794in" draw:z-index="0">
<draw:image xlink:href="../Images/FT Chinese Free Version/2023-06-20T11-30-48-00-00/000184902_piclink.jpeg" xlink:type="simple" xlink:show="embed" xlink:actuate="onLoad" draw:mime-type="image/jpeg"/>
</draw:frame>
Marriage becomes more and more popular.</text:p>
      <text:p text:style-name="P4">
At least in China, the number of weddings can be said to set a new low since decades of data records. According to the data of the Ministry of Civil Affairs of China, the number of weddings in 2022 was 6.833 million pairs. The number of weddings fell for 9 consecutive years. Compared with the peak of 13.469 million marriages in 2013, it was almost cut. Why do people get married? What does a reduction in marriage rate mean?</text:p>
      <text:p text:style-name="P4">
News Source: <text:a xlink:type="simple" xlink:href="http://www.ftchinese.com/story/001100007" text:style-name="Internet_20_link" text:visited-style-name="Visited_20_Internet_20_Link">
http://www.ftchinese.com/story/001100007</text:a>
</text:p>
      <!--NEWS-->
      <text:h text:style-name="P10" text:outline-level="1">
<text:span text:style-name="T4">
China's restoration of some Taiwan Shakya Import Legislative Assembly: Acknowledged the 1992 Consensus before letting go</text:span>
</text:h>
      <text:p text:style-name="P4">
Author: None</text:p>
      <text:p text:style-name="P4">
Publisher: Radio Free Asia (Organization)</text:p>
      <text:p text:style-name="P4">
Published Time: 2023-06-20T11:31:00-04:00</text:p>
      <text:p text:style-name="P4">
Modified Time: 2023-06-20T11:56:00-04:00</text:p>
      <text:p text:style-name="P4">
Description: None</text:p>
      <text:p text:style-name="P4">
Videos: []</text:p>
      <text:p text:style-name="P4">
Audios: ["<text:a xlink:type="simple" xlink:href="https://www.rfa.org/mandarin/yataibaodao/gangtai/hx2-0620202310124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4" text:anchor-type="as-char" svg:width="6.9236in" svg:height="3.88615in" draw:z-index="0">
<draw:image xlink:href="../Images/rfamandarin/2023-06-20T11-31-00-04-00/000000.png" xlink:type="simple" xlink:show="embed" xlink:actuate="onLoad" draw:mime-type="image/png"/>
</draw:frame>
Taiwan Fruit Shakya Information Photo/Reporter Xia Xiaohua <text:a xlink:type="simple" xlink:href="https://www.rfa.org/mandarin/yataibaodao/gangtai/hx2-06202023101247.html/@@stream" text:style-name="Internet_20_link" text:visited-style-name="Visited_20_Internet_20_Link">
Audio-Link: https://www.rfa.org/mandarin/yatabaodao/gangtai/hx2-06202023101247.html/@stream</text:a>
China State Council announced on Tuesday that it will restore Taiwan's Shakya (also known as Fan Litchi) input from now on. Some Taiwan legislators criticize that China is selective release, and the purpose is to differentiate Taiwanese society.</text:p>
      <text:p text:style-name="P4">
<text:a xlink:type="simple" xlink:href="https://www.rfa.org/mandarin/yataibaodao/gangtai/vs-04132023081746.html" text:style-name="Internet_20_link" text:visited-style-name="Visited_20_Internet_20_Link">
<text:span text:style-name="T4">
 What is the meaning of trade barriers to Taiwan business products? </text:span>
</text:a>
<text:span text:style-name="T4">
* <text:a xlink:type="simple" xlink:href="https://www.rfa.org/mandarin/Xinwen/5-09192021132043.html" text:style-name="Internet_20_link" text:visited-style-name="Visited_20_Internet_20_Link">
Mainland banned Taiwan Fan Litchi Lotus Fog Kaohsiung Mayor to protest to suppress</text:a>
</text:span>
</text:p>
      <text:p text:style-name="P4">
In September 20, 2021, in the detection of seg by detection of seg from detection, it did not meet international norms. The Taiwan government requires scientific and technical dialogue with China through the "Cross -Strait Agricultural Products Quarantine Inspection and Cooperation Agreement" platform to resume trade, but China does not respond.</text:p>
      <text:p text:style-name="P4">
After the Kuomintang in Taiwan led a delegation to China to participate in the Straits Forum, the China State Council announced on the 20th that the General Administration of Customs decided to restore Taiwan's Sakya input from June 20, but "must come from the registered packaging factory and orchard" Essence</text:p>
      <text:p text:style-name="P4">
The Taiwan Agricultural Committee stated on the same day that he was happy to see the restoration of pineapple and Shakya input in mainland China. At present, the platform of the "Agricultural Quarantine Inspection Agreement on Cross -Straits" has not yet received the Chinese notice to re -entered pineapple, Shakya, and not provided registration conditions for registration. Essence There are a total of 1009 orchards and 50 packaging factories in Taiwan's pineapple and Shakya industry. Currently, only 25 in the orchards, 3 packaging factories, and 14 farmers in Taitung have obtained permission. The Agricultural Committee called on China to communicate the quarantine specifications of the business under this platform, so that all packaging factories and orchards can be followed.</text:p>
      <text:p text:style-name="P4">
The Kuomintang issued a press release on June 20 to return this vice chairman of the Kuomintang, Xia Liyan, to communicate in China several times last August and strive to get a response. A spokesman for the Kuomintang Literature Conference Lin Jiaxing told Liberty Radio: "Vice Chairman Xia Liyan and Taitung Rao Qingling County Magistrate this trip delivered a speech at the Straits Forum Conference. One of the main purpose was to continue to reflect the voices of Taiwan's farmers and fishermen. Development, allowing mainland consumers to experience the beauty of high -quality agricultural products in Taiwan, and also allows the positive benefits of cross -strait exchanges to be inclusive more Taiwanese people and truly achieve cross -strait double -win. "</text:p>
      <text:p text:style-name="P4">
Kuomintang Chairman Zhu Lilun also stated on his personal Facebook, "The Kuomintang Gu Minsheng, successfully fighting for the sale of Shakya, the United States and the Democratic Progressive Party created against evil." Zhu Lilun emphasized that after 638 days of efforts of Taitung County Mayor Rao Qingling , Pineapple and Shakya re -closed. Xia Liyan led a group to Xiamen to participate in the Straits Forum. During his speech, he fought with the Beijing authorities to fight for the rights and interests of Taiwanese farmers, fishermen, and Taiwanese businessmen. "Peace and Taiwan", but criticized the participants of the "Straits Forum", let alone solve the export dilemma of Taiwan's agricultural and fisheries products.</text:p>
      <text:p text:style-name="P4">
The Taiwan media "Zhongshi" quoted agricultural experts that China was accepting the management system proposed by the Taitung County Government, rather than the Agricultural Commission's export -export supply park system. The Agricultural Committee was completely "overhead".</text:p>
      <text:p text:style-name="P4">
Taiwan Fruit Shakya (Photo by Data Photo/Reporter Xia Xiaohua) <text:a xlink:type="simple" xlink:href="https://www.rfa.org/mandarin/yataibaodao/gangtai/hx2-06202023101247.html/4e8c.jpeg" text:style-name="Internet_20_link" text:visited-style-name="Visited_20_Internet_20_Link">
</text:a>
<text:span text:style-name="T4">
 Democratic Progressive Party legislators: Agricultural products should be colleagues </text:span>
</text:p>
      <text:p text:style-name="P4">
In response, Liu Shifang, a DPP legislator in Taiwan, accepted an interview with Radio Free Asia and criticized the China to selectively release part of the dividends. Not all pineapples and Shakya were released. Liu Shifang pointed out that agricultural products should not be distinguished by blue and green, and should be treated equally. The Chinese side only releases some agricultural products such as Taitung County, which is governed by the Kuomintang.</text:p>
      <text:p text:style-name="P4">
Liu Shifang said: "Chinese intends to create only those who recognize the" 1992 Consensus "can you go to mainland China. This is not a truly free trade and equal way. Of course, it will affect Taiwan's election and Taiwan. Speaking and media, this is political release agricultural products. Because Taitung County Mayor and Xia Liyan went to China to participate in the Straits Forum together. If the Kuomintang has a bad election, China will handle this method. "</text:p>
      <text:p text:style-name="P4">
Liu Shifang emphasized that the government advocates equal trade, using good platforms and business to do business on the other side. It is purely considering the quality and safety of agricultural products, and the standards should be consistent.</text:p>
      <text:p text:style-name="P4">
The Taiwan Agricultural Committee also said that it will assist farmers to expand export markets such as Hong Kong, South Korea, Thailand, Canada, and Japan. In the past, Taiwan's agricultural products rely on the Chinese market. In 2018, China accounted for 23.2%of the amount of China, and in 2022, it has fallen to 12.9%. Amount.</text:p>
      <text:p text:style-name="P4">
Taiwan Fruit Lotus Fog (Associated Press data map) <text:a xlink:type="simple" xlink:href="https://www.rfa.org/mandarin/yataibaodao/gangtai/hx2-06202023101247.html/4e09.jpeg" text:style-name="Internet_20_link" text:visited-style-name="Visited_20_Internet_20_Link">
</text:a>
The mainland committees of Taiwan's in charge of cross -strait affairs pointed out that China has differentiated and united fronts with economic interests. This old political operation method only allows people across the Taiwan Strait to gradually move away and call on China to stop political operations on cross -strait agricultural trade.</text:p>
      <text:p text:style-name="P4">
Huzhong, the director of Nong and Food in Taiwan, has always stated that he is happy to see China agree to restore Taiwan's Sakyama input, but now it is not Shakyama without Shakya and can lose to China, but I hope that China will let Taiwan pineapple and lotus fog as soon as possible as soon as possible. Wait for agricultural products to lift the ban.</text:p>
      <text:p text:style-name="P4">
Reporter: Xia Xiaohua Editor: Xu Shuting, Chen Meihua, He Ping.com Edited: Hong Wei</text:p>
      <text:p text:style-name="P4">
News Source: <text:a xlink:type="simple" xlink:href="https://www.rfa.org/mandarin/yataibaodao/gangtai/hx2-06202023101247.html" text:style-name="Internet_20_link" text:visited-style-name="Visited_20_Internet_20_Link">
https://www.rfa.org/mandarin/yataibaodao/gangtai/hx2-06202023101247.html</text:a>
</text:p>
      <!--NEWS-->
      <text:h text:style-name="P10" text:outline-level="1">
<text:span text:style-name="T4">
Constraine China? Japan's largest frigate stopped in Jinlan Bay Vietnam</text:span>
</text:h>
      <text:p text:style-name="P4">
Author: None</text:p>
      <text:p text:style-name="P4">
Publisher: Radio Free Asia (Organization)</text:p>
      <text:p text:style-name="P4">
Published Time: 2023-06-20T11:39:00-04:00</text:p>
      <text:p text:style-name="P4">
Modified Time: 2023-06-20T13:11: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4.612011in" draw:z-index="0">
<draw:image xlink:href="../Images/rfamandarin/2023-06-20T11-39-00-04-00/000000.png" xlink:type="simple" xlink:show="embed" xlink:actuate="onLoad" draw:mime-type="image/png"/>
</draw:frame>
The picture shows the cloud number(Aftermath)Cooperative Village Rain -class frigates for emergency exercises in Suluhai. <text:a xlink:type="simple" xlink:href="https://www.rfa.org/mandarin/Xinwen/4-06202023113240.html/@@images/image" text:style-name="Internet_20_link" text:visited-style-name="Visited_20_Internet_20_Link">
</text:a>
The Associated Press Information Pictures of Kyoto Kyoto Kim Lan, 20th, the largest frigates of the Japan Maritime Self -Defense Force, "Izumo", stopped at the International Port of Jinlan Bay in central Vietnam facing the South China Sea that day. The "Izumo" strives to transform into a factual aircraft carrier and plans to carry the F-35B stealth fighter. It seems to be restricted by Hong Kong this time. The commander of the first guard group who served as the commander held a press conference in the ship, emphasizing that "in order to realize the" free and open Indian Pacific ", it will comply with international law and contribute to maintaining marine order." Protect the relationship. On the 20th, the Self -Defense Force held a ship visiting event for Japanese media and relevant people in the Vietnamese government. The frigates "May Rain" and the "Izumo" rely on Hong Kong, with a total of about 600 people on the two ships. It is planned to stop until the 23rd, and will also communicate with Vietnamese navy officials. Jinlan Bay is close to the Xisha Islands and Nansha Islands with sovereignty in Vietnam and China. During the Cold War, the former Soviet Union had large overseas strongholds in Jinlan Bay. In the past, foreign ships were strictly restricted to enter Hong Kong. (Responsible editor: (：)</text:p>
      <text:p text:style-name="P4">
News Source: <text:a xlink:type="simple" xlink:href="https://www.rfa.org/mandarin/Xinwen/4-06202023113240.html" text:style-name="Internet_20_link" text:visited-style-name="Visited_20_Internet_20_Link">
https://www.rfa.org/mandarin/Xinwen/4-06202023113240.html</text:a>
</text:p>
      <!--NEWS-->
      <text:h text:style-name="P10" text:outline-level="1">
<text:span text:style-name="T4">
The missing search and rescue of the Titanic Ship Ship Tourism Submarine</text:span>
</text:h>
      <text:p text:style-name="P4">
Author: None (Language: zh)</text:p>
      <text:p text:style-name="P4">
Publisher: None</text:p>
      <text:p text:style-name="P4">
Time: 2023-06-20T11:40:00Z</text:p>
      <text:p text:style-name="P4">
Description: After a small submarine carrying 5 people lost contact near the Titanic shipbuilding ship, the operator "Marine Gate Adventure" said that "mobilizing all options" to search for submarines and disappeared persons. Outstanding. Commander of the United States Coast Guard said that the disappearance area is a remote area and search and rescue is a challenge.</text:p>
      <text:p text:style-name="P4">
Videos: []</text:p>
      <text:p text:style-name="P4">
Images: []</text:p>
      <text:p text:style-name="P4">
Subject: 新闻广角</text:p>
      <text:p text:style-name="P4">
Subjects: ['泰坦尼克号', '沉船', '观光潜艇', '富豪', '潜水器', '失踪', '搜救', '探险', '深海']</text:p>
      <text:p text:style-name="P4">
Keywords: ['意见反馈']</text:p>
      <text:p text:style-name="P4">
Id: 65975169</text:p>
      <!--METADATA-->
      <text:p text:style-name="P4">
<text:a xlink:type="simple" xlink:href="https://www.dw.com/zh/overlay/image/article/65975169/65965355" text:style-name="Internet_20_link" text:visited-style-name="Visited_20_Internet_20_Link">
 </text:a>
There are 5 people named "TITAN" lost submarines</text:p>
      <text:p text:style-name="P4">
(Voice of Germany Chinese) The private company operating the Titanic shipwreck submarine tour project on Monday (June 19) said that a small submarine disappeared in the waters near the coast of the southeast of Canada.</text:p>
      <text:p text:style-name="P4">
The private company called "Oceangateexpence" released a brief statement saying that it has lost contact with relevant submarines and is currently "mobilizing all options" to rescue the missing persons.</text:p>
      <text:p text:style-name="P4">
The United States Coast Guard stated that it was searching for the disappeared submersible in the Atlantic Ocean under the wreckage near the Titanic shipwreck.</text:p>
      <text:p text:style-name="P4">
"The C-130 search and rescue team of the United States Coast Guard is looking for an overdue Canadian expedition submarine in the area where Capecod is about 900 nautical miles." Performance Canada aircraft are also assisting in search and rescue work.</text:p>
      <text:p text:style-name="P4">
Related announcements show that the 21 -foot submersible from the Canadian "Prince Prince" scientific test ship contains 5 people in the water. It lost contact after sinking into the water for 1 hour and 45 minutes on Sunday morning.</text:p>
      <text:p text:style-name="P4">
"We sincerely thank some government agencies and deep -sea companies to assist in the reconstruction of the submersible." The operator's statement of "Ocean Gate Adventure" was written by a statement.</text:p>
      <text:p text:style-name="P4">
There are 5 people with lost submarines, including British billionaire and explorer Hamish Harding (Hamish Harding)</text:p>
      <text:h text:style-name="P12" text:outline-level="3">
<text:span text:style-name="T4">
"Search and Rescue is a challenge"</text:span>
</text:h>
      <text:p text:style-name="P4">
U.S. Coast Guard Commander, Major General John John Moger(John Mauger)It is said that more search and rescue resources will arrive in the next few days.</text:p>
      <text:p text:style-name="P4">
Mogg pointed out: "The disappearance area is a remote area, where search and rescue is a challenge. But we are using all existing resources to ensure that the position of the submersible can be found and rescued the trapped person."</text:p>
      <text:p text:style-name="P4">
Davidconcannon, a consultant to the "Marine Gate Adventure" company, said that time starts at 6 am on Sunday, the remaining oxygen on the submarine can still support 96 hours. He also added that the relevant departments are trying to dispatch a remote control diving vehicle that can reach the depth of 6,000 meters under the water to reach the disappeared place as soon as possible.</text:p>
      <text:h text:style-name="P12" text:outline-level="3">
<text:span text:style-name="T4">
Valled submarine journey</text:span>
</text:h>
      <text:p text:style-name="P4">
According to the information provided by the operating company, the lost submersible is called "Titan", which can accommodate 5 people -including a captain, a Titanic shipwreck expert, and three customers who usually pay. The tour of this Titanic shipwreck has continued for several days, and the cost is about $ 250,000 per person.</text:p>
      <text:p text:style-name="P4">
The "Marine Gate Adventure" company will also be equipped with archeologists and other experts to observe the corrosion process of the wreckage of the shipwreck.</text:p>
      <text:p text:style-name="P4">
Over the years, people have been exploring the wreckage of the Titanic. The picture is the wreckage picture taken in 1986</text:p>
      <text:h text:style-name="P12" text:outline-level="3">
<text:span text:style-name="T4">
Billionaires in the UK are also in the submarine</text:span>
</text:h>
      <text:p text:style-name="P4">
Hamish Harding, a wealthy British businessman and an explorer who settled in the UAE, posted on social media on Sunday and shared his photos of his submarine.</text:p>
      <text:p text:style-name="P4">
"I was very proud to announce that I participated in the RMS Titanic detection operation (from the gate of the Marine Gate Adventure Company), which will be used as a task expert to carry a submarine to dive to the Titanic."</text:p>
      <text:p text:style-name="P4">
The Action Aviation, a company of Harding, also confirmed that others are indeed on the submarine.</text:p>
      <text:p text:style-name="P4">
Harbing, who is rich in the business aviation business of the Gulf area, is also an enthusiastic enthusiast of deep -sea adventure. He once selected the Guinness World Records three times, twice because of the longest distance of driving under the depth of the ocean and the longest time to stay at the depth of the entire ocean.</text:p>
      <text:p text:style-name="P4">
In 2021, he and VICTOR VESCOVO took a double submarine and sneaked into the deepest part of the Mariana Trench in the West Pacific -ChallengerDeep, where the world is the deepest in the world -sea 11000 meters under the plane. In contrast, the highest altitude of Mount Everest on the earth is about 8848 meters.</text:p>
      <text:p text:style-name="P4">
The famous Titanic was built by the UK, <text:a xlink:type="simple" xlink:href="https://www.dw.com/zh/zh/泰坦尼克主题博物馆落成/a-15870015" text:style-name="Internet_20_link" text:visited-style-name="Visited_20_Internet_20_Link">
new benchmark was regarded as a luxury cruise ship at the time</text:a>
, But the Virgin Airlines who drove to the United States in 1912 hit the iceberg halfway, and then sank.</text:p>
      <text:p text:style-name="P4">
The story of the Titanic is written by many authors into documentary and novel literary works, and the film of the same name also appeared on the big screen in 1997.</text:p>
      <text:p text:style-name="P4">
(Agence France -Presse, Associated Press, Reuters)</text:p>
      <text:p text:style-name="P4">
News Source: <text:a xlink:type="simple" xlink:href="https://www.dw.com/zh/泰坦尼克号沉船观光潜艇失踪-搜救已展开/a-65975169" text:style-name="Internet_20_link" text:visited-style-name="Visited_20_Internet_20_Link">
https://www.dw.com/zh/泰坦尼克号沉船观光潜艇失踪-搜救已展开/a-65975169?maca=chi-rss-chi-all-1127-rdf</text:a>
</text:p>
      <!--NEWS-->
      <text:h text:style-name="P10" text:outline-level="1">
<text:span text:style-name="T4">
Han establish the anti -DARS policy to invest ten times the combat power to fight back</text:span>
</text:h>
      <text:p text:style-name="P4">
Author: 联合早报 (Person)</text:p>
      <text:p text:style-name="P4">
Publisher: 联合早报 (Organization)</text:p>
      <text:p text:style-name="P4">
Published Time: 2023-06-20T11:44</text:p>
      <text:p text:style-name="P4">
Modified Time: 2023-06-20T11:44</text:p>
      <text:p text:style-name="P4">
Description: A senior person at the South Korean military revealed on Tuesday (June 20) that the military's internal internal establishment was basically established to counter the North Korean drone attack. The Yonhap News Agency reported that senior officials of the South Korean military said that if North Korea dispatched a drone over Seoul, the military will dispatch 10 times to Pyongyang ...</text:p>
      <text:p text:style-name="P4">
Videos: []</text:p>
      <text:p text:style-name="P4">
Audios: []</text:p>
      <text:p text:style-name="P4">
Images: []</text:p>
      <text:p text:style-name="P4">
Type: NewsArticle</text:p>
      <text:p text:style-name="P4">
Breadcrumbs: ['即时', '国际']</text:p>
      <text:p text:style-name="P4">
Keywords: ['韩国', '朝鲜', '无人机']</text:p>
      <!--METADATA-->
      <text:p text:style-name="P4">
A senior person at the South Korean military revealed on Tuesday (June 20) that the military's internal internal establishment was basically established to counter the North Korean drone attack.</text:p>
      <text:p text:style-name="P4">
The Yonhap News Agency reported that senior officials from South Korean military said that if North Korea dispatched a drone over Seoul, the military will dispatch a 10 -fold drone to Pyongyang and circulate demonstrations on the core target.</text:p>
      <text:p text:style-name="P4">
It is reported that the South Korean military has fully reserved the drone required for the remote reconnaissance and combat tasks, and plans to equip them with 100 small drones that cover the entire territory of North Korea before the end of this month.</text:p>
      <text:p text:style-name="P4">
In addition, the military also plans to develop a small stealth drone by the end of this year. Senior military sources said that if North Korea initiates drones again, South Korea will show the determination to invest in multiple drones at any time for countermeasures.</text:p>
      <text:p text:style-name="P4">
In addition, the South Korean military also plans to establish the "UAV Battle Command" to perform anti -North Korean aircraft combat missions in September.</text:p>
      <text:p text:style-name="P4">
The government held a state -of -state meeting on Tuesday and passed the "Proposal on the Development of the Drone Combat Command", which began to solicit public opinion in April this year. According to this proposal, the Command will perform tasks such as monitoring, reconnaissance, strikes, heart warfare, electronic warfare at the level of combat level, and responsible for enhancing the work of drone combat capabilities.</text:p>
      <text:p text:style-name="P4">
News Source: <text:a xlink:type="simple" xlink:href="https://www.zaobao.com.sg/realtime/world/story20230620-1406049" text:style-name="Internet_20_link" text:visited-style-name="Visited_20_Internet_20_Link">
https://www.zaobao.com.sg/realtime/world/story20230620-1406049</text:a>
</text:p>
      <!--NEWS-->
      <text:h text:style-name="P10" text:outline-level="1">
<text:span text:style-name="T4">
Alibaba reorganized management, Zhang Yong stepped down as CEO and Chairman (Free Version)</text:span>
</text:h>
      <text:p text:style-name="P4">
Authors: ['瑞安•麦克莫罗', '埃莉诺•奥尔科特']</text:p>
      <text:p text:style-name="P4">
Publisher: 英国《金融时报》</text:p>
      <text:p text:style-name="P4">
Time: 2023-06-20T11:52:31+00:00</text:p>
      <text:p text:style-name="P4">
Published Time: 2023-06-19T12:00:99+08:00</text:p>
      <text:p text:style-name="P4">
Modified Time: 2023-06-20T05:38:99+08:00</text:p>
      <text:p text:style-name="P4">
Description: Wu Yongming, the chairman of Taobao and Tmall, will replace Zhang Yong as the CEO. Zhang Yong will focus on the Alibaba Cloud Computing Department after his departure as the CEO and Chairman.</text:p>
      <text:p text:style-name="P4">
Images: ["<text:a xlink:type="simple" xlink:href="https://thumbor.ftacademy.cn/unsafe/picture/8/000151398_piclink.jpeg" text:style-name="Internet_20_link" text:visited-style-name="Visited_20_Internet_20_Link">
000151398_pic...</text:a>
"]</text:p>
      <text:p text:style-name="P4">
Themes: ['阿里巴巴', '关注']</text:p>
      <text:p text:style-name="P4">
Keywords: ['阿里巴巴', '分拆']</text:p>
      <text:p text:style-name="P4">
Type: Article</text:p>
      <!--METADATA-->
      <text:p text:style-name="P4">
<draw:frame draw:style-name="fr1" draw:name="Image194" text:anchor-type="as-char" svg:width="6.9236in" svg:height="3.881002in" draw:z-index="0">
<draw:image xlink:href="../Images/FT Chinese Free Version/2023-06-20T11-52-31-00-00/000151398_piclink.jpeg" xlink:type="simple" xlink:show="embed" xlink:actuate="onLoad" draw:mime-type="image/jpeg"/>
</draw:frame>
In charge of Chinese e -commerce giant Alibaba(Ali Baba)Zhang Yong for many years(Daniel zhang)It will no longer serve as CEO and chairman. The group is split into 6 independent entities to accelerate self -resolution.</text:p>
      <text:p text:style-name="P4">
Alibaba announced on Tuesday that its flagship e -commerce website Taobao and Tmall's chairman Wu Yongming(Eddie yo ng name w u)In September, Zhang Yong will be replaced by Zhang Yong as the CEO. Cai Chongxin, co -founder and executive vice chairman of the board of directors of Alibaba(Joseph Tsai)He will replace Zhang Yong as the chairman of the board of directors.</text:p>
      <text:p text:style-name="P4">
News Source: <text:a xlink:type="simple" xlink:href="http://www.ftchinese.com/story/001100033" text:style-name="Internet_20_link" text:visited-style-name="Visited_20_Internet_20_Link">
http://www.ftchinese.com/story/001100033</text:a>
</text:p>
      <!--NEWS-->
      <text:h text:style-name="P10" text:outline-level="1">
<text:span text:style-name="T4">
Biden: Putin's threat to use tactical nuclear weapons is "real"</text:span>
</text:h>
      <text:p text:style-name="P4">
Author: 联合早报 (Person)</text:p>
      <text:p text:style-name="P4">
Publisher: 联合早报 (Organization)</text:p>
      <text:p text:style-name="P4">
Published Time: 2023-06-20T12:02</text:p>
      <text:p text:style-name="P4">
Modified Time: 2023-06-20T12:02</text:p>
      <text:p text:style-name="P4">
Description: US President Biden said the threat of Russian President Putin's use of tactical nuclear weapons is "real." Reuters reported that Bayeng on Monday (June 19) in California told campaign donors: "When I came out to run for the campaign about two years ago, I said I was worried about Koro ...</text:p>
      <text:p text:style-name="P4">
Videos: []</text:p>
      <text:p text:style-name="P4">
Audios: []</text:p>
      <text:p text:style-name="P4">
Images: []</text:p>
      <text:p text:style-name="P4">
Type: NewsArticle</text:p>
      <text:p text:style-name="P4">
Breadcrumbs: ['即时', '国际']</text:p>
      <text:p text:style-name="P4">
Keywords: ['美国总统', '拜登', '俄罗斯', '核武器']</text:p>
      <!--METADATA-->
      <text:p text:style-name="P4">
US President Biden said the threat of Russian President Putin's use of tactical nuclear weapons is "real."</text:p>
      <text:p text:style-name="P4">
Reuters reported that on Monday (June 19) in California told the campaign donor: "When I came out to run for the campaign about two years ago, I said that when I was worried that the Colorado River would dry up, everyone watched everyone watching I, it seems that I have a bad mind. "</text:p>
      <text:p text:style-name="P4">
Biden said further: "When I said that I was worried about Putin's use of tactical nuclear weapons, they also looked at me, which was true (threat)."</text:p>
      <text:p text:style-name="P4">
Putin last Friday <text:a xlink:type="simple" xlink:href="https://www.zaobao.com/news/world/story20230617-1405421" text:style-name="Internet_20_link" text:visited-style-name="Visited_20_Internet_20_Link">
announced the first batch of tactical nuclear weapons to Bairos</text:a>
Later, Biden accused Putin accusing Putin's "too irresponsible".</text:p>
      <text:p text:style-name="P4">
News Source: <text:a xlink:type="simple" xlink:href="https://www.zaobao.com.sg/realtime/world/story20230620-1406051" text:style-name="Internet_20_link" text:visited-style-name="Visited_20_Internet_20_Link">
https://www.zaobao.com.sg/realtime/world/story20230620-1406051</text:a>
</text:p>
      <!--NEWS-->
      <text:h text:style-name="P10" text:outline-level="1">
<text:span text:style-name="T4">
Former Brazilian President Posonalo will be tried to endure the 2026 election</text:span>
</text:h>
      <text:p text:style-name="P4">
Publisher: 法新社</text:p>
      <text:p text:style-name="P4">
Published Time: 2023-06-20T12:02:09+00:00</text:p>
      <text:p text:style-name="P4">
Modified Time: 2023-06-20T11:35:03+00:00</text:p>
      <text:p text:style-name="P4">
Description: (Agence France -Presse, Brazil, 20th) Former President Posonaro, the former President of Brazil's far -rightist right, is charged with several control of the national election system. On the 22nd, he will begin to be tried in the Brazilian Election Court. In the year, he may not be able to participate in the next presidential election in 2026.</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617581in" draw:z-index="0">
<draw:image xlink:href="../Images/rficn/2023-06-20T12-02-09-00-00/000000.png" xlink:type="simple" xlink:show="embed" xlink:actuate="onLoad" draw:mime-type="image/png"/>
</draw:frame>
Agence France -Presse reported that the case of the SUPERIOR ELECTORAL TRIBUNAL (TSE) trial was derived from a meeting with foreign diplomats at the meeting with foreign diplomats at the meeting in July 2022. A series of allegations that have no facts prove. At that time, he was running for re -election, but eventually failed to step down.</text:p>
      <text:p text:style-name="P4">
Seven judges of the Court of Higher Election Court will begin a judgment on Posonallo's charges of abuse of power and abuse of national media. At that time, he held that meeting at the Chenxi Palace of the President's residence in Brazil. There were representatives from the European Union, France, Spain, and other countries. They were broadcast live by public television.</text:p>
      <text:p text:style-name="P4">
Insiders said that the court would definitely make a 68 -year -old Posonaro conviction. Posonalo lost to the senior left presidential candidate Luiz Inacio Lula Dasilva in the October 2022 election, and now he may lose his right to participate in the next presidential election in 2026.</text:p>
      <text:p text:style-name="P4">
A source of a judicial community told AFP: "How many question marks are (how many judges) will decide to convict him."</text:p>
      <text:p text:style-name="P4">
If the court convicts Posonallo, it may cause the split power of the Rights of Brazil. Right is still a powerful force in Brazil's politics, and conservative forces currently occupy a dominant position in Congress.</text:p>
      <text:p text:style-name="P4">
If Posonalo, known as "Trump" in the 2026 election, has no obvious heir.</text:p>
      <text:p text:style-name="P4">
St. Paul's Business, Law and Engineering Higher Education Institutions (Insper) political analysts Leandroconsntino said Bosonaro may use conviction to shape himself into a "martyr".</text:p>
      <text:p text:style-name="P4">
He said: "Posonalo will try to maintain his hard -line site by trying to depict himself as a victim of political persecution."</text:p>
      <text:p text:style-name="P4">
"No matter who becomes a candidate (right), he (Posonalo) will be an important asset to attract votes."</text:p>
      <text:p text:style-name="P4">
News Source: <text:a xlink:type="simple" xlink:href="https://www.rfi.fr/cn/%E5%9B%BD%E9%99%85%E6%8A%A5%E9%81%93/20230620-%E5%B7%B4%E8%A5%BF%E5%89%8D%E6%80%BB%E7%BB%9F%E6%B3%A2%E7%B4%A2%E7%BA%B3%E6%B4%9B%E5%B0%86%E5%8F%97%E5%AE%A1-%E6%81%90%E5%8D%B1%E5%8F%8A%E8%BF%9B%E5%86%9B2026%E5%A4%A7%E9%80%89" text:style-name="Internet_20_link" text:visited-style-name="Visited_20_Internet_20_Link">
https://www.rfi.fr/cn/%E5%9B%BD%E9%99%85%E6%8A%A5%E9%81%93/20230620-%E5%B7%B4%E8%A5%BF%E5%89%8D%E6%80%BB%E7%BB%9F%E6%B3%A2%E7%B4%A2%E7%BA%B3%E6%B4%9B%E5%B0%86%E5%8F%97%E5%AE%A1-%E6%81%90%E5%8D%B1%E5%8F%8A%E8%BF%9B%E5%86%9B2026%E5%A4%A7%E9%80%89</text:a>
</text:p>
      <!--NEWS-->
      <text:h text:style-name="P10" text:outline-level="1">
<text:span text:style-name="T4">
Avoid the U.S. ban on the Chinese underground chip market exposure</text:span>
</text:h>
      <text:p text:style-name="P4">
Author: None</text:p>
      <text:p text:style-name="P4">
Publisher: Radio Free Asia (Organization)</text:p>
      <text:p text:style-name="P4">
Published Time: 2023-06-20T12:06:00-04:00</text:p>
      <text:p text:style-name="P4">
Modified Time: 2023-06-20T13:57:23-04:00</text:p>
      <text:p text:style-name="P4">
Description: None</text:p>
      <text:p text:style-name="P4">
Videos: []</text:p>
      <text:p text:style-name="P4">
Audios: ["<text:a xlink:type="simple" xlink:href="https://www.rfa.org/mandarin/yataibaodao/jingmao/tj-0620202311385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4.589677in" draw:z-index="0">
<draw:image xlink:href="../Images/rfamandarin/2023-06-20T12-06-00-04-00/000000.png" xlink:type="simple" xlink:show="embed" xlink:actuate="onLoad" draw:mime-type="image/png"/>
</draw:frame>
On June 8, 2023, customers walked into the Sege Electronics Market in Huaqiangbei Electronics District, Shenzhen, Guangdong. According to Reuters, the Chinese people can purchase the top -level chip of American production in the electronic area. <text:a xlink:type="simple" xlink:href="https://www.rfa.org/mandarin/yataibaodao/jingmao/tj-06202023113850.html/@@images/image" text:style-name="Internet_20_link" text:visited-style-name="Visited_20_Internet_20_Link">
</text:a>
Audio-1-Link: https: //www.rfa.org/mandarin/yataibaodao/jingmao/tj-062020202313850.html/@stream](https://www.rfa.org/mandarin/yataibaodao/jingmao/tj-06202023113850.html/@@stream)With the increasingly stricter of competition upgrades in the United States and China and the increasingly stricter measures for the US -China chip exports, China's underground chip market has recently been exposed by the media. So, how do these chips flow into China? What is the use of China?</text:p>
      <text:p text:style-name="P4">
<text:a xlink:type="simple" xlink:href="https://www.rfa.org/mandarin/yataibaodao/junshiwaijiao/gf-06132023111530.html" text:style-name="Internet_20_link" text:visited-style-name="Visited_20_Internet_20_Link">
<text:span text:style-name="T4">
 chip war upgrade the Netherlands to ban Chinese students taking semiconductor courses </text:span>
</text:a>
<text:span text:style-name="T4">
* <text:a xlink:type="simple" xlink:href="https://www.rfa.org/mandarin/Xinwen/8-06122023150247.html" text:style-name="Internet_20_link" text:visited-style-name="Visited_20_Internet_20_Link">
U.S. will extend the export of export control of Korean and Taiwan chip manufacturers</text:a>
</text:span>
</text:p>
      <text:p text:style-name="P4">
Reuters disclosed this Tuesday that the Chinese people can purchase the top chip of American production in the Shenzhen Huaqiangbei Electronics Area. Although the related chips are not displayed on the shelves, customers can buy it after asking the store. These chips are not expensive. Some stores have anonymously told Reuters that a small number of high -end Nvidia A100 artificial intelligence chips they provide are priced at $ 20,000, which is twice that of normal prices.</text:p>
      <text:p text:style-name="P4">
<text:span text:style-name="T4">
 After the ban on the US chip ban, China ’s high -end chip supply is in short supply </text:span>
</text:p>
      <text:p text:style-name="P4">
Although it is not illegal to sell American -produced chips in China, since the United States has implemented chip export controls on China, the Chinese black market has also emerged. Therefore, electronics industry hopes to maintain a low -key and avoid the attention of these chip business to the United States and relevant Chinese departments.</text:p>
      <text:p text:style-name="P4">
Since September last year, the U.S. government has banned artificial intelligence technology company leading Nvidia exported to China and Hong Kong's exports of A100 and H100, the two most advanced chips. Under the competition of science and technology, political and trade competition in the United States and China, this move has limited the development of Chinese science and technology. However, with the rapid growth of global artificial intelligence and the rapid growth of related chips, Nvidia is regarded by countries as the most advanced chip in the field of artificial intelligence machine learning.</text:p>
      <text:p text:style-name="P4">
The Nvidia chip displayed on a mobile phone screen (Reuters/Dado Ruavic/Illustration) <text:a xlink:type="simple" xlink:href="https://www.rfa.org/mandarin/yataibaodao/jingmao/tj-06202023113850.html/tj2.jpg" text:style-name="Internet_20_link" text:visited-style-name="Visited_20_Internet_20_Link">
</text:a>
<text:span text:style-name="T4">
 Chinese manufacturers avoid the US chip ban through small imports </text:span>
</text:p>
      <text:p text:style-name="P4">
The above -mentioned merchants who sold American chips in the underground market in China said they purchased these chips at the United States at a price of $ 19,150, and they were told when they purchased that these chips did not provide after -sales service. Reuters asked 10 electronic product suppliers in China and Hong Kong to inquire and found that each manufacturer could provide a small amount of A100 chips, which shows that China has a strong demand for high -end chips in the United States, while related chip sanctions measures in the United States It can be avoided.</text:p>
      <text:p text:style-name="P4">
The above -mentioned merchants also pointed out that Chinese customers who purchase chips from them include application software developers, startups, researchers, gamers, and even local governments. Reuters said that it is impossible to estimate how many A100 and H100 chips have flowed into China in total, and it is impossible to determine how many purchase demand has been met.</text:p>
      <text:p text:style-name="P4">
<text:span text:style-name="T4">
 Chinese technology companies highly rely on American chips </text:span>
</text:p>
      <text:p text:style-name="P4">
Regarding the situation of the underground market in China, Nvidia told Reuters that according to US law, Nvidia cannot export A100 or H100 chips to China, but can only sell lower -order products. If the company finds a customer's illegal export chip, Nvidia will immediately take corresponding treatment measures.</text:p>
      <text:p text:style-name="P4">
At the same time, the US Department of Commerce also stated that the export ban has greatly limited the ability of China to obtain high -end US chips, and the US government is not surprised to the incident of illegally obtaining American chips in Chinese merchants. investigation.</text:p>
      <text:p text:style-name="P4">
In order to cope with the impact of the export ban on production and operation, Nvidia launched a lower effective A800 and H800 chips for the Chinese market last year. Chinese technology companies currently depend on the import of these chips, including Alibaba and Tencent, leading technology leading companies.</text:p>
      <text:p text:style-name="P4">
Reporter: Tang Yuanyuan Responsible: He Ping.com Editor: Hong Wei</text:p>
      <text:p text:style-name="P4">
News Source: <text:a xlink:type="simple" xlink:href="https://www.rfa.org/mandarin/yataibaodao/jingmao/tj-06202023113850.html" text:style-name="Internet_20_link" text:visited-style-name="Visited_20_Internet_20_Link">
https://www.rfa.org/mandarin/yataibaodao/jingmao/tj-06202023113850.html</text:a>
</text:p>
      <!--NEWS-->
      <text:h text:style-name="P10" text:outline-level="1">
<text:span text:style-name="T4">
Prevent China's EU release of economic security strategies</text:span>
</text:h>
      <text:p text:style-name="P4">
Author: None</text:p>
      <text:p text:style-name="P4">
Publisher: Radio Free Asia (Organization)</text:p>
      <text:p text:style-name="P4">
Published Time: 2023-06-20T12:14:00-04:00</text:p>
      <text:p text:style-name="P4">
Modified Time: 2023-06-20T12:16: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3.88615in" draw:z-index="0">
<draw:image xlink:href="../Images/rfamandarin/2023-06-20T12-14-00-04-00/000000.png" xlink:type="simple" xlink:show="embed" xlink:actuate="onLoad" draw:mime-type="image/png"/>
</draw:frame>
The "European Economic Security Strategy" file is scheduled to be released on the 20th. <text:a xlink:type="simple" xlink:href="https://www.rfa.org/mandarin/Xinwen/5-06202023120905.html/@@images/image" text:style-name="Internet_20_link" text:visited-style-name="Visited_20_Internet_20_Link">
</text:a>
The EUROPEAN Commission's official website screenshot of the European Commission plans to propose some measures this year to solve the security risks brought by overseas investment, and strengthen export control of civilian and military products to ensure that the EU's new technologies will not flow into China and other countries. "Reuters" is scheduled to be released on the 20th "European Economic SecurityStrategy" file, which explains how the EU makes its economy more tough and identifies the risks of new emergence. The proposal of this strategy marks the beginning of the committee to persuade EU countries. At the EU Leaders' Summit held in Brussels from July 29th to 30th, it supported its proposal before debate with China. However, countries will be reluctant to give up the power to grant export licenses and weigh the security interests. The document pointed out that some exports and investment may leak a small part of "a small part of a military significance" to foreign enemies, such as quantum computing, artificial intelligence, 6G, biotechnology and robotics. Although this document does not name China, it emphasizes that the EU should cooperate with countries with common concern and use the term "de -risk". (Responsible editor: (：)</text:p>
      <text:p text:style-name="P4">
News Source: <text:a xlink:type="simple" xlink:href="https://www.rfa.org/mandarin/Xinwen/5-06202023120905.html" text:style-name="Internet_20_link" text:visited-style-name="Visited_20_Internet_20_Link">
https://www.rfa.org/mandarin/Xinwen/5-06202023120905.html</text:a>
</text:p>
      <!--NEWS-->
      <text:h text:style-name="P10" text:outline-level="1">
<text:span text:style-name="T4">
Eason Chan Guangzhou concert song singles and Lin Xi who have been blocked</text:span>
</text:h>
      <text:p text:style-name="P4">
Author: None (Language: zh)</text:p>
      <text:p text:style-name="P4">
Publisher: None</text:p>
      <text:p text:style-name="P4">
Time: 2023-06-20T12:18:00Z</text:p>
      <text:p text:style-name="P4">
Description: Recently, Eason Chan's concerts were circulated on the Internet to send a song list. The lyricist of several songs was originally a Hong Kong lyricist Lin Xi, but it was replaced by the name of others, causing public opinion fermentation. The event of the organizer of Guangzhou now apologized, but still does not mention Lin Xi's name. Due to the public support of the Hong Kong umbrella movement and the delivery of the middle movement, Lin Xi was increasingly blocked in China.</text:p>
      <text:p text:style-name="P4">
Videos: []</text:p>
      <text:p text:style-name="P4">
Images: []</text:p>
      <text:p text:style-name="P4">
Subject: 时政风云</text:p>
      <text:p text:style-name="P4">
Subjects: ['谷歌', '香港', '雨伞革命', '香港政改', '专题报道：香港“反送中”抗议']</text:p>
      <text:p text:style-name="P4">
Keywords: ['陈奕迅', '林夕', '香港', '广州', '演唱会', '艺人', '封杀', '港独', '作词人', '作词', '歌曲']</text:p>
      <text:p text:style-name="P4">
Id: 65976920</text:p>
      <!--METADATA-->
      <text:p text:style-name="P4">
<text:a xlink:type="simple" xlink:href="https://www.dw.com/zh/overlay/image/article/65976920/41059847" text:style-name="Internet_20_link" text:visited-style-name="Visited_20_Internet_20_Link">
 </text:a>
Eason Chan became popular because of singing Lin Xi's song</text:p>
      <text:p text:style-name="P4">
(Voice of Germany Chinese), "King of K Songs", "Ren Me", "Want to Cry", "When the Earth has no flowers", "Ten Years", "Can't Drive", "Love Transfer", " You listen to me "...-- What are the common points of these popular songs of Hong Kong singer Eason Chan?</text:p>
      <text:p text:style-name="P4">
That's right. They are all old songs that are not unfamiliar, and they have been popular in Cantonese and Mandarin. They also come from the same role of the same lyricist. There are more than 3,800 songs, countless awards, and the reputation of words. His name is Lin Xi.</text:p>
      <text:p text:style-name="P4">
Almost all singers in Hong Kong singing have sang Lin Xi's songs. Eason Chan, who once became popular because of singing Lin Xi's song, said, "Without Lin Xi, there is no me." However, on the performance of the "Eason Chan FEARAND DREAMS Tour Concert-Guangzhou Station" on June 12, the official website of the Guangzhou Cultural Radio, Film and Television Tourism Bureau on June 12, on the performance list of the reporting information for the review and declaration of the report. Waiting for the names of other lyricists in Hong Kong and Taiwan. Lin Xi's name disappeared.</text:p>
      <text:p text:style-name="P4">
Related documents are rumored on social media such as Weibo, which has aroused heated discussion among netizens and public opinion at home and abroad. On June 15, the official website of the Guangzhou Culture, Radio, Television Tourism Bureau deleted the above performance list, leaving only the basic report of Eason Chan's concert. On June 18th, "Guangzhou Xinhui Culture Development Co., Ltd. apologized on the official Weibo statement as the organizer of Guangzhou, announcing that he was applying for the cancellation of the" cultural approval ", and said that" the operation was not rigorous, major mistakes occurred "" , "Express the authors of the songs sincerely", "sincerely apologize to the song copyright company", but the full text does not mention Lin Xi's name. On June 19, the official website of the Guangzhou authorities completely removed the entire approval. On the same day, Gan Jingjing, manager of Eason Chan, told the media, "If there is an error on the approval document, it cannot be allowed. We have terminated cooperation with the organizer immediately." It is reported that "Guangzhou Xinhui Culture" belongs to only one of the hosts. The unit is only affected by the document procedures. The concert of Eason Chan Guangzhou Station will still be held as scheduled.</text:p>
      <text:h text:style-name="P12" text:outline-level="3">
<text:span text:style-name="T4">
Support the Hong Kong War Movement</text:span>
</text:h>
      <text:p text:style-name="P4">
Lin Xi's original name Liang Weiteng, born in Hong Kong on December 7, 1961, is a veteran of the Hong Kong music scene. He has won the lyricist award of the lyricist of the music scene in a dozen times. Radio Hong Kong's "Top Ten Chinese Golden Melody Awards Concert" "Golden Needle Award" and other awards.</text:p>
      <text:p text:style-name="P4">
In 2014, a series of citizenship citizens fighting for the true universal election occurred in Hong Kong, commonly known as "Umbrella Movement". Lin Xi and the lyricist Pan wrote lyrics for the theme song of the Hong Kong Umbrella Movement "Support the Umbrella". The lyrics wrote, "Sitting on the sea, you, I am not afraid to be afraid of what to do like this, but in this night, I am more afraid of shouting in the heart." Tonight, you and I have a calm face to face the worry if you miss this night and you are afraid that you will not have the opportunity to shout at will again. "</text:p>
      <text:p text:style-name="P4">
In 2014, the "Umbrella Movement" that strives to fight in Hong Kong</text:p>
      <text:p text:style-name="P4">
When all the demands of the demonstrators were rejected by the authorities, Lin Xi voted with his feet and began to return to Hong Kong and Taiwan, and gradually lived in Taiwan. In 2019, Lin Xi repeatedly publicized the "Removal Middle" campaign in Hong Kong, and collaborated with the Taiwan Orchestra's "Fire Except" song "Double City", which reflects the voice of the protesters in the movement. <text:a xlink:type="simple" xlink:href="https://www.dw.com/zh/zh/写词赠罗冠聪-林夕被贴港独标签/a-54581151" text:style-name="Internet_20_link" text:visited-style-name="Visited_20_Internet_20_Link">
In 2020, Lin Xi rewritten his "agreement" that he wrote his lyrics as a singer Faye Wong, and presented to the former chairman of the "Hong Kong State" Luo Guancong</text:a>
Essence</text:p>
      <text:p text:style-name="P4">
As Lin Xi was blocked in China, Lin Xi was blocked in China, and many works were removed from the shelves. When many works he wrote in China were played in China, the lyricist became "anonymous". In August 2020, China CCTV published an article named Lin Xi, saying that "Hong Kong lyricist Lin Xi, who often opened the door of the Beijing Olympic Games, often opened the" My Gate Open ", and recently got it with 'Hong Kong Du". The article mentioned that in an interview, Lin Xi said that he was "glory" by the name of the music and being removed by the show in the mainland, and made a official mouthpiece for "Welcome to Beijing". Essence</text:p>
      <text:p text:style-name="P4">
After Hong Kong implemented the "National Security Law", Lin Xi obtained the National ID card of the Republic of China and officially settled in Taiwan. He said that he did not dare to return to Hong Kong and was worried about being persecuted, but he would continue to speak for Hong Kong and "pursue freedom."</text:p>
      <text:p text:style-name="P4">
There are more than 3,800 works in Lin Xi. Many songs are popular and loved by singers and fans. He was blocked by Beijing, which made Hong Kong and mainland artists encounter a common problem when singing his songs in the mainland. Eason Chan's Guangzhou concert show is just one of them. Most of the songs sung at a concert in Guangzhou in April this year in April this year were written by Lin Xi, but the song list only listed the song name, and the lyricist was left blank. After Eason Chan's Guangzhou concert was poorly tampered with as the storm of poet names, the relevant song list may also leave the lyricist to leave or do "anonymous".</text:p>
      <text:p text:style-name="P4">
Critics believe that if Hong Kong artists are allowed to change their names or remove their works in order to enter the mainland market, it is the "accomplice" that tampered with the facts and disguise themselves into a "accomplice" for those who are in power and creative freedom. Since 2014, mainland China has continued to block the entertainment industry through blocking artists, and has a particularly strict sealing order to artists holding different political claims.(Comprehensive report)</text:p>
      <text:p text:style-name="P4">
News Source: <text:a xlink:type="simple" xlink:href="https://www.dw.com/zh/陈奕迅广州演唱会歌单风波与被封杀的林夕/a-65976920" text:style-name="Internet_20_link" text:visited-style-name="Visited_20_Internet_20_Link">
https://www.dw.com/zh/陈奕迅广州演唱会歌单风波与被封杀的林夕/a-65976920?maca=chi-rss-chi-all-1127-rdf</text:a>
</text:p>
      <!--NEWS-->
      <text:h text:style-name="P10" text:outline-level="1">
<text:span text:style-name="T4">
China's economic recovery is stagnant, and the government remedy measures are stretched</text:span>
</text:h>
      <text:p text:style-name="P4">
Creator: KEITH BRADSHER,DAISUKE WAKABAYASHI,CLAIRE FU</text:p>
      <text:p text:style-name="P4">
Publisher: https://www.facebook.com/nytimeschinese</text:p>
      <text:p text:style-name="P4">
Published Time: 2023-06-20T12:28:41+08:00</text:p>
      <text:p text:style-name="P4">
Description: The export atrophy, the sluggish property market, the unemployment rate, the high unemployment rate, the loss of consumers' confidence ... Under these problems, the Chinese economic recovery has not appeared. The government has taken some stimulus measures, but their effectiveness has been questioned. Qilai Shen for the New York Times China ’s investment activities in China had a period of active in the end of last winter, and this spring was stagnant.</text:p>
      <text:p text:style-name="P4">
Images: ["<text:a xlink:type="simple" xlink:href="https://static01.nyt.com/images/2023/06/18/multimedia/00China-Econ-01-hfkc/00China-Econ-01-hfkc-master1050.jpg" text:style-name="Internet_20_link" text:visited-style-name="Visited_20_Internet_20_Link">
00China-Econ-...</text:a>
"]</text:p>
      <text:p text:style-name="P4">
Category: 中国</text:p>
      <text:p text:style-name="P4">
Type: Article</text:p>
      <!--METADATA-->
      <text:p text:style-name="P4">
<draw:frame draw:style-name="fr1" draw:name="Image204" text:anchor-type="as-char" svg:width="6.9236in" svg:height="4.615733in" draw:z-index="0">
<draw:image xlink:href="../Images/cnnytimes/2023-06-20T12-28-41-08-00/00China-Econ-01-hfkc-master1050.jpg" xlink:type="simple" xlink:show="embed" xlink:actuate="onLoad" draw:mime-type="image/jpeg"/>
</draw:frame>
In December last year, when China suddenly canceled the blockade and other epidemic prevention measures, officials and many investors in Beijing had expected the economy to recover.</text:p>
      <text:p text:style-name="P4">
But things are contrary to their wishes.</text:p>
      <text:p text:style-name="P4">
After a series of investment activities appeared in the end of winter, by this spring, China's investment has stagnated. Exit is shrinking. There are fewer and fewer newly started housing projects. The price is falling. More than one -fifth of young people were unemployed.</text:p>
      <text:p text:style-name="P4">
In the past few years, when the economy is unsightly, China has tried many remedial measures, such as paying roads and railway construction costs through a large number of loans. During the state, the country had a huge funding for testing and isolation. The use of borrowing for additional stimulus expenditure can stimulate the outbreak of economic activities, but this will be a difficult choice for policy makers who are worried about debt pressure.</text:p>
      <text:p text:style-name="P4">
"The authorities have the risk of lagging behind the situation in stimulating economic changes, but there is no rapid solution," said Lu Ziyi, an economist who studied Chinese issues in Singapore to study Chinese issues in Singapore.</text:p>
      <text:p text:style-name="P4">
In order to fight against the new crown virus, China is isolated from the world in the past three years. This decision has prompted many companies to start transferring the supply chain to other places. China now needs to adjust the economy. Chinese leader Xi Jinping <text:a xlink:type="simple" xlink:href="https://cn.nytimes.com/china/20230619/blinken-china-xi-diplomacy/" text:style-name="Internet_20_link" text:visited-style-name="Visited_20_Internet_20_Link">
Meet on Monday</text:a>
U.S. Secretary of State Brillings, the two countries tried to ease the tension of diplomatic tensions and paved the way for high -end economic talks in the next few weeks. Such discussions may slow down the increase in recent sanctions and countermeasures.</text:p>
      <text:p text:style-name="P4">
China's economic recovery is stagnant, and only a few types of expenditures such as tourism and catering have grown strongly. These numbers have increased compared with the extremely low level of the spring of 2022. At that time, the two -month blockade in Shanghai disrupted economic activities in central China.</text:p>
      <text:p text:style-name="P4">
There are fewer and fewer new residential projects in China. Qilai shen for the new york times</text:p>
      <text:p text:style-name="P4">
The economy is particularly weak in recent weeks.</text:p>
      <text:p text:style-name="P4">
"From April and May to the present, the economy has obviously unexpected changes, so that some people think that the original judgment may be too optimistic," said Yin Yanlin, former deputy director of the CCP's highest economic decision -making committee, in a speech at an academic conference on Saturday.</text:p>
      <text:p text:style-name="P4">
Chinese government officials have been hinted that the economic stimulus plan may soon be introduced.</text:p>
      <text:p text:style-name="P4">
advertise</text:p>
      <text:p text:style-name="P4">
Last Friday, after the meeting held by the Chinese State Council, the new Prime Minister Li Qiang said: "In response to changes in the economic situation, more powerful measures must be taken to enhance development momentum, optimize the economic structure, and promote the continuous rise of the economy."</text:p>
      <text:p text:style-name="P4">
The weak Chinese economy is also good for the global economy. Over the past four months, Chinese consumers and producers have fallen, which has suppressed Western inflation by lowering the cost of importing from China.</text:p>
      <text:p text:style-name="P4">
Tourism is one of the few categories of expenditures growing this year. Qilai shen for the new york times</text:p>
      <text:p text:style-name="P4">
But weak demand in China may also exacerbate the global economic slowdown. Earlier this year, Europe has been <text:a xlink:type="simple" xlink:href="https://www.nytimes.com/2023/06/08/business/eurozone-recession-economy.html" text:style-name="Internet_20_link" text:visited-style-name="Visited_20_Internet_20_Link">
in a gentle recession</text:a>
Essence The rapid interest rate hike in the United States has prompted some investors to bet on the United States at the end of this year.</text:p>
      <text:p text:style-name="P4">
Beijing has taken some measures to regain the economy. Implement tax reduction and exemption policies for small and micro enterprises. Reduce bank deposit interest rates to encourage families to consume more instead of savings. The latest government measures were introduced on Tuesday. The state -controlled banking system reduced the benchmark interest rate of corporate loans and housing mortgage loans.</text:p>
      <text:p text:style-name="P4">
But many economists at home and abroad are worried about the effectiveness of new measures.</text:p>
      <text:p text:style-name="P4">
Consumers are unwilling to consume, and investors are cautious about investing in Chinese companies. Compared with 2022, private investment has actually declined so far this year. The real estate market is still in crisis. Developers borrow more funds to repay the existing debt and complete existing projects, although China has been plagued by excess housing supply.</text:p>
      <text:p text:style-name="P4">
Consumers have been cautious, partly because the real estate market as a source of wealth is unstable. Qilai shen for the new york times</text:p>
      <text:p text:style-name="P4">
The housing market is in the center of the troubles currently facing. The construction industry accounts for a quarter of the proportion of China's economy. However, due to the default of the developer's debt and failed to complete the apartment paid by the buyer, the potential buyers have dispelled the buying plan.</text:p>
      <text:p text:style-name="P4">
Compared with the same period last year, housing construction in the first five months of this year fell by nearly 23%. This shows that the real estate industry will further fall in the next few months.</text:p>
      <text:p text:style-name="P4">
advertise</text:p>
      <text:p text:style-name="P4">
The 27 -year -old Chen Leiqian (Yin) was engaged in marketing in Beijing. She started to find a house with her boyfriend who had been dating for five years in 2021. But then they decided to continue renting and living after marriage.</text:p>
      <text:p text:style-name="P4">
"That is, the nation's house prices are falling, and then the economy is not good, but there are too many factors that are unstable," Chen Leiqian said.</text:p>
      <text:p text:style-name="P4">
Chen Leiqian worked in an online counseling company and cracked down on China in 2021 [Promotional Private Education and Training Industry]](https://cn.nytimes.com/business/20210730/china-education-tutors/)Later, two -thirds of her colleagues in her department were fired. She also had a friend who could not afford a mortgage after unemployment in the technology industry, and lost the house due to redeemed.</text:p>
      <text:p text:style-name="P4">
When looking for an effective plan for a new round of economic stimulus, what may bring the biggest dilemma to policy makers is the cautious attitude of middle -class families like Chen Leiqian.</text:p>
      <text:p text:style-name="P4">
"You can sprinkle money to people, but if they don't have confidence, they will not spend money," said Elisia Garcia Elero, chief economist of the Asia-Pacific region of France.</text:p>
      <text:p text:style-name="P4">
The expenditure of dining in restaurants is growing, but on the other hand, the family strives to repay debts and avoid the purchase of commodities. Qilai shen for the new york times</text:p>
      <text:p text:style-name="P4">
It is not just family to work hard to repay debts, so is the local government, which limits their ability to increase infrastructure expenditure.advertise</text:p>
      <text:p text:style-name="P4">
The sluggish real estate industry has damaged domestic demand. However, since this year, exports have been flat, and in May, it has actually declined. China's exports have always been strong, and its weakness is particularly noteworthy, because since mid -January, Beijing has allowed RMB to depreciate about 7%against the US dollar. The devaluation of the renminbi has made Chinese export products more competitive in foreign markets.</text:p>
      <text:p text:style-name="P4">
More exports help create employment opportunities and may make up for the original weak domestic economy. However, it is unclear to how much China can rely on exports to help economic growth, as some of China's largest trading partners have transferred some purchases to other Asian countries.</text:p>
      <text:p text:style-name="P4">
In the United States, the Trump administration levies tariffs on a series of Chinese industrial products, making US companies buy products from China. Last year, President Biden persuaded Congress to approve extensive subsidies for American products such as electric vehicles and solar panels. Compared with May last year, China's exports to the United States fell 18.2%last month.</text:p>
      <text:p text:style-name="P4">
The United States has formulated subsidies for electric vehicle production to try to fight against China. Qilai shen for the new york times</text:p>
      <text:p text:style-name="P4">
Now, when considering how to boost the economy, it must cope with the loss of consumer confidence.</text:p>
      <text:p text:style-name="P4">
Charles Wang (Yin) runs a small tourist company with only eight employees in Zhangjiakou, northern China. After the epidemic, his business rebounded almost completely, but he had no plan to invest in expansion.</text:p>
      <text:p text:style-name="P4">
"Our economy is actually going down, and everyone does not have so much time and willingness to spend," Charles Wang said. "It's because everyone doesn't want to spend money anymore. Still, everyone is afraid, but rich people are also afraid."</text:p>
      <text:p text:style-name="P4">
News Source: <text:a xlink:type="simple" xlink:href="https://cn.nytimes.com/china/20230620/china-economy-stimulus/" text:style-name="Internet_20_link" text:visited-style-name="Visited_20_Internet_20_Link">
https://cn.nytimes.com/china/20230620/china-economy-stimulus/</text:a>
</text:p>
      <!--NEWS-->
      <text:h text:style-name="P10" text:outline-level="1">
<text:span text:style-name="T4">
Ukraine: Russia drone overnight air strike Kiev</text:span>
</text:h>
      <text:p text:style-name="P4">
Publisher: 法新社</text:p>
      <text:p text:style-name="P4">
Published Time: 2023-06-20T12:32:08+00:00</text:p>
      <text:p text:style-name="P4">
Modified Time: 2023-06-20T12:05:02+00:00</text:p>
      <text:p text:style-name="P4">
Description: (AFP, Kiev, 20th) Ukrainian officials said today that the Russian army launched a large -scale drone attack against the capital Kiev overnight and attacked other cities at the same time. No casualties have been repor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617581in" draw:z-index="0">
<draw:image xlink:href="../Images/rficn/2023-06-20T12-32-08-00-00/000000.png" xlink:type="simple" xlink:show="embed" xlink:actuate="onLoad" draw:mime-type="image/png"/>
</draw:frame>
Kiev's military service place posted in the communication software Telegram, saying that "the capital has suffered a new wave of large -scale air strikes." Essence</text:p>
      <text:p text:style-name="P4">
Kiev's Military Resources Department also pointed out: "According to the usual method of attacking the unmanned flight vehicle (UAV), these drones captured the capital from different directions. Test more than 20 enemy goals and be destroyed by the military and air defense systems. "</text:p>
      <text:p text:style-name="P4">
Kiev's Military Service Office said: "At this stage, there is no information about personnel casualties or damage."</text:p>
      <text:p text:style-name="P4">
In Lviv, western Ukraine, Lviv Governor Maximkozytski posted in Telegram that "key infrastructure" was attacked by drones, but did not provide more details. No one was reported to be injured yet.</text:p>
      <text:p text:style-name="P4">
The Zaporizhzhia military said that Zapolo and surrounding areas have once become a "large -scale attack" target to lock civilians.</text:p>
      <text:p text:style-name="P4">
Vitaliy Kim, the governor of Nicholas, posted in Telegram that there were also three witnesses drones from the southern region of Mykolaiv.</text:p>
      <text:p text:style-name="P4">
The Ukrainian General Staff subsequently said that of the 30 of the 30 drones that were dispatched overnight by the Russian army, 28 were shot down by Ukraine air defense systems.</text:p>
      <text:p text:style-name="P4">
News Source: <text:a xlink:type="simple" xlink:href="https://www.rfi.fr/cn/%E5%9B%BD%E9%99%85%E6%8A%A5%E9%81%93/20230620-%E4%B9%8C%E5%AE%98%E5%91%98-%E4%BF%84%E6%97%A0%E4%BA%BA%E6%9C%BA%E8%BF%9E%E5%A4%9C%E5%A4%A7%E8%A7%84%E6%A8%A1%E7%A9%BA%E8%A2%AD%E5%9F%BA%E8%BE%85" text:style-name="Internet_20_link" text:visited-style-name="Visited_20_Internet_20_Link">
https://www.rfi.fr/cn/%E5%9B%BD%E9%99%85%E6%8A%A5%E9%81%93/20230620-%E4%B9%8C%E5%AE%98%E5%91%98-%E4%BF%84%E6%97%A0%E4%BA%BA%E6%9C%BA%E8%BF%9E%E5%A4%9C%E5%A4%A7%E8%A7%84%E6%A8%A1%E7%A9%BA%E8%A2%AD%E5%9F%BA%E8%BE%85</text:a>
</text:p>
      <!--NEWS-->
      <text:h text:style-name="P10" text:outline-level="1">
<text:span text:style-name="T4">
Blintken met with Xi Jinping, and China and the United States sought to relax the relationship</text:span>
</text:h>
      <text:p text:style-name="P4">
Creator: 黄安伟,DAVID PIERSON</text:p>
      <text:p text:style-name="P4">
Publisher: https://www.facebook.com/nytimeschinese</text:p>
      <text:p text:style-name="P4">
Published Time: 2023-06-20T12:36:10+08:00</text:p>
      <text:p text:style-name="P4">
Description: On the occasion of the global concerns about Sino -US relations, Bollingin's visit to China aims to ensure that competition "will not evolve into conflict." Xi Jinping and him met at least one signal to the outside world, that is, the relationship between the two sides did not want the relationship between the two countries to be defined by hostility. POOL Photo by Leah Millis Monday, US Secretary of State Anthony Brinkeng met with Chinese President Xi Jinping in the Great Hall of the People in Beijing.</text:p>
      <text:p text:style-name="P4">
Images: ["<text:a xlink:type="simple" xlink:href="https://static01.nyt.com/images/2023/06/19/multimedia/19china-blinken-ftjl/19china-blinken-ftjl-master1050.jpg" text:style-name="Internet_20_link" text:visited-style-name="Visited_20_Internet_20_Link">
19china-blink...</text:a>
", "<text:a xlink:type="simple" xlink:href="https://static01.nyt.com/images/2023/06/19/multimedia/19china-blinken-qbkv/19china-blinken-qbkv-master1050.jpg" text:style-name="Internet_20_link" text:visited-style-name="Visited_20_Internet_20_Link">
19china-blink...</text:a>
"]</text:p>
      <text:p text:style-name="P4">
Category: 中国</text:p>
      <text:p text:style-name="P4">
Type: Article</text:p>
      <!--METADATA-->
      <text:p text:style-name="P4">
<draw:frame draw:style-name="fr1" draw:name="Image211" text:anchor-type="as-char" svg:width="6.9236in" svg:height="4.615733in" draw:z-index="0">
<draw:image xlink:href="../Images/cnnytimes/2023-06-20T12-36-10-08-00/19china-blinken-ftjl-master1050.jpg" xlink:type="simple" xlink:show="embed" xlink:actuate="onLoad" draw:mime-type="image/jpeg"/>
</draw:frame>
U.S. Secretary of State Brills held a meeting with Chinese leader Xi Jinping on Monday. The United States and China are seeking the relationship between the two countries that ease the state of deep freezing. This state has aroused concerns about the increase in the risk of conflict between the two countries.</text:p>
      <text:p text:style-name="P4">
The 35 -minute meeting this time was the climax of Brinken's two -day visit to China. The signal released by the meeting is that at least for the present, the United States and China do not want the relationship between the two countries to be disclosed. Competition and diplomatic efforts have a huge interest relationship.</text:p>
      <text:p text:style-name="P4">
Blintken and Xi Jinping held a meeting in the magnificent Great Hall on the west side of Tiananmen Square. Xi Jinping often met with politicians here. His opening of the game was harmonious and praised the two sides to make progress on some unexplained issues during the visit of Brinken, saying "this is good."</text:p>
      <text:p text:style-name="P4">
As the leaders of the two largest economies in the world, President Xi Jinping and President Biden are facing increasing pressure from other countries, asking them to curb the increasingly intense stance of the two governments. The stance of the two countries on major issues is relative: Taiwan issue, Beijing calls this de facto independent island as its territory; China's continuous expansion of military influence; development of advanced technology; Russia's war in Ukraine, and human rights issues.</text:p>
      <text:p text:style-name="P4">
Many problems have troubled US -China relations for many years. However, as the Chinese military and economic strength increased, and Xi Jinping and his assistants believed that the United States was at the end of decline, the conflict around these problems became more acute. It is unclear whether high -level diplomacy can change the trajectory of the relationship between the two countries, but U.S. officials said that at least they hope that such talks can make the two sides see each other's intentions more clearly and avoid misjudgment.</text:p>
      <text:p text:style-name="P4">
<draw:frame draw:style-name="fr1" draw:name="Image212" text:anchor-type="as-char" svg:width="6.9236in" svg:height="4.69486in" draw:z-index="0">
<draw:image xlink:href="../Images/cnnytimes/2023-06-20T12-36-10-08-00/19china-blinken-qbkv-master1050.jpg" xlink:type="simple" xlink:show="embed" xlink:actuate="onLoad" draw:mime-type="image/jpeg"/>
</draw:frame>
On Monday, Brinken, Xi Jinping and Wang Yi were in the Great Hall of the People. POOL Photo by Leah Millis</text:p>
      <text:p text:style-name="P4">
Officials in Washington and Beijing acknowledged that it is necessary to prevent the sharp decline in relations between the two countries. But even when the two governments explored how to rebuild the relationship during the visits of Brinken, the two sides were trying to show that they would not compromise on the core issue.</text:p>
      <text:p text:style-name="P4">
In the opening of the meeting with Brinken, Xi Jinping implied China's dissatisfaction. He said: "The exchanges between the country should always be based on mutual respect and sincerity. Make more positive contributions. "</text:p>
      <text:p text:style-name="P4">
Bollingak said later that he emphasized the needs of "direct participation and continuous communication" in all meetings. Washington has accused the Chinese government of deficiencies in this area. Broskens again on Monday for example: he said that he and assistants urged China to open the military communication channels in the talks -US officials believe that this is related to the crisis of waters and airspace around China. Important -but rejected.</text:p>
      <text:p text:style-name="P4">
Brinken also said that he also discussed other difficult topics: Ukrainian war, North Korea's nuclear plan, coercion economic policy, illegal detention of American citizens, and suppression in Xinjiang, Tibet and Hong Kong.</text:p>
      <text:p text:style-name="P4">
The State Council stated that Brinton conducted a "frank, deep, and constructive communication" with Xi Jinping, Wang Yi, the highest foreign policy official of Xi Jinping, Chinese highest foreign policy officials, and Minister of Foreign Minister Qin Gang.</text:p>
      <text:p text:style-name="P4">
When talking about the competition between the two countries, he stated that the United States will "responsible managing the competition, so that the relationship between the two countries will not fall into a conflict" and propose the field of potential cooperation, including climate change, global food security and control of lethal fatal and fatal control. Obscopic drugs Fentany's production.</text:p>
      <text:p text:style-name="P4">
Blinger heard some fierce words in a two -day interview. On Monday morning, Wang Yi bluntly at the three -hour meeting of the Diaoyutai State Hotel, blaming Washington in Washington.</text:p>
      <text:p text:style-name="P4">
According to the official information released by China, Wang Yi said that the United States should cooperate with China, not "hype‘ Chinese threat theory ’. He said Washington must cancel sanctions against China and stop suppressing China's technological development. He accused the United States of [providing weapons] to Taiwan <text:a xlink:type="simple" xlink:href="https://cn.nytimes.com/asia-pacific/20221010/taiwan-biden-weapons-china/" text:style-name="Internet_20_link" text:visited-style-name="Visited_20_Internet_20_Link">
provides weapons</text:a>
, "To interfere with China's internal affairs" on issues such as Taiwan.</text:p>
      <text:p text:style-name="P4">
advertise</text:p>
      <text:p text:style-name="P4">
U.S. diplomats did not express expectations for major breakthroughs before attending the meeting. On the contrary, they emphasized the development channels that have worked hard to rebuild in recent months, and made progress in negotiations of small issues such as visas and commercial flights between the two countries. The two sides agreed to work hard to solve these problems in the next few months.</text:p>
      <text:p text:style-name="P4">
Blint is the first US Secretary of State to visit Beijing since 2018. When he visited, the relationship between the two sides had fallen to the lowest valley of decades in the past six years. In February, the Pentagon announced that a Chinese reconnaissance balloon was drifting over the United States in the United States -this prompted Brinken to cancel the Beijing trip that was about to perform at that time -the US fighter aircraft received an order to shoot down the balloon, which intensified the tension.</text:p>
      <text:p text:style-name="P4">
In February, a large balloon was shot down above the Atlantic coast, and a fighter flew. Chad Fish, Via Associated Press</text:p>
      <text:p text:style-name="P4">
Blindken had confronted Wang Yi during the Munich Safety Conference at the end of February this year. He told Wang Yi that Washington believes that China is considering providing lethal weapons support for Russia's Ukraine War, which has led to further deterioration of relations between the two countries. China's response is to freeze some important diplomatic exchanges and strengthen domestic anti -American propaganda.</text:p>
      <text:p text:style-name="P4">
Although Biden and its assistants have adopted tough and comprehensive business policies such as export control in the strategic field (especially semiconductor fields) to try to limit China's growth in the strategic field (especially semiconductor fields), and also strengthened military cooperation with Asian countries. The Biden government has a weak attitude towards China. Some Republican councilors even <text:a xlink:type="simple" xlink:href="https://www.nytimes.com/2023/06/16/us/politics/republicans-blinken-china.html" text:style-name="Internet_20_link" text:visited-style-name="Visited_20_Internet_20_Link">
criticize Brinken</text:a>
Visit China, saying that this is tantamount to concession to Beijing. When Biden is expected to seek re -election next year, the wording of American politicians on Chinese issues will become more and more intense.</text:p>
      <text:p text:style-name="P4">
Both officials said that Brinton's visit to China will contribute to other senior US officials to visit Beijing in the near future, including Treasury Minister Jennite Yellen, Commercial Minister Gina Raymond, and the special envoy of the presidential climate change affairs. John Kerry. Qin Gang is also expected to visit Washington under the invitation of Brinken.</text:p>
      <text:p text:style-name="P4">
On Sunday, Blint and Chinese Foreign Minister Qin Gang met for more than five hours. POOL Photo by Leah MillisPeople's hope is that these talks in Beijing will promote the two governments to "form the principle framework for managing US -China relations in order to restrict competition in acceptable scope and work hard to create more cooperation in regions where China and the United States have overlap. Space, "Bai Jiexi, political scientist of Cornell University(Jessica Chen Weiss)He said that she has recently made suggestions to the State Council on the Chinese policy.</text:p>
      <text:p text:style-name="P4">
In April, a Chinese naval ship near Dongji Island, Taiwan. LAM YIK Fei for the New York Times</text:p>
      <text:p text:style-name="P4">
Before Brinken's visit to China, China adopted a tough attitude and repeatedly accused the United States of lack of "sincerity". While calling for negotiations, it continued to harm China's interests, whether it was implemented with new sanctions or establishing a trade relationship with Taiwan.</text:p>
      <text:p text:style-name="P4">
However, Xi Jinping's decision to meet with Brinken shows that China is also uneasy about the upgrade of tension.</text:p>
      <text:p text:style-name="P4">
advertise</text:p>
      <text:p text:style-name="P4">
"Although China strives to make this trip look more like the United States wants to come to China, China's side also attaches great importance to Brinkeit's interviews and brings greater stability issues to US -China relations." Han Lei, an official of the National Security Council of the Obama administration(Paul Haenle)explain.</text:p>
      <text:p text:style-name="P4">
Due to the deterioration of the economy, the Chinese government may face increasing pressure on stable Sino -US relations. Xi Jinping also wants to stabilize the relationship between the two countries.(https://cn.nytimes.com/world/20230313/saudi-arabia-iran-china-biden/)Essence If Xi Jinping chose to attend the Asia -Pacific Economic Cooperation Leadership Summit, he and Biden will meet again in San Francisco in November this year.</text:p>
      <text:p text:style-name="P4">
"In the past few months, China has always attributed Sino -US relations and broader domestic issues to the United States," "He Renan, a senior researcher at the Brookings Society of the Chinese Affairs Department in the Obama administration,(RyanHass)explain. "Now, Chinese leaders need to open up political space in order to turn to more direct communication."</text:p>
      <text:p text:style-name="P4">
News Source: <text:a xlink:type="simple" xlink:href="https://cn.nytimes.com/china/20230619/blinken-china-xi-diplomacy/" text:style-name="Internet_20_link" text:visited-style-name="Visited_20_Internet_20_Link">
https://cn.nytimes.com/china/20230619/blinken-china-xi-diplomacy/</text:a>
</text:p>
      <!--NEWS-->
      <text:h text:style-name="P10" text:outline-level="1">
<text:span text:style-name="T4">
Google may move some Pixel mobile phones to India to produce</text:span>
</text:h>
      <text:p text:style-name="P4">
Author: None</text:p>
      <text:p text:style-name="P4">
Publisher: Radio Free Asia (Organization)</text:p>
      <text:p text:style-name="P4">
Published Time: 2023-06-20T12:54:00-04:00</text:p>
      <text:p text:style-name="P4">
Modified Time: 2023-06-20T12:59: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4.612011in" draw:z-index="0">
<draw:image xlink:href="../Images/rfamandarin/2023-06-20T12-54-00-04-00/000000.png" xlink:type="simple" xlink:show="embed" xlink:actuate="onLoad" draw:mime-type="image/png"/>
</draw:frame>
The picture shows a Pixel folding mobile phone, which is taken on May 10, 2023. <text:a xlink:type="simple" xlink:href="https://www.rfa.org/mandarin/Xinwen/6-06202023125143.html/@@images/image" text:style-name="Internet_20_link" text:visited-style-name="Visited_20_Internet_20_Link">
</text:a>
The Associated Press Photo Comprehensive Foreign Electric News on the 20th, Bloomberg News quoted people familiar with the matter on the same day. Google, a subsidiary of Alphabetinc, has begun to negotiate with local suppliers in India, seeking to move some of its Pixel smartphones to Production of India. According to Reuters, after China's strict epidemic prevention restrictions hindered the production of domestic manufacturing, global technology giants began to regard India as a manufacturing center and remove production capacity out of China. Bloomberg News reported that Google has negotiated with Indian companies Lava International LTD, Dixontechnologies (INDIA) and Hon Hai's Fuzhikang Indian subsidiary Bharat Fih Limited (BFIH). For the above reports, Lava, Dixon, BFIH and Alphabet did not immediately respond to Reuters inquiries. (Responsible editor: (：)</text:p>
      <text:p text:style-name="P4">
News Source: <text:a xlink:type="simple" xlink:href="https://www.rfa.org/mandarin/Xinwen/6-06202023125143.html" text:style-name="Internet_20_link" text:visited-style-name="Visited_20_Internet_20_Link">
https://www.rfa.org/mandarin/Xinwen/6-06202023125143.html</text:a>
</text:p>
      <!--NEWS-->
      <text:h text:style-name="P10" text:outline-level="1">
<text:span text:style-name="T4">
It is said that the Norwegian Men's Norwegian man was arrested in Hungary 12 years ago</text:span>
</text:h>
      <text:p text:style-name="P4">
Publisher: 法新社</text:p>
      <text:p text:style-name="P4">
Published Time: 2023-06-20T13:02:10+00:00</text:p>
      <text:p text:style-name="P4">
Modified Time: 2023-06-20T12:35:02+00:00</text:p>
      <text:p text:style-name="P4">
Description: (France -Popers, 20th) Hungarian authorities announced the arrest of a Norwegian man today. He was suspected of planning and launching a 2011 Norwegian Right -wing Nazi ANDERS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617581in" draw:z-index="0">
<draw:image xlink:href="../Images/rficn/2023-06-20T13-02-10-00-00/000000.png" xlink:type="simple" xlink:show="embed" xlink:actuate="onLoad" draw:mime-type="image/png"/>
</draw:frame>
Police said the 45 -year -old suspected of being detained by Hungarian anti -terrorism police on the 14th and was prosecuted by threatening to commit terrorist acts.</text:p>
      <text:p text:style-name="P4">
Police accused the suspected film that uploaded to the Internet and said he intends to launch an attack case "beyond the 2011 (Brevik) crime".</text:p>
      <text:p text:style-name="P4">
Most of the suspicion in the pre -record film is Norwegian, but some films are also intimidated in English.</text:p>
      <text:p text:style-name="P4">
Hungarian police said men threatened to attack airports and railway stations.</text:p>
      <text:p text:style-name="P4">
The Norwegian police told Hungary investigators that the man was convicted many times for violence and sexual crimes in his mother country.</text:p>
      <text:p text:style-name="P4">
In the past, most of Norway could survive the violent incidents of extremes. Until July 22, 2011, after Brevik killed 8 people in Oslo, they entered the summer camp of the left -wing youth on Utoya. Kill innocent.</text:p>
      <text:p text:style-name="P4">
News Source: <text:a xlink:type="simple" xlink:href="https://www.rfi.fr/cn/%E5%9B%BD%E9%99%85%E6%8A%A5%E9%81%93/20230620-%E7%A7%B0%E8%A6%81%E8%B6%85%E8%B6%8A12%E5%B9%B4%E5%89%8D%E6%96%B0%E7%BA%B3%E7%B2%B9%E5%A4%A7%E5%B1%A0%E6%9D%80-%E6%8C%AA%E5%A8%81%E7%94%B7%E5%9C%A8%E5%8C%88%E7%89%99%E5%88%A9%E8%A2%AB%E6%8D%95" text:style-name="Internet_20_link" text:visited-style-name="Visited_20_Internet_20_Link">
https://www.rfi.fr/cn/%E5%9B%BD%E9%99%85%E6%8A%A5%E9%81%93/20230620-%E7%A7%B0%E8%A6%81%E8%B6%85%E8%B6%8A12%E5%B9%B4%E5%89%8D%E6%96%B0%E7%BA%B3%E7%B2%B9%E5%A4%A7%E5%B1%A0%E6%9D%80-%E6%8C%AA%E5%A8%81%E7%94%B7%E5%9C%A8%E5%8C%88%E7%89%99%E5%88%A9%E8%A2%AB%E6%8D%95</text:a>
</text:p>
      <!--NEWS-->
      <text:h text:style-name="P10" text:outline-level="1">
<text:span text:style-name="T4">
The European Union is frustrated in promoting China</text:span>
</text:h>
      <text:p text:style-name="P4">
Authors: ['萨姆•弗莱明', '安迪•邦兹']</text:p>
      <text:p text:style-name="P4">
Publisher: 英国《金融时报》</text:p>
      <text:p text:style-name="P4">
Time: 2023-06-20T13:23:29+00:00</text:p>
      <text:p text:style-name="P4">
Published Time: 2023-06-19T12:00:99+08:00</text:p>
      <text:p text:style-name="P4">
Modified Time: 2023-06-20T07:33:99+08:00</text:p>
      <text:p text:style-name="P4">
Description: EU member states responded to relatively cold response to the establishment of an institutional system for review, requiring further evidence to explain its necessity.</text:p>
      <text:p text:style-name="P4">
Images: ["<text:a xlink:type="simple" xlink:href="https://thumbor.ftacademy.cn/unsafe/picture/1/000184931_piclink.jpg" text:style-name="Internet_20_link" text:visited-style-name="Visited_20_Internet_20_Link">
000184931_pic...</text:a>
"]</text:p>
      <text:p text:style-name="P4">
Themes: ['出口管制', '关注']</text:p>
      <text:p text:style-name="P4">
Keywords: ['出口管制', '技术封锁', '中欧关系', '欧盟', '贸易', '脱钩']</text:p>
      <text:p text:style-name="P4">
Type: Article</text:p>
      <!--METADATA-->
      <text:p text:style-name="P4">
<draw:frame draw:style-name="fr1" draw:name="Image219" text:anchor-type="as-char" svg:width="6.9236in" svg:height="3.901286in" draw:z-index="0">
<draw:image xlink:href="../Images/FT Chinese Free Version/2023-06-20T13-23-29-00-00/000184931_piclink.jpg" xlink:type="simple" xlink:show="embed" xlink:actuate="onLoad" draw:mime-type="image/jpeg"/>
</draw:frame>
EU(EU)It is frustrated to further strengthen economic security measures for competitors such as China, because EU member states ask the EU to provide more evidence to support the implementation of stricter rules.</text:p>
      <text:p text:style-name="P4">
European Commission(European Commission)Pressing pressure on the EU governments has been required to consider establishing a system for reviewing foreign investment, and to establish a more coordinated export control system for technologies with high sensitivity.</text:p>
      <text:p text:style-name="P4">
News Source: <text:a xlink:type="simple" xlink:href="http://www.ftchinese.com/story/001100034" text:style-name="Internet_20_link" text:visited-style-name="Visited_20_Internet_20_Link">
http://www.ftchinese.com/story/001100034</text:a>
</text:p>
      <!--NEWS-->
      <text:h text:style-name="P10" text:outline-level="1">
<text:span text:style-name="T4">
Xiao Zi reiterated that the decentralized trade risk Li Qiangzhong joined hands with the economy to fight for the economy</text:span>
</text:h>
      <text:p text:style-name="P4">
Publisher: 法新社</text:p>
      <text:p text:style-name="P4">
Published Time: 2023-06-20T13:32:08+00:00</text:p>
      <text:p text:style-name="P4">
Modified Time: 2023-06-20T16:05:02+00:00</text:p>
      <text:p text:style-name="P4">
Description: (Agence France -Presse Berlin, 20th) German Prime Minister Xiao Zi met with the visiting Prime Minister of the State Council of the Chinese State Council today. After the meeting, Xiao Zi reiterated the policy of German decentralized trade risks. Do not use risk as an excuse to alienate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617581in" draw:z-index="0">
<draw:image xlink:href="../Images/rficn/2023-06-20T13-32-08-00-00/000000.png" xlink:type="simple" xlink:show="embed" xlink:actuate="onLoad" draw:mime-type="image/png"/>
</draw:frame>
Agence France -Presse reported that this was the first visit to Li Qiang after taking office, highlighting Beijing's emphasis on improving the relationship between China and the European Union (EU). The EU's criticism of Beijing has become more and more loud.</text:p>
      <text:p text:style-name="P4">
Germany and the European Union have been harmed due to the interruption of the supply chain interruption of Russia's natural gas and COVID-19 (2019 coronary virus disease). Since then, they have continued to strengthen the "de-risk" action to relieve China.</text:p>
      <text:p text:style-name="P4">
Olaf Scholz said at a press conference after the talks that Germany is "committed to actively expanding economic relations with Asia and other regions.</text:p>
      <text:p text:style-name="P4">
However, Li Qiang emphasized that "the lack of growth in the global economic recovery" at a press conference, and "China and Germany, as influential powers, should work closely to promote world peace and development."</text:p>
      <text:p text:style-name="P4">
Li Qiang also said that investors attach great importance to removing risks. "But if they are in the name of risks, they will decompose or treat some countries to act as possible ... then it will violate market rules and the principles of fair competition."</text:p>
      <text:p text:style-name="P4">
He also said: "I think most friends in the German industry will not regard China as a risk, nor will they agree to conduct any so -called de -risk actions against China."</text:p>
      <text:p text:style-name="P4">
Exporting power Germany has always enjoyed a special relationship with China. Former Prime Minister Angelamerkel's administration period, Germany adopted a pragmatic approach to China. On the one hand, China became a major market for German exporters. Obviously not to be revealed.</text:p>
      <text:p text:style-name="P4">
But to this day, in the first national security strategy report released by the German government a few days before Li Qiang's visit, it is called China as "partners, competitors, and hostile systems". "Facing more and more stress", and ignore human rights.</text:p>
      <text:p text:style-name="P4">
News Source: <text:a xlink:type="simple" xlink:href="https://www.rfi.fr/cn/%E5%9B%BD%E9%99%85%E6%8A%A5%E9%81%93/20230620-%E8%90%A7%E5%85%B9%E9%87%8D%E7%94%B3%E5%88%86%E6%95%A3%E8%B4%B8%E6%98%93%E9%A3%8E%E9%99%A9-%E6%9D%8E%E5%BC%BA%E5%90%81%E5%BE%B7%E4%B8%AD%E6%90%BA%E6%89%8B%E6%8B%9A%E7%BB%8F%E6%B5%8E" text:style-name="Internet_20_link" text:visited-style-name="Visited_20_Internet_20_Link">
https://www.rfi.fr/cn/%E5%9B%BD%E9%99%85%E6%8A%A5%E9%81%93/20230620-%E8%90%A7%E5%85%B9%E9%87%8D%E7%94%B3%E5%88%86%E6%95%A3%E8%B4%B8%E6%98%93%E9%A3%8E%E9%99%A9-%E6%9D%8E%E5%BC%BA%E5%90%81%E5%BE%B7%E4%B8%AD%E6%90%BA%E6%89%8B%E6%8B%9A%E7%BB%8F%E6%B5%8E</text:a>
</text:p>
      <!--NEWS-->
      <text:h text:style-name="P10" text:outline-level="1">
<text:span text:style-name="T4">
EU releases economic security strategy key technologies to leak China</text:span>
</text:h>
      <text:p text:style-name="P4">
Author: chinese@voanews.com (杨安)</text:p>
      <text:p text:style-name="P4">
Publisher: 美国之音中文网 (Type: NewsMediaOrganization)</text:p>
      <text:p text:style-name="P4">
Published Time: 2023-06-20T13:36:22+08:00</text:p>
      <text:p text:style-name="P4">
Modified Time: 2023-06-20 05:36:22Z</text:p>
      <text:p text:style-name="P4">
Description: The European Commission plans to propose some measures this year to solve the security risks brought by overseas investment and strengthen export control of civil and military products to ensure that the EU's precious technology will not flow into China and other countries.</text:p>
      <text:p text:style-name="P4">
Videos: []</text:p>
      <text:p text:style-name="P4">
Images: []</text:p>
      <text:p text:style-name="P4">
Categories: ['欧洲', '中国', '科技']</text:p>
      <text:p text:style-name="P4">
Type: None</text:p>
      <!--METADATA-->
      <text:p text:style-name="P4">
Nonenone</text:p>
      <text:p text:style-name="P4">
News Source: <text:a xlink:type="simple" xlink:href="https://www.voachinese.com/a/eu-to-introduce-technology-export-control-as-concerns-over-china-grow-20230620/7144540.html" text:style-name="Internet_20_link" text:visited-style-name="Visited_20_Internet_20_Link">
https://www.voachinese.com/a/eu-to-introduce-technology-export-control-as-concerns-over-china-grow-20230620/7144540.html</text:a>
</text:p>
      <!--NEWS-->
      <text:h text:style-name="P10" text:outline-level="1">
<text:span text:style-name="T4">
Facts ｜ &amp; quot; red line &amp; quot; replacing the red carpet Brinkeaka was humiliated in China?</text:span>
</text:h>
      <text:p text:style-name="P4">
Author: 作者：庄敬</text:p>
      <text:p text:style-name="P4">
Publisher: Radio Free Asia (Organization)</text:p>
      <text:p text:style-name="P4">
Published Time: 2023-06-20T13:40:09-04:00</text:p>
      <text:p text:style-name="P4">
Modified Time: 2023-06-20T13:40:09-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629306in" draw:z-index="0">
<draw:image xlink:href="../Images/rfamandarin/2023-06-20T13-40-09-04-00/000000.png" xlink:type="simple" xlink:show="embed" xlink:actuate="onLoad" draw:mime-type="image/png"/>
</draw:frame>
 <text:a xlink:type="simple" xlink:href="https://www.rfa.org/mandarin/shishi-hecha/hc-06202023130648.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US Secretary of State Antony Blinken arrived in China on June 18th. When he got off at Beijing, he did not see the Chinese laid red carpet welcoming. I saw the red line on the airport's ground, which caused the outside world to associate with the outside world. American media and other American media interpreted Blinden being treated coldly by Beijing. In the Chinese public opinion field, netizens also rumored to be "extreme humiliation" on platforms such as Twitter and Weibo. We warned "Don't step on the red line" to humiliate the United States.</text:p>
      <text:p text:style-name="P4">
Asian facts investigation of the laboratory reviewing four pictures of US Secretary of State's visit to China, including Mikepompeo, found that the Chinese side did not necessarily spread the red carpet when getting off the machine, showing that Brinton was treated when they arrived in Beijing. Instead of some media and netizens, they refer to the use of shabby and take the opportunity to humiliate. As for the red line on the ground, it is a fixed line of the airport.</text:p>
      <text:p text:style-name="P4">
<text:span text:style-name="T4">
 Deep analysis: </text:span>
</text:p>
      <text:p text:style-name="P4">
U.S. Secretary of State Brosky's visit to China from June 18th to 19th. Since Pompeo's visit to Pompeo in 2018, the highest US diplomat visit to China for the first time; Blints restarted a visit that was postponed by the "spy balloon" incident. The itinerary is regarded by the outside world as a journey of ice breaking in the United States and China.</text:p>
      <text:p text:style-name="P4">
When Blingken arrived at the Beijing Capital International Airport on the 18th, Yang Tao, the director of the North American Oceania of the Ministry of Foreign Affairs of China, and the US ambassador to China, Nicholasburns, took over the plane. The scene of the scene also captured the moment when Brosky stepped on the red line, and this process became the focus of community platforms and media attention.</text:p>
      <text:p text:style-name="P4">
American media <text:a xlink:type="simple" xlink:href="https://www.washingtontimes.com/news/2023/jun/18/no-red-carpet-antony-blinken-beijing-biden-offiica/" text:style-name="Internet_20_link" text:visited-style-name="Visited_20_Internet_20_Link">
Washings Times "(Washington Times)</text:a>
<text:a xlink:type="simple" xlink:href="https://www.newsweek.com/antony-blinken-muted-greeting-arrives-china-1807480" text:style-name="Internet_20_link" text:visited-style-name="Visited_20_Internet_20_Link">
"News Weekly"</text:a>
When Blingken arrived in Beijing, there was no red carpet, and it was arranged by the head of the director at the level. China Xinhua News Agency reporter and former deputy editor -in -chief of "Global" magazine Liu Hong's WeChat public account <text:a xlink:type="simple" xlink:href="https://mp.weixin.qq.com/s/SeU0z03Aj2iOvlat6iH45g" text:style-name="Internet_20_link" text:visited-style-name="Visited_20_Internet_20_Link">
"Niu Boqin"</text:a>
The post stated that in the past, the visit of US Secretary of State seemed to have a red carpet, but this time there was no red carpet, but there was a red line; he said that there was no association, "Does the United States know the red line of the Chinese side?"</text:p>
      <text:p text:style-name="P4">
The above -mentioned "Niu Piano" and "News Weekly" reports have become the source of the media quoted by media in China, Hong Kong, Taiwan and other places. It also commented on the red line instead of the red carpet, telling Brinken not to step on the red line. Many netizens have spread Lincoln's videos and photos on Twitter, Weibo, Douyin and other platforms, and Tuka says that "there are no red carpets on the ground with red lines, everything is simple and extremely humiliated."</text:p>
      <text:p text:style-name="P4">
U.S. Secretary of State Brills arrived in China on June 18th. There was no red carpet when they got off the plane. The red line was drawn on the airport ground, which became the focus of many netizens and media. (Figure/TIKTOK, Hong Kong News connection website screenshot) <text:a xlink:type="simple" xlink:href="https://www.rfa.org/mandarin/shishi-hecha/hc-06202023130648.html/p2-99996e2f5a929ad45f158ff07f8e5a9258315c0e-63074e2d65b95bd2917863a56a5f4fee74065e03679780af3002571653d681ea99996e2f65b0805e90237dda7db27ad9.png" text:style-name="Internet_20_link" text:visited-style-name="Visited_20_Internet_20_Link">
</text:a>
<text:span text:style-name="T4">
 "No red carpet, with red line" common in the past </text:span>
</text:p>
      <text:p text:style-name="P4">
Asian facts check the laboratory to review the videos and photos of the former Secretary of State Pompeo, Rex Tillerson, John Kerry, and HillaryClinton. "In the past, the visit of the Secretary of State of the United States seemed to have a red carpet." For example, <text:a xlink:type="simple" xlink:href="https://www.youtube.com/watch" text:style-name="Internet_20_link" text:visited-style-name="Visited_20_Internet_20_Link">
Pompeo's film to Beijing in June 2018</text:a>
It shows that there is no red carpet in the apron, and the red line can be seen on the ground in 31 seconds.</text:p>
      <text:p text:style-name="P4">
<text:a xlink:type="simple" xlink:href="https://twitter.com/StateDept/status/842968609232228352" text:style-name="Internet_20_link" text:visited-style-name="Visited_20_Internet_20_Link">
Photos of Tillerson's arrival in Beijing in March 2017</text:a>
It shows that China has not paved the red carpet to welcome him, <text:a xlink:type="simple" xlink:href="https://www.flickr.com/photos/statephotos/32659745504/in/photostream/" text:style-name="Internet_20_link" text:visited-style-name="Visited_20_Internet_20_Link">
another photo</text:a>
You can see that there are also red lines on the airport.</text:p>
      <text:p text:style-name="P4">
</text:p>
      <text:p text:style-name="P4">
When Kerry arrived in Beijing in April 2013, the airport was not laid on the red carpet. According to the US State Department, Xie Feng, the director of the US Department of Foreign Affairs, took over the aircraft.</text:p>
      <text:p text:style-name="P4">
Crey visited China in April 2013, and was the then Director of the US Department of Foreign Affairs, Xie Feng, took over the aircraft. (Figure/US State Department website) <text:a xlink:type="simple" xlink:href="https://www.rfa.org/mandarin/shishi-hecha/hc-06202023130648.html/p5-524d7f8e570b570b52d9537f514b91cc20135e748a2a554f4e2d570b-753166424efb4e2d570b59164ea490e87f8e592753f853f895778b1d92d263a56a5f3002571653d681ea7f8e570b570b52d996627db27ad9.png" text:style-name="Internet_20_link" text:visited-style-name="Visited_20_Internet_20_Link">
</text:a>
<text:a xlink:type="simple" xlink:href="https://www.youtube.com/watch" text:style-name="Internet_20_link" text:visited-style-name="Visited_20_Internet_20_Link">
Hillary to arrive at Beijing Airport in May 2010</text:a>
Show, there is no red carpet on the ground. <text:a xlink:type="simple" xlink:href="http://big5.cctv.com/gate/big5/news.cntv.cn/special/kelindunfanghua201209/index.shtml" text:style-name="Internet_20_link" text:visited-style-name="Visited_20_Internet_20_Link">
Hillary visit in September 2012</text:a>
At that time, the Chinese side welcomed the red carpet at the airport, when the head of the US Division Xie Feng took over the aircraft.</text:p>
      <text:p text:style-name="P4">
As for the "red line" across Brosky, the Asian facts check the laboratory based on the International Civil Aviation Organization <text:a xlink:type="simple" xlink:href="https://www.icao.int/SAM/Documents/GREPECAS/2011/GRPAGAAOP8/AGAAOPSG08WP14REv.pdf" text:style-name="Internet_20_link" text:visited-style-name="Visited_20_Internet_20_Link">
Safety Operation Specifications for the Pingping Ping Ping</text:a>
And <text:a xlink:type="simple" xlink:href="https://xxgk.mot.gov.cn/2020/gz/202202/W020220228585885583214.pdf" text:style-name="Internet_20_link" text:visited-style-name="Visited_20_Internet_20_Link">
Regulations on the Safety Management of Transport Airport Operation of Transportation Airport "of the Ministry of Transportation of China</text:a>
Article 122, it is determined that it is a fixed label of the airport, called the "airline safety line". It limits that when the plane just enters or is ready to leave, it is not allowed to enter if it is guided or dragged a vehicle.</text:p>
      <text:p text:style-name="P4">
The standard drawing of the "Putting Safety Line" displayed in the safety operation specifications of the International Civil Aviation Organization Tortoire. (Screenshots of relevant documents of the International Civil Aviation Organization) <text:a xlink:type="simple" xlink:href="https://www.rfa.org/mandarin/shishi-hecha/hc-06202023130648.html/p6.png" text:style-name="Internet_20_link" text:visited-style-name="Visited_20_Internet_20_Link">
![] [](Images/rfamandarin/2023-06-20T13-40-09-04-00/000011.png)</text:a>
<text:span text:style-name="T4">
 Brinken vs Macron </text:span>
</text:p>
      <text:p text:style-name="P4">
Many other netizens posted comparison charts in the social media. Compared with the differences between Blinden and French President Emmanuel Macron, they visited China, saying that Brintken had no red carpet and welcomed in a big battle. It was humiliated.</text:p>
      <text:p text:style-name="P4">
But <text:a xlink:type="simple" xlink:href="http://politics.people.com.cn/BIG5/n1/2023/0406/c1024-32658827.html" text:style-name="Internet_20_link" text:visited-style-name="Visited_20_Internet_20_Link">
Macron went to China in April this year for state affairs visit</text:a>
, Statevisit (or "country is visiting") is invited by the head of state of one country by the head of state. It is the highest level of diplomatic activities between the two countries. The honor guard, 21 lings, etc.</text:p>
      <text:p text:style-name="P4">
The levels of Macron and Blintken are different in terms of access. Compared with the Chinese reception specifications of the two, it is meaningless and cannot be used as the evidence of China to humiliate Broscase.</text:p>
      <text:p text:style-name="P4">
<text:span text:style-name="T4">
in conclusion:</text:span>
</text:p>
      <text:p text:style-name="P4">
At least four former Secretary of State of Brosky visited the picture in the visit of the former Secretary of State, and the Asian facts investigating the laboratory found that China may not have to spread a red carpet at the airport to welcome US Secretary of State. As for the pick -up level, when Kerry and Hillary were in the middle of the visit, the Ministry of Foreign Affairs was also taken over by the Ministry of Foreign Affairs.</text:p>
      <text:p text:style-name="P4">
Therefore, the treatment of Brinken when he arrived in Beijing was in line with past practice. Some media and netizens claimed that the Chinese side "replaced the red carpet with the red carpet" shames Boringken, which is not the fact. The "red line" on the ground is the standard line of the airport.</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6202023130648.html" text:style-name="Internet_20_link" text:visited-style-name="Visited_20_Internet_20_Link">
https://www.rfa.org/mandarin/shishi-hecha/hc-06202023130648.html</text:a>
</text:p>
      <!--NEWS-->
      <text:h text:style-name="P10" text:outline-level="1">
<text:span text:style-name="T4">
Australian polls: The public supports Taiwan to fight against China to fight against Taiwan</text:span>
</text:h>
      <text:p text:style-name="P4">
Author: None</text:p>
      <text:p text:style-name="P4">
Publisher: Radio Free Asia (Organization)</text:p>
      <text:p text:style-name="P4">
Published Time: 2023-06-20T13:42:00-04:00</text:p>
      <text:p text:style-name="P4">
Modified Time: 2023-06-20T13:43: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3.327795in" draw:z-index="0">
<draw:image xlink:href="../Images/rfamandarin/2023-06-20T13-42-00-04-00/000000.png" xlink:type="simple" xlink:show="embed" xlink:actuate="onLoad" draw:mime-type="image/png"/>
</draw:frame>
One of the results of the global public attitude polls made by the Institute of the Institute of International Policy (Lowy InstituteFor International Policy) <text:a xlink:type="simple" xlink:href="https://www.rfa.org/mandarin/Xinwen/7-06202023133527.html/@@images/image" text:style-name="Internet_20_link" text:visited-style-name="Visited_20_Internet_20_Link">
</text:a>
Lowy Institute's official website report screenshots Australia's latest public opinion survey shows that once China moves against Taiwan, the public will support measures such as economic sanctions, weapons supply or displacement of navy prevention to prevent Taiwan from being blocked, but do not support the dispatch of troops to participate in the war. Reuters reports that the annual global public attitude made by the Australia's Independence and Non -Party Think Tank Roy Roy Roy Roy Roy The two people believe that this means that Australia will be involved in the conflict of Asia. 64%of Australians believe that the prospect of the United States and China on the outbreak of Taiwan's issues is "major threats", which is doubled from two years ago. 68%of respondents believe that the main threat is network attacks from other countries. The report quoted Ryannelam, director of the public opinion of the think tank, said that polls showed that the Australians were "cautious" about the possible Taiwan Strait conflict, and they were willing to support Taiwan without participating in ground operations. The polls show that 80%of the respondents have expressed support for the acceptance of Taiwan refugees, and 76%of people support "economic and foreign sanctions on China", and 64%support "Australia provides weapons and military materials to the Taiwan government", 61 %Of people support the "Australian Navy to help China from blocking Taiwan." Only 42%of people support the sending "Australian military personnel to Taiwan to assist in defense China." In addition, 87%of respondents said they were worried that China might set up a military base on the Pacific Island. Australian Prime Minister AnthonyalBanese said at the Asian Security Conference at the "Shangri -La Dialogue" in Singapore earlier this month that Australia supports the US -China dialogue because the Taiwan Strait conflict will "cause devastating impact on the world." (Responsible editor: (：)</text:p>
      <text:p text:style-name="P4">
News Source: <text:a xlink:type="simple" xlink:href="https://www.rfa.org/mandarin/Xinwen/7-06202023133527.html" text:style-name="Internet_20_link" text:visited-style-name="Visited_20_Internet_20_Link">
https://www.rfa.org/mandarin/Xinwen/7-06202023133527.html</text:a>
</text:p>
      <!--NEWS-->
      <text:h text:style-name="P10" text:outline-level="1">
<text:span text:style-name="T4">
Polls: If the people in China attack Taiwan are standing up, there will be some reservations</text:span>
</text:h>
      <text:p text:style-name="P4">
Author: None (Language: zh)</text:p>
      <text:p text:style-name="P4">
Publisher: None</text:p>
      <text:p text:style-name="P4">
Time: 2023-06-20T13:49:00Z</text:p>
      <text:p text:style-name="P4">
Description: A latest Australian poll shows that if China attacks Taiwan, most Australians will support responses to economic sanctions and weapons supply, but less than half of the people support the country to directly send troops to participate.</text:p>
      <text:p text:style-name="P4">
Videos: []</text:p>
      <text:p text:style-name="P4">
Images: []</text:p>
      <text:p text:style-name="P4">
Subject: 时政风云</text:p>
      <text:p text:style-name="P4">
Subjects: ['德中关系', '澳大利亚', '岛屿主权争端', '马英九', '专题报道：全景观看“习马会”', '专题报道：2016年台湾大选', '中国', '台湾', '中共十九大']</text:p>
      <text:p text:style-name="P4">
Keywords: ['澳大利亚', '澳洲', '台湾', '中国', '台海冲突', '攻台', '挺台', '洛伊国际政策研究所', '澳中关系', '中澳关系']</text:p>
      <text:p text:style-name="P4">
Id: 65978159</text:p>
      <!--METADATA-->
      <text:p text:style-name="P4">
<text:a xlink:type="simple" xlink:href="https://www.dw.com/zh/overlay/image/article/65978159/61374771" text:style-name="Internet_20_link" text:visited-style-name="Visited_20_Internet_20_Link">
 </text:a>
Australian polls show that if Beijing attacks Taiwan, only 42%of people support the sending "Australian military personnel to Taiwan to assist in defending Taiwan"</text:p>
      <text:p text:style-name="P4">
(Voice of Germany Chinese) The RoyinStitute of the Roy International Policy Research Institute (Lowyinstitute), an annual public opinion survey of the public's attitude towards the world, found that 82%of the respondents supported the establishment of a security alliance with the United States. At the same time, three -quarters of people also believed that This means that Australia will be involved in the Asian conflict.</text:p>
      <text:p text:style-name="P4">
Among the Australian people interviewed, 64%of people believe that the possible prospects of the United States and China on the issue of military conflicts on Taiwan issues are a "serious threat", which is doubled than those who worried two years ago. 68%of the biggest threat mentioned by interviewees is network attacks from other countries.</text:p>
      <text:h text:style-name="P12" text:outline-level="3">
<text:span text:style-name="T4">
Support Taiwan but have a limit</text:span>
</text:h>
      <text:p text:style-name="P4">
<text:a xlink:type="simple" xlink:href="https://www.dw.com/zh/zh/军情六处负责人中国现在是我们最关注的问题/a-62563503" text:style-name="Internet_20_link" text:visited-style-name="Visited_20_Internet_20_Link">
If China attack Taiwan</text:a>
80%of the respondents expressed their support to accept Taiwan's refugees, 76%of people supported "improving economic and foreign sanctions on China", 64%supported "Australia provided weapons and military materials to the Taiwan government", 61%of people supported "Using the Australian Navy to help China prevent blockade around Taiwan."</text:p>
      <text:p text:style-name="P4">
At the same time, only 42%of people support the sending "Australian military personnel to Taiwan to assist in defending Taiwan."</text:p>
      <text:p text:style-name="P4">
In addition, 87%of respondents said they were worried that China might open a military base on the Pacific islands.</text:p>
      <text:p text:style-name="P4">
According to Reuters, the polls will be officially announced on Wednesday.</text:p>
      <text:p text:style-name="P4">
The Australian government has repeatedly stated that it opposes any unilateral attempt to change the status quo of Taiwan, and the United States has long adhered to "strategic blur" for a long time, that is, it is unclear whether it will make military responses to the behavior of attacking Taiwan. Beijing has always said that he will not give up Wu Tong. Essence</text:p>
      <text:p text:style-name="P4">
Ryannelam, the head of the public opinion field of the Roy International Policy Research Institute, said public opinion surveys showed that Australians were "cautious" about possible Taiwan Strait conflicts and were willing to stand up to the stage without participating in ground battles.</text:p>
      <text:h text:style-name="P12" text:outline-level="3">
<text:span text:style-name="T4">
DW Conflict Zone: What is the plan for the European Union if Beijing attacks Taiwan?</text:span>
</text:h>
      <text:h text:style-name="P12" text:outline-level="3">
<text:span text:style-name="T4">
Trust to China is "amazingly low"</text:span>
</text:h>
      <text:p text:style-name="P4">
The poll also reflects <text:a xlink:type="simple" xlink:href="https://www.dw.com/zh/zh/專訪-中澳關係將逐步獲得緩解/a-64158786" text:style-name="Internet_20_link" text:visited-style-name="Visited_20_Internet_20_Link">
Australia -China relations tend to stabilize</text:a>
56%of the respondents said that the restoration of diplomatic contact is in line with national interests. Australia and China are the main trading partners.</text:p>
      <text:p text:style-name="P4">
At the same time, the person in charge of the Roy International Policy Research Institute, Furlov(Michael Fullilove)Said, <text:a xlink:type="simple" xlink:href="https://www.dw.com/zh/zh/民调澳大利亚对中国不信任感创新高/a-58009448" text:style-name="Internet_20_link" text:visited-style-name="Visited_20_Internet_20_Link">
Australian people's trust in China is still "amazing"</text:a>
Only 15%of the respondents said that they believed that China would take responsible actions worldwide, and half of them said five years ago.</text:p>
      <text:p text:style-name="P4">
This poll is based on the investigation of 2000 people in March this year and 4,000 people in April this year.</text:p>
      <text:p text:style-name="P4">
(Reuters)</text:p>
      <text:p text:style-name="P4">
News Source: <text:a xlink:type="simple" xlink:href="https://www.dw.com/zh/民调：如果中国攻台-澳民众挺台但会有所保留/a-65978159" text:style-name="Internet_20_link" text:visited-style-name="Visited_20_Internet_20_Link">
https://www.dw.com/zh/民调：如果中国攻台-澳民众挺台但会有所保留/a-65978159?maca=chi-rss-chi-all-1127-rdf</text:a>
</text:p>
      <!--NEWS-->
      <text:h text:style-name="P10" text:outline-level="1">
<text:span text:style-name="T4">
Chinese authorities continue to harass human rights lawyer Wang Dan: Dangerous signal</text:span>
</text:h>
      <text:p text:style-name="P4">
Author: None</text:p>
      <text:p text:style-name="P4">
Publisher: Radio Free Asia (Organization)</text:p>
      <text:p text:style-name="P4">
Published Time: 2023-06-20T13:53:00-04:00</text:p>
      <text:p text:style-name="P4">
Modified Time: 2023-06-20T14:25:09-04:00</text:p>
      <text:p text:style-name="P4">
Description: None</text:p>
      <text:p text:style-name="P4">
Videos: []</text:p>
      <text:p text:style-name="P4">
Audios: ["<text:a xlink:type="simple" xlink:href="https://www.rfa.org/mandarin/yataibaodao/renquanfazhi/jw-0620202310542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953152in" draw:z-index="0">
<draw:image xlink:href="../Images/rfamandarin/2023-06-20T13-53-00-04-00/000000.png" xlink:type="simple" xlink:show="embed" xlink:actuate="onLoad" draw:mime-type="image/png"/>
</draw:frame>
Some human rights lawyers in China have repeatedly been forced by the authorities. The picture shows that Lawyer Wang Quanzhang lits candlelight after the residence was broken and electric. Li Wenzu Twitter Screenshot <text:a xlink:type="simple" xlink:href="https://www.rfa.org/mandarin/yataibaodao/renquanfazhi/jw-06202023105429.html/@@stream" text:style-name="Internet_20_link" text:visited-style-name="Visited_20_Internet_20_Link">
Audio-Link: https://www.rfa.org/mandarin/yataibao/renquanfazhi/jw-06202023105429.html/@stream</text:a>
In the "709 Capture" incident of the Chinese authorities against the rights protection lawyer and human rights defenders, although the arrested people have been released from prison, the authorities' suppression of this group continues. Recently, the human rights lawyers Wang Quanzhang and Li Heping in Beijing have repeatedly been forced to relocate by the authorities. Overseas Democratic Games Wang Dan launched a joint agency to call on the authorities to stop persecution of rights protection citizens.</text:p>
      <text:p text:style-name="P4">
<text:a xlink:type="simple" xlink:href="https://www.rfa.org/mandarin/Xinwen/8-06192023165053.html" text:style-name="Internet_20_link" text:visited-style-name="Visited_20_Internet_20_Link">
<text:span text:style-name="T4">
 China Human Rights Lawyers Group issued a statement to condemn and harass human rights lawyers </text:span>
</text:a>
<text:span text:style-name="T4">
* <text:a xlink:type="simple" xlink:href="https://www.rfa.org/mandarin/yataibaodao/renquanfazhi/ec-06192023095807.html" text:style-name="Internet_20_link" text:visited-style-name="Visited_20_Internet_20_Link">
Beijing's persecution and then upgrade Wang Quanzhang's couple and besieged at home by unknown Han</text:a>
</text:span>
</text:p>
      <text:p text:style-name="P4">
Overseas democratic movement Wang Dan recently launched a solidarity operation. The co -scholarship believed in Beijing Mayor Yin Yong, Minister of Public Security Wang Xiaohong and Beijing Public Security Director Yuan Yanjun, calling on the authorities to stop the two lawyers Wang Quanzhang and Li Heping of the "709 Capture Case" lawyer. Political persecution, relocation and border control.</text:p>
      <text:p text:style-name="P4">
"Previous political persecution has not been like this, not letting people live. Both lawyers have already served in the period of finishing, not only to keep their lives unable to continue, but also threatened their minor children. I think this nature, this nature, this nature More upgraded than before. "On Tuesday, Wang Dan said in an interview with this station:" Frankly speaking, this is already a hooligan governing the country, not just national violence. The international community is highly concerned. "</text:p>
      <text:p text:style-name="P4">
"709 Everyone is the backbone of society. They can have been quiet, make money, and live a decent life. But they are responsible for pursuing the rule of law, social fairness, and national progress. . "Wang Dan also wrote in the statement:" Here, calling, whether it is from humanity or human dignity, please stop persecution and harassment of them. Please let them work freely and freely choose to live in the country. Their side control, especially the border control of innocent children, should not have such a 'national prisoner'. "</text:p>
      <text:p text:style-name="P4">
Wang Dan revealed that from 2015 to 2021, Wang Quanzhang and Li Wenzu's residence had been forced to relocate 4 times. In the past two months, they were forced to move 13 times; Li Heping and Wang Qianling's family were forced to move 8 times.</text:p>
      <text:p text:style-name="P4">
Overseas Democratic Games Wang Dan recently launched a solidarity operation, calling on the Chinese authorities to stop the political persecution, relocation and border control of the two political persecution, forced relocation and control of the "709 major arrest case" lawyer Wang Quanzhang and Li Heping. (Reuters picture)</text:p>
      <text:p text:style-name="P4">
This station had previously reported that the Wang Quanzhang family was repeatedly moved by the authorities in Beijing. The residence was not only broken by water and power, but the public security personnel were still smashing the door at night, and various harassment methods were different. Li Wenzu told this station that the child was sick and was forced to separate from his parents because of his frightening.</text:p>
      <text:p text:style-name="P4">
According to the latest news released by Li Wenzu Twitter, their family has not only been powered off for 10 days, but also encountered unknown persons to block the door within 10 days of staying in Xinjin. Wang Quanzhang also revealed that after the power -offs, the camera on the door was covered with a spray gun.</text:p>
      <text:p text:style-name="P4">
"This is the emergence of a new (persecution) model. Especially after Wang Xiaohong came to power, it took a new approach to objections, including 709 lawyers. Broken their will to fight. "Wang Dan said:" So I think this is a very dangerous signal. "</text:p>
      <text:p text:style-name="P4">
In addition to Wang Quanzhang and Li Wenzu, Li Heping, a human rights lawyer in Beijing, was also expelled from violence. Not only that, the Li Heping and Wang Qiaoling family were also prohibited from exiting by the authorities in the name of "possibly endangering national security."</text:p>
      <text:p text:style-name="P4">
Lin Shengliang, the co -scholar of the above -mentioned public letter and the disagreement person in the Netherlands, told the station that the Chinese authorities have continued to upgrade for the persecution of rights protection lawyers and human rights defender, and there is a trend of gangs. Who issued the order, I do n’t know, but it must be from the above, that is, through layers of cover, we ca n’t go to chase the black hand behind. "</text:p>
      <text:p text:style-name="P4">
He also said that while the authorities have intensified the implementation of the persecution, the pressure of public opinion has already turned a deaf ear to public opinion. Therefore, he believes that overseas public calls have limited effect on improving the living conditions of groups such as Chinese human rights lawyers.</text:p>
      <text:p text:style-name="P4">
He said: "I think (open letter) has not improved to him (living conditions). Holding optimism, all aspects have become more and more extreme. "</text:p>
      <text:p text:style-name="P4">
On Sunday, the China Human Rights Lawyer Group also issued a statement condemning the Chinese authorities' suppression of groups such as rights protection lawyers and human rights defenders in recent months. The statement also urged the authorities to pursue the criminal responsibility of "illegal invasion of housing" by relevant illegal criminals; fulfilling legal obligations, protecting the right to citizen residential residential residential residential residential, and the right to live in business in international law, constitution, and legal regulations.</text:p>
      <text:p text:style-name="P4">
The statement emphasized that "this ugly crime that deviates from modern civilization and infringement of human rights must be stopped."</text:p>
      <text:p text:style-name="P4">
Reporter: Jingwei Responsible Editor: He Ping.com editor: Hong Wei</text:p>
      <text:p text:style-name="P4">
News Source: <text:a xlink:type="simple" xlink:href="https://www.rfa.org/mandarin/yataibaodao/renquanfazhi/jw-06202023105429.html" text:style-name="Internet_20_link" text:visited-style-name="Visited_20_Internet_20_Link">
https://www.rfa.org/mandarin/yataibaodao/renquanfazhi/jw-06202023105429.html</text:a>
</text:p>
      <!--NEWS-->
      <text:h text:style-name="P10" text:outline-level="1">
<text:span text:style-name="T4">
China has imported Russia's oil in May since the Russian and Ukraine War, a new high</text:span>
</text:h>
      <text:p text:style-name="P4">
Publisher: 法新社</text:p>
      <text:p text:style-name="P4">
Published Time: 2023-06-20T14:02:09+00:00</text:p>
      <text:p text:style-name="P4">
Modified Time: 2023-06-20T13:35:04+00:00</text:p>
      <text:p text:style-name="P4">
Description: (Agence France -Presse, Beijing, 20th) Data released by Customs today shows that Russian oil imported from China in May set a new high since Moscow's full invasion of Ukraine in February 2022.</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3.617581in" draw:z-index="0">
<draw:image xlink:href="../Images/rficn/2023-06-20T14-02-09-00-00/000000.png" xlink:type="simple" xlink:show="embed" xlink:actuate="onLoad" draw:mime-type="image/png"/>
</draw:frame>
According to data from Chinese Customs, China is Russia's largest economic partner, and the trade volume of the two sides last year reached a record 190 billion US dollars.</text:p>
      <text:p text:style-name="P4">
Detailed data from customs show that China imported 9.71 million tons of oil from Russia in May, higher than 5.4 million tons in February 2022 and 6.3 million tons in March of the same year.</text:p>
      <text:p text:style-name="P4">
Data show that since Moscow's full invasion of Ukraine, Russian crude oil imported by China has almost doubled.</text:p>
      <text:p text:style-name="P4">
This is consistent with the trade data released in June. These data show that the trade between China and Russia has soared to a new high since February 2022.</text:p>
      <text:p text:style-name="P4">
Data from the Beijing authorities show that the trade volume between May between the two countries was US $ 20.5 billion, of which China imported from Russia for $ 11.3 billion.</text:p>
      <text:p text:style-name="P4">
At a Summit in March, Chinese President Xi Jinping and Russian President Vladimirputin promised to increase the trade volume to US $ 200 billion in 2023, and praised the "unlimited" partnership between the two countries.</text:p>
      <text:p text:style-name="P4">
Russian Deputy Prime Minister Alexander Novak said in May that Russia's energy supply to China this year will increase by 40%.</text:p>
      <text:p text:style-name="P4">
News Source: <text:a xlink:type="simple" xlink:href="https://www.rfi.fr/cn/%E8%B4%A2%E7%BB%8F%E5%BF%AB%E8%AE%AF/20230620-%E4%B8%AD%E5%9B%BD5%E6%9C%88%E8%BF%9B%E5%8F%A3%E4%BF%84%E7%BD%97%E6%96%AF%E7%9F%B3%E6%B2%B9%E5%A4%A7%E5%A2%9E-%E5%88%9B%E4%BF%84%E4%B9%8C%E6%88%98%E4%BA%89%E4%BB%A5%E6%9D%A5%E6%96%B0%E9%AB%98" text:style-name="Internet_20_link" text:visited-style-name="Visited_20_Internet_20_Link">
https://www.rfi.fr/cn/%E8%B4%A2%E7%BB%8F%E5%BF%AB%E8%AE%AF/20230620-%E4%B8%AD%E5%9B%BD5%E6%9C%88%E8%BF%9B%E5%8F%A3%E4%BF%84%E7%BD%97%E6%96%AF%E7%9F%B3%E6%B2%B9%E5%A4%A7%E5%A2%9E-%E5%88%9B%E4%BF%84%E4%B9%8C%E6%88%98%E4%BA%89%E4%BB%A5%E6%9D%A5%E6%96%B0%E9%AB%98</text:a>
</text:p>
      <!--NEWS-->
      <text:h text:style-name="P10" text:outline-level="1">
<text:span text:style-name="T4">
Kazakhstan: Transfer crude oil to Germany to China relations</text:span>
</text:h>
      <text:p text:style-name="P4">
Author: None (Language: zh)</text:p>
      <text:p text:style-name="P4">
Publisher: None</text:p>
      <text:p text:style-name="P4">
Time: 2023-06-20T14:08:00Z</text:p>
      <text:p text:style-name="P4">
Description: Crude oil, natural gas, rare earth-Kazakhstan in Central Asian countries has raw materials needed by Germany. During the visit of German President Steinmier, the two sides agreed to send 100,000 tons of crude oil a month to a German refinery. The Ukraine War also brought changes to this Central Asian country.</text:p>
      <text:p text:style-name="P4">
Videos: []</text:p>
      <text:p text:style-name="P4">
Images: []</text:p>
      <text:p text:style-name="P4">
Subject: 时政风云</text:p>
      <text:p text:style-name="P4">
Subjects: ['欧债危机', '俄罗斯', '欧盟', '乌克兰', '岛屿主权争端', '专题报道：全景观看“习马会”', '德国', '中国', '稀土元素', '留学德国']</text:p>
      <text:p text:style-name="P4">
Keywords: ['哈萨克斯坦', '吉尔吉斯斯坦', '中亚五国', '中国', '德国', '稀土', '原油', '施泰因迈尔', '托卡耶夫', '阿斯塔纳', '乌克兰战争', '俄罗斯']</text:p>
      <text:p text:style-name="P4">
Id: 65978471</text:p>
      <!--METADATA-->
      <text:p text:style-name="P4">
<text:a xlink:type="simple" xlink:href="https://www.dw.com/zh/overlay/image/article/65978471/65968656" text:style-name="Internet_20_link" text:visited-style-name="Visited_20_Internet_20_Link">
 </text:a>
Steinmore: Establish closer partnership with Kazakhstan and Central Asia</text:p>
      <text:p text:style-name="P4">
(Voice of Germany Chinese) with a report from a reporter from Germany President Steinmier's visit to Kazakhstan's German Radio reported that since Russia has weakened the impact of Russia in Kazakhstan in Kazakhstan](https://www.dw.com/zh/zh/俄罗斯切断哈萨克斯坦出口原油通道/a-62382110)And China's influence there.</text:p>
      <text:h text:style-name="P12" text:outline-level="3">
<text:span text:style-name="T4">
Registration to find new support forces-China</text:span>
</text:h>
      <text:p text:style-name="P4">
The report quoted the analysis of political scholars that the Ukrainian war caused <text:a xlink:type="simple" xlink:href="https://www.dw.com/zh/zh/若即若离的哈俄关系/a-62408238" text:style-name="Internet_20_link" text:visited-style-name="Visited_20_Internet_20_Link">
Russia</text:a>
The economic and geopolitical forces have been weakened, and the Putin regime may even collapse. Therefore, the autocratic rulers of Kazakhstan are looking for new powerful forces to support its regime when necessary. Therefore, this Central Asian country is interested in establishing a close relationship with China.</text:p>
      <text:p text:style-name="P4">
<text:a xlink:type="simple" xlink:href="https://www.dw.com/zh/zh/新冠疫情以来习近平首次出访抵达哈萨克斯坦/a-63117213" text:style-name="Internet_20_link" text:visited-style-name="Visited_20_Internet_20_Link">
China also responded</text:a>
And for the first time in May with <text:a xlink:type="simple" xlink:href="https://www.dw.com/zh/zh/疫情後首出關-習近平為何出訪中亞/a-63100583" text:style-name="Internet_20_link" text:visited-style-name="Visited_20_Internet_20_Link">
Central Asia</text:a>
The summit of the five kingdoms. Beijing promises to provide it with 3.4 billion euros in economic assistance. And Chinese President Xi Jinping also promised to provide Kazakhstan with [military support] <text:a xlink:type="simple" xlink:href="https://www.dw.com/zh/zh/防堵颜色革命-中国称愿助哈萨克斯坦抵御外来势力/a-60381254" text:style-name="Internet_20_link" text:visited-style-name="Visited_20_Internet_20_Link">
military support</text:a>
 。</text:p>
      <text:p text:style-name="P4">
Germany President Steinmer visited Kazakhstan</text:p>
      <text:h text:style-name="P12" text:outline-level="3">
<text:span text:style-name="T4">
, ha. Hope to strengthen cooperation in an all -round way</text:span>
</text:h>
      <text:p text:style-name="P4">
Against this background, German President Steinmier visited Kazakhstan for two days. On Tuesday, Steinmier and President Toccyev met at the country's capital Astana. The two sides hope to fully expand the relationship. "We hope to have more and closer partnerships with Kazakhstan and Central Asian countries." Takayev said that he hopes that "our cooperation will reach a new level." During the visit, the two sides agreed to provide crude oil from Kazakhstan regularly to PCK refineries in Schwitt, Brandonburg, Germany.</text:p>
      <text:p text:style-name="P4">
According to Germany, Tocaev said that Germany was a trusted partner in many fields. He pointed out that in the trade between Germany and Central Asian countries, 83%of the proportion of Kazakhstan. He also said that the country is one of the four major oil suppliers in Germany. "Our economy complements each other in many areas."</text:p>
      <text:p text:style-name="P4">
According to the agreement, Kazakhstan will transport 100,000 tons of crude oil a month to the Schwitt PCK refinery by the end of 2024. Germany said that this would increase the actual capacity of the plant by 10%. Before the end of 2022, the plant is mainly crude oil from Russia, and is now looking for new suppliers.</text:p>
      <text:p text:style-name="P4">
In addition to oil and natural gas, Kazakhstan also has rare earth. Germany depends on China very much. In addition, due to the vast area, the country is also a good place for wind and solar energy. In terms of area, Kazakhstan is nearly eight times in Germany, but only about 19 million people are not as one -quarter of Germany. The country has a common border of about 7,600 kilometers with Russia, and has a common border of nearly 1,800 kilometers with China.</text:p>
      <text:h text:style-name="P12" text:outline-level="3">
<text:span text:style-name="T4">
Ukrainian war is now different</text:span>
</text:h>
      <text:p text:style-name="P4">
The country is under autocracy. International observer believes that there are problems with the country in news, speech and rally. For example, in the press freedom ranking in 2023, the country ranked 134th in 180 countries. For comparison: Germany ranked 21st.</text:p>
      <text:p text:style-name="P4">
In addition, <text:a xlink:type="simple" xlink:href="https://www.dw.com/zh/zh/哈萨克斯坦否认违反西方对俄制裁/a-65670504" text:style-name="Internet_20_link" text:visited-style-name="Visited_20_Internet_20_Link">
this Central Asian country is also questioned, bypassing the EU's sanctions imposed on Russia due to the Ukrainian war</text:a>
Essence The presidential talks between the two countries also talked about this issue. Stein Mel emphasized: "We must take all efforts to prevent the behavior of bypassed sanctions." Tocaev said: "We comply with sanctions."</text:p>
      <text:p text:style-name="P4">
For the end of the Ukrainian war, the two sides also showed disagreement. Tocaev called to stop the fire as soon as possible, saying that "bad peace is better than a good war." Stein Mel emphasized that the goal must be "fair peace", and to ensure that Ukraine's sovereignty and territorial integrity must be guaranteed, "and we are far from this."</text:p>
      <text:p text:style-name="P4">
Steinmore's trip to Central Asia will also visit Kyrgyzstan.</text:p>
      <text:p text:style-name="P4">
(Germany, Deutsche Radio)</text:p>
      <text:p text:style-name="P4">
News Source: <text:a xlink:type="simple" xlink:href="https://www.dw.com/zh/哈萨克斯坦：为德国输送原油-向中国关系靠拢/a-65978471" text:style-name="Internet_20_link" text:visited-style-name="Visited_20_Internet_20_Link">
https://www.dw.com/zh/哈萨克斯坦：为德国输送原油-向中国关系靠拢/a-65978471?maca=chi-rss-chi-all-1127-rdf</text:a>
</text:p>
      <!--NEWS-->
      <text:h text:style-name="P10" text:outline-level="1">
<text:span text:style-name="T4">
Does the White House submitted an agreement to Iran with the Kremlin?</text:span>
</text:h>
      <text:p text:style-name="P4">
Author: 俄罗斯媒体</text:p>
      <text:p text:style-name="P4">
Publisher: Al Jazeera</text:p>
      <text:p text:style-name="P4">
Published Time: 2023-06-20T14:22:58</text:p>
      <text:p text:style-name="P4">
Modified Time: 2023-06-20T14:22:58</text:p>
      <text:p text:style-name="P4">
Description: It is reported that the White House is secretly submitting an agreement to Iran, which may cause concerns because it includes a series of requirements on Iran, and some of them involve cooperation with Russia.</text:p>
      <text:p text:style-name="P4">
Images: ["<text:a xlink:type="simple" xlink:href="https://chinese.aljazeera.net/wp-content/uploads/2023/06/GettyImages-1241996910-1687267920.jpg" text:style-name="Internet_20_link" text:visited-style-name="Visited_20_Internet_20_Link">
GettyImages-1...</text:a>
"]</text:p>
      <text:p text:style-name="P4">
Topics: ['政治', '新闻']</text:p>
      <text:p text:style-name="P4">
Keywords: ['政治', '新闻', '伊朗', '美国']</text:p>
      <text:p text:style-name="P4">
Type: Article</text:p>
      <!--METADATA-->
      <text:p text:style-name="P4">
<draw:frame draw:style-name="fr1" draw:name="Image238" text:anchor-type="as-char" svg:width="6.9236in" svg:height="4.608995in" draw:z-index="0">
<draw:image xlink:href="../Images/Aljazeera Chinese/2023-06-20T14-22-58/GettyImages-1241996910-1687267920.jpg" xlink:type="simple" xlink:show="embed" xlink:actuate="onLoad" draw:mime-type="image/jpeg"/>
</draw:frame>
The draft agreement proposed by the White House to Iran includes that Iran must not sell ballistic missiles to Russia(Anadoru News Agency)The Russian media "Nezavisimaya" published an article by the author Igor Stapitin <text:a xlink:type="simple" xlink:href="https://www.ng.ru/world/2023-06-18/7_8750_iran.html" text:style-name="Internet_20_link" text:visited-style-name="Visited_20_Internet_20_Link">
Report</text:a>
This report states that the White House is secretly submitting an agreement to Iran, which may cause concerns because it includes a series of requirements on Iran, and some of them involve cooperation with Russia.</text:p>
      <text:p text:style-name="P4">
This report pointed out that the White House's back with the Kremlin proposed this agreement to Iran, while the Israeli and the United States Republican Party opposed the desire to reach an alternative agreement between the Bayeon government and Iran, and believed that this alternative agreement will weaken sanctions on Iran. pressure.</text:p>
      <text:p text:style-name="P4">
The author Sipotin quoted Israeli Broadcasting Corporation as saying that Israel is trying to influence this new agreement because the agreement may be more dangerous than the previous agreement on returning to the Iraqi Agreement for Israel, Trump announced unilaterally withdraw from the Iraqi Agreement.</text:p>
      <text:h text:style-name="P13" text:outline-level="4">
<text:span text:style-name="T4">
Troubleshooting in the United States</text:span>
</text:h>
      <text:p text:style-name="P4">
The author quoted Michael McCal, chairman of the US House of Representatives Foreign Affairs Committee, pointed out that recently reported that the US government has restored its indirect talks with the Iranian regime, which will lead to approval to pay a large amount of funds to Iran. , Thus triggering concerns in the United States. The author explained that "the White House's actions over the 2015 Iranian Nuclear Agreement Review Act -the bill requires US President to report to Congress to Iran's nuclear energy situation."</text:p>
      <text:p text:style-name="P4">
Expert discussion(Peninsula TV Station)This report quoted the United States "New York Times" and reported that the United States is seeking to bypass the current US -Iqi relationship based on a extensive agreement to end the existing political crisis between the two countries. In addition, the agreement is the agreement. The draft focuses on the issue of "nuclear". Iran is required not to increase the concentration of uranium to more than 60%, and to expand its scope of cooperation with international inspectors.</text:p>
      <text:h text:style-name="P13" text:outline-level="4">
<text:span text:style-name="T4">
Ask Iran not to sell missiles to Russia</text:span>
</text:h>
      <text:p text:style-name="P4">
The New York Times supplemented that the draft agreement stipulates that Iran can impact the Shiite organizations that combat the US military facilities in Syria and Iraq, but to avoid selling ballistic missiles to Russia.</text:p>
      <text:p text:style-name="P4">
The author mentioned that an American historian believes that the initiative proposed by the White House conforms to China's interests, and said that after the Bayeng government reached a new agreement, it would transfer billions of dollars to Iran's funds to Iran. Coupled with China's help, it will destroy the stability of the Gulf and North Africa.</text:p>
      <text:p text:style-name="P4">
The author also quoted the New York Times as saying that this initiative was just an informal agreement. It requires a certain degree of mutual trust between the two parties. Although the relationship between the two countries has deteriorated significantly in recent years, at the same time, according to the Israeli media According to reports, this form of agreement does not force Iran to take effective measures to limit its nuclear forces, but will only force it to stop its current concentrated activities without demolishing equipment.</text:p>
      <text:p text:style-name="P4">
News Source: <text:a xlink:type="simple" xlink:href="https://chinese.aljazeera.net/news/political/2023/6/20/%e7%99%bd%e5%ae%ab%e6%98%af%e5%90%a6%e8%83%8c%e7%9d%80%e5%85%8b%e9%87%8c%e5%a7%86%e6%9e%97%e5%ae%ab%e5%90%91%e4%bc%8a%e6%9c%97%e6%8f%90%e5%87%ba%e4%ba%86%e4%b8%80%e9%a1%b9%e5%8d%8f%e8%ae%ae" text:style-name="Internet_20_link" text:visited-style-name="Visited_20_Internet_20_Link">
https://chinese.aljazeera.net/news/political/2023/6/20/%e7%99%bd%e5%ae%ab%e6%98%af%e5%90%a6%e8%83%8c%e7%9d%80%e5%85%8b%e9%87%8c%e5%a7%86%e6%9e%97%e5%ae%ab%e5%90%91%e4%bc%8a%e6%9c%97%e6%8f%90%e5%87%ba%e4%ba%86%e4%b8%80%e9%a1%b9%e5%8d%8f%e8%ae%ae</text:a>
</text:p>
      <!--NEWS-->
      <text:h text:style-name="P10" text:outline-level="1">
<text:span text:style-name="T4">
German -China Government Consultation: Prime Minister's press conference that cannot be asked</text:span>
</text:h>
      <text:p text:style-name="P4">
Author: None (Language: zh)</text:p>
      <text:p text:style-name="P4">
Publisher: None</text:p>
      <text:p text:style-name="P4">
Time: 2023-06-20T14:26:00Z</text:p>
      <text:p text:style-name="P4">
Description: At a press conference held after the German -Chinese government's consultation, German Chancellor Salz and Chinese Prime Minister Li Qiang both emphasized the importance of cooperation and dialogue between Germany and China. Prime Minister Shawr called on China to exert its influence on Russia and end the Russian -Ukraine War as soon as possible.</text:p>
      <text:p text:style-name="P4">
Videos: []</text:p>
      <text:p text:style-name="P4">
Images: []</text:p>
      <text:p text:style-name="P4">
Subject: 时政风云</text:p>
      <text:p text:style-name="P4">
Subjects: ['俄罗斯入侵乌克兰']</text:p>
      <text:p text:style-name="P4">
Keywords: ['肖尔茨', '李强', '德中政府磋商', '俄乌战争', '气候保护']</text:p>
      <text:p text:style-name="P4">
Id: 65978567</text:p>
      <!--METADATA-->
      <text:p text:style-name="P4">
<text:a xlink:type="simple" xlink:href="https://www.dw.com/zh/overlay/image/article/65978567/65976663" text:style-name="Internet_20_link" text:visited-style-name="Visited_20_Internet_20_Link">
 </text:a>
(Voice of Germany) Schildez on <text:a xlink:type="simple" xlink:href="https://www.dw.com/zh/zh/难度高悬念大德中政府磋商全面开启/a-65972739" text:style-name="Internet_20_link" text:visited-style-name="Visited_20_Internet_20_Link">
Government Consultation</text:a>
At the press conference, the importance of bilateral and multilateral dialogue between Germany was emphasized. Shawrtz said: "The more we know each other on both sides, the more frequent exchanges, and the smaller the space for misunderstanding."</text:p>
      <text:p text:style-name="P4">
<text:a xlink:type="simple" xlink:href="https://www.dw.com/zh/zh/德语媒体德国出台国安战略-对华关系定位语焉不详/a-65925314" text:style-name="Internet_20_link" text:visited-style-name="Visited_20_Internet_20_Link">
Not long ago, the national security strategy launched by the German government</text:a>
Call China as "partners, competitors and opponents", but at the entire press conference on Tuesday, the term "opponent" did not appear. At a press conference attended by the Prime Minister of Germany, there was no reporter's questioning link at the press conference. It is generally believed that this arrangement is made in accordance with the requirements of China.</text:p>
      <text:h text:style-name="P12" text:outline-level="3">
<text:span text:style-name="T4">
The first security strategy after World War II announced in Germany</text:span>
</text:h>
      <text:h text:style-name="P12" text:outline-level="3">
<text:span text:style-name="T4">
Corresponding to the climate crisis</text:span>
</text:h>
      <text:p text:style-name="P4">
Schildez said that the victims of the country with a large carbon dioxide emissions and climate change will cooperate in response to climate crisis. He talked about China's drought and the flood of the Alpha Valley in Germany. He said that fighting climate change requires the joint efforts of generations.</text:p>
      <text:p text:style-name="P4">
Scharsez said that in addition to climate protection, Germany and China will also promote cooperation in other environmental protection fields. For this purpose, this fall, the Lieutenant General of Germany held a ministerial environmental forum.</text:p>
      <text:h text:style-name="P12" text:outline-level="3">
<text:span text:style-name="T4">
Russia and Ukraine War</text:span>
</text:h>
      <text:p text:style-name="P4">
When talking about the Russian and Ukraine War, Sharz said that he called on China to bear the responsibility of the UN Security Council's permanent member of the Security Council and exert a necessary influence on Russia. Shawrtz emphasized that only Russia's full withdrawal can achieve fair peace. In addition, China does not export weapons to Russia, which is also crucial. Shawrtz said: "China's position is still a nuclear threat, and even the use of nuclear weapons is absolutely unacceptable. I thank China for adhering to this position, which is also the common position of our two parties."</text:p>
      <text:p text:style-name="P4">
After the press conference, the German Chancellor Shrz published a tweet: Global problems can only be solved through joint efforts. Imperialist acts are by no means a solution to the problem. Play influence.</text:p>
      <text:h text:style-name="P12" text:outline-level="3">
<text:span text:style-name="T4">
economic decoupling</text:span>
</text:h>
      <text:p text:style-name="P4">
Shawrtz emphasized that Germany did not pursue the decoupling with China, but the economic relations between the two sides still face a series of challenges, and some problems need to be improved and resolved. These include the market access issues of German companies in China and create a fair competitive environment. Shawrtz finally said to Li Qiang: "Let's continue the conversation in order to win mutual understanding and deal with global challenges together."</text:p>
      <text:p text:style-name="P4">
Lot: It is time to hold government consultations with China regularly.</text:p>
      <text:p text:style-name="P4">
Compared with German Prime Minister Shulz, Chinese Prime Minister Li Qiang's speech is very short. He said that China pays attention to the development of Sino -German relations and China -Europe relations, and is also willing to raise Germany and China relations to a new height.</text:p>
      <text:p text:style-name="P4">
He said that despite the weak global economy, the Chinese economy is still recovering steadily. Chinese Prime Minister Li Qiang said: "Germany and China strengthening cooperation in the fields of technology, industry and economic, will also contribute to stabilizing the global economy."</text:p>
      <text:p text:style-name="P4">
When the German Chancellor Salz praised the results of the Dedaka government for consultation, some politicians also questioned the German -China government's consultation mechanism. Lot, chairman of the Federal House of Foreign Affairs Committee, pointed out: "Whether the regular government consultation with China has a future and it is worth reviewing. Because the government consultation, this mechanism was originally limited to close values of values."</text:p>
      <text:p text:style-name="P4">
(Germany, Deguang Lian, NTV)</text:p>
      <text:p text:style-name="P4">
News Source: <text:a xlink:type="simple" xlink:href="https://www.dw.com/zh/德中政府磋商：不能提问的总理新闻发布会/a-65978567" text:style-name="Internet_20_link" text:visited-style-name="Visited_20_Internet_20_Link">
https://www.dw.com/zh/德中政府磋商：不能提问的总理新闻发布会/a-65978567?maca=chi-rss-chi-all-1127-rdf</text:a>
</text:p>
      <!--NEWS-->
      <text:h text:style-name="P10" text:outline-level="1">
<text:span text:style-name="T4">
Salvador investigating reporters won the free award of the Voice of German speech</text:span>
</text:h>
      <text:p text:style-name="P4">
Author: None (Language: zh)</text:p>
      <text:p text:style-name="P4">
Publisher: None</text:p>
      <text:p text:style-name="P4">
Time: 2023-06-20T14:32:00Z</text:p>
      <text:p text:style-name="P4">
Description: The Voice of Germany Global Media Forum (GMF) is being held in Bonn, and the reporter Oscar Martinnz from El Salvador Oscar Martinnz won the "Free Award". Despite being suppressed by the authorities, he insisted on news reports to expose violence and corruption.</text:p>
      <text:p text:style-name="P4">
Videos: []</text:p>
      <text:p text:style-name="P4">
Images: []</text:p>
      <text:p text:style-name="P4">
Subject: 文化经纬</text:p>
      <text:p text:style-name="P4">
Subjects: []</text:p>
      <text:p text:style-name="P4">
Keywords: ['薄熙来', '中国反腐风暴', '德国之声', '高瑜', '周永康', '习近平']</text:p>
      <text:p text:style-name="P4">
Id: 65978508</text:p>
      <!--METADATA-->
      <text:p text:style-name="P4">
<text:a xlink:type="simple" xlink:href="https://www.dw.com/zh/overlay/image/article/65978508/65965456" text:style-name="Internet_20_link" text:visited-style-name="Visited_20_Internet_20_Link">
 </text:a>
Reporter from El Salvador Martinez (óScar Martínez)</text:p>
      <text:p text:style-name="P4">
(Voice of Germany) "Silence is not an option", which is the credo of Oscar Martinez. The reporter from Salvador, a country in Central America, won the "Freedom of speech" of the German Voice of Germany Global Media Forum because of the heroic and fearlessness and investigation and research in investigating news reports.</text:p>
      <text:p text:style-name="P4">
Martinnez has won many awards in the past -including the "Fernando Benítez National JournalismPrize" and the "Maria Moore Cobert, which aims to recognize the outstanding news reports about the Americas, Maria Moors Cabot Prize.</text:p>
      <text:h text:style-name="P12" text:outline-level="3">
<text:span text:style-name="T4">
</text:span>
</text:h>
      <text:p text:style-name="P4">
<text:a xlink:type="simple" xlink:href="https://www.dw.com/zh/zh/德国之声言论自由奖来自14国的17位获奖者/a-53316666" text:style-name="Internet_20_link" text:visited-style-name="Visited_20_Internet_20_Link">
This year is the ninth time the Voice of Germany's Global Media Forum issued the "Freedom Award of Speech"</text:a>
Essence This award aims to pay attention to regions where the world's freedom is subject to the world's freedom and commend the outstanding journalists.</text:p>
      <text:p text:style-name="P4">
The Voice of Germany pointed out when he explained his awards that Martinez was born in Salvador in 1983 and is famous for its investigation news work. Since the 2019 Salvado President Nayibbukele took office, many reporters of the country have been criticized or threatened by reporters who have criticized the government.</text:p>
      <text:p text:style-name="P4">
Martinnez's reports also pay attention to organizational crimes, drug trafficking, etc.</text:p>
      <text:p text:style-name="P4">
Reporters who reported criminal groups were often convicted, and media institutions were also difficult to make by the authorities. In 2022, due to the high crime rate, the Salvador government announced that the country entered an emergency. The law of emergency status is above the basic rights given by constitution including freedom of speech and freedom of assembly.</text:p>
      <text:p text:style-name="P4">
Salvador ranked 115th in the release of the Freedom of Press in 118 countries around the world. According to a report from the "Reporter's No Boundary", the media belongs to the "widespread victim of violence" in this Chinese American country.</text:p>
      <text:h text:style-name="P12" text:outline-level="3">
<text:span text:style-name="T4">
萨</text:span>
</text:h>
      <text:p text:style-name="P4">
Martinnitz said in his award -winning speech that more than 150 reporters have been forced to leave Salvador, and international observers have evaluated the country's politics as a "mixed regime."</text:p>
      <text:p text:style-name="P4">
He himself left Salvador because he was threatened or worried about being arrested. Martinez firmly stated that whether it is an exile, the authorities' suppression, political persecution, or torture, imprisonment, and traversal -all this cannot stop him and his colleagues from continuing to continue criticism and the determination to expose darkness.</text:p>
      <text:p text:style-name="P4">
At the Voice of Germany Global Media Forum, Martinez also called on participants to show unity in China and the United States and South America's "brave and unshakable" reporters. "Don't ignore us, we will continue to follow up with you."</text:p>
      <text:p text:style-name="P4">
The Voice of Germany, Peter Limbourg, gives a high evaluation of Martinez and his criticism media "Lighthouse"</text:p>
      <text:p text:style-name="P4">
For his own country, Martinez said that Salvador continued to move towards the direction of dictatorship. The Voice of Germany Lynch Link also opened at the opening of the Global Media Forum: "Salvador's media is being subject to unprecedentedly monitoring." He believes that Central America is experiencing a new wave of authoritarian rule, and the freedom of the press is also suffering. More and more restrictions.</text:p>
      <text:p text:style-name="P4">
"Oscar Martinnez and the editorial department of" Elfaro "bravely stressed to reporters in the work of reporters in Salvador and other Chinese American countries." Give high evaluation and point out that the work of the reporter makes them personal at high risk.</text:p>
      <text:p text:style-name="P4">
How to eliminate the division in society? ——This is the theme of the 16th Voice of Germany. About 2,200 participants from all over the world came to the Voice of Germany's headquarters Pophen this week to participate in the two-day (June 19-20) Global Media Forum.</text:p>
      <text:p text:style-name="P4">
The winners of the past "Freedom Awards" in the past include <text:a xlink:type="simple" xlink:href="https://www.dw.com/zh/zh/德国之声2021年言论自由奖获得者奥武里-为无声者抗争/a-57412052" text:style-name="Internet_20_link" text:visited-style-name="Visited_20_Internet_20_Link">
Nigerian Journalist Ovar in 2021</text:a>
(TOBOREOVURIE) and <text:a xlink:type="simple" xlink:href="https://www.dw.com/zh/zh/两名乌克兰记者获德国之声言论自由奖/a-62189642" text:style-name="Internet_20_link" text:visited-style-name="Visited_20_Internet_20_Link">
MSTyslav Chernov) and Evgeniymaloletka (MSTyslav Chernov). </text:a>
</text:p>
      <text:p text:style-name="P4">
News Source: <text:a xlink:type="simple" xlink:href="https://www.dw.com/zh/萨尔瓦多调查记者获得德国之声言论自由奖/a-65978508" text:style-name="Internet_20_link" text:visited-style-name="Visited_20_Internet_20_Link">
https://www.dw.com/zh/萨尔瓦多调查记者获得德国之声言论自由奖/a-65978508?maca=chi-rss-chi-all-1127-rdf</text:a>
</text:p>
      <!--NEWS-->
      <text:h text:style-name="P10" text:outline-level="1">
<text:span text:style-name="T4">
Police raid search Headquarters Paris Olympic organizer is in a turbulent</text:span>
</text:h>
      <text:p text:style-name="P4">
Publisher: 法新社</text:p>
      <text:p text:style-name="P4">
Published Time: 2023-06-20T14:32:09+00:00</text:p>
      <text:p text:style-name="P4">
Modified Time: 2023-06-20T14:05:05+00:00</text:p>
      <text:p text:style-name="P4">
Description: (AFP 20, 20th) French police raid the headquarters of the 2024 Paris Olympic organizer today. It is only about one year left before the opening of the 4 -year summer Olympic Gam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617581in" draw:z-index="0">
<draw:image xlink:href="../Images/rficn/2023-06-20T14-32-09-00-00/000000.png" xlink:type="simple" xlink:show="embed" xlink:actuate="onLoad" draw:mime-type="image/png"/>
</draw:frame>
A source who is closely related to the investigation operation told AFP that the search location was not only the Paris Olympic Organization Committee (Cojo) headquarters (Cojo), and also included the Olympic Olympic Olympic Olympic Olympic Olympic Olympic Olympics (Solideo) Office.</text:p>
      <text:p text:style-name="P4">
It is still unclear the reason for the search operation. The Paris Olympic Organization Committee stated that they "cooperate with investigators to make investigations easier to carry out." This is the first time that the committee's headquarters has been searched.</text:p>
      <text:p text:style-name="P4">
Another source of the relationship with investigation revealed that the search operation was performed by the French anti -corruption and financial criminal investigators and the Paris police financial criminal group BRDE.</text:p>
      <text:p text:style-name="P4">
The French Anti -Corruption Agency (AFA) proposed two reports 2 years ago, highlighting the preparation of the Paris Olympics, there is a problem of "clean doubts" and "conflict of interests", and warned that this might have hoped that this may be with the chairman of the organization committee, TonyEstanguet. The "absolute cleanliness" image presented in the Olympic Games conflicts.</text:p>
      <text:p text:style-name="P4">
Investigators of the French Anti -Corruption Bureau pointed out that the procurement procedure organized by the Paris Olympic Games was "inaccurate and incomplete", and they also emphasized that "sometimes there is a situation that may involve conflicts of interest but not be correctly supervised."</text:p>
      <text:p text:style-name="P4">
The Paris Olympics will open on July 26 next year and close on August 11.</text:p>
      <text:p text:style-name="P4">
News Source: <text:a xlink:type="simple" xlink:href="https://www.rfi.fr/cn/%E8%BF%90%E5%8A%A8%E5%A4%A9%E5%9C%B0/20230620-%E8%AD%A6%E6%96%B9%E7%AA%81%E8%A2%AD%E6%90%9C%E7%B4%A2%E6%80%BB%E9%83%A8-%E5%B7%B4%E9%BB%8E%E5%A5%A5%E8%BF%90%E4%B8%BB%E5%8A%9E%E5%8D%95%E4%BD%8D%E9%99%B7%E5%85%A5%E5%8A%A8%E8%8D%A1" text:style-name="Internet_20_link" text:visited-style-name="Visited_20_Internet_20_Link">
https://www.rfi.fr/cn/%E8%BF%90%E5%8A%A8%E5%A4%A9%E5%9C%B0/20230620-%E8%AD%A6%E6%96%B9%E7%AA%81%E8%A2%AD%E6%90%9C%E7%B4%A2%E6%80%BB%E9%83%A8-%E5%B7%B4%E9%BB%8E%E5%A5%A5%E8%BF%90%E4%B8%BB%E5%8A%9E%E5%8D%95%E4%BD%8D%E9%99%B7%E5%85%A5%E5%8A%A8%E8%8D%A1</text:a>
</text:p>
      <!--NEWS-->
      <text:h text:style-name="P10" text:outline-level="1">
<text:span text:style-name="T4">
Li Chongen: Father Li Zhiying wants to protect his homeland</text:span>
</text:h>
      <text:p text:style-name="P4">
Author: None</text:p>
      <text:p text:style-name="P4">
Publisher: Radio Free Asia (Organization)</text:p>
      <text:p text:style-name="P4">
Published Time: 2023-06-20T14:37:22-04:00</text:p>
      <text:p text:style-name="P4">
Modified Time: 2023-06-20T14:37:2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5.1927in" draw:z-index="0">
<draw:image xlink:href="../Images/rfamandarin/2023-06-20T14-37-22-04-00/000000.png" xlink:type="simple" xlink:show="embed" xlink:actuate="onLoad" draw:mime-type="image/png"/>
</draw:frame>
"Apple Daily" founder Jimmylai, the son of Li Chongen, Photo/RFA Information of the French media reported on the 20th anniversary of the implementation of the Hong Kong National Security Law at the end of June. On the evening of June 20, Bar 61 in Paris will Screening "Hong Kong people", using Li Zhiying as the main line to review the changes in Hong Kong. The European Parliament passed a resolution on June 15, calling on Jimmylai, the founder of the Apple Daily, and abolished the National Security Law of Hong Kong. The law was used to criticize China for democratic activities and Li Zhiying Government. Li Zhiying founded the Apple Daily in 1995 and then founded One Media. The reporter's non -border organization pointed out that since the effectiveness of the National Security Law of Hong Kong in 2020, Hong Kong's freedom of pressing and other basic rights has deteriorated rapidly. Li Zhiying is 75 years old and has been detained at the highest alert level since December 2020. Li Chongen said that his father Li Zhiying loved freedom and was very dignified and thought. Like many Hong Kong people, he wanted to protect his homeland. (Responsible editor: (：)</text:p>
      <text:p text:style-name="P4">
News Source: <text:a xlink:type="simple" xlink:href="https://www.rfa.org/mandarin/Xinwen/8-06202023143514.html" text:style-name="Internet_20_link" text:visited-style-name="Visited_20_Internet_20_Link">
https://www.rfa.org/mandarin/Xinwen/8-06202023143514.html</text:a>
</text:p>
      <!--NEWS-->
      <text:h text:style-name="P10" text:outline-level="1">
<text:span text:style-name="T4">
German media: Berlin spreads the red carpet</text:span>
</text:h>
      <text:p text:style-name="P4">
Author: None (Language: zh)</text:p>
      <text:p text:style-name="P4">
Publisher: None</text:p>
      <text:p text:style-name="P4">
Time: 2023-06-20T14:39:00Z</text:p>
      <text:p text:style-name="P4">
Description: On Monday, Xi Jinping met with U.S. Secretary of State Brosky as a topic of international public opinion. On the same day, a dialogue of the German -China government held in Berlin received the attention of German media.</text:p>
      <text:p text:style-name="P4">
Videos: []</text:p>
      <text:p text:style-name="P4">
Images: []</text:p>
      <text:p text:style-name="P4">
Subject: 评论分析</text:p>
      <text:p text:style-name="P4">
Subjects: ['专题报道：习近平访美', '中国共产党', '李克强', '南希·佩洛西']</text:p>
      <text:p text:style-name="P4">
Keywords: ['布林肯', '中美关系', '去风险', '管控', '竞争', '德中政府磋商', '李克强']</text:p>
      <text:p text:style-name="P4">
Id: 65979543</text:p>
      <!--METADATA-->
      <text:p text:style-name="P4">
<text:a xlink:type="simple" xlink:href="https://www.dw.com/zh/overlay/image/article/65979543/65964971" text:style-name="Internet_20_link" text:visited-style-name="Visited_20_Internet_20_Link">
 </text:a>
Chinese Prime Minister Li Qiang is welcomed by German Prime Minister Shulz</text:p>
      <text:p text:style-name="P4">
(Voice of Germany Chinese) US Secretary of State <text:a xlink:type="simple" xlink:href="https://www.dw.com/zh/zh/布林肯告诉习近平拜登认为美中有义务处理好关系/a-65956287" text:style-name="Internet_20_link" text:visited-style-name="Visited_20_Internet_20_Link">
Blinger at the end of the visit to China, I met Chinese leader Xi Jinping</text:a>
It seems to be a positive signal in German media. "South Germany" published a comment, "Sometimes, those who determine the political climate are small words." This comment entitled "Wo Jedes World" wrote::</text:p>
      <text:p text:style-name="P4">
"'Progress" is such a word. Chinese party and state leaders Xi Jinping pointed out in a meeting with US Secretary of State Tony Brillings that Sino -US relations have achieved' progress ". And the significance is not only that, this is also a huge political capital, and it must be clever to bet.</text:p>
      <text:p text:style-name="P4">
The biggest perception of Bollingin's visit to China is that people realize that although there are various competitions between the two sides of the (USA), they still hope to continue their diplomatic efforts and they can still find common languages. Brinken carefully calculated the concession to be accepted by the Chinese side, and the latter also signaled to return to the predictable track -the United States and Xi Jinping under the rule of Trump to strive for the third term and China during the epidemic period. This track. Since 2017, bilateral relations have fallen into a trough. Now, a period of cautious review has begun. How dangerous is the state of nothing to say between the two most powerful economies in the world? There have been sufficient examples in the past few years. The situation that China's system is easy to cause is to cover up the internal weakness by displaying strongly. The domestic anti -China mood in the United States has long been separated from reality. The internal tribe of China has launched a strong competition to see who is more tough to make the country be at a loss.</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i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text:span>
</text:h>
      <text:h text:style-name="P12" text:outline-level="3">
<text:span text:style-name="T4">
Blinger to complete the main goal of this trip</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two sides have too sufficient reasons to incorporate their competitive confrontation into a control mechanism. From an economic perspective, neither the United States and China are allowed to start a war to compete for the scope of influence, and military, such a showdown will have no winners. Therefore, it is wise to consider how to manage this relationship. The United States took the initiative and China responded. After long -term mutual communication, this result cannot be underestimated. "</text:p>
      <text:h text:style-name="P12" text:outline-level="3">
<text:span text:style-name="T4">
Competitive partner</text:span>
</text:h>
      <text:p text:style-name="P4">
The "Daily" published by Berlin focuses on the Chinese Prime Minister Li Qiang led a group to visit Berlin to participate in <text:a xlink:type="simple" xlink:href="https://www.dw.com/zh/zh/难度高悬念大德中政府磋商全面开启/a-65972739" text:style-name="Internet_20_link" text:visited-style-name="Visited_20_Internet_20_Link">
intergovernmental consultation between Germany and Chinese government</text:a>
Essence The author believes that China is launching a charm of Europe, and Germany is still regarded by China as the most important partner in the European Union. But this article entitled "Berlin's popular carpet from Beijing's opponents" wrote:</text:p>
      <text:p text:style-name="P4">
"However, the German government should not be blinded by Shun Er's words. Under Xi Jinping's leadership, China has undergone tremendous changes. It's right.</text:p>
      <text:p text:style-name="P4">
Beijing's increasingly offensiveness internationally shows its increasingly aggressiveness, its increasing military threat to Taiwan, the thorough suppression of the Hong Kong democratic movement, and the stronger intervention of economic activities, all of which have made Germany's domestic attitude towards China very Great impact. No one has talked about ‘it’ s a transformation with trade ’. Nonetheless, as the German Federal Prime Minister Shulz (Social Party) said last week, it was the timing of dialogue, ‘‘ in the current world situation, mutual exchanges are very meaningful. ‘</text:p>
      <text:h text:style-name="P12" text:outline-level="3">
<text:span text:style-name="T4">
is how to re -position relations with China</text:span>
</text:h>
      <text:p text:style-name="P4">
The German government holds a pragmatic optimism on this issue, and the government spokesman WolfgangBüchner said he looked forward to a 'good and constructive communication ". The theme of this consultation is ‘Common and Sustainable Action’, which is intended to emphasize the level of partners in relations with Chinese relations. Regarding Germany -China relations, Berlin is tirelessly described as the definition of "partners, competitors and strategic rivals".</text:p>
      <text:p text:style-name="P4">
However, recently, the center of gravity is increasingly biased towards the direction of strategic opponents. The national security strategy announced in Berlin this Wednesday also shows this. The strategy emphasizes that China has repeatedly adopted the interests and values of the interests and values of us (Germany) ', and at the same time, the development partnership and the possible areas of realistic possible areas are narrowing.</text:p>
      <text:p text:style-name="P4">
The article finally wrote: "The lessons of the Russian relations have been absorbed. The federal government has a huge dependence on Germany to China (compared to Russia) and chose the slogan of" de-Risking ". Reduce risks and dependence so that Beijing will be threatened to implement and attack Taiwan. However, for some German companies and multinational companies, its dependence on the Chinese market and production bases has to be so great that it has to do so, and has to do it. Long -term transformation. "</text:p>
      <text:p text:style-name="P4">
<text:span text:style-name="T5">
Inding the content of other media, does not represent the position or view of the Voice of Germany. _ </text:span>
 _ 吧 _</text:p>
      <text:p text:style-name="P4">
News Source: <text:a xlink:type="simple" xlink:href="https://www.dw.com/zh/德语媒体：柏林铺开红地毯/a-65979543" text:style-name="Internet_20_link" text:visited-style-name="Visited_20_Internet_20_Link">
https://www.dw.com/zh/德语媒体：柏林铺开红地毯/a-65979543?maca=chi-rss-chi-all-1127-rdf</text:a>
</text:p>
      <!--NEWS-->
      <text:h text:style-name="P10" text:outline-level="1">
<text:span text:style-name="T4">
Modi calls India and the United States mutual trust.</text:span>
</text:h>
      <text:p text:style-name="P4">
Author: 联合早报 (Person)</text:p>
      <text:p text:style-name="P4">
Publisher: 联合早报 (Organization)</text:p>
      <text:p text:style-name="P4">
Published Time: 2023-06-20T14:58</text:p>
      <text:p text:style-name="P4">
Modified Time: 2023-06-20T14:59</text:p>
      <text:p text:style-name="P4">
Description: The Indian Prime Minister Modi, who is about to visit the United States, believes that New Delhi and Washington's trust in each other "reach unprecedented levels." Reuters reports that at the invitation of US President Biden, Modi will go to the United States to visit the United States from Wednesday to Saturday (June 21st to 24th).</text:p>
      <text:p text:style-name="P4">
Videos: []</text:p>
      <text:p text:style-name="P4">
Audios: []</text:p>
      <text:p text:style-name="P4">
Images: []</text:p>
      <text:p text:style-name="P4">
Type: NewsArticle</text:p>
      <text:p text:style-name="P4">
Breadcrumbs: ['即时', '国际']</text:p>
      <text:p text:style-name="P4">
Keywords: ['印度', '莫迪', '美国', '马斯克']</text:p>
      <!--METADATA-->
      <text:p text:style-name="P4">
The Indian Prime Minister Modi, who is about to visit the United States, believes that New Delhi and Washington's trust in each other "reach unprecedented levels."</text:p>
      <text:p text:style-name="P4">
Reuters reports that at the invitation of US President Biden, Modi will go to the United States to visit the United States from Wednesday to Saturday (June 21st to 24th).</text:p>
      <text:p text:style-name="P4">
Modi said in an interview with the Wall Street Journal before setting off that Indian -American relations are stronger and deeper than ever. He said that India should be more valued and let India play a more important role in a broader field.</text:p>
      <text:p text:style-name="P4">
When asked about the United States criticized India and did not adopt a tougher stance on Russia, which invaded Ukraine, Modi believed that this view is not common in the United States.</text:p>
      <text:p text:style-name="P4">
Modi said, "I think the stance of India is clear all over the world. India's primary initiative is peace, and the world is absolutely confident in us."</text:p>
      <text:p text:style-name="P4">
In addition, Modi also talked about the relationship between India and China. Modi said that only in the context of peace in India and China, the relationship between India and China can develop forward.</text:p>
      <text:p text:style-name="P4">
In the past three years, India and China have strengthened their positions and deployed a large number of troops and equipment in the disputed border area of Mis. So far, 20 Indian soldiers and four Chinese soldiers are killed in physical melee.</text:p>
      <text:p text:style-name="P4">
Modi said: "For the normal bilateral relations between India and China, peace and tranquility in border areas are essential."</text:p>
      <text:p text:style-name="P4">
Modi also said: "Our core belief is to respect sovereignty and territorial integrity, comply with the rule of law, and peacefully resolve differences and disputes. At the same time, India has made full preparations and is committed to maintaining sovereignty and dignity."</text:p>
      <text:p text:style-name="P4">
According to the Reuters Indian partner Asia International News (ANI), Modi will meet with Electric Vehicle Corporation Tesla President Musk during the visit to the United States.</text:p>
      <text:p text:style-name="P4">
Biden will have a national banquet for Modi on Thursday. Modi was also invited to give a speech at the joint meeting of the US Congress that day.</text:p>
      <text:p text:style-name="P4">
News Source: <text:a xlink:type="simple" xlink:href="https://www.zaobao.com.sg/realtime/world/story20230620-1406094" text:style-name="Internet_20_link" text:visited-style-name="Visited_20_Internet_20_Link">
https://www.zaobao.com.sg/realtime/world/story20230620-1406094</text:a>
</text:p>
      <!--NEWS-->
      <text:h text:style-name="P10" text:outline-level="1">
<text:span text:style-name="T4">
Alibaba will change the coache Ma Yun and there will be "high theory"</text:span>
</text:h>
      <text:p text:style-name="P4">
Author: None (Language: zh)</text:p>
      <text:p text:style-name="P4">
Publisher: None</text:p>
      <text:p text:style-name="P4">
Time: 2023-06-20T15:00:00Z</text:p>
      <text:p text:style-name="P4">
Description: On June 20, Alibaba Holding Group announced that it would change the coach, showing that its reorganization and demolition plan is being advanced. In addition, the internal speech of the founder of Alibaba, the founder of Alibaba, which was revealed by the Chinese financial media "Late LatePost" in May, also attracted attention. Ma Yun, who recently appeared in Tokyo, said at the time, "A company from the benchmark of the industry to the death of death, half a year to one year is enough to be enough. "</text:p>
      <text:p text:style-name="P4">
Videos: []</text:p>
      <text:p text:style-name="P4">
Images: []</text:p>
      <text:p text:style-name="P4">
Subject: 经济纵横</text:p>
      <text:p text:style-name="P4">
Subjects: ['岛屿主权争端', '日本']</text:p>
      <text:p text:style-name="P4">
Keywords: ['马云', '淘宝', '阿里巴巴', '东京大学', '日本']</text:p>
      <text:p text:style-name="P4">
Id: 65980411</text:p>
      <!--METADATA-->
      <text:p text:style-name="P4">
<text:a xlink:type="simple" xlink:href="https://www.dw.com/zh/overlay/image/article/65980411/64312741" text:style-name="Internet_20_link" text:visited-style-name="Visited_20_Internet_20_Link">
 </text:a>
Ma Yun said in the internal speech of the business leader of Taitian Group in May this year that the competition situation is very serious.</text:p>
      <text:p text:style-name="P4">
(Voice of Germany) Zhang Yong, chairman and CEO of Alibaba Holding Group on Tuesday (June 20), announced that he will step down in September this year to focus on the chairman and CEO of Alibaba Cloud Smart Group. The chairman of the board of directors of Alibaba Holdings Group will be held by Cai Chongxin, the current executive vice chairman, and Wu Yongming, chairman of Tao Tian Group.</text:p>
      <text:p text:style-name="P4">
Alibaba has previously stated that it will establish a more flexible structure in order to maintain competitiveness when facing new regulatory challenges and the growing pressure of global economy. In March of this year, <text:a xlink:type="simple" xlink:href="https://www.dw.com/zh/zh/阿里巴巴宣布分拆成6家公司-股價大漲/a-65161738" text:style-name="Internet_20_link" text:visited-style-name="Visited_20_Internet_20_Link">
Alibaba Group announced that it will be reorganized into a holding company with six different business groups</text:a>
Including Alibaba Cloud Smart, Taobao Tmall Commercial, Local Life, International Digital Commercial, Cainiao, Great Entertainment, etc. On May 18, Zhang Yong also announced that it plans to completely split and complete the listing from Ali Group in the next 12 months, forming a new company that is completely independent with Ali Group in terms of equity and corporate governance. The introduction of the "6+N" reorganization scheme was commented on by the industry as Alibaba to survive through "making small", so as not to be too large to become the target of public criticism and the government's suppression object. In April 2021, Alibaba Group was accused of violating China's "Anti -Monopoly Law" and except for the highest fines of RMB 18.28 billion in the highest cases of similar cases, at that time, a total of 2.78 billion US dollars.</text:p>
      <text:h text:style-name="P12" text:outline-level="3">
<text:span text:style-name="T4">
Jack Ma: The competitive situation is very severe</text:span>
</text:h>
      <text:p text:style-name="P4">
In addition to the reorganization and coach of Alibaba Holdings Group, the latest trends and remarks of Alibaba founder Ma Yun also attracted attention.</text:p>
      <text:p text:style-name="P4">
On Monday (June 19), China Financial Media "Late LatePost" reported that in late May, Ma Yun convened the heads of various businesses of Tao Tian Group to hold a small communication meeting. According to a number of Alibaba employees, Ma Yun believes that the current competition situation facing Tao Tian Group is very severe. He uses Nokia and Kodak as an example that a company is benchmarking from the industry to death. Speed may be faster. In addition, Ma Yun also talked about the views of Ali e -commerce "return to Taobao", Tao Tian Group should return to users, and return to the Internet. It is recommended that the team should do more product innovation in the future, such as combining AI services for small and medium businesses, "doing small business".</text:p>
      <text:p text:style-name="P4">
In the past three years, Ma Yun has remained low -key and rarely published "high theory". In 2020, Ma Yun criticized the Chinese regulatory agency to kill the innovation of Alibaba Fintech sister company Ant Group, and was suppressed afterwards, withdrawn from the public vision for a long time, and stayed overseas for more than a year. In January 2023, <text:a xlink:type="simple" xlink:href="https://www.dw.com/zh/zh/蚂蚁集团结构调整-马云不再是集团实控人/a-64313275" text:style-name="Internet_20_link" text:visited-style-name="Visited_20_Internet_20_Link">
Ma Yun gave up control over the Ant Group</text:a>
It is no longer the controller of the Ant Group. However, shortly after the media reported Ma Yun's further "retreat", <text:a xlink:type="simple" xlink:href="https://www.dw.com/zh/zh/马云回国-彭博社新政府要树立亲商形象/a-65135585" text:style-name="Internet_20_link" text:visited-style-name="Visited_20_Internet_20_Link">
Ma Yun returned to China at the end of March this year after the Communist Party of China, and appeared in Hangzhou</text:a>
Essence</text:p>
      <text:p text:style-name="P4">
By June 16, the University of Tokyo released news that Ma Yun delivered a speech to the students of Tokyo College on June 12 with the theme of "Innovation and Entrepreneurship". The University of Tokyo also released a photo of Ma Yun's speech at the student, showing that Jack Ma is in Japan. Previously, the University of Tokyo, Japan, announced on May 1st that Ma Yun has hired Ma Yun as a guest professor at Tokyo College of the school.</text:p>
      <text:p text:style-name="P4">
*#</text:p>
      <text:h text:style-name="P13" text:outline-level="4">
<text:span text:style-name="T4">
Alibaba and Ma Yun to go down the altar?</text:span>
</text:h>
      <text:h text:style-name="P12" text:outline-level="3">
<text:span text:style-name="T4">
2013: Taobao 10th Anniversary Celebration</text:span>
</text:h>
      <text:p text:style-name="P4">
In 1999, Jack Ma resigned as a teacher and led the 18 -member team to establish Alibaba Group in Hangzhou. In 2003, Alibaba launched Taobao and Alipay to open up e -commerce. On May 10, 2013, when Ma Yun resigned from Taobao's CEO position at the 10th anniversary of Taobao, Alibaba Group was not only the largest e -commerce company in China, but also extended its business to finance and other fields.</text:p>
      <text:p text:style-name="P4">
*#</text:p>
      <text:h text:style-name="P13" text:outline-level="4">
<text:span text:style-name="T4">
Alibaba and Ma Yun to go down the altar?</text:span>
</text:h>
      <text:h text:style-name="P12" text:outline-level="3">
<text:span text:style-name="T4">
2014: Alibaba New York is listed</text:span>
</text:h>
      <text:p text:style-name="P4">
On September 19, 2014, Alibaba Group was officially listed on the New York Stock Exchange, creating the largest IPO record in history. In the Hurun Rich List and the Forbes Rich List at that time, the Ma Yun family and Ma Yun first won the richest man in China. In December 2014, the Bloomberg billionaire index showed that Ma Yun's home reached 28.6 billion US dollars, surpassing Li Ka -shing, reaching the top Asian richest man.</text:p>
      <text:p text:style-name="P4">
*#</text:p>
      <text:h text:style-name="P13" text:outline-level="4">
<text:span text:style-name="T4">
Alibaba and Ma Yun to go down the altar?</text:span>
</text:h>
      <text:h text:style-name="P12" text:outline-level="3">
<text:span text:style-name="T4">
Alibaba's Financial Business: Ant Financial</text:span>
</text:h>
      <text:p text:style-name="P4">
In 2014, Alibaba Group established Zhejiang Ant Xiaowei Financial Service Company (referred to as Ant Financial). In January 2015, Ant Financial launched sesame credit. In the following years, Ant Financial has conducted a series of large -scale acquisitions. After Alibaba Group was listed on the Hong Kong Stock Exchange on November 26, 2019, Ant Group announced in July 2020 that it will be released and listed simultaneously on the Hong Kong Stock Exchange and the Shanghai Stock Exchange Science and Technology Board.</text:p>
      <text:p text:style-name="P4">
*#</text:p>
      <text:h text:style-name="P13" text:outline-level="4">
<text:span text:style-name="T4">
Alibaba and Ma Yun to go down the altar?</text:span>
</text:h>
      <text:h text:style-name="P12" text:outline-level="3">
<text:span text:style-name="T4">
Ant Group was stopped when it was listed</text:span>
</text:h>
      <text:p text:style-name="P4">
However, the Ant Group has not ushered in the day of listing. On November 3, 2020, Ant Group's plan to be listed in Shanghai and Hong Kong on November 5 was suspended by the Chinese regulatory agency. In late October 2020, Ma Yun bombarded the Chinese financial supervision system at a forum in Shanghai. Earlier, he just stepped down as chairman of the board of directors of Alibaba Group at the end of September, but he was still the actual controller of more than 600 companies including Ant Group.</text:p>
      <text:p text:style-name="P4">
*#</text:p>
      <text:h text:style-name="P13" text:outline-level="4">
<text:span text:style-name="T4">
Alibaba and Ma Yun to go down the altar?</text:span>
</text:h>
      <text:h text:style-name="P12" text:outline-level="3">
<text:span text:style-name="T4">
Alibaba Group is reported to be asked to cut its media assets</text:span>
</text:h>
      <ul>
        <li>
#</li>
      </ul>
      <text:h text:style-name="P13" text:outline-level="4">
<text:span text:style-name="T4">
Alibaba and Ma Yun to go down the altar?</text:span>
</text:h>
      <text:h text:style-name="P12" text:outline-level="3">
<text:span text:style-name="T4">
Disappearing the former richest man in March</text:span>
</text:h>
      <text:p text:style-name="P4">
After the Ant Group was stopped in November last year, Ma Yun, who has always had a high exposure, has not made a public appearance in the past three months. It was not until January 20 this year. Premier at the award ceremony. On March 11, the Ant Group announced its financial self -discipline criteria, including institutional access, platform governance, protecting consumer rights and data privacy, and ensuring that it was not income for minors and low repayment groups. It is unknown whether the Ant Group can be listed on the market. In the Hurun rankings announced in March this year, Ma Yun, who has been in the first richest man in China, has fallen to the fourth place.</text:p>
      <text:p text:style-name="P4">
Author: Le Ran</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Sina Finance Headline also reproduced "Late LatePost" on June 19 about Ma Yun's reports, but did not quote Ma Yun's "a business benchmark to death from the industry to death, and it was enough for half a year to one year." It just stated that Ma Yun's judgment was connected. The opportunity of Taobao instead of Tmall and Ma Yun pointed out three directions for Tao Tian Group at the meeting. It is reported that from Liu Qiangdong's emphasis on low prices to Ma Yun's return to Taobao, head players on domestic e -commerce platforms are trying to relieve anxiety at low prices.</text:p>
      <text:p text:style-name="P4">
The 618 shopping festival has just been accused of the most rolling and deserted shopping festival in history, showing that the consumption of the Chinese market is still weak, the economic recovery is weak, and people's anxiety about the status quo and the future is rising. Regarding Ma Yun’s latest remarks, netizens commented, "After turning around, it is found that there are still many poor people."(Comprehensive report)</text:p>
      <text:p text:style-name="P4">
News Source: <text:a xlink:type="simple" xlink:href="https://www.dw.com/zh/阿里巴巴将换帅-马云再有「高论」/a-65980411" text:style-name="Internet_20_link" text:visited-style-name="Visited_20_Internet_20_Link">
https://www.dw.com/zh/阿里巴巴将换帅-马云再有「高论」/a-65980411?maca=chi-rss-chi-all-1127-rdf</text:a>
</text:p>
      <!--NEWS-->
      <text:h text:style-name="P10" text:outline-level="1">
<text:span text:style-name="T4">
It is rumored that Chinese map sets up military facilities in Cuba Brinchen: It has warned China</text:span>
</text:h>
      <text:p text:style-name="P4">
Publisher: 法新社</text:p>
      <text:p text:style-name="P4">
Published Time: 2023-06-20T15:02:08+00:00</text:p>
      <text:p text:style-name="P4">
Modified Time: 2023-06-20T14:35:01+00:00</text:p>
      <text:p text:style-name="P4">
Description: (AFP 20, 20th) The media disclosed that China is negotiating for the establishment of joint military training facilities in Cuba. U.S. Secretary of State Brosky, who has just visited Beijing, said that he had warned Chinese leaders as far as the United States was deeply the matter. For concer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1" text:anchor-type="as-char" svg:width="6.9236in" svg:height="3.617581in" draw:z-index="0">
<draw:image xlink:href="../Images/rficn/2023-06-20T15-02-08-00-00/000000.png" xlink:type="simple" xlink:show="embed" xlink:actuate="onLoad" draw:mime-type="image/png"/>
</draw:frame>
Antony Blinken told reporters in London: "Yes, I know very well that we will be deeply concerned about the People's Republic of China on intelligence or military activities in Cuba."</text:p>
      <text:p text:style-name="P4">
He also said: "We will pay close attention to this matter very closely, and we are very clear about this. We will protect our country and we will protect our own interests."</text:p>
      <text:p text:style-name="P4">
News Source: <text:a xlink:type="simple" xlink:href="https://www.rfi.fr/cn/%E5%9B%BD%E9%99%85%E6%8A%A5%E9%81%93/20230620-%E4%BC%A0%E4%B8%AD%E5%9B%BD%E5%9B%BE%E5%9C%A8%E5%8F%A4%E5%B7%B4%E8%AE%BE%E5%86%9B%E4%BA%8B%E8%AE%BE%E6%96%BD-%E5%B8%83%E6%9E%97%E8%82%AF-%E5%B7%B2%E5%AF%B9%E4%B8%AD%E6%96%B9%E6%8F%90%E8%AD%A6%E5%91%8A" text:style-name="Internet_20_link" text:visited-style-name="Visited_20_Internet_20_Link">
https://www.rfi.fr/cn/%E5%9B%BD%E9%99%85%E6%8A%A5%E9%81%93/20230620-%E4%BC%A0%E4%B8%AD%E5%9B%BD%E5%9B%BE%E5%9C%A8%E5%8F%A4%E5%B7%B4%E8%AE%BE%E5%86%9B%E4%BA%8B%E8%AE%BE%E6%96%BD-%E5%B8%83%E6%9E%97%E8%82%AF-%E5%B7%B2%E5%AF%B9%E4%B8%AD%E6%96%B9%E6%8F%90%E8%AD%A6%E5%91%8A</text:a>
</text:p>
      <!--NEWS-->
      <text:h text:style-name="P10" text:outline-level="1">
<text:span text:style-name="T4">
In the first five months of this year, Inner Mongolia died of 160 people in production safety accidents</text:span>
</text:h>
      <text:p text:style-name="P4">
Author: None</text:p>
      <text:p text:style-name="P4">
Publisher: Radio Free Asia (Organization)</text:p>
      <text:p text:style-name="P4">
Published Time: 2023-06-20T15:16:00-04:00</text:p>
      <text:p text:style-name="P4">
Modified Time: 2023-06-20T15:17: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62" text:anchor-type="as-char" svg:width="6.9236in" svg:height="4.612011in" draw:z-index="0">
<draw:image xlink:href="../Images/rfamandarin/2023-06-20T15-16-00-04-00/000000.png" xlink:type="simple" xlink:show="embed" xlink:actuate="onLoad" draw:mime-type="image/png"/>
</draw:frame>
On February 22 this year, a large area collapsed in the Alashamnn Aracean Coal Mine in Inner Mongolia. The picture shows the rescue staff working on the scene on the 23rd. <text:a xlink:type="simple" xlink:href="https://www.rfa.org/mandarin/Xinwen/9-06202023151256.html/@@images/image" text:style-name="Internet_20_link" text:visited-style-name="Visited_20_Internet_20_Link">
</text:a>
According to Chinese media reports, the Associated Press has recently released the overall situation of the first five months of this year. Data show that from January to May this year, there were a total of 106 production safety accidents and 160 people in the region. It is worth noting that according to Surging News previously reported, on February 22 this year, a large area collapsed in the Ara Shanmeng coal mine, Inner Mongolia, causing 53 workers to lose or die. On June 20, an authoritative person told Peng Mei News that the search and rescue work of the collapse of the neyraine coal mine has ended, and the lost -connected person has confirmed that there is no vital signs, so it is recorded as death. In addition, the investigation work of the accident is still underway, and it is said that "the National Mining Safety Supervision Bureau is doing this work."</text:p>
      <text:p text:style-name="P4">
News Source: <text:a xlink:type="simple" xlink:href="https://www.rfa.org/mandarin/Xinwen/9-06202023151256.html" text:style-name="Internet_20_link" text:visited-style-name="Visited_20_Internet_20_Link">
https://www.rfa.org/mandarin/Xinwen/9-06202023151256.html</text:a>
</text:p>
      <!--NEWS-->
      <text:h text:style-name="P10" text:outline-level="1">
<text:span text:style-name="T4">
China and Cuban military facilities plan exposure to the United States start &amp; quot; New Cold War &amp; Quot;?</text:span>
</text:h>
      <text:p text:style-name="P4">
Author: None</text:p>
      <text:p text:style-name="P4">
Publisher: Radio Free Asia (Organization)</text:p>
      <text:p text:style-name="P4">
Published Time: 2023-06-20T15:27:00-04:00</text:p>
      <text:p text:style-name="P4">
Modified Time: 2023-06-20T16:48:38-04:00</text:p>
      <text:p text:style-name="P4">
Description: None</text:p>
      <text:p text:style-name="P4">
Videos: []</text:p>
      <text:p text:style-name="P4">
Audios: ["<text:a xlink:type="simple" xlink:href="https://www.rfa.org/mandarin/yataibaodao/junshiwaijiao/kw-062020231107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4" text:anchor-type="as-char" svg:width="6.9236in" svg:height="4.567343in" draw:z-index="0">
<draw:image xlink:href="../Images/rfamandarin/2023-06-20T15-27-00-04-00/000000.png" xlink:type="simple" xlink:show="embed" xlink:actuate="onLoad" draw:mime-type="image/png"/>
</draw:frame>
Chinese warships stopped at Havana, Cuba [Associated Press data chart <text:a xlink:type="simple" xlink:href="https://www.rfa.org/mandarin/yataibaodao/junshiwaijiao/kw-06202023110737.html/@@stream" text:style-name="Internet_20_link" text:visited-style-name="Visited_20_Internet_20_Link">
Audio-Link: https://www.rfa.org/mandarin/yataibao/junshiwaijiao/kw-06202023110737.html/@stream</text:a>
US media disclosed on Tuesday (20th) that China plans to establish a new joint military training facility in Cuba. Subsequently, the Chinese Ministry of Foreign Affairs denied this. At the same time, senior US officials once again called on Beijing to restore the military communication channels of the two countries.</text:p>
      <text:p text:style-name="P4">
<text:a xlink:type="simple" xlink:href="https://www.rfa.org/mandarin/yataibaodao/junshiwaijiao/hx2-06012023114156.html" text:style-name="Internet_20_link" text:visited-style-name="Visited_20_Internet_20_Link">
<text:span text:style-name="T4">
 China Refuse to Meet the Minister of Defense </text:span>
</text:a>
<text:span text:style-name="T4">
* <text:a xlink:type="simple" xlink:href="https://www.rfa.org/mandarin/Xinwen/6-06082023131014.html" text:style-name="Internet_20_link" text:visited-style-name="Visited_20_Internet_20_Link">
Wall Street Journal: China will set up secret intelligence in Cuba to the United States</text:a>
</text:span>
</text:p>
      <text:p text:style-name="P4">
As U.S. Secretary of State Brillings ended its visit to China, the Wall Street Journal was quoted on June 20 that it was quoted by news officials that China and Cuba were undergoing negotiations and planned to establish a new joint military training facility on the coast of northern Cuba. This will allow China to station in the army only 100 miles away from the Florida coast of the United States and start intelligence and other military operations. The report disclosed that the above -mentioned related negotiations have entered the later stage, but no conclusion has been obtained.</text:p>
      <text:p text:style-name="P4">
Johnkirby, a spokesman for the White House National Security Council, said in a press conference to answer media questions at a press conference on Tuesday that China has been working hard to improve its influence and intelligence collection capabilities in the Western Hemisphere. This includes the relationship between them and Cuba for a long time. The United States does not know or not monitored or did not take measures. He also said that the United States will continue to take measures to protect their secrets and national security.</text:p>
      <text:p text:style-name="P4">
Chinese Foreign Ministry spokesman Mao Ning responded to the relevant questions at a regular press conference on Tuesday: "I don't understand the situation you mentioned. I hope that the relevant parties will use more energy on things that are conducive to improving mutual trust and regional peaceful development. "</text:p>
      <text:p text:style-name="P4">
<text:span text:style-name="T4">
 US media: </text:span>
 <text:span text:style-name="T4">
 China plans to establish new military training facilities in Cuba </text:span>
</text:p>
      <text:p text:style-name="P4">
According to the Wall Street Journal, the information of China's establishment of new military training facilities in Cuba has caused alert to the United States. The Biden government has contacted Cuban officials to try to stop the plan, and at the same time, it also understands the concerns of Cuba's might transfer some sovereignty.</text:p>
      <text:p text:style-name="P4">
U.S. officials said that new military facilities can provide a platform for China, making it possible to permanently garrison in Cuba to expand information collection activities for the United States, including electronic eavesdropping. The most concerned about the United States is that this planning facility is part of China's "141 project". The project aims to expand the global military base and logistics support network of the Chinese military, and set up 15 overseas bases within 10 years, but Beijing has never acknowledged the existence of the plan.</text:p>
      <text:p text:style-name="P4">
U.S. officials also revealed that the Central and Middle Schools have jointly operated 4 eavesdropping stations in Cuba. A few days ago, the Wall Street Journal reported that China plans to establish a new monitoring station in Cuba. The White House later confirmed publicly that at least since 2019, China has had intelligence collection facilities in Cuba.</text:p>
      <text:p text:style-name="P4">
Cuba Street Scenery (Associated Press Picture) <text:a xlink:type="simple" xlink:href="https://www.rfa.org/mandarin/yataibaodao/junshiwaijiao/kw-06202023110737.html/ap23139694726764.jpg" text:style-name="Internet_20_link" text:visited-style-name="Visited_20_Internet_20_Link">
![] [](Images/rfamandarin/2023-06-20T15-27-00-04-00/000003.png)</text:a>
<text:span text:style-name="T4">
 Cuba missile incident replica? Expert: China announces global ambitions </text:span>
</text:p>
      <text:p text:style-name="P4">
Yao Cheng, a former Chinese Naval Command in the United States, told this station: "Because many space satellites in the United States, including space aircraft launch, many of them are in Florida. Cuba's location is very important to monitor American space operations. Intelligence collection stations are very necessary. (The Communist Party of China) has this plan long ago, including establishing some relay stations in some island nations in the South Pacific. It is for the need for space warfare. "</text:p>
      <text:p text:style-name="P4">
Yao Cheng emphasized that China's establishment of intelligence collection facilities in Cuba will pose a great threat to the United States: "It is no doubt that the American Biden government has alertness on it. Go to pressure. "However, he believes that China is unlikely to establish a military training facility in Cuba.</text:p>
      <text:p text:style-name="P4">
Patrickcroning, director of the Asia -Pacific Project Institute of the Hudson Institute of the American Think Tank, told this station: "For some time, people know that China has been expanding the global network of ports and intelligence facilities. As far as China is concerned, in Cuba near Florida to establish military training facilities and signal intelligence facilities, I think anyone in the military or national security community in Washington will not be surprised by this. This is that China is declare its global ambitions and the world. Military existence. "</text:p>
      <text:p text:style-name="P4">
Cronin believes that the United States may not prevent Cuba from establishing military training facilities and intelligence facilities in Cuba. As for how to cope with China's threat, he said: "The United States will continue to establish its allies and partner networks, especially in the Asia -Pacific region. China regards this as a threat to China, but the United States and its allies and partners will regard this as their own. Defense. The United States will have to pay more and more attention to other regions, especially our own Western Hemisphere. "</text:p>
      <text:p text:style-name="P4">
<text:span text:style-name="T4">
 Beijing refuses Brinkei's suggestion that the White House officials will call on China to restore the communication between the two armies </text:span>
</text:p>
      <text:p text:style-name="P4">
U.S. Secretary of State Brills just ended a visit to China on Monday, but this trip did not allow Beijing to agree to restore the communication channels between the two armies to avoid misjudgment. On Tuesday (20th), the White House National Security Council is responsible for the senior director of China and Taiwan affairs, Sarah Belan(Sarahbera)At a briefing about this interview, the establishment of military communication is essential for reducing the friction between the two global powers.Bonnieglaser, director of the Asian project in the Marshall Foundation in the United States, tweeted a few days ago that the fact that China's refusal to restore military communication channels is disappointing and worrying. Beijing obviously does not accept the framework of "big country competition" proposed by the Biden government at all, which makes people question whether it is possible to stable relationships between the United States and China.</text:p>
      <text:p text:style-name="P4">
<text:span text:style-name="T4">
 Expert: China regards resistance to military dialogue as a means </text:span>
 <text:span text:style-name="T4">
 US -China confrontation is difficult to cool down </text:span>
</text:p>
      <text:p text:style-name="P4">
Chinese Defense Minister Li Shangfu refused to meet with US Secretary of Defense Austin at the Shangri -La Security Summit earlier this month. Since 2018, Li Shangfu has been sanctioned by the United States for participating in the Chinese military from a sanctioned Russian company to buy fighter aircraft and missile systems.</text:p>
      <text:p text:style-name="P4">
Cronin believes that the impact of the lack of military communication channels in the United States and China will not be too great: "In the sea area or airspace near China, as well as the East China and the South China Sea, the possibility of incidents is very high. Above the sex event (ALOCALINCIDENT). Nevertheless, it is very beneficial to perform more direct military dialogue to avoid such local events. "He also said that China may still change its position in the next few months and restore it to restore Military dialogue.</text:p>
      <text:p text:style-name="P4">
Crotning also pointed out that the US sanctions on China's defense director Li Shangfu are not the main cause of Beijing's resistance to military dialogue. "China does not want to be decentralized or turning on the activities of the US military in the South China Sea, Taiwan and the East China Sea." He said that for China, they also resisted the dialogue between the two armies as a means to apply to Washington Influence is to change its support for Taiwan, as well as alliances and partnership networks that are continuously expanded in the region.</text:p>
      <text:p text:style-name="P4">
Yao Cheng believes that the reason why the US -China military dialogue is difficult to recover is that on the one hand, the United States has not revoked sanctions on Li Shangfu. "Second, the confrontation between China and the United States has been upgraded from all aspects of trade, economy, and diplomacy to military confrontation. Status. This is irreplaceable. I think the military confrontation between the United States and China can only be upgraded and will not cool down. "Yao Cheng pointed out that the military encirclement formed by the first island chain to China has become increasingly obvious, and Beijing has also seen Beijing. At this point, Xi Jinping's so -called bottom -line thinking and extreme thinking are based on fighting. The battle in the United States and China may be unavoidable. He believes that the reason why China receives Bollingin visits China is mainly to ease the current situation of military confrontation and strive for more time and space.</text:p>
      <text:p text:style-name="P4">
Reporter: Caddy Editor: He Ping.com Editor: Hong Wei</text:p>
      <text:p text:style-name="P4">
News Source: <text:a xlink:type="simple" xlink:href="https://www.rfa.org/mandarin/yataibaodao/junshiwaijiao/kw-06202023110737.html" text:style-name="Internet_20_link" text:visited-style-name="Visited_20_Internet_20_Link">
https://www.rfa.org/mandarin/yataibaodao/junshiwaijiao/kw-06202023110737.html</text:a>
</text:p>
      <!--NEWS-->
      <text:h text:style-name="P10" text:outline-level="1">
<text:span text:style-name="T4">
U.S. stocks fell in early trading</text:span>
</text:h>
      <text:p text:style-name="P4">
Publisher: 法新社</text:p>
      <text:p text:style-name="P4">
Published Time: 2023-06-20T15:32:10+00:00</text:p>
      <text:p text:style-name="P4">
Modified Time: 2023-06-20T15:05:02+00:00</text:p>
      <text:p text:style-name="P4">
Description: (Agence France -Presse, New York, 20th) The Wall Street stock market fell early this morning. The Dow Jones Index fell more than 370 points. After the rise since the spring, many investors expect the stock market to return fil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67" text:anchor-type="as-char" svg:width="6.9236in" svg:height="3.617581in" draw:z-index="0">
<draw:image xlink:href="../Images/rficn/2023-06-20T15-32-10-00-00/000000.png" xlink:type="simple" xlink:show="embed" xlink:actuate="onLoad" draw:mime-type="image/png"/>
</draw:frame>
About 1 hour after the opening, the Dow Jones Industrial Index fell 376.74 points, or 1.10%to 33922.38 points.</text:p>
      <text:p text:style-name="P4">
The S &amp; P 500 Index fell 41.60 points, or 0.94%, to 4367.99 points; the Nasdaq index fell 123.73 points, or 0.90%, to 13565.84 points.</text:p>
      <text:p text:style-name="P4">
News Source: <text:a xlink:type="simple" xlink:href="https://www.rfi.fr/cn/%E8%B4%A2%E7%BB%8F%E5%BF%AB%E8%AE%AF/20230620-%E7%BE%8E%E8%82%A1%E6%97%A9%E7%9B%98%E8%B5%B0%E4%BD%8E" text:style-name="Internet_20_link" text:visited-style-name="Visited_20_Internet_20_Link">
https://www.rfi.fr/cn/%E8%B4%A2%E7%BB%8F%E5%BF%AB%E8%AE%AF/20230620-%E7%BE%8E%E8%82%A1%E6%97%A9%E7%9B%98%E8%B5%B0%E4%BD%8E</text:a>
</text:p>
      <!--NEWS-->
      <text:h text:style-name="P10" text:outline-level="1">
<text:span text:style-name="T4">
Blingken visited China to reveal the fundamental differences between the United States and China to deal with bilateral relations</text:span>
</text:h>
      <text:p text:style-name="P4">
Author: None</text:p>
      <text:p text:style-name="P4">
Publisher: Radio Free Asia (Organization)</text:p>
      <text:p text:style-name="P4">
Published Time: 2023-06-20T15:33:00-04:00</text:p>
      <text:p text:style-name="P4">
Modified Time: 2023-06-20T15:42:32-04:00</text:p>
      <text:p text:style-name="P4">
Description: None</text:p>
      <text:p text:style-name="P4">
Videos: []</text:p>
      <text:p text:style-name="P4">
Audios: ["<text:a xlink:type="simple" xlink:href="https://www.rfa.org/mandarin/yataibaodao/junshiwaijiao/wy-0620202310294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68" text:anchor-type="as-char" svg:width="6.9236in" svg:height="4.612011in" draw:z-index="0">
<draw:image xlink:href="../Images/rfamandarin/2023-06-20T15-33-00-04-00/000000.png" xlink:type="simple" xlink:show="embed" xlink:actuate="onLoad" draw:mime-type="image/png"/>
</draw:frame>
Chinese leader Xi Jinping met with U.S. Secretary of State Brills in the Great Hall of the People on June 19, 2023 <text:a xlink:type="simple" xlink:href="https://www.rfa.org/mandarin/yataibaodao/junshiwaijiao/wy-06202023102946.html/@@images/image" text:style-name="Internet_20_link" text:visited-style-name="Visited_20_Internet_20_Link">
</text:a>
Pool Photo via AP  <text:a xlink:type="simple" xlink:href="https://www.rfa.org/mandarin/yataibaodao/junshiwaijiao/wy-06202023102946.html/@@stream" text:style-name="Internet_20_link" text:visited-style-name="Visited_20_Internet_20_Link">
Audio-1-Link：https://www.rfa.org/mandarin/yataibaodao/junshiwaijiao/wy-06202023102946.html/@@stream</text:a>
U.S. Secretary of State Brills ended his visit to China this weekend. Although the results of this visit are generally not expected to be high, from the conversation between Blintken and Chinese President Xi Jin, the media announced, can still see the profound differences between the United States and China in treating the relationship between the two countries.</text:p>
      <text:p text:style-name="P4">
<text:a xlink:type="simple" xlink:href="https://www.rfa.org/mandarin/yataibaodao/junshiwaijiao/kw-06192023132239.html" text:style-name="Internet_20_link" text:visited-style-name="Visited_20_Internet_20_Link">
<text:span text:style-name="T4">
 Brinken ended his visit to Huamei and China Agreement "Stable Relationship" </text:span>
</text:a>
<text:span text:style-name="T4">
* <text:a xlink:type="simple" xlink:href="https://www.rfa.org/mandarin/yataibaodao/junshiwaijiao/gt1-06192023055614.html" text:style-name="Internet_20_link" text:visited-style-name="Visited_20_Internet_20_Link">
Xi Jinping's last time to meet with Brinden's significance of Sino -US relations</text:a>
</text:span>
</text:p>
      <text:p text:style-name="P4">
Although the expectations of Blingken's trip were not high, they could successfully visit China, and dialogue with Xi Jinping, the top leader of China and the director of the Office of the Foreign Affairs Working Committee of the CPC Central Committee. Channels are still regarded as new hopes into the U.S. -China relations that have turned sharply.</text:p>
      <text:p text:style-name="P4">
But at the same time, Blingken's communication records of the visit to China still show a significant difference between the US -China relations between the two countries. According to the website of the US Embassy in China, in fact, Brincken emphasized to the outside world after meeting Xi Jinping on Monday that there is no fantasy in the United States' challenges to manage US -China relations. "On many issues, we are deeply and even fiercely or even fiercely. Hold different opinions. "</text:p>
      <text:p text:style-name="P4">
<text:span text:style-name="T4">
 The first buttons have not been buckled </text:span>
</text:p>
      <text:p text:style-name="P4">
According to Chinese official media reports, Xi Jinping mentioned when meeting with Brinton that the competition between large powers does not meet the trend of the times, and it cannot solve the problems of the United States itself and the challenges facing the world. China respects the interests of the United States and will not challenge and replace the United States. Similarly, the United States must respect China and not harm China's legitimate rights and interests.</text:p>
      <text:p text:style-name="P4">
The phrase "the competition of great powers is not in line with the trend of the times." Obviously, there is conflict with the US information from the outside world. Since President Biden took office, the US government has been emphasizing that the two countries are competitive relations in the United States and China, but China seems to be unwilling to admit it.</text:p>
      <text:p text:style-name="P4">
Li Weidong, president of the magazine of the Overseas Political Political Publication "China Strategy Analysis", believes that when Xi Jinping said this, the word "competition" was "competitive". "From the perspective of Xi, or in China, the competition mentioned in the United States is confrontation. Therefore, he said that competition does not meet the trend, and it is actually saying that confrontation does not meet the trend. China believes that you just want to block me, suppress me, and the banner of competition is actually fighting me. "</text:p>
      <text:p text:style-name="P4">
Li Weidong quoted a statement of Chinese Foreign Minister Qin Gang, saying that in China ’s view, when the United States dealt with US -China relations,“ the first buttons were deducted wrong ”.</text:p>
      <text:p text:style-name="P4">
In March of this year, Qin Gang said at a press conference at a session of the 14th National People's Congress. This first button is wrong, which has led to the entire US policy of the United States from the right track of rationality and health. "</text:p>
      <text:p text:style-name="P4">
Li Weidong believes that in fact, China has misjudgment of the United States. "First of all, the United States does not want to hinder China's economic development, and China's economic development is also beneficial to the United States. It is difficult to reverse, which is also the tragedy between the United States and China. "Brincken said clearly when answering questions from the United States Cable Television News (CNN). The reason for restricting high -end chips is that your production of hypersonic missiles threatened the United States from the United States. National security, so I have to restrict you; and China said that my hypersonic missile was not targeted at you. You didn't come to my house's door. This hypersonic missile has nothing to do with you. "</text:p>
      <text:p text:style-name="P4">
Ye Yaoyuan, director of the Department of International Studies and Contemporary Linguistics of St. Tomas University in the United States, also believes that Xi Jinping's words focus on the word "competition", but his understanding is different. It is unfavorable to China, because as far as the global economic situation is concerned, when many countries slowly point their finger to China, it will actually have a certain negative impact on its economic development or stability of the regime. "</text:p>
      <text:p text:style-name="P4">
Ye Yaoyuan noticed that Xi Jinping actually wanted to dilute the word competition. "We can often see that when Xi Jinping talked about related issues, he did not use the words 'competition'. Many times they are talking about the cooperation between big powers. "</text:p>
      <text:p text:style-name="P4">
China is obviously not afraid of competing with the United States. The Wall Street Journal reported on Tuesday (June 20) that China is negotiating with Cuba to establish a new joint military training facility in the local area, and the United States has been alert to this; The target 2025 plan and China have continued to increase pressure in the Taiwan Strait region in the past two years, and various signs have shown that China's initiative to compete with the United States.</text:p>
      <text:p text:style-name="P4">
"Therefore, Xi Jinping's lecture on weakening the" big country's competition "did not reduce the doubts of the United States, nor did it really transform the competition between the two countries into cooperation," Ye Yaoyuan commented.</text:p>
      <text:p text:style-name="P4">
Chinese leader Xi Jinping met with POOL Photo Via AP in the Great Hall of the People on June 19, 2023 <text:a xlink:type="simple" xlink:href="https://www.rfa.org/mandarin/yataibaodao/junshiwaijiao/wy-06202023102946.html/ap23170334217494.jpg" text:style-name="Internet_20_link" text:visited-style-name="Visited_20_Internet_20_Link">
![] [] [](Images/rfamandarin/2023-06-20T15-33-00-04-00/000003.png)</text:a>
<text:span text:style-name="T4">
 Military communication? No!</text:span>
Since Pelosi visited Taiwan in early August last year, China has canceled the military exchange mechanism between the United States and China. At the beginning of June this year, US Secretary of Defense Lloydaustin also said when he visited Japan that China rejected the suggestion of the two countries during the Singapore's Shangri -La Safety Dialogue and emphasized that this was "unfortunate."</text:p>
      <text:p text:style-name="P4">
Regarding China's refusal to restore the US -China military exchanges, Li Weidong believes that this is not an essential issue. "This is actually very simple. How many times have been said at the Shangri -La Summit? China has requested the dismissal of Li Shangfu. Either you don't want to communicate, or you don't want to accept a communication under humiliation, that is, if you are sanctioning me, you have to talk to me, then I will not talk about it. "</text:p>
      <text:p text:style-name="P4">
Li Shangfu was appointed Minister of Defense in March this year. In 2018, the United States sanctioned Li Shangfu, then the Minister of Equipment Development of the CPC Central Military Commission in accordance with the "Agreement of the U.S. Martial Arts Act". The US State Department pointed out that this sanction is related to the purchase of ten Su-35 fighters in 2017 and the purchase of S-400-to-air missile system related equipment in 2018. At the end of May this year, the U.S. State Department made a statement that it would not lift the sanctions against Li Shangfu.</text:p>
      <text:p text:style-name="P4">
Ye Yaoyuan believes that the purpose of China's refusal of military exchanges is to put pressure on the United States. "The so -called military communication between the two sides is to slow down the possibility of military conflicts, but if the bridge of this communication is not constructed, it is equivalent to this potential. Risks or pressures to bear the United States, which is also a kind of intimidation of China to the United States to some extent. "</text:p>
      <text:p text:style-name="P4">
However, according to the Radio of Hong Kong, Yang Tao, the director of the US Department of Foreign Affairs, said that when the visit to China was evaluated, the visit logo had a new beginning, but the United States must know the difficulties of the difficulty of military exchanges between China and the United States. He did not explain what the reason was here.</text:p>
      <text:p text:style-name="P4">
Reporter: Editor Wang Yun: He Ping.com editor: Hong Wei</text:p>
      <text:p text:style-name="P4">
News Source: <text:a xlink:type="simple" xlink:href="https://www.rfa.org/mandarin/yataibaodao/junshiwaijiao/wy-06202023102946.html" text:style-name="Internet_20_link" text:visited-style-name="Visited_20_Internet_20_Link">
https://www.rfa.org/mandarin/yataibaodao/junshiwaijiao/wy-06202023102946.html</text:a>
</text:p>
      <!--NEWS-->
      <text:h text:style-name="P10" text:outline-level="1">
<text:span text:style-name="T4">
Former New York police officer was convicted for being a Chinese agent</text:span>
</text:h>
      <text:p text:style-name="P4">
Author: None</text:p>
      <text:p text:style-name="P4">
Publisher: Radio Free Asia (Organization)</text:p>
      <text:p text:style-name="P4">
Published Time: 2023-06-20T15:36:00-04:00</text:p>
      <text:p text:style-name="P4">
Modified Time: 2023-06-20T15:38: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1" text:anchor-type="as-char" svg:width="6.9236in" svg:height="3.88615in" draw:z-index="0">
<draw:image xlink:href="../Images/rfamandarin/2023-06-20T15-36-00-04-00/000000.png" xlink:type="simple" xlink:show="embed" xlink:actuate="onLoad" draw:mime-type="image/png"/>
</draw:frame>
The picture shows the former New York City Police Officer Michaelmcmahon arrived on May 31 to the Brooklyn Federal Court for trial. Agence France -Presse pictures in New York's Brooklyn Jury on Tuesday ruled that a former New York City policeman was guilty. Because of his illegal Chinese special agent, the so -called Chinese fugitives in the United States returned to China for charges. Reuters reported on June 20, quoted Brooklyn's federal prosecutor that after retiring from the New York Police Station, Michael Mcma Hong, who became a private detective(Michael McMahon)Xu Jin, a resident of New Jersey and former director of the Wuhan Development and Reform Commission, was hired. This is part of the Chinese law enforcement department named "Fox Hunting Action". The United States has been fighting the "multinational suppression" of different politicians and so -called fugitives, including China. The Chinese Embassy in Washington stated that the defendant was not a Chinese law enforcement officer and said that these allegations were defamatory or rumored based on rumors, and said that repatriation fugitives were a righteous cause. McMaho refused to plead guilty and argued that he did not know that he was working for China. (Responsible editor: (：)</text:p>
      <text:p text:style-name="P4">
News Source: <text:a xlink:type="simple" xlink:href="https://www.rfa.org/mandarin/Xinwen/10-06202023153455.html" text:style-name="Internet_20_link" text:visited-style-name="Visited_20_Internet_20_Link">
https://www.rfa.org/mandarin/Xinwen/10-06202023153455.html</text:a>
</text:p>
      <!--NEWS-->
      <text:h text:style-name="P10" text:outline-level="1">
<text:span text:style-name="T4">
China has resumed imports of the Kuomintang of Taiwan Fan Litchi Kuomintang, saying that exchanges and dialogues are effective</text:span>
</text:h>
      <text:p text:style-name="P4">
Author: chinese@voanews.com (杨安)</text:p>
      <text:p text:style-name="P4">
Publisher: 美国之音中文网 (Type: NewsMediaOrganization)</text:p>
      <text:p text:style-name="P4">
Published Time: 2023-06-20T15:36:32+08:00</text:p>
      <text:p text:style-name="P4">
Modified Time: 2023-06-20 07:36:32Z</text:p>
      <text:p text:style-name="P4">
Description: China State Council spokesman Zhu Fenglian said on Tuesday (June 20) to say a press release that from now on, the Fan Litchi (named Sakyama) in Taiwan will be restored today, and the concept of "a family on both sides of the strait" is willing to work with the relevant parties on the island. Work hard to continue to help the restoration of Taiwan's agricultural and fishery products input.</text:p>
      <text:p text:style-name="P4">
Videos: []</text:p>
      <text:p text:style-name="P4">
Images: []</text:p>
      <text:p text:style-name="P4">
Categories: ['台湾', '经济·金融·贸易', '中国']</text:p>
      <text:p text:style-name="P4">
Type: None</text:p>
      <!--METADATA-->
      <text:p text:style-name="P4">
Nonenone</text:p>
      <text:p text:style-name="P4">
News Source: <text:a xlink:type="simple" xlink:href="https://www.voachinese.com/a/china-resumes-imports-of-taiwanese-sugar-apples-20230620/7144582.html" text:style-name="Internet_20_link" text:visited-style-name="Visited_20_Internet_20_Link">
https://www.voachinese.com/a/china-resumes-imports-of-taiwanese-sugar-apples-20230620/7144582.html</text:a>
</text:p>
      <!--NEWS-->
      <text:h text:style-name="P10" text:outline-level="1">
<text:span text:style-name="T4">
After prosecution Trump: a warning about the outbreak of the US war in the United States</text:span>
</text:h>
      <text:p text:style-name="P4">
Author: 费加罗报</text:p>
      <text:p text:style-name="P4">
Publisher: Al Jazeera</text:p>
      <text:p text:style-name="P4">
Published Time: 2023-06-20T15:45:21</text:p>
      <text:p text:style-name="P4">
Modified Time: 2023-06-20T15:45:21</text:p>
      <text:p text:style-name="P4">
Description: Former President of the United States and the candidate of the 2024 election, Donald Trump, is facing the unprecedented legal dilemma in the history of the United States, and may exacerbate the current polarization of Americans.</text:p>
      <text:p text:style-name="P4">
Images: ["<text:a xlink:type="simple" xlink:href="https://chinese.aljazeera.net/wp-content/uploads/2023/06/RTX8KXXM-1687274829.jpg" text:style-name="Internet_20_link" text:visited-style-name="Visited_20_Internet_20_Link">
RTX8KXXM-1687...</text:a>
"]</text:p>
      <text:p text:style-name="P4">
Topics: ['政治', '新闻', '新闻幕后']</text:p>
      <text:p text:style-name="P4">
Keywords: ['政治', '新闻', '新闻幕后', '美国']</text:p>
      <text:p text:style-name="P4">
Type: Article</text:p>
      <!--METADATA-->
      <text:p text:style-name="P4">
<draw:frame draw:style-name="fr1" draw:name="Image272" text:anchor-type="as-char" svg:width="6.9236in" svg:height="4.608995in" draw:z-index="0">
<draw:image xlink:href="../Images/Aljazeera Chinese/2023-06-20T15-45-21/RTX8KXXM-1687274829.jpg" xlink:type="simple" xlink:show="embed" xlink:actuate="onLoad" draw:mime-type="image/jpeg"/>
</draw:frame>
Support Trump's demonstrators rushed into the U.S. Congress to oppose the results of the US presidential election in 2020(Reuters)The French "Figaro" reported that Donald Trump, a former president of the United States and a candidate for the 2024 election, is facing the unprecedented legal dilemma in the history of the United States, and may exacerbate the current bipolar differentiation of tearing Americans. So, will this situation go to a civil war in the United States?</text:p>
      <text:p text:style-name="P4">
French historian Ran Halévi published in the newspaper <text:a xlink:type="simple" xlink:href="https://www.lefigaro.fr/vox/monde/ran-halevi-apres-l-inculpation-de-donald-trump-le-risque-de-la-guerre-civile-20230619" text:style-name="Internet_20_link" text:visited-style-name="Visited_20_Internet_20_Link">
article</text:a>
According to China, Trump may not be able to get rid of his dilemma this time, although the legal difficulties that may destroy any political figure life like this have not shaken him. , Defamation and paying the sealing fee to the stars -below, try to appear in the image of the victim, so as to wait to complete the continuous investigation of other allegations, encourage his supporters and increase his support in Republican voters Essence</text:p>
      <text:p text:style-name="P4">
Research director of the National Science Research Center in France explained that due to the extremely serious allegations against Trump, once he was convicted, he would be punished and may have been in prison for too many years.</text:p>
      <text:p text:style-name="P4">
Former American President Trump(news agency)In this trial, for the first time, the former president of the United States appeared in court. The Federal Court will sue him with national crimes. In addition, these trials will be carried out at the same time as the presidential campaign. During this period, Trump will have to allocate time between the public platform and the defendant, and if he has won nominations for the Republican presidential candidate, then he will also respond to criminal allegations and repeated victims on conspiracy theories against the United States. Specification time between people. In the case of tearing the atmosphere of the polarization of Americans, 80%of the Democrats believe that Republicans pose a threat to the country, and Republicans have the same view of the Democratic Party.</text:p>
      <text:p text:style-name="P4">
The researchers pointed out that the allegations of the former president were very serious, and although according to Trump, they disclosed a judicial gang of "serious abuse". The author believes that the behavior of taking thousands of copies of confidential materials (even includes tight materials) is difficult to understand. Under the circumstances that the preservation of these materials and documents is illegal, this is a intentional violation of the "Spy Law". Just as his lawyer repeatedly told him, especially in view of Trump's negligence of former Secretary of State Hillary Clinton on the storage secret materials as his campaign theme, he asked Hillary to imprison.</text:p>
      <text:p text:style-name="P4">
American street(news agency)</text:p>
      <text:h text:style-name="P13" text:outline-level="4">
<text:span text:style-name="T4">
Hard to explain</text:span>
</text:h>
      <text:p text:style-name="P4">
Hallevi was surprised by Trump's practice of retaining these sensitive documents, because these documents had nothing else except that these documents could be sent to prison. Although he was required to return these documents many times, he still issued a false statement, only returned some of the documents, and kept other documents in the temporary location in his home, and said "in my mind Among them, these documents have been decrypted. "</text:p>
      <text:p text:style-name="P4">
The author believes that the interpretation of this evolutionary and unprecedented legal event that has evolved into a political confrontation can be attributed to Trump’s narcissism, arrogance, indifference to the truth, and strong consciousness outside the law. He is a "loser", and he and his supporters still think that he was overthrown in an unfair way, and he should be re -elected.</text:p>
      <text:p text:style-name="P4">
After mentioning allegations against him, Trump admitted that the kind Americans were the target of this judicial farm. He also said, "If these Republicans are as expected as their wishes, then my affairs will not end. The persecution of Christians and active people, he also added when he talked about President Biden, saying, "A corrupt president surrounded by thugs is trying to destroy the democracy of the United States."</text:p>
      <text:p text:style-name="P4">
Trump's plane(news agency)Trump's ally in Congress said that his prosecution against him was a "war behavior." A member of Arizona stated that "with the eyes with the eyes", and another Trump supporters warned that government followers and their media partners- "If they will drive President Trump to step down, then they will be will be Facing the accountability of 75 million Americans. You know, most of us have guns. This is not a threat, but a public service statement. "In this regard Show the characteristics of the war.</text:p>
      <text:p text:style-name="P4">
News Source: <text:a xlink:type="simple" xlink:href="https://chinese.aljazeera.net/behind-the-news/2023/6/20/%e5%9c%a8%e8%b5%b7%e8%af%89%e7%89%b9%e6%9c%97%e6%99%ae%e4%b9%8b%e5%90%8e%e5%85%b3%e4%ba%8e%e7%be%8e%e5%9b%bd%e7%88%86%e5%8f%91%e5%86%85%e6%88%98%e7%9a%84%e8%ad%a6%e5%91%8a" text:style-name="Internet_20_link" text:visited-style-name="Visited_20_Internet_20_Link">
https://chinese.aljazeera.net/behind-the-news/2023/6/20/%e5%9c%a8%e8%b5%b7%e8%af%89%e7%89%b9%e6%9c%97%e6%99%ae%e4%b9%8b%e5%90%8e%e5%85%b3%e4%ba%8e%e7%be%8e%e5%9b%bd%e7%88%86%e5%8f%91%e5%86%85%e6%88%98%e7%9a%84%e8%ad%a6%e5%91%8a</text:a>
</text:p>
      <!--NEWS-->
      <text:h text:style-name="P10" text:outline-level="1">
<text:span text:style-name="T4">
South Korea will conduct emergency radiation testing in the sea water bath in the country</text:span>
</text:h>
      <text:p text:style-name="P4">
Author: 联合早报 (Person)</text:p>
      <text:p text:style-name="P4">
Publisher: 联合早报 (Organization)</text:p>
      <text:p text:style-name="P4">
Published Time: 2023-06-20T16:00</text:p>
      <text:p text:style-name="P4">
Modified Time: 2023-06-20T16:00</text:p>
      <text:p text:style-name="P4">
Description: The South Korean government will conduct emergency nuclear radiation testing in the sea water bath in the country. The Yonhap News Agency reported that the Ministry of Marine Aquatic Aquatic Aquatic Aquatic Aquatic Ministry of Aquatic Products (Deputy Minister) Song Xianggen attended Tuesday (June 20) to attend the press conference of Fukushima Nuclear Pollution Water Verifying Works in Japan, saying that summer is approaching.</text:p>
      <text:p text:style-name="P4">
Videos: []</text:p>
      <text:p text:style-name="P4">
Audios: []</text:p>
      <text:p text:style-name="P4">
Images: []</text:p>
      <text:p text:style-name="P4">
Type: NewsArticle</text:p>
      <text:p text:style-name="P4">
Breadcrumbs: ['即时', '国际']</text:p>
      <text:p text:style-name="P4">
Keywords: ['韩国', '辐射', '检测', '福岛第一核电站', '日本']</text:p>
      <!--METADATA-->
      <text:p text:style-name="P4">
The South Korean government will conduct emergency nuclear radiation testing in the sea water bath in the country.</text:p>
      <text:p text:style-name="P4">
The Yonhap News Agency reported that the Ministry of Marine Aquatic Aquatic Ministry of Aquatic Products (Deputy Minister) Song Xianggen attended Tuesday (June 20) to attend the press conference of the Fukushima nuclear pollution water exhaust work in Fukushima in Japan that the summer is approaching. It will conduct emergency nuclear radiation testing of the domestic seawater bath.</text:p>
      <text:p text:style-name="P4">
The authorities will test the 20 most representative seawater baths in China, including the Xiande Sea Bath in Jeju Road and the Mirror of Jiangyuan Daowu.</text:p>
      <text:p text:style-name="P4">
Song Xianggen said that after Fukushima's Fukushima nuclear sewage is discharged, the government will also conduct a weekly radiation analysis and public results on the seawater bath, so that the people can reassure the people.</text:p>
      <text:p text:style-name="P4">
Regarding the expansion of the marine radiation survey point from 92 to 200 on the 18th, Song Xianggen said that Song Xianggen said that it will consider the 108 emergency investigation points in southwestern South Korea, southeast, and the waters of Jeju, and adopt it and adopt it. Quick analysis method is different from accurate analysis of one to three months.</text:p>
      <text:p text:style-name="P4">
In addition, in order to monitor the safety of Fukushima nuclear sewage in advance and whether to flow into the domestic waters, it will conduct radiation investigations of the Gonghai near Fukushima in Japan. For all ocean aquatic products that are currently fishing in the Northwest Pacific fishing ground, the same radiation monitoring is the same as domestic aquatic products.</text:p>
      <text:p text:style-name="P4">
The Japanese government officially decided on April 13, 2021 to filter and dilute the Fukushima First Nuclear Power Station's millions of tons of nuclear pollution water. Although Japanese fishery groups and local officials strong opposed this treatment plan, neighboring countries such as China, South Korea also strongly opposed and questioned. In January 2023, the Japanese government set the discharge time of Fukushima's nuclear pollution water as "this year's spring and summer."</text:p>
      <text:p text:style-name="P4">
Tokyo Electric Power Corporation, Japan, began on June 12 <text:a xlink:type="simple" xlink:href="https://www.zaobao.com/realtime/world/story20230612-1403599" text:style-name="Internet_20_link" text:visited-style-name="Visited_20_Internet_20_Link">
Trial operation of the Fukushima nuclear power plant nuclear sewage discharge facilities</text:a>
Essence It is reported that the trial operation will last for two weeks so that Dongdian will officially open nuclear sewage emissions as planned this summer.</text:p>
      <text:p text:style-name="P4">
News Source: <text:a xlink:type="simple" xlink:href="https://www.zaobao.com.sg/realtime/world/story20230620-1406178" text:style-name="Internet_20_link" text:visited-style-name="Visited_20_Internet_20_Link">
https://www.zaobao.com.sg/realtime/world/story20230620-1406178</text:a>
</text:p>
      <!--NEWS-->
      <text:h text:style-name="P10" text:outline-level="1">
<text:span text:style-name="T4">
Iraqi Party: After the Prime Minister Anwar Six State elections, or step down</text:span>
</text:h>
      <text:p text:style-name="P4">
Author: 联合早报 (Person)</text:p>
      <text:p text:style-name="P4">
Publisher: 联合早报 (Organization)</text:p>
      <text:p text:style-name="P4">
Published Time: 2023-06-20T16:01</text:p>
      <text:p text:style-name="P4">
Modified Time: 2023-06-20T16:07</text:p>
      <text:p text:style-name="P4">
Description: The Islamic Party of Malaysia's opposition party believes that if the Iraqi Party (National Alliance) that belongs to the Iraqi Party can win the two states of Selangor and Samilland, which is currently governed by the Pakatan Harapan, may seriously impact the united government led by Prime Minister Anwar, and even cause even cause The federal government becomes the sky. According to the Iranian Party ...</text:p>
      <text:p text:style-name="P4">
Videos: []</text:p>
      <text:p text:style-name="P4">
Audios: []</text:p>
      <text:p text:style-name="P4">
Images: []</text:p>
      <text:p text:style-name="P4">
Type: NewsArticle</text:p>
      <text:p text:style-name="P4">
Breadcrumbs: ['即时', '国际']</text:p>
      <text:p text:style-name="P4">
Keywords: ['马国六州选举', '伊斯兰党', '安华']</text:p>
      <!--METADATA-->
      <text:p text:style-name="P4">
Malaysian Opposition Party <text:a xlink:type="simple" xlink:href="https://www.zaobao.com/keywords/yi-si-lan-dang" text:style-name="Internet_20_link" text:visited-style-name="Visited_20_Internet_20_Link">
Islamic Party</text:a>
It is believed that if the National Alliance (National Alliance) belongs to the Iraqi Party is approaching <text:a xlink:type="simple" xlink:href="https://www.zaobao.com/keywords/ma-guo-liu-zhou-xuan-ju" text:style-name="Internet_20_link" text:visited-style-name="Visited_20_Internet_20_Link">
Six State Elections</text:a>
Being able to win the two states of Selangor and Samimyan, which are currently in power, may seriously impact the united government led by Prime Minister Anwar, and even cause the federal government to change.</text:p>
      <text:p text:style-name="P4">
According to the Iraqi Party News "Haraka" on Tuesday (June 20), the Acting Chairman of the Iraqi Party Dragon, Blaoshim on Monday (June 19) in Kuantan in Kuantan Selangor and Samililan have won. At the same time, the Kedah, Dengjialou and Glass City, which are currently governed by the National League, may "threaten" or even bring down the federal government.</text:p>
      <text:p text:style-name="P4">
Among the six states that will be elected this time, the three states of Kedah, Jilandan and Dengjialou are currently governed by the National Alliance, while the Pakatan Harapan has the three states of Penang, Selangor and Samilland.</text:p>
      <text:p text:style-name="P4">
Six states were only elected state members this time, and members of the Liuzhou Parliament did not re -election. Duan Yi Bulasin did not explain why the election results of these state parliaments will affect the federal government. He did not mention the impact of Penang's election results.</text:p>
      <text:p text:style-name="P4">
News Source: <text:a xlink:type="simple" xlink:href="https://www.zaobao.com.sg/realtime/world/story20230620-1406180" text:style-name="Internet_20_link" text:visited-style-name="Visited_20_Internet_20_Link">
https://www.zaobao.com.sg/realtime/world/story20230620-1406180</text:a>
</text:p>
      <!--NEWS-->
      <text:h text:style-name="P10" text:outline-level="1">
<text:span text:style-name="T4">
"Asia Pacific Report" June 20, 2023 Audio</text:span>
</text:h>
      <text:p text:style-name="P4">
Author: None</text:p>
      <text:p text:style-name="P4">
Publisher: Radio Free Asia (Organization)</text:p>
      <text:p text:style-name="P4">
Published Time: 2023-06-20T16:15:00-04:00</text:p>
      <text:p text:style-name="P4">
Modified Time: 2023-06-20T16:15:00-04:00</text:p>
      <text:p text:style-name="P4">
Description: None</text:p>
      <text:p text:style-name="P4">
Videos: []</text:p>
      <text:p text:style-name="P4">
Audios: ["<text:a xlink:type="simple" xlink:href="https://www.rfa.org/mandarin/apr-audio/yp-062020231355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76" text:anchor-type="as-char" svg:width="6.9236in" svg:height="3.88615in" draw:z-index="0">
<draw:image xlink:href="../Images/rfamandarin/2023-06-20T16-15-00-04-00/000000.png" xlink:type="simple" xlink:show="embed" xlink:actuate="onLoad" draw:mime-type="image/png"/>
</draw:frame>
 <text:a xlink:type="simple" xlink:href="https://www.rfa.org/mandarin/apr-audio/yp-06202023135520.html/@@images/image" text:style-name="Internet_20_link" text:visited-style-name="Visited_20_Internet_20_Link">
</text:a>
Free Asia Radio Drawing <text:a xlink:type="simple" xlink:href="https://www.rfa.org/mandarin/apr-audio/yp-06202023135520.html/@@stream" text:style-name="Internet_20_link" text:visited-style-name="Visited_20_Internet_20_Link">
Audio-Link: https://www.rfa.org/mandarin/Apr- Audio/YP 062020235520.html/@@stream</text:a>
The main content of this show:</text:p>
      <text:p text:style-name="P4">
1 . The Beijing authorities have continued to escalate the driving and harassment of the families of the rights protection lawyer.</text:p>
      <text:p text:style-name="P4">
2 . The sudden death of the Hunan Women's Police Station caused public attention, and the family members condemned the police torture for confession;</text:p>
      <text:p text:style-name="P4">
3 . American media disclosed that China plans to establish a new military training facility in Cuba;</text:p>
      <text:p text:style-name="P4">
4 . Brinken ended his visit to China, but the deadlock in the US -China relations is still uncertain;</text:p>
      <text:p text:style-name="P4">
5 . Taiwan politics criticized China to restore the input of Shakya to try to differentiate and united front Taiwan.</text:p>
      <text:p text:style-name="P4">
News Source: <text:a xlink:type="simple" xlink:href="https://www.rfa.org/mandarin/apr-audio/yp-06202023135520.html" text:style-name="Internet_20_link" text:visited-style-name="Visited_20_Internet_20_Link">
https://www.rfa.org/mandarin/apr-audio/yp-06202023135520.html</text:a>
</text:p>
      <!--NEWS-->
      <text:h text:style-name="P10" text:outline-level="1">
<text:span text:style-name="T4">
South Korea will disclose the North Korean Human Rights Report</text:span>
</text:h>
      <text:p text:style-name="P4">
Author: 联合早报 (Person)</text:p>
      <text:p text:style-name="P4">
Publisher: 联合早报 (Organization)</text:p>
      <text:p text:style-name="P4">
Published Time: 2023-06-20T16:32</text:p>
      <text:p text:style-name="P4">
Modified Time: 2023-06-20T16:40</text:p>
      <text:p text:style-name="P4">
Description: South Korea decided to disclose deep human rights reports on North Korea forced labor, feminism, labor, etc. The Yonhap News Agency reported that officials from the Ministry of Unity of South Korea made the above instructions in an interview with reporters on Tuesday (June 20). This will be the first time that the Ministry of Unification of South Korea has made public publicity at the end of March this year.</text:p>
      <text:p text:style-name="P4">
Videos: []</text:p>
      <text:p text:style-name="P4">
Audios: []</text:p>
      <text:p text:style-name="P4">
Images: []</text:p>
      <text:p text:style-name="P4">
Type: NewsArticle</text:p>
      <text:p text:style-name="P4">
Breadcrumbs: ['即时', '国际']</text:p>
      <text:p text:style-name="P4">
Keywords: ['韩国', '朝鲜', '人权', '女权', '劳动力']</text:p>
      <!--METADATA-->
      <text:p text:style-name="P4">
South Korea decided to disclose deep human rights reports on North Korea forced labor, feminism, labor, etc.</text:p>
      <text:p text:style-name="P4">
The Yonhap News Agency reported that officials from the Ministry of Unity of South Korea made the above instructions in an interview with reporters on Tuesday (June 20).</text:p>
      <text:p text:style-name="P4">
This will be the end of March this year <text:a xlink:type="simple" xlink:href="https://www.zaobao.com/realtime/world/story20230328-1377213" text:style-name="Internet_20_link" text:visited-style-name="Visited_20_Internet_20_Link">
the first public disclosure of the North Korean Human Rights Report</text:a>
Later, in -depth investigation reports on the details of North Korean human rights details were disclosed. According to officials of the Ministry of Unification, the authorities made the above decisions after considering that it is necessary to widely publicize the human rights status of North Korea.</text:p>
      <text:p text:style-name="P4">
The North Korean Human Rights File Center under the Unified Department continued to investigate the human rights of North Korea, but the content of the investigation was for internal reference only. This time, it was the first decision to make public. It is reported that the Archives Center will conduct in -depth investigations of the current situation of North Korea forced labor this year.</text:p>
      <text:p text:style-name="P4">
News Source: <text:a xlink:type="simple" xlink:href="https://www.zaobao.com.sg/realtime/world/story20230620-1406190" text:style-name="Internet_20_link" text:visited-style-name="Visited_20_Internet_20_Link">
https://www.zaobao.com.sg/realtime/world/story20230620-1406190</text:a>
</text:p>
      <!--NEWS-->
      <text:h text:style-name="P10" text:outline-level="1">
<text:span text:style-name="T4">
Biden's son Hante involved tax evasion and illegal guns reached a confession agreement with the prosecution</text:span>
</text:h>
      <text:p text:style-name="P4">
Publisher: 法新社</text:p>
      <text:p text:style-name="P4">
Published Time: 2023-06-20T16:32:08+00:00</text:p>
      <text:p text:style-name="P4">
Modified Time: 2023-06-20T16:20:05+00:00</text:p>
      <text:p text:style-name="P4">
Description: (Agence France -Presse, Washington, 20th) Prosecutor said that Hunter Biden, the son of President Biden, was charged with the charges of unpaid federal income tax and illegal guns. The White House said that the Biden couple expressed support for their s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8" text:anchor-type="as-char" svg:width="6.9236in" svg:height="3.617581in" draw:z-index="0">
<draw:image xlink:href="../Images/rficn/2023-06-20T16-32-08-00-00/000000.png" xlink:type="simple" xlink:show="embed" xlink:actuate="onLoad" draw:mime-type="image/png"/>
</draw:frame>
53 -year -old Hante. The confession agreement reached with the federal prosecutor of the Hometown Drava must be obtained by the Federal Judge, and he is unlikely to face the prison.</text:p>
      <text:p text:style-name="P4">
Hante. Biden's commercial transactions have caused a lot of controversy, and have been criticized by Republican Congress for many years.</text:p>
      <text:p text:style-name="P4">
The White House spokesman IANSAMS, on behalf of the Biden, issued a brief statement on the incident: "The president and the first lady love their son and support him, he is continuously rebuilding his life. We have no further comment on this."</text:p>
      <text:p text:style-name="P4">
Federal prosecutor David Weiss said Hante. Biden agreed to accept the confession agreement and acknowledged "the charges of two deliberately not paying federal income tax."</text:p>
      <text:p text:style-name="P4">
According to court documents, Hante. Biden's revenue in 2017 and 2018 exceeded 1.5 million US dollars, but it was not allowed to pay taxes on time. Therefore, in the past two years, it owed more than 100,000 US dollars in taxes. These two charges allow him to be sentenced to a maximum sentence of one year, plus 100,000 US dollars or double fines.</text:p>
      <text:p text:style-name="P4">
Weis said Hante. Biden also faced another charges that "controlled drug users or addicts to have firearms." He admitted that he was suffering from drug problems in the past.</text:p>
      <text:p text:style-name="P4">
News Source: <text:a xlink:type="simple" xlink:href="https://www.rfi.fr/cn/%E5%9B%BD%E9%99%85%E6%8A%A5%E9%81%93/20230620-%E6%8B%9C%E7%99%BB%E5%84%BF%E5%AD%90%E9%9F%A9%E7%89%B9%E6%B6%89%E9%80%83%E7%A8%8E%E5%92%8C%E8%BF%9D%E6%B3%95%E6%8B%A5%E6%9E%AA-%E4%B8%8E%E6%A3%80%E6%96%B9%E8%BE%BE%E6%88%90%E8%AE%A4%E7%BD%AA%E5%8D%8F%E8%AE%AE" text:style-name="Internet_20_link" text:visited-style-name="Visited_20_Internet_20_Link">
https://www.rfi.fr/cn/%E5%9B%BD%E9%99%85%E6%8A%A5%E9%81%93/20230620-%E6%8B%9C%E7%99%BB%E5%84%BF%E5%AD%90%E9%9F%A9%E7%89%B9%E6%B6%89%E9%80%83%E7%A8%8E%E5%92%8C%E8%BF%9D%E6%B3%95%E6%8B%A5%E6%9E%AA-%E4%B8%8E%E6%A3%80%E6%96%B9%E8%BE%BE%E6%88%90%E8%AE%A4%E7%BD%AA%E5%8D%8F%E8%AE%AE</text:a>
</text:p>
      <!--NEWS-->
      <text:h text:style-name="P10" text:outline-level="1">
<text:span text:style-name="T4">
The interest rate reduction of the People's Bank of China is lower than the expected European stocks closed down</text:span>
</text:h>
      <text:p text:style-name="P4">
Publisher: 法新社</text:p>
      <text:p text:style-name="P4">
Published Time: 2023-06-20T17:02:09+00:00</text:p>
      <text:p text:style-name="P4">
Modified Time: 2023-06-20T16:50:01+00:00</text:p>
      <text:p text:style-name="P4">
Description: (Agence France -Presse, London, 20th) Investors are concerned that the interest rate cut at the Central Bank of China is lower than expected, instead of boosting economic recovery, and the European stock market closed down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79" text:anchor-type="as-char" svg:width="6.9236in" svg:height="3.617581in" draw:z-index="0">
<draw:image xlink:href="../Images/rficn/2023-06-20T17-02-09-00-00/000000.png" xlink:type="simple" xlink:show="embed" xlink:actuate="onLoad" draw:mime-type="image/png"/>
</draw:frame>
China's economy has continued to weaken and slower growth. The outside world hopes that Beijing has sacrificed strong revitalization measures, but so far, it has not been as expected to drive the optimistic emotions of the global stock market last week.</text:p>
      <text:p text:style-name="P4">
The London FTSE 100 Index fell 19.17 points or 0.25%to close 7569.31 points.</text:p>
      <text:p text:style-name="P4">
The Frankfurt DAX index fell 89.88 points or 0.55%to close 16111.32 points.</text:p>
      <text:p text:style-name="P4">
The Paris CAC 40 index fell 19.88 points or 0.27%to close 7294.17 points. (Translator: Chen Zhengyi)</text:p>
      <text:p text:style-name="P4">
News Source: <text:a xlink:type="simple" xlink:href="https://www.rfi.fr/cn/%E8%B4%A2%E7%BB%8F%E5%BF%AB%E8%AE%AF/20230620-%E4%B8%AD%E5%9B%BD%E5%A4%AE%E8%A1%8C%E9%99%8D%E6%81%AF%E5%B9%85%E5%BA%A6%E4%BD%8E%E4%BA%8E%E9%A2%84%E6%9C%9F-%E6%AC%A7%E8%82%A1%E6%94%B6%E4%BD%8E" text:style-name="Internet_20_link" text:visited-style-name="Visited_20_Internet_20_Link">
https://www.rfi.fr/cn/%E8%B4%A2%E7%BB%8F%E5%BF%AB%E8%AE%AF/20230620-%E4%B8%AD%E5%9B%BD%E5%A4%AE%E8%A1%8C%E9%99%8D%E6%81%AF%E5%B9%85%E5%BA%A6%E4%BD%8E%E4%BA%8E%E9%A2%84%E6%9C%9F-%E6%AC%A7%E8%82%A1%E6%94%B6%E4%BD%8E</text:a>
</text:p>
      <!--NEWS-->
      <text:h text:style-name="P10" text:outline-level="1">
<text:span text:style-name="T4">
Under the continuous compete of the United States and China, Li Qiang conducted consultations with the German government on Tuesday to seek Chinese interests</text:span>
</text:h>
      <text:p text:style-name="P4">
Author: chinese@voanews.com (金谷)</text:p>
      <text:p text:style-name="P4">
Publisher: 美国之音中文网 (Type: NewsMediaOrganization)</text:p>
      <text:p text:style-name="P4">
Published Time: 2023-06-20T17:06:10+08:00</text:p>
      <text:p text:style-name="P4">
Modified Time: 2023-06-20 09:06:10Z</text:p>
      <text:p text:style-name="P4">
Description: The Chinese State Council Prime Minister Li Qiang was visiting Germany. On Tuesday (June 20), he and German Chancellor Olaf Scholz led members of the cabinet to hold the seventh round of German and Chinese government consultations.</text:p>
      <text:p text:style-name="P4">
Videos: []</text:p>
      <text:p text:style-name="P4">
Images: []</text:p>
      <text:p text:style-name="P4">
Categories: ['欧洲', '经济·金融·贸易', '中国']</text:p>
      <text:p text:style-name="P4">
Type: None</text:p>
      <!--METADATA-->
      <text:p text:style-name="P4">
Nonenone</text:p>
      <text:p text:style-name="P4">
News Source: <text:a xlink:type="simple" xlink:href="https://www.voachinese.com/a/li-qiang-continues-visit-in-europe-to-seek-opportunity-amid-tension-with-the-us/7144603.html" text:style-name="Internet_20_link" text:visited-style-name="Visited_20_Internet_20_Link">
https://www.voachinese.com/a/li-qiang-continues-visit-in-europe-to-seek-opportunity-amid-tension-with-the-us/7144603.html</text:a>
</text:p>
      <!--NEWS-->
      <text:h text:style-name="P10" text:outline-level="1">
<text:span text:style-name="T4">
The Finnish Parliament voted to replace Marin as the Prime Minister through Olpo</text:span>
</text:h>
      <text:p text:style-name="P4">
Author: 联合早报 (Person)</text:p>
      <text:p text:style-name="P4">
Publisher: 联合早报 (Organization)</text:p>
      <text:p text:style-name="P4">
Published Time: 2023-06-20T17:09</text:p>
      <text:p text:style-name="P4">
Modified Time: 2023-06-20T17:51</text:p>
      <text:p text:style-name="P4">
Description: The Finnish Parliament voted in favor of Olpo as the Prime Minister, which means that the term of Prime Minister Marin has ended. Reuters reports that the Election Parliament at Finland (June 20) is as expected that the voting of the right -wing national co -party chairman Petteri or ...</text:p>
      <text:p text:style-name="P4">
Videos: []</text:p>
      <text:p text:style-name="P4">
Audios: []</text:p>
      <text:p text:style-name="P4">
Images: []</text:p>
      <text:p text:style-name="P4">
Type: NewsArticle</text:p>
      <text:p text:style-name="P4">
Breadcrumbs: ['即时', '国际']</text:p>
      <text:p text:style-name="P4">
Keywords: ['芬兰', '议会', '总理']</text:p>
      <!--METADATA-->
      <text:p text:style-name="P4">
The Finnish Parliament voted in favor of Olpo as the Prime Minister, which means that the term of Prime Minister Marin has ended.</text:p>
      <text:p text:style-name="P4">
Reuters reported that the Election Parliament at Finland (June 20), as expected, voted to choose the right -wing national co -party chairman Petteriorpo as the Prime Minister, ending the Malin term of the Social Democratic Party. The results of the parliamentary voting are: 107 votes in favor, 81 votes are opposed, and 11 votes are absent.</text:p>
      <text:p text:style-name="P4">
The 53 -year -old Olbo will lead a joint by the National Coion Party (NCP), the Finnish Party, The Swedish People ’s PARTY, and the Christianemocrats of Finnish. Alliance. These political parties won most of the parliamentary seats in the election on April 2, and the Democratic Party of the ruling party was defeated in the election.</text:p>
      <text:p text:style-name="P4">
The new government will work on Tuesday. Riikka Purra, a Finnish party leader, will be the Minister of Finance; Elina Valtonen, deputy leader of NCP, will be the Minister of Foreign Affairs.</text:p>
      <text:p text:style-name="P4">
Olbo said shortly after the parliament voted: "I am very grateful to your trust in me."</text:p>
      <text:p text:style-name="P4">
Olpo promised to reduce government budget deficits by cutting expenses during the election, while reducing taxation and seeking to promote employment opportunities to promote private sector. The new government alliance will make changes to the immigration policy; reducing refugee quotas, increasing the threshold for work visas, and increasing the difficulty of foreigners to obtain citizenship; these are key priority matters of the Finnish party.</text:p>
      <text:p text:style-name="P4">
Malin was only 34 years old when he became the Prime Minister of Finland in 2019, and was the youngest prime minister in the world at that time.</text:p>
      <text:p text:style-name="P4">
News Source: <text:a xlink:type="simple" xlink:href="https://www.zaobao.com.sg/realtime/world/story20230620-1406198" text:style-name="Internet_20_link" text:visited-style-name="Visited_20_Internet_20_Link">
https://www.zaobao.com.sg/realtime/world/story20230620-1406198</text:a>
</text:p>
      <!--NEWS-->
      <text:h text:style-name="P10" text:outline-level="1">
<text:span text:style-name="T4">
Bo Xilai Butler Xu Ming was sentenced to 15 years in prison</text:span>
</text:h>
      <text:p text:style-name="P4">
Author: None</text:p>
      <text:p text:style-name="P4">
Publisher: Radio Free Asia (Organization)</text:p>
      <text:p text:style-name="P4">
Published Time: 2023-06-20T17:25:51-04:00</text:p>
      <text:p text:style-name="P4">
Modified Time: 2023-06-20T17:25: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80" text:anchor-type="as-char" svg:width="6.9236in" svg:height="5.494212in" draw:z-index="0">
<draw:image xlink:href="../Images/rfamandarin/2023-06-20T17-25-51-04-00/000000.png" xlink:type="simple" xlink:show="embed" xlink:actuate="onLoad" draw:mime-type="image/png"/>
</draw:frame>
Xu Ming, member of the Party Group and Deputy Director of the former National Grain Administration Xu Ming online pictures</text:p>
      <text:p text:style-name="P4">
Xu Ming, deputy director of the China National Grain Administration, was regarded as the former secretary of the Chongqing Municipal Party Committee of the Communist Party of China, Bo Xilai, the steward of the Communist Party of China, who has been more than RMB 51.2 million for the past 26 years. And 4.1 million yuan fine.</text:p>
      <text:p text:style-name="P4">
Xu Ming was born in the financial system of the Chinese government. He has long served in the Ministry of Commerce of China for a long time. After Bo Xilai was transferred to the secretary of the Chongqing Municipal Party Committee in 2007, Xu Ming followed the transfer to Chongqing. The official to the Secretary -General of the Municipal Party Committee was regarded as the "big housekeeper" of Bo Xilai by the CCP's officialdom.</text:p>
      <text:p text:style-name="P4">
According to the official Xinhua News Agency of China, from 1995 to 2021, Xu Ming used its powers to illegally accept more than 51.2 million yuan, of which 8.9 million yuan had not actually obtained as of the incident. In addition, after Xu Ming's departure in 2021, he used the convenience and status of the Secretary -General of the Chongqing Municipal Party Committee to help him to appeal for other people's cases to provide help and receive 1.2 million yuan in money.</text:p>
      <text:p text:style-name="P4">
(Responsible editor: (：)</text:p>
      <text:p text:style-name="P4">
News Source: <text:a xlink:type="simple" xlink:href="https://www.rfa.org/mandarin/Xinwen/11-06202023172445.html" text:style-name="Internet_20_link" text:visited-style-name="Visited_20_Internet_20_Link">
https://www.rfa.org/mandarin/Xinwen/11-06202023172445.html</text:a>
</text:p>
      <!--NEWS-->
      <text:h text:style-name="P10" text:outline-level="1">
<text:span text:style-name="T4">
During the interview of Brinkin, the Taiwan government stated that the Taiwan government stated that the Taiwan government's statement continued to deepen the security partnership between Taiwan and the United States.</text:span>
</text:h>
      <text:p text:style-name="P4">
Author: chinese@voanews.com (杨安)</text:p>
      <text:p text:style-name="P4">
Publisher: 美国之音中文网 (Type: NewsMediaOrganization)</text:p>
      <text:p text:style-name="P4">
Published Time: 2023-06-20T17:28:33+08:00</text:p>
      <text:p text:style-name="P4">
Modified Time: 2023-06-20 09:28:33Z</text:p>
      <text:p text:style-name="P4">
Description: US Secretary of State Antony Blinken on Monday (June 19, 2023) met with Chinese President Xi Jinping to reiterate that the United States did not support Taiwan independence and opposed any party's unilateral change in the status quo of the Taiwan Strait. The Ministry of Foreign Affairs of Taiwan expressed its welcome and affirming the United States to repeatedly publicly emphasize the strong stance of supporting the peace and stability of the Taiwan Strait and will continue to deepen the relationship with the United States and security.</text:p>
      <text:p text:style-name="P4">
Videos: []</text:p>
      <text:p text:style-name="P4">
Images: []</text:p>
      <text:p text:style-name="P4">
Categories: ['台湾', '美国', '中国']</text:p>
      <text:p text:style-name="P4">
Type: None</text:p>
      <!--METADATA-->
      <text:p text:style-name="P4">
Nonenone</text:p>
      <text:p text:style-name="P4">
News Source: <text:a xlink:type="simple" xlink:href="https://www.voachinese.com/a/taiwan-and-japan-react-to-blinken-s-visit-to-beijing-20230620/7144613.html" text:style-name="Internet_20_link" text:visited-style-name="Visited_20_Internet_20_Link">
https://www.voachinese.com/a/taiwan-and-japan-react-to-blinken-s-visit-to-beijing-20230620/7144613.html</text:a>
</text:p>
      <!--NEWS-->
      <text:h text:style-name="P10" text:outline-level="1">
<text:span text:style-name="T4">
Kelly: Anwar should worry about "Malay people complained tsunami"</text:span>
</text:h>
      <text:p text:style-name="P4">
Author: 联合早报 (Person)</text:p>
      <text:p text:style-name="P4">
Publisher: 联合早报 (Organization)</text:p>
      <text:p text:style-name="P4">
Published Time: 2023-06-20T17:46</text:p>
      <text:p text:style-name="P4">
Modified Time: 2023-06-20T18:13</text:p>
      <text:p text:style-name="P4">
Description: The Malaysian Avant -garde Minister Kelly believes that the Prime Minister Anwar government must worry about the upcoming six states elections, instead of the "green tip" brought by the Islamic Party. This is because many Malay voters are dissatisfied with the government's lack of economic direction. Kelly also ...</text:p>
      <text:p text:style-name="P4">
Videos: []</text:p>
      <text:p text:style-name="P4">
Audios: []</text:p>
      <text:p text:style-name="P4">
Images: []</text:p>
      <text:p text:style-name="P4">
Type: NewsArticle</text:p>
      <text:p text:style-name="P4">
Breadcrumbs: ['即时', '国际']</text:p>
      <text:p text:style-name="P4">
Keywords: ['凯利', '安华', '马国六州选举']</text:p>
      <!--METADATA-->
      <text:p text:style-name="P4">
Malaysia Minister of Health Kelly believes that for the upcoming <text:a xlink:type="simple" xlink:href="https://www.zaobao.com/keywords/ma-guo-liu-zhou-xuan-ju" text:style-name="Internet_20_link" text:visited-style-name="Visited_20_Internet_20_Link">
Six State Elections</text:a>
The Prime Minister Anhua government must worry about the "tsunami tsunami" of the Malay community, not the "green tide" brought by the Islamic Party. This is because many Malay voters are dissatisfied with the government's lack of economic direction.</text:p>
      <text:p text:style-name="P4">
Kelly is currently a senior visiting researcher at the Malaysia Research Program of the Easov Isvy East South Asian Institute in Singapore. He published an article entitled "Fulcrum" at the academic website "Fulcrum" of the Yosov Issa Eastern South Asian Research Institute on Tuesday (June 20). According to the seven months of the Anwar government's administration in the past, the Malaysian economy has obviously lacking directions, Lingji has continued to weaken, and the crisis of life costs continues to erode the people's spending capacity.</text:p>
      <text:p text:style-name="P4">
He said: "The current situation of Malaysia is not so much that the rise of extremism is the rise.</text:p>
      <text:p text:style-name="P4">
He believes that some practices of the Anwar government have further irritated the Malay people. For example, the unity government claims to eradicate corruption and adhere to good governance, but to accommodate the UMNO leadership contaminated by corruption.</text:p>
      <text:p text:style-name="P4">
He pointed out that Anhua's appointment of Umno Chairman Ahmad Zahi as the Deputy Prime Minister is actually an unpopular decision. Ahmad Zhashi faced 47 charges involving the funds involved in the misappropriation of health thinking funds, and was suspected of receiving bribes in multiple projects during the period from 2013 to 2018.</text:p>
      <text:p text:style-name="P4">
In addition, Kelly believes that UMNO has rarely showed any willingness to reform. "The UMNO representative conference has almost no willingness to reform, but it emphasizes that Umno's support for the Anwar government is legitimate, and tried to convene the party representative Najib. The lowest point of its history. "</text:p>
      <text:p text:style-name="P4">
He said: "UMNO was originally regarded as the help of the Pakatan Harapan, and it may take the lead in rushing into the major constituencies of Malay voters, but now it seems unlikely."</text:p>
      <text:p text:style-name="P4">
He also said that Anhua's "3R" subject of race, religion and royal family in Anwar. "Recently, the government has attacked the government to abandon the 2021 High -Court ruling. Relevant ruling allows Christian publications to use <text:a xlink:type="simple" xlink:href="https://www.zaobao.com/news/sea/story20230605-1401513" text:style-name="Internet_20_link" text:visited-style-name="Visited_20_Internet_20_Link">
the term" Ala "</text:a>
Essence Social media of the National League also tried to use the uneasiness of the Malaysian voters for the existence of the DAP in the government to fight for support. "</text:p>
      <text:p text:style-name="P4">
News Source: <text:a xlink:type="simple" xlink:href="https://www.zaobao.com.sg/realtime/world/story20230620-1406205" text:style-name="Internet_20_link" text:visited-style-name="Visited_20_Internet_20_Link">
https://www.zaobao.com.sg/realtime/world/story20230620-1406205</text:a>
</text:p>
      <!--NEWS-->
      <text:h text:style-name="P10" text:outline-level="1">
<text:span text:style-name="T4">
President of the Philippines: It is coordinating with China to coordinate the South China Sea Fishing Prohibition</text:span>
</text:h>
      <text:p text:style-name="P4">
Author: 联合早报 (Person)</text:p>
      <text:p text:style-name="P4">
Publisher: 联合早报 (Organization)</text:p>
      <text:p text:style-name="P4">
Published Time: 2023-06-20T18:11</text:p>
      <text:p text:style-name="P4">
Modified Time: 2023-06-20T18:11</text:p>
      <text:p text:style-name="P4">
Description: Philippine President President Macos said that the Philippines and China are coordinating the fishing ban in the South China Sea. Reuters reported that Pagota said on Tuesday (June 20) after attending an event at the Ministry of Agriculture of the Philippines that the two sides "made progress in this regard." Chinese government...</text:p>
      <text:p text:style-name="P4">
Videos: []</text:p>
      <text:p text:style-name="P4">
Audios: []</text:p>
      <text:p text:style-name="P4">
Images: []</text:p>
      <text:p text:style-name="P4">
Type: NewsArticle</text:p>
      <text:p text:style-name="P4">
Breadcrumbs: ['即时', '国际']</text:p>
      <text:p text:style-name="P4">
Keywords: ['菲律宾', '中国', '南中国海', '禁令']</text:p>
      <!--METADATA-->
      <text:p text:style-name="P4">
The Philippine President Presks Kosa said that the Philippines and China are now <text:a xlink:type="simple" xlink:href="https://www.zaobao.com/keywords/nan-zhong-guo-hai" text:style-name="Internet_20_link" text:visited-style-name="Visited_20_Internet_20_Link">
South China Sea</text:a>
Coordinate the fishing ban.</text:p>
      <text:p text:style-name="P4">
Reuters reported that Pagota said on Tuesday (June 20) after attending an event at the Ministry of Agriculture of the Philippines that the two sides "made progress in this regard."</text:p>
      <text:p text:style-name="P4">
<text:a xlink:type="simple" xlink:href="https://www.gov.cn/lianbo/2023-05/02/content_5753937.htm" text:style-name="Internet_20_link" text:visited-style-name="Visited_20_Internet_20_Link">
Chinese government regulations</text:a>
From 12 o'clock on May 1st, the Bohai, Yellow Sea, East China Sea, and the South China Sea north of 12 degrees north of the South China Sea have entered the ocean -voltage season fishing period and prohibited fishing operations. China's fishing ban in seas with sovereignty disputes have caused long -term dissatisfaction in the Philippines.</text:p>
      <text:p text:style-name="P4">
News Source: <text:a xlink:type="simple" xlink:href="https://www.zaobao.com.sg/realtime/world/story20230620-1406217" text:style-name="Internet_20_link" text:visited-style-name="Visited_20_Internet_20_Link">
https://www.zaobao.com.sg/realtime/world/story20230620-1406217</text:a>
</text:p>
      <!--NEWS-->
      <text:h text:style-name="P10" text:outline-level="1">
<text:span text:style-name="T4">
Report: Japanese financial regulatory agencies remind banks to formulate a response plan for the potential Taiwan Strait conflict</text:span>
</text:h>
      <text:p text:style-name="P4">
Author: chinese@voanews.com (金谷)</text:p>
      <text:p text:style-name="P4">
Publisher: 美国之音中文网 (Type: NewsMediaOrganization)</text:p>
      <text:p text:style-name="P4">
Published Time: 2023-06-20T18:14:10+08:00</text:p>
      <text:p text:style-name="P4">
Modified Time: 2023-06-20 10:14:10Z</text:p>
      <text:p text:style-name="P4">
Description: According to Reuters on Tuesday (June 20), a number of sources said that Japanese financial regulators have asked major domestic banks in questioning Chinese risks and if the tensions of Chinese and Western are upgraded, they have developed corresponding plans.</text:p>
      <text:p text:style-name="P4">
Videos: []</text:p>
      <text:p text:style-name="P4">
Images: []</text:p>
      <text:p text:style-name="P4">
Categories: ['亚太', '中国', '台湾']</text:p>
      <text:p text:style-name="P4">
Type: None</text:p>
      <!--METADATA-->
      <text:p text:style-name="P4">
Nonenone</text:p>
      <text:p text:style-name="P4">
News Source: <text:a xlink:type="simple" xlink:href="https://www.voachinese.com/a/japan-reportedly-warns-banks-of-risks-in-event-of-taiwan-conflict-20230620/7144647.html" text:style-name="Internet_20_link" text:visited-style-name="Visited_20_Internet_20_Link">
https://www.voachinese.com/a/japan-reportedly-warns-banks-of-risks-in-event-of-taiwan-conflict-20230620/7144647.html</text:a>
</text:p>
      <!--NEWS-->
      <text:h text:style-name="P10" text:outline-level="1">
<text:span text:style-name="T4">
Ministry of Finance of Malaysia: The Lingji exchange rate is not linked to the US dollar</text:span>
</text:h>
      <text:p text:style-name="P4">
Author: 联合早报 (Person)</text:p>
      <text:p text:style-name="P4">
Publisher: 联合早报 (Organization)</text:p>
      <text:p text:style-name="P4">
Published Time: 2023-06-20T18:23</text:p>
      <text:p text:style-name="P4">
Modified Time: 2023-06-20T19:07</text:p>
      <text:p text:style-name="P4">
Description: The exchange rate of the Malaysian Dragon to the US dollar has continued to fall recently, but the Ministry of Finance of Malaysia emphasized that the government will no longer be linked to the US dollar in the 1998 Asian financial turmoil, because this will cause Malaysia to lose the dominance of the monetary policy, and at the same time, it will also be at the same time. Let the Termine face face the exchange rate of the US dollar ...</text:p>
      <text:p text:style-name="P4">
Videos: []</text:p>
      <text:p text:style-name="P4">
Audios: []</text:p>
      <text:p text:style-name="P4">
Images: []</text:p>
      <text:p text:style-name="P4">
Type: NewsArticle</text:p>
      <text:p text:style-name="P4">
Breadcrumbs: ['即时', '国际']</text:p>
      <text:p text:style-name="P4">
Keywords: ['令吉', '美元', '亚洲', '马来西亚']</text:p>
      <!--METADATA-->
      <text:p text:style-name="P4">
The exchange rate of the Malaysian Dragon to the US dollar has continued to decline recently, but the Ministry of Finance of Malaysia emphasized that the government will no longer link the exchange rate to the US dollar in the Asian financial turmoil in the 1998 Asian financial turmoil, because this will cause Malaysia to lose the dominance of monetary policy, and at the same time, it will also be at the same time. Let the Ringno face the risk of sudden changes in the US dollar exchange rate.</text:p>
      <text:p text:style-name="P4">
MPs, Susadin Adu, asked the government on Tuesday (June 20) in the House of Representatives whether the government planned to link the ringgit to the US dollar to solve the problem of the recent depreciation of the ringgit. When the Ministry of Finance, Ahmad Maslan, pointed out that the government would not do so.</text:p>
      <text:p text:style-name="P4">
Ahmad Maslan said that the linked to the United States and the US dollar may lead to further rise in the interest rate (OPR) overnight. He said that Malaysia's overnight policy interest rate was 3%, and the United States was 5.25%. "If the value of the ringing currency is fixed at RM3.80, the overnight policy interest rate will also increase to 5.25%."</text:p>
      <text:p text:style-name="P4">
He said: "The current overnight policy interest rate of 3%has made the people very uncomfortable. If the interest rate of overnight policy is raised to 5.25%, the situation will be worse." The State Bank of Malaysia (central bank) announced in May this year that the overnight policy interest rate is announced. Raise 25 basis points to 3%. This is the first time that the central bank has raised overnight policy interest rates since 2022.</text:p>
      <text:p text:style-name="P4">
Ahmad Maslan said that after the link between the ringgit and the US dollar, Malaysia also needs to use a large amount of reserves to maintain the ring value. Authorities will also implement capital control and cause capital flows to be no longer free, because foreign funds will be restricted by then in Malaysia.</text:p>
      <text:p text:style-name="P4">
He emphasized that in the uncertain global financial market, a flexible ringgit exchange rate can reduce the impact of market changes on domestic economic activities. "The government will continue to increase national economic growth and competitiveness, attract foreign funds and investment inflows, thereby supporting the strong value of the ringing currency."</text:p>
      <text:p text:style-name="P4">
News Source: <text:a xlink:type="simple" xlink:href="https://www.zaobao.com.sg/realtime/world/story20230620-1406219" text:style-name="Internet_20_link" text:visited-style-name="Visited_20_Internet_20_Link">
https://www.zaobao.com.sg/realtime/world/story20230620-1406219</text:a>
</text:p>
      <!--NEWS-->
      <text:h text:style-name="P10" text:outline-level="1">
<text:span text:style-name="T4">
Paris 2024 The Organization Committee of the Organization Committee was searched by the special financial police officer</text:span>
</text:h>
      <text:p text:style-name="P4">
Author: 联合早报 (Person)</text:p>
      <text:p text:style-name="P4">
Publisher: 联合早报 (Organization)</text:p>
      <text:p text:style-name="P4">
Published Time: 2023-06-20T19:10</text:p>
      <text:p text:style-name="P4">
Modified Time: 2023-06-20T22:57</text:p>
      <text:p text:style-name="P4">
Description: The French Special Police Force searched the headquarters of the Paris 2024 Olympic Organization Committee and partners to investigate suspected misappropriation of public funds and fraud. Reuters reports that the French Financial Prosecutor's Office (PNF) said on Tuesday (June 20) that the authorities in 2017 to Organization Committee ...</text:p>
      <text:p text:style-name="P4">
Videos: []</text:p>
      <text:p text:style-name="P4">
Audios: []</text:p>
      <text:p text:style-name="P4">
Images: []</text:p>
      <text:p text:style-name="P4">
Type: NewsArticle</text:p>
      <text:p text:style-name="P4">
Breadcrumbs: ['即时', '国际']</text:p>
      <text:p text:style-name="P4">
Keywords: ['法国', '奥运会', '巴黎']</text:p>
      <!--METADATA-->
      <text:p text:style-name="P4">
The French Special Police Force searched the headquarters of the Paris 2024 Olympic Organization Committee and partners to investigate suspected misappropriation of public funds and fraud.</text:p>
      <text:p text:style-name="P4">
Reuters reported that the French Financial Prosecutor's Office (PNF) said on Tuesday (June 20) that after a preliminary investigation of the contract signed by the Organizing Committee in 2017, the authorities launched an assault operation on the headquarters of the Paris 2024 Olympic Committee.</text:p>
      <text:p text:style-name="P4">
PNF added that the headquarters of public institutions responsible for providing Olympic and Paralympic infrastructure Solideo was also searched.</text:p>
      <text:p text:style-name="P4">
A spokesman for the Prosecutor's Office said that the investigations involved "conflicts of illegal interests, abuse of public funds and fraud in private."</text:p>
      <text:p text:style-name="P4">
The Paris 2024 Olympic Committee issued a statement earlier earlier saying: "The headquarters of the organizing committee is currently searching.</text:p>
      <text:p text:style-name="P4">
The statement does not provide more details. Paris 2024 spokesman said: "We don't have any other information to share at present."</text:p>
      <text:p text:style-name="P4">
The Paris Olympics will be held from July 26th to August 11th, and the Paralympic Games will be held from August 28th to September 6th.</text:p>
      <text:p text:style-name="P4">
News Source: <text:a xlink:type="simple" xlink:href="https://www.zaobao.com.sg/realtime/world/story20230620-1406226" text:style-name="Internet_20_link" text:visited-style-name="Visited_20_Internet_20_Link">
https://www.zaobao.com.sg/realtime/world/story20230620-1406226</text:a>
</text:p>
      <!--NEWS-->
      <text:h text:style-name="P10" text:outline-level="1">
<text:span text:style-name="T4">
Report: UBS faces a fine of hundreds of millions of dollars (Free Version) due to the improper operation of Credit Swiss on Archegos.</text:span>
</text:h>
      <text:p text:style-name="P4">
Author: Penny Sukhraj</text:p>
      <text:p text:style-name="P4">
Publisher: 华尔街日报中文网</text:p>
      <text:p text:style-name="P4">
Published Time: 2023-06-20T2:25:00.000Z</text:p>
      <text:p text:style-name="P4">
Modified Time: 2023-06-20T08:25:00.000Z</text:p>
      <text:p text:style-name="P4">
Created Time: 2023-06-20T07:16:00.000Z</text:p>
      <text:p text:style-name="P4">
Description: After investigation by regulatory agencies in the United Kingdom, Switzerland, and the United States, the relationship between Credit Suisse and the family office Archegos Capital will crack down on UBS.</text:p>
      <text:p text:style-name="P4">
Images: []</text:p>
      <text:p text:style-name="P4">
Categories: ['金融市场']</text:p>
      <text:p text:style-name="P4">
Keywords: SYND</text:p>
      <text:p text:style-name="P4">
Type: Article</text:p>
      <!--METADATA-->
      <text:p text:style-name="P4">
After investigation by regulatory agencies in the UK, Switzerland, and the United States, Credit Switzerland(Swiss credit)The relationship with the family office Archegos Capital will be on UBS(UBS)Causes blow.</text:p>
      <text:p text:style-name="P4">
News Source: <text:a xlink:type="simple" xlink:href="https://cn.wsj.com/articles/%E6%8A%A5%E9%81%93-%E7%91%9E%E9%93%B6%E5%9B%A0%E7%91%9E%E5%A3%AB%E4%BF%A1%E8%B4%B7%E5%AF%B9archegos%E7%9A%84%E4%B8%8D%E5%BD%93%E6%93%8D%E4%BD%9C%E8%80%8C%E9%9D%A2%E4%B8%B4%E6%95%B0%E4%BA%BF%E7%BE%8E%E5%85%83%E7%9A%84%E7%BD%9A%E6%AC%BE-f0616c7f" text:style-name="Internet_20_link" text:visited-style-name="Visited_20_Internet_20_Link">
https://cn.wsj.com/articles/%E6%8A%A5%E9%81%93-%E7%91%9E%E9%93%B6%E5%9B%A0%E7%91%9E%E5%A3%AB%E4%BF%A1%E8%B4%B7%E5%AF%B9archegos%E7%9A%84%E4%B8%8D%E5%BD%93%E6%93%8D%E4%BD%9C%E8%80%8C%E9%9D%A2%E4%B8%B4%E6%95%B0%E4%BA%BF%E7%BE%8E%E5%85%83%E7%9A%84%E7%BD%9A%E6%AC%BE-f0616c7f</text:a>
</text:p>
      <!--NEWS-->
      <text:h text:style-name="P10" text:outline-level="1">
<text:span text:style-name="T4">
Brinken: The balloon incident with China is here</text:span>
</text:h>
      <text:p text:style-name="P4">
Author: 联合早报 (Person)</text:p>
      <text:p text:style-name="P4">
Publisher: 联合早报 (Organization)</text:p>
      <text:p text:style-name="P4">
Published Time: 2023-06-20T20:12</text:p>
      <text:p text:style-name="P4">
Modified Time: 2023-06-20T20:28</text:p>
      <text:p text:style-name="P4">
Description: U.S. Secretary of State Brills said that this is the end of the Chinese balloon incident. Reuters reported that Blinden said in an interview released by Microsoft's National Broadcasting Corporation (MSNBC) on Tuesday (June 20): "We have done what we need to do to protect our interests, we ... we ...</text:p>
      <text:p text:style-name="P4">
Videos: []</text:p>
      <text:p text:style-name="P4">
Audios: []</text:p>
      <text:p text:style-name="P4">
Images: []</text:p>
      <text:p text:style-name="P4">
Type: NewsArticle</text:p>
      <text:p text:style-name="P4">
Breadcrumbs: ['即时', '国际']</text:p>
      <text:p text:style-name="P4">
Keywords: ['美国', '中国', '布林肯', '中美关系']</text:p>
      <!--METADATA-->
      <text:p text:style-name="P4">
U.S. Secretary of State Brills said that [balloon event] with China(https://www.zaobao.com/realtime/china/story20230205-1360034)It should be here.</text:p>
      <text:p text:style-name="P4">
Reuters reported that Blinden said in an interview released by Microsoft National Broadcasting Corporation (MSNBC) on Tuesday (June 20): "We have done what we need to do to protect our interests. We say what we need to say and clarify Don't let this happen again. Therefore, as long as it does not happen, this chapter should be here. "</text:p>
      <text:p text:style-name="P4">
Brinken on the morning of June 18 <text:a xlink:type="simple" xlink:href="https://www.zaobao.com/realtime/china/story20230618-1405448" text:style-name="Internet_20_link" text:visited-style-name="Visited_20_Internet_20_Link">
Two days of visit to Beijing to start a visit</text:a>
, Restarted the visit to China delayed due to the balloon incident in February this year. During his visit to China, Blingken held a talks with Wang Yi, a member of the Chinese President Xi Jinping, the Foreign Minister Qin Gang, and a member of the Political Bureau of the Communist Party of China and the director of the Central Foreign Affairs Working Committee.</text:p>
      <text:p text:style-name="P4">
News Source: <text:a xlink:type="simple" xlink:href="https://www.zaobao.com.sg/realtime/world/story20230620-1406251" text:style-name="Internet_20_link" text:visited-style-name="Visited_20_Internet_20_Link">
https://www.zaobao.com.sg/realtime/world/story20230620-1406251</text:a>
</text:p>
      <!--NEWS-->
      <text:h text:style-name="P10" text:outline-level="1">
<text:span text:style-name="T4">
World media see China: suspense of US -China relations</text:span>
</text:h>
      <text:p text:style-name="P4">
Author: chinese@voanews.com (金哲)</text:p>
      <text:p text:style-name="P4">
Publisher: 美国之音中文网 (Type: NewsMediaOrganization)</text:p>
      <text:p text:style-name="P4">
Published Time: 2023-06-20T20:34:46+08:00</text:p>
      <text:p text:style-name="P4">
Modified Time: 2023-06-20 12:34:46Z</text:p>
      <text:p text:style-name="P4">
Description: As the two world's largest economies and military powers, the United States and China, are constantly tension, US Secretary of State Brosky's visit to Beijing. Xi Jinping, General Secretary of the Central Committee of the Communist Party of China and President of China, and Brinken held a meeting only announced at the last moment, saying that "I hope that Sino -US relations will be healthy and stable." However, from the perspective of world media, many important differences between the United States and China still speak their own words and are unreasonable.</text:p>
      <text:p text:style-name="P4">
Videos: []</text:p>
      <text:p text:style-name="P4">
Images: []</text:p>
      <text:p text:style-name="P4">
Categories: ['世界媒体看中国', '中国', '美中关系']</text:p>
      <text:p text:style-name="P4">
Type: None</text:p>
      <!--METADATA-->
      <text:p text:style-name="P4">
Nonenone</text:p>
      <text:p text:style-name="P4">
News Source: <text:a xlink:type="simple" xlink:href="https://www.voachinese.com/a/world-media-on-china---sino--us-relations-still-in-suspense-20230620/7144738.html" text:style-name="Internet_20_link" text:visited-style-name="Visited_20_Internet_20_Link">
https://www.voachinese.com/a/world-media-on-china---sino--us-relations-still-in-suspense-20230620/7144738.html</text:a>
</text:p>
      <!--NEWS-->
      <text:h text:style-name="P10" text:outline-level="1">
<text:span text:style-name="T4">
On Tuesday, the U.S. market retreats and focuses on Da Meimei Airlines for 15 consecutive days.</text:span>
</text:h>
      <text:p text:style-name="P4">
Author: 李可爱 (Person)</text:p>
      <text:p text:style-name="P4">
Publisher: 联合早报 (Organization)</text:p>
      <text:p text:style-name="P4">
Published Time: 2023-06-20T20:35</text:p>
      <text:p text:style-name="P4">
Modified Time: 2023-06-20T20:54</text:p>
      <text:p text:style-name="P4">
Description: On Tuesday (June 20), the focus: This week, the focus of investors was placed in the two -day testimony of the Federal Reserve Chairman Powell in Congress. The main stock index futures of the Wall Street stock market in the United States retreated on Tuesday (June 20). At 7 o'clock, the standard fell slightly with the Poole 500 index futures 3.1 ...</text:p>
      <text:p text:style-name="P4">
Videos: []</text:p>
      <text:p text:style-name="P4">
Audios: []</text:p>
      <text:p text:style-name="P4">
Images: []</text:p>
      <text:p text:style-name="P4">
Type: NewsArticle</text:p>
      <text:p text:style-name="P4">
Breadcrumbs: ['即时', '国际']</text:p>
      <text:p text:style-name="P4">
Keywords: ['美国股市', '美市', '财经即时', '达美航空']</text:p>
      <!--METADATA-->
      <text:h text:style-name="P13" text:outline-level="4">
<text:span text:style-name="T4">
Tuesday (June 20):</text:span>
</text:h>
      <ul>
        <li>
The focus of investors this week was placed in the two -day testimony of Fed Chairman Powell in Congress. The main stock index futures of the Wall Street stock market in the United States retreated on Tuesday (June 20). * At 7 o'clock, the standard with the Pur 500 index fell slightly or 0.07 % to 4406.05 points; the Nasdaq 100 index futures also fell 16.50 or 0.11 % 21.10 points, at 34278.00 points. * The US stock market is closed overnight. The standard and the Pur 500 Index last Friday (16th) were dragged down by Microsoft and other heavyweight stocks. The remarks released by the two Federal Reserve officials last week also weakened the optimistic emotions of the central bank to end the radical interest rate hike. * Standard and the Pur 500 Index fell 16.25 points last Friday, and the closed market was 4409.59 points. The heavyweight Dow Jones Index fell 108.94 points, and closed the market 34299.12 points. [Nasdaq], mainly technology stocks <text:a xlink:type="simple" xlink:href="https://www.zaobao.com/keywords/na-si-da-ke" text:style-name="Internet_20_link" text:visited-style-name="Visited_20_Internet_20_Link">
Nasdaq</text:a>
The 100 index also retreated 0.67 % or 101.56 points, and closed at 15083.92 points. * The trading of the US stock market last Friday was very active. In addition, when the date of the stock options expired, the total transaction volume of the exchange was close to 17 billion shares, which was a lot more than the average transaction volume of 11 billion shares in the past 20 days. Essence</li>
      </ul>
      <text:h text:style-name="P13" text:outline-level="4">
<text:span text:style-name="T4">
Pre -trading focus:</text:span>
</text:h>
      <ul>
        <li>
In order to rush quarter performance, <text:a xlink:type="simple" xlink:href="https://www.zaobao.com/keywords/te-si-la" text:style-name="Internet_20_link" text:visited-style-name="Visited_20_Internet_20_Link">
Tesla</text:a>
(TESLA) Model S/X electric vehicles in the United States will be discounted at $ 8,000, plus free charging services for three years. Tesla's stock price fell 2.40 US dollars tonight, at $ 258.14. * According to people familiar with the matter, <text:a xlink:type="simple" xlink:href="https://www.zaobao.com/keywords/grab" text:style-name="Internet_20_link" text:visited-style-name="Visited_20_Internet_20_Link">
Grab</text:a>
[The largest -scale layoff operation] since the holding plan to launch the epidemic situation(https://www.zaobao.com/realtime/singapore/story20230620-1406207)Essence The stock rose 3.51 % before the market, and the deadline was US $ 3.54. This layoff plan may be announced as early as this week that the number of layoffs may exceed 360 layoffs in 2020.</li>
      </ul>
      <text:p text:style-name="P4">
Grabholdings is expected to announce the largest layoffs since the epidemic this week. (File photo)</text:p>
      <ul>
        <li>
Chinese e -commerce giant <text:a xlink:type="simple" xlink:href="https://www.zaobao.com/keywords/li-ba-ba" text:style-name="Internet_20_link" text:visited-style-name="Visited_20_Internet_20_Link">
Alibaba</text:a>
Said that Zhang Yong will resign from the position of chairman and chief executive officer. Alibaba's stock price fell 2.58 % before the market, and the deadline was $ 89.72. Zhang Yong will continue to be the head of the company's Yunsian Group. Alibaba announced in May that the group will leave the group. * Below on Tuesday, let's talk about <text:a xlink:type="simple" xlink:href="https://www.zaobao.com/keywords/da-mei-hang-kong" text:style-name="Internet_20_link" text:visited-style-name="Visited_20_Internet_20_Link">
Dimei Airlines</text:a>
(Delta Air Lines) for 15 consecutive days of a record rose. Before the market, the stock was 0.32 US dollars, and the deadline was $ 42.47. * Active stocks before the market: Tesla, Carnival Corp, Palantir Technologies, Virgin Galactic and Intel. At the time of the draft, the stock price of these five active stocks took off.</li>
      </ul>
      <text:p text:style-name="P4">
Damimi Airlines will be held "Investor Day" on June 27, and market investors hope that it will release some favorable news. (Agence France -Presse)</text:p>
      <text:h text:style-name="P13" text:outline-level="4">
<text:span text:style-name="T4">
Delta Air Lines (New York Stock Exchange code: DAL)</text:span>
</text:h>
      <text:p text:style-name="P4">
After 15 consecutive days of the U.S. Aviation's stock price incredible, it finally retreated by 0.21 % slightly last Friday, ending this record of the record. However, Damimi Airlines is about to hold "Investor Day" on June 27. Therefore, many people in the industry believe that the trend of the stocks may be rolled back.</text:p>
      <text:p text:style-name="P4">
Since May 25 this year, Damei Airlines has risen by 23 %. This time is also exactly the long weekend of the United States ’s commemorative day to June and June long weekend, which is the so -called tourism harvest period in the United States. The optimism of tourism throughout the summer is around many tourism -related stocks.</text:p>
      <text:p text:style-name="P4">
The US Transport Safety Administration said last Friday that more than 2.7 million people on Thursday (15th) alone passed the US Airport checkpoint to surpass the level before the 2019 epidemic. It is also expected that at least 10 million people will pass the US Airport checkpoint during the next holiday weekend.</text:p>
      <text:p text:style-name="P4">
The data of the bureau also shows that the airport traffic in the June section of June is expected to surpass the long weekend of the Memorial Day. About 9.8 million people traveled from Friday to Monday (May 26th to 29th).</text:p>
      <text:p text:style-name="P4">
On the other hand, Daimei Airlines also announced a dividend again five days ago. This is also the first time that the airline has resumed dividends since the cancellation of dividends in March 2020. Damei Airlines will distribute a dividend of $ 0.10 per share. The deadline for stock registration is July 17, and the dividend will be distributed on August 7.</text:p>
      <text:p text:style-name="P4">
Daimei Airlines restores dividends is an important milestone in its business. The company said it reflects that its three -year financial plan has made good progress, and it has repaid the fact that it has repaid more than $ 10 billion in debt over the past two years.</text:p>
      <text:p text:style-name="P4">
The rise at the end of last Friday was Damimei stocks. United Airlines and American Airlines also ended their eight -day winning streak on the same day.</text:p>
      <text:p text:style-name="P4">
At present, investors seem to be waiting for more data to support travel needs that will continue to be strong. For example, the flow data of the long weekend of June, or any favorable news that may be released next week. Wolferesearch analyst, Scott Group, predicts that Databa Airlines may publish optimistic comments at that time, and even increase the annual profit forecast.</text:p>
      <text:p text:style-name="P4">
So far, all 11 analysts in Tipranks have given Da Meimei stocks to "buy" rating. The average target price of one -year period is $ 52.45. The calculation of the 42.79 closing price of the above Friday, they believe that the stock has an average of 22.58 % of the rise.</text:p>
      <text:p text:style-name="P4">
News Source: <text:a xlink:type="simple" xlink:href="https://www.zaobao.com.sg/realtime/world/story20230620-1406255" text:style-name="Internet_20_link" text:visited-style-name="Visited_20_Internet_20_Link">
https://www.zaobao.com.sg/realtime/world/story20230620-1406255</text:a>
</text:p>
      <!--NEWS-->
      <text:h text:style-name="P10" text:outline-level="1">
<text:span text:style-name="T4">
US -China relations add more variables: Middle -aged negotiations establish joint military training facilities in the northern part of Cuba Island</text:span>
</text:h>
      <text:p text:style-name="P4">
Author: chinese@voanews.com (美国之音)</text:p>
      <text:p text:style-name="P4">
Publisher: 美国之音中文网 (Type: NewsMediaOrganization)</text:p>
      <text:p text:style-name="P4">
Published Time: 2023-06-20T21:41:41+08:00</text:p>
      <text:p text:style-name="P4">
Modified Time: 2023-06-20 13:41:41Z</text:p>
      <text:p text:style-name="P4">
Description: The Wall Street Journal of the United States on Tuesday (June 20) quoted the current and former officials of the United States and reported that China and Cuba are set up a new joint military training facility on the coast of Cuba for negotiations. This intelligence has shocked to varying degrees in policy makers and intelligence analysis. It is worried that this may lead to Cuba stationed in the Chinese troops and other security operations only 100 miles from Florida, USA.</text:p>
      <text:p text:style-name="P4">
Videos: []</text:p>
      <text:p text:style-name="P4">
Images: []</text:p>
      <text:p text:style-name="P4">
Categories: ['中国', '美洲', '美国']</text:p>
      <text:p text:style-name="P4">
Type: None</text:p>
      <!--METADATA-->
      <text:p text:style-name="P4">
Nonenone</text:p>
      <text:p text:style-name="P4">
News Source: <text:a xlink:type="simple" xlink:href="https://www.voachinese.com/a/china-plans-a-new-military-training-facility-in-cuba-20230620/7144831.html" text:style-name="Internet_20_link" text:visited-style-name="Visited_20_Internet_20_Link">
https://www.voachinese.com/a/china-plans-a-new-military-training-facility-in-cuba-20230620/7144831.html</text:a>
</text:p>
      <!--NEWS-->
      <text:h text:style-name="P10" text:outline-level="1">
<text:span text:style-name="T4">
Russian Defense Director: Ukraine intends to attack Crimea with the US British missile</text:span>
</text:h>
      <text:p text:style-name="P4">
Author: 联合早报 (Person)</text:p>
      <text:p text:style-name="P4">
Publisher: 联合早报 (Organization)</text:p>
      <text:p text:style-name="P4">
Published Time: 2023-06-20T22:37</text:p>
      <text:p text:style-name="P4">
Modified Time: 2023-06-20T22:45</text:p>
      <text:p text:style-name="P4">
Description: Russia refers to Ukraine's plan to attack Crimea controlled by Russia with long -range missiles in the United States and Britain. Minister of Defense Sho Gulu said that if Crimea was attacked, Russia would fight back. Reuters reported that Haguku Tuesday (June 20) at a military official meeting ...</text:p>
      <text:p text:style-name="P4">
Videos: []</text:p>
      <text:p text:style-name="P4">
Audios: []</text:p>
      <text:p text:style-name="P4">
Images: []</text:p>
      <text:p text:style-name="P4">
Type: NewsArticle</text:p>
      <text:p text:style-name="P4">
Breadcrumbs: ['即时', '国际']</text:p>
      <text:p text:style-name="P4">
Keywords: ['俄罗斯', '乌克兰', '英国', '美国', '俄乌战争']</text:p>
      <!--METADATA-->
      <text:p text:style-name="P4">
Russia refers to Ukraine's plan to attack Crimea controlled by Russia with long -range missiles in the United States and Britain.</text:p>
      <text:p text:style-name="P4">
Minister of Defense Sho Gulu said that if Crimea was attacked, Russia would fight back.</text:p>
      <text:p text:style-name="P4">
Reuters reported that at a military official meeting on Tuesday (June 20) that Moscow's intelligence showed that Ukraine plans to use the US -provided high -engine multi -tube rocket system (Himars, also known as Hemamas) and Britain The "StormShadow" cruise missile attacked Crimea.</text:p>
      <text:p text:style-name="P4">
"The use of these missiles outside our special military operation area means that the United States and the United Kingdom will be completely involved in this conflict, and Ukraine's decision -making center will be immediately attacked."</text:p>
      <text:p text:style-name="P4">
Moscow invaded eastern and southern Ukraine in February last year, but called it "special military operations." Moscow believes that Crimea, which it annexed in 2014, does not belong to the war area where special military operations.</text:p>
      <text:p text:style-name="P4">
Russia annexed Crimea in 2014, while Ukraine vowed to retrieve all territories occupied by Russia, including the Crimean Peninsula.</text:p>
      <text:p text:style-name="P4">
Sho Gulu said that since June 4, the Ukrainian army has launched 263 attacks on the Russian army's position. "Due to the smart and selfless actions of our troops, all these (attack) were repelled, and the enemy did not complete the goal."</text:p>
      <text:p text:style-name="P4">
Ukraine claims that in the early stages of counterattacks, it has been <text:a xlink:type="simple" xlink:href="https://www.zaobao.com/news/world/story20230619-1405985" text:style-name="Internet_20_link" text:visited-style-name="Visited_20_Internet_20_Link">
to regain eight villages</text:a>
Essence A national defense official said that despite the stubborn resistance of the Russian army, Kiev's "biggest blow" was still behind.</text:p>
      <text:p text:style-name="P4">
News Source: <text:a xlink:type="simple" xlink:href="https://www.zaobao.com.sg/realtime/world/story20230620-1406289" text:style-name="Internet_20_link" text:visited-style-name="Visited_20_Internet_20_Link">
https://www.zaobao.com.sg/realtime/world/story20230620-1406289</text:a>
</text:p>
      <!--NEWS-->
      <text:h text:style-name="P10" text:outline-level="1">
<text:span text:style-name="T4">
Ukrainian and Britain co -hosted the Ukrainian recovery meeting</text:span>
</text:h>
      <text:p text:style-name="P4">
Author: chinese@voanews.com (美国之音)</text:p>
      <text:p text:style-name="P4">
Publisher: 美国之音中文网 (Type: NewsMediaOrganization)</text:p>
      <text:p text:style-name="P4">
Published Time: 2023-06-20T23:02:26+08:00</text:p>
      <text:p text:style-name="P4">
Modified Time: 2023-06-20 15:02:26Z</text:p>
      <text:p text:style-name="P4">
Description: US Secretary of State Anthony Brinken went to London on Tuesday, where he would meet with Britain and Ukraine before the UK -UK and Ukraine. The focus of the meeting is to promote international support and help Ukraine recover from the influence of Russia's invasion.</text:p>
      <text:p text:style-name="P4">
Videos: []</text:p>
      <text:p text:style-name="P4">
Images: []</text:p>
      <text:p text:style-name="P4">
Categories: ['美国', '欧洲', '乌克兰局势']</text:p>
      <text:p text:style-name="P4">
Type: None</text:p>
      <!--METADATA-->
      <text:p text:style-name="P4">
Nonenone</text:p>
      <text:p text:style-name="P4">
News Source: <text:a xlink:type="simple" xlink:href="https://www.voachinese.com/a/ukraine-and-britain-are-co-hosting-a-conference-on-ukraine-s-recovery-from-russia-s-invasion-20230620/7145005.html" text:style-name="Internet_20_link" text:visited-style-name="Visited_20_Internet_20_Link">
https://www.voachinese.com/a/ukraine-and-britain-are-co-hosting-a-conference-on-ukraine-s-recovery-from-russia-s-invasion-20230620/7145005.html</text:a>
</text:p>
      <!--NEWS-->
      <text:h text:style-name="P10" text:outline-level="1">
<text:span text:style-name="T4">
Brinken: The United States will propose a "strong" solution for helping Ukraine</text:span>
</text:h>
      <text:p text:style-name="P4">
Author: 联合早报 (Person)</text:p>
      <text:p text:style-name="P4">
Publisher: 联合早报 (Organization)</text:p>
      <text:p text:style-name="P4">
Published Time: 2023-06-20T23:17</text:p>
      <text:p text:style-name="P4">
Modified Time: 2023-06-20T23:17</text:p>
      <text:p text:style-name="P4">
Description: U.S. Secretary of State Brills said he will propose a new assistance plan for Ukraine on Wednesday (June 21) to encourage private enterprises to invest in Ukraine's reconstruction. Reuters reports that Brinken was held on Tuesday (20th) at a press conference held with British Foreign Minister Cleverly ...</text:p>
      <text:p text:style-name="P4">
Videos: []</text:p>
      <text:p text:style-name="P4">
Audios: []</text:p>
      <text:p text:style-name="P4">
Images: []</text:p>
      <text:p text:style-name="P4">
Type: NewsArticle</text:p>
      <text:p text:style-name="P4">
Breadcrumbs: ['即时', '国际']</text:p>
      <text:p text:style-name="P4">
Keywords: ['美国', '乌克兰', '英国', '布林肯']</text:p>
      <!--METADATA-->
      <text:p text:style-name="P4">
U.S. Secretary of State Brills said he will propose a new assistance plan for Ukraine on Wednesday (June 21) to encourage private enterprises to invest in Ukraine's reconstruction.</text:p>
      <text:p text:style-name="P4">
Reuters reported that Brinken said on a press conference held with British Foreign Minister Cleverly on Tuesday (20th): "President Bayeng said that we will always stand on Ukraine. Deliven this. "</text:p>
      <text:p text:style-name="P4">
He said that the United States and Britain will continue to abide by the promise and say that it will announce the "new and powerful US assistance plan" on Wednesday.</text:p>
      <text:p text:style-name="P4">
Ukraine and Britain will hold a two -day Ukraine reconstruction meeting on Wednesday. More than 1,000 diplomats, business leaders and global investors from more than 60 countries will gather London to discuss helping Ukraine to rebuild.</text:p>
      <text:p text:style-name="P4">
Both Blint and Clever both emphasized that this meeting focuses on encouraging private companies to use its own resources to speed up the reconstruction of Ukraine, but Ukraine must do a good job of promoting reforms, and the world must find ways to provide the company with war loss and damage to the company. Insurance.</text:p>
      <text:p text:style-name="P4">
A senior official in Ukraine said before the meeting that Ukraine was seeking funds of up to $ 40 billion (about S $ 53.8 billion) to fund the first stage of the "Green Marshall Plan", including the development of coal -free and steel industry.</text:p>
      <text:p text:style-name="P4">
News Source: <text:a xlink:type="simple" xlink:href="https://www.zaobao.com.sg/realtime/world/story20230620-1406296" text:style-name="Internet_20_link" text:visited-style-name="Visited_20_Internet_20_Link">
https://www.zaobao.com.sg/realtime/world/story20230620-1406296</text:a>
</text:p>
      <!--NEWS-->
      <text:h text:style-name="P10" text:outline-level="1">
<text:span text:style-name="T4">
Drill the export control vulnerability of high -end chip export, Shenzhen Black Market sells Nvidia's top chip</text:span>
</text:h>
      <text:p text:style-name="P4">
Author: chinese@voanews.com (美国之音)</text:p>
      <text:p text:style-name="P4">
Publisher: 美国之音中文网 (Type: NewsMediaOrganization)</text:p>
      <text:p text:style-name="P4">
Published Time: 2023-06-20T23:37:53+08:00</text:p>
      <text:p text:style-name="P4">
Modified Time: 2023-06-20 15:37:53Z</text:p>
      <text:p text:style-name="P4">
Description: The US government's export restrictions on high -end computer chips forced China to produce chip black markets. The supplier of Huaqiangbei Electronics Market in Shenzhen, China ’s Science and Technology Town, sells the top Nvidia artificial intelligence (AI) chip at the price double price.</text:p>
      <text:p text:style-name="P4">
Videos: []</text:p>
      <text:p text:style-name="P4">
Images: []</text:p>
      <text:p text:style-name="P4">
Categories: ['中国', '科技']</text:p>
      <text:p text:style-name="P4">
Type: None</text:p>
      <!--METADATA-->
      <text:p text:style-name="P4">
Nonenone</text:p>
      <text:p text:style-name="P4">
News Source: <text:a xlink:type="simple" xlink:href="https://www.voachinese.com/a/inside-china-s-underground-market-for-high-end-nvidia-ai-chips-20230620/7144844.html" text:style-name="Internet_20_link" text:visited-style-name="Visited_20_Internet_20_Link">
https://www.voachinese.com/a/inside-china-s-underground-market-for-high-end-nvidia-ai-chips-20230620/7144844.html</text:a>
</text:p>
      <!--NEWS-->
      <text:h text:style-name="P10" text:outline-level="1">
<text:span text:style-name="T4">
ASEAN September Joint Military Show was changed to Nanda Tona Sea</text:span>
</text:h>
      <text:p text:style-name="P4">
Publisher: 法新社</text:p>
      <text:p text:style-name="P4">
Published Time: 2023-06-20T3:02:09+00:00</text:p>
      <text:p text:style-name="P4">
Modified Time: 2023-06-20T13:35:03+00:00</text:p>
      <text:p text:style-name="P4">
Description: (Agence France -Presse Jakarta, 20th) The Indonesian military said today that the Southeast Asian National Association (ASEAN )'s first joint military exercise has been replaced to avoid seas with sovereign disputes with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3" text:anchor-type="as-char" svg:width="6.9236in" svg:height="3.617581in" draw:z-index="0">
<draw:image xlink:href="../Images/rficn/2023-06-20T3-02-09-00-00/000000.png" xlink:type="simple" xlink:show="embed" xlink:actuate="onLoad" draw:mime-type="image/png"/>
</draw:frame>
The ASEAN Army was originally scheduled to be held in North Natunasea. Indonesia has drawn this sea area as an exclusive economic zone, but Chinese ships occasionally go to patrol. When against the Jakarta government, China moved out of the so -called "nine -stage line", claiming that it had historic rights to the local area.</text:p>
      <text:p text:style-name="P4">
China claims to have the sovereignty in most of the South China Sea, regardless of protests from Southeast Asian countries such as Indonesia, Vietnam, the Philippines, and Malaysia.</text:p>
      <text:p text:style-name="P4">
The Indonesian military issued a statement today saying that the ASEAN Army's ASEAC is currently scheduled to be held in the South Natuna Sea to avoid controversial sea areas.</text:p>
      <text:p text:style-name="P4">
ASEAN member states have held naval exercises with the United States and China, but have not held military exercises with the entire group of ASEAN.</text:p>
      <text:p text:style-name="P4">
The Indonesian military stated that after the ASEAN rotating chairman, Indonesia Indonesia made the above -mentioned decisions after the preparatory meeting of several Dongxie partners, but did not announce which countries participated or abstained.</text:p>
      <text:p text:style-name="P4">
ASEAN's number one Alliance Cambodia refused to confirm that he would participate in the exercise. The Indonesian military stated in today's statement that military leaders in 10 ASEAN countries will participate in exercises.</text:p>
      <text:p text:style-name="P4">
Yudo Margono, chief of the Indonesian National Army, told reporters earlier this month that the exercise focuses on maritime security and rescue without combat operations.</text:p>
      <text:p text:style-name="P4">
News Source: <text:a xlink:type="simple" xlink:href="https://www.rfi.fr/cn/%E5%9B%BD%E9%99%85%E6%8A%A5%E9%81%93/20230620-%E4%B8%9C%E5%8D%8F9%E6%9C%88%E8%81%94%E5%90%88%E5%86%9B%E6%BC%94-%E6%94%B9%E5%9C%A8%E5%8D%97%E7%BA%B3%E5%9C%9F%E7%BA%B3%E6%B5%B7%E4%B8%BE%E8%A1%8C" text:style-name="Internet_20_link" text:visited-style-name="Visited_20_Internet_20_Link">
https://www.rfi.fr/cn/%E5%9B%BD%E9%99%85%E6%8A%A5%E9%81%93/20230620-%E4%B8%9C%E5%8D%8F9%E6%9C%88%E8%81%94%E5%90%88%E5%86%9B%E6%BC%94-%E6%94%B9%E5%9C%A8%E5%8D%97%E7%BA%B3%E5%9C%9F%E7%BA%B3%E6%B5%B7%E4%B8%BE%E8%A1%8C</text:a>
</text:p>
      <!--NEWS-->
      <text:h text:style-name="P10" text:outline-level="1">
<text:span text:style-name="T4">
After participating in the Titani expedition, I lost contact with the Richman Hardor Hardor to adventure and support 3 Kim records</text:span>
</text:h>
      <text:p text:style-name="P4">
Publisher: 法新社</text:p>
      <text:p text:style-name="P4">
Published Time: 2023-06-20T6:32:09+00:00</text:p>
      <text:p text:style-name="P4">
Modified Time: 2023-06-20T14:05:03+00:00</text:p>
      <text:p text:style-name="P4">
Description: (Agence France -Presse, London, 20th) The submersible incident of exploring the wreckage of the "Titanic" has attracted attention from all walks of life. Hamish Harding, a British Airlines tycoon, is one of the five passengers on the submersible. He usually loves adventure, and he also has 3 Kim World Records.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4" text:anchor-type="as-char" svg:width="6.9236in" svg:height="3.617581in" draw:z-index="0">
<draw:image xlink:href="../Images/rficn/2023-06-20T6-32-09-00-00/000000.png" xlink:type="simple" xlink:show="embed" xlink:actuate="onLoad" draw:mime-type="image/png"/>
</draw:frame>
Before the establishment of Action Avital in 2004, the wealthy British businessman had worked in Bangalore, India for 5 years as the general manager of a logistics company.</text:p>
      <text:p text:style-name="P4">
Although Forbes Magazine did not include Harding in the "Billionaire Club", Harding obviously still has enough financial resources to support its expensive adventure hobbies.</text:p>
      <text:p text:style-name="P4">
A year ago, he became the first British to participate in Blue Origin, a subsidiary of Jeff Bezos, a 5th manned space mission of Blue Origin, to travel.</text:p>
      <text:p text:style-name="P4">
Just as Harding wrote on his Instagram, "I will seize all opportunities to travel, break the world records and driving jet machines." Harbin, who loves adventure, is the holding of 3 GUINNESSWORLD ReCords. In July 2019, he completed a schedule of more than 40,000 kilometers from the north and south poles of the earth with 46 hours, 39 minutes and 38 seconds, setting the fastest record surround the Earth pole.</text:p>
      <text:p text:style-name="P4">
In March 2021, he and another explorer Victor Vescovo arrived in the deepest part of the "ChallengerDeep" in the deepest part of Marianatrench (about 19773 meters from the ground), and he was). The 12 -hour underwater mission finally set two world records, including the longest period of stay (4 hours and 15 minutes) at the depth of the ocean, and the longest distance (about 4.5 kilometers) of driving at this depth.</text:p>
      <text:p text:style-name="P4">
Last weekend, Hardor posted in Instagram, saying that he "finally can proudly announced" that he would board the submersible for exploring the wreckage of Titani.</text:p>
      <text:p text:style-name="P4">
In April 1912, at the time, Titani, who claimed to be a giant, sailed from a virgin virgin flight from Southampton, Britain, and sank in the North Atlantic. More than 1,500 of more than 1,200 passengers and crew members were killed.</text:p>
      <text:p text:style-name="P4">
News Source: <text:a xlink:type="simple" xlink:href="https://www.rfi.fr/cn/%E5%9B%BD%E9%99%85%E6%8A%A5%E9%81%93/20230620-%E5%8F%82%E5%8A%A0%E9%93%81%E8%BE%BE%E5%B0%BC%E5%8F%B7%E6%8E%A2%E9%99%A9%E8%A1%8C%E5%8A%A8%E5%90%8E%E5%A4%B1%E8%81%94-%E8%8B%B1%E5%AF%8C%E8%B1%AA%E5%93%88%E5%AE%9A%E7%83%AD%E7%88%B1%E5%86%92%E9%99%A9%E6%8B%A53%E9%A1%B9%E9%87%91%E6%B0%8F%E7%BA%AA%E5%BD%95" text:style-name="Internet_20_link" text:visited-style-name="Visited_20_Internet_20_Link">
https://www.rfi.fr/cn/%E5%9B%BD%E9%99%85%E6%8A%A5%E9%81%93/20230620-%E5%8F%82%E5%8A%A0%E9%93%81%E8%BE%BE%E5%B0%BC%E5%8F%B7%E6%8E%A2%E9%99%A9%E8%A1%8C%E5%8A%A8%E5%90%8E%E5%A4%B1%E8%81%94-%E8%8B%B1%E5%AF%8C%E8%B1%AA%E5%93%88%E5%AE%9A%E7%83%AD%E7%88%B1%E5%86%92%E9%99%A9%E6%8B%A53%E9%A1%B9%E9%87%91%E6%B0%8F%E7%BA%AA%E5%BD%95</text:a>
</text:p>
      <!--NEWS-->
      <text:h text:style-name="P10" text:outline-level="1">
<text:span text:style-name="T4">
World Refugee Day: The long wait in the British Hong Kong people</text:span>
</text:h>
      <text:p text:style-name="P4">
Author: chinese@voanews.com (郑乐捷)</text:p>
      <text:p text:style-name="P4">
Publisher: 美国之音中文网 (Type: NewsMediaOrganization)</text:p>
      <text:p text:style-name="P4">
Published Time: 2023-06-21T00:07:31+08:00</text:p>
      <text:p text:style-name="P4">
Modified Time: 2023-06-20 19:41:25Z</text:p>
      <text:p text:style-name="P4">
Description: June 20 is World Refugee Day. This year's theme is "Hope Away from Home". In recent years, the political turmoil in Hong Kong has led to a large number of Hong Kong people. Many people have applied for political asylum in the UK. On the long road waiting for approval, how these lives in British and Hong Kong people are on the day of World Refugee Day. world.</text:p>
      <text:p text:style-name="P4">
Videos: []</text:p>
      <text:p text:style-name="P4">
Images: []</text:p>
      <text:p text:style-name="P4">
Categories: ['难民问题', '港澳', '人权', '法律']</text:p>
      <text:p text:style-name="P4">
Type: None</text:p>
      <!--METADATA-->
      <text:p text:style-name="P4">
Nonenone</text:p>
      <text:p text:style-name="P4">
News Source: <text:a xlink:type="simple" xlink:href="https://www.voachinese.com/a/hong-kong-asylum-seekers-in-uk-part-1-keep-sanity-in-the-long-wait-20230620/7145107.html" text:style-name="Internet_20_link" text:visited-style-name="Visited_20_Internet_20_Link">
https://www.voachinese.com/a/hong-kong-asylum-seekers-in-uk-part-1-keep-sanity-in-the-long-wait-20230620/7145107.html</text:a>
</text:p>
      <!--NEWS-->
      <text:h text:style-name="P10" text:outline-level="1">
<text:span text:style-name="T4">
Biden will welcome the visit of Indian Prime Minister Modi with super -specifications</text:span>
</text:h>
      <text:p text:style-name="P4">
Author: chinese@voanews.com (帕斯里恰)</text:p>
      <text:p text:style-name="P4">
Publisher: 美国之音中文网 (Type: NewsMediaOrganization)</text:p>
      <text:p text:style-name="P4">
Published Time: 2023-06-21T00:24:13+08:00</text:p>
      <text:p text:style-name="P4">
Modified Time: 2023-06-20 16:24:13Z</text:p>
      <text:p text:style-name="P4">
Description: An obvious sign shows that India is becoming more and more important for the United States. The White House will welcome India Prime Minister Narendra Modi to the United States on Thursday (June 22) with the most solemn etiquette to conduct formal state visits to the United States and hold a national banquet for him.</text:p>
      <text:p text:style-name="P4">
Videos: []</text:p>
      <text:p text:style-name="P4">
Images: []</text:p>
      <text:p text:style-name="P4">
Categories: ['亚太', '美国']</text:p>
      <text:p text:style-name="P4">
Type: None</text:p>
      <!--METADATA-->
      <text:p text:style-name="P4">
Nonenone</text:p>
      <text:p text:style-name="P4">
News Source: <text:a xlink:type="simple" xlink:href="https://www.voachinese.com/a/modi-heads-to-us-to-deepen-ties-says-no-doubting-india-s-position-on-ukraine-20230620/7144694.html" text:style-name="Internet_20_link" text:visited-style-name="Visited_20_Internet_20_Link">
https://www.voachinese.com/a/modi-heads-to-us-to-deepen-ties-says-no-doubting-india-s-position-on-ukraine-20230620/7144694.html</text:a>
</text:p>
      <!--NEWS-->
      <text:h text:style-name="P10" text:outline-level="1">
<text:span text:style-name="T4">
Biden said that Putin's threat to use tactical nuclear weapons is "real"</text:span>
</text:h>
      <text:p text:style-name="P4">
Author: chinese@voanews.com (松仁)</text:p>
      <text:p text:style-name="P4">
Publisher: 美国之音中文网 (Type: NewsMediaOrganization)</text:p>
      <text:p text:style-name="P4">
Published Time: 2023-06-21T00:25:47+07:59</text:p>
      <text:p text:style-name="P4">
Modified Time: 2023-06-20 16:25:47Z</text:p>
      <text:p text:style-name="P4">
Description: US President Biden said on Monday (June 19) that the threat of Russian President Putin's tactical nuclear weapon was "real". Just two days ago, Biden condemned Moscow's deployment of tactical nuclear weapons in Belarco, emphasizing that Putin's deployment of tactical nuclear weapons in Belarus was "absolutely irresponsible".</text:p>
      <text:p text:style-name="P4">
Videos: []</text:p>
      <text:p text:style-name="P4">
Images: []</text:p>
      <text:p text:style-name="P4">
Categories: ['美国', '欧洲', '军事', '乌克兰局势']</text:p>
      <text:p text:style-name="P4">
Type: None</text:p>
      <!--METADATA-->
      <text:p text:style-name="P4">
Nonenone</text:p>
      <text:p text:style-name="P4">
News Source: <text:a xlink:type="simple" xlink:href="https://www.voachinese.com/a/biden-says-threat-of-putin-using-tactical-nuclear-weapons-is-real-20230620/7144847.html" text:style-name="Internet_20_link" text:visited-style-name="Visited_20_Internet_20_Link">
https://www.voachinese.com/a/biden-says-threat-of-putin-using-tactical-nuclear-weapons-is-real-20230620/7144847.html</text:a>
</text:p>
      <!--NEWS-->
      <text:h text:style-name="P10" text:outline-level="1">
<text:span text:style-name="T4">
Polls show that most Australians support Taiwan to fight against China attack</text:span>
</text:h>
      <text:p text:style-name="P4">
Author: chinese@voanews.com (美国之音)</text:p>
      <text:p text:style-name="P4">
Publisher: 美国之音中文网 (Type: NewsMediaOrganization)</text:p>
      <text:p text:style-name="P4">
Published Time: 2023-06-21T00:45:35+08:00</text:p>
      <text:p text:style-name="P4">
Modified Time: 2023-06-20 16:45:35Z</text:p>
      <text:p text:style-name="P4">
Description: A poll published by Australia time on Wednesday (June 21) shows that most Australians support China's attack on Taiwan with economic sanctions, providing weapons or use of naval blocks to prevent blockade, but do not support dispatch troops to participate in the war.</text:p>
      <text:p text:style-name="P4">
Videos: []</text:p>
      <text:p text:style-name="P4">
Images: []</text:p>
      <text:p text:style-name="P4">
Categories: ['亚太', '中国', '台湾', '军事']</text:p>
      <text:p text:style-name="P4">
Type: None</text:p>
      <!--METADATA-->
      <text:p text:style-name="P4">
Nonenone</text:p>
      <text:p text:style-name="P4">
News Source: <text:a xlink:type="simple" xlink:href="https://www.voachinese.com/a/australians-say-they-would-support-taiwan-if-china-attacked-with-limits-20230620/7145146.html" text:style-name="Internet_20_link" text:visited-style-name="Visited_20_Internet_20_Link">
https://www.voachinese.com/a/australians-say-they-would-support-taiwan-if-china-attacked-with-limits-20230620/7145146.html</text:a>
</text:p>
      <!--NEWS-->
      <text:h text:style-name="P10" text:outline-level="1">
<text:span text:style-name="T4">
Most of the rotten tail buildings have not been resumed in China for nearly a year</text:span>
</text:h>
      <text:p text:style-name="P4">
Author: chinese@voanews.com (高锋)</text:p>
      <text:p text:style-name="P4">
Publisher: 美国之音中文网 (Type: NewsMediaOrganization)</text:p>
      <text:p text:style-name="P4">
Published Time: 2023-06-21T00:48:35+08:00</text:p>
      <text:p text:style-name="P4">
Modified Time: 2023-06-20 16:48:35Z</text:p>
      <text:p text:style-name="P4">
Description: After nearly one year after the tide of rotten tails in many provinces and cities in China, most related real estate projects have not been able to resume work so far and have not been delivered as scheduled. Some observers believe that not only ordinary people are currently, even banks have lost confidence in developers solving the problem of bad tail buildings.</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majority-of-china-s-stalled-residential-projects-yet-to-resume-20230620/7144861.html" text:style-name="Internet_20_link" text:visited-style-name="Visited_20_Internet_20_Link">
https://www.voachinese.com/a/majority-of-china-s-stalled-residential-projects-yet-to-resume-20230620/7144861.html</text:a>
</text:p>
      <!--NEWS-->
      <text:h text:style-name="P10" text:outline-level="1">
<text:span text:style-name="T4">
Russia used RMB to evade sanctions, and the vulnerability has been blocked</text:span>
</text:h>
      <text:p text:style-name="P4">
Author: chinese@voanews.com (松仁)</text:p>
      <text:p text:style-name="P4">
Publisher: 美国之音中文网 (Type: NewsMediaOrganization)</text:p>
      <text:p text:style-name="P4">
Published Time: 2023-06-21T01:11:39+08:00</text:p>
      <text:p text:style-name="P4">
Modified Time: 2023-06-20 17:11:39Z</text:p>
      <text:p text:style-name="P4">
Description: Russia used the comprehensive sanctions of Western countries for the invasion of Ukraine to pay credit funds to the US and Europe creditors to avoid Western sanctions, but this loophole has been blocked by a major Chinese financial institution.</text:p>
      <text:p text:style-name="P4">
Videos: []</text:p>
      <text:p text:style-name="P4">
Images: []</text:p>
      <text:p text:style-name="P4">
Categories: ['经济·金融·贸易', '中国']</text:p>
      <text:p text:style-name="P4">
Type: None</text:p>
      <!--METADATA-->
      <text:p text:style-name="P4">
Nonenone</text:p>
      <text:p text:style-name="P4">
News Source: <text:a xlink:type="simple" xlink:href="https://www.voachinese.com/a/bank-of-china-restricts-russian-transfers-of-yuan-to-eu-us-20230620/7144853.html" text:style-name="Internet_20_link" text:visited-style-name="Visited_20_Internet_20_Link">
https://www.voachinese.com/a/bank-of-china-restricts-russian-transfers-of-yuan-to-eu-us-20230620/7144853.html</text:a>
</text:p>
      <!--NEWS-->
      <text:h text:style-name="P10" text:outline-level="1">
<text:span text:style-name="T4">
Russia uses drone air strike Kiev and Lavff and other places</text:span>
</text:h>
      <text:p text:style-name="P4">
Author: chinese@voanews.com (美国之音)</text:p>
      <text:p text:style-name="P4">
Publisher: 美国之音中文网 (Type: NewsMediaOrganization)</text:p>
      <text:p text:style-name="P4">
Published Time: 2023-06-21T03:33:14+08:00</text:p>
      <text:p text:style-name="P4">
Modified Time: 2023-06-20 19:33:14Z</text:p>
      <text:p text:style-name="P4">
Description: The Ukrainian Ministry of Defense said on Tuesday (June 20) that Russia used 35 "SHAHED" drone air strikes of Ukraine capital Kiev and other cities. The Ukraine shot down 32 of them.</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russia-targets-kyiv-lviv-in-latest-drone-attacks-20230620/7145420.html" text:style-name="Internet_20_link" text:visited-style-name="Visited_20_Internet_20_Link">
https://www.voachinese.com/a/russia-targets-kyiv-lviv-in-latest-drone-attacks-20230620/7145420.html</text:a>
</text:p>
      <!--NEWS-->
      <text:h text:style-name="P10" text:outline-level="1">
<text:span text:style-name="T4">
The Ukrainian Avengers system defense low -altitude law SAMP/T anti -missile system successfully deployed</text:span>
</text:h>
      <text:p text:style-name="P4">
Author: chinese@voanews.com (刘恩民)</text:p>
      <text:p text:style-name="P4">
Publisher: 美国之音中文网 (Type: Organization)</text:p>
      <text:p text:style-name="P4">
Published Time: 2023-06-21T04:09:01+08:00</text:p>
      <text:p text:style-name="P4">
Modified Time: 2023-06-20 20:09:01Z</text:p>
      <text:p text:style-name="P4">
Description: As Ukraine launched a counterattack, Russia began to significantly increase the strikes of long -range missiles and drone attacks. Kiev encountered air strikes again on the evening of the 20th, and found and destroyed about 20 enemy targets in the surrounding airspace. Outside the patriot system, the United States provides at least 12 sets of avengers short -range air defense systems to resist drones and cruise missiles, and France also announced this week that the SAMP/T anti -missile system that has a good French -oriented SAMP/T is now successfully deployed in Ukraine. Essence</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e-builds-layered-air-defenses-with-aveger-and-samp-t-as-russia-ramps-up-strikes-20230621/7145518.html" text:style-name="Internet_20_link" text:visited-style-name="Visited_20_Internet_20_Link">
https://www.voachinese.com/a/ukraine-builds-layered-air-defenses-with-aveger-and-samp-t-as-russia-ramps-up-strikes-20230621/7145518.html</text:a>
</text:p>
      <!--NEWS-->
      <text:h text:style-name="P10" text:outline-level="1">
<text:span text:style-name="T4">
Hunter Biden reached a prosecution agreement with the Ministry of Justice to plead guilty of tax and gun allegations.</text:span>
</text:h>
      <text:p text:style-name="P4">
Author: chinese@voanews.com (布雷德迈尔)</text:p>
      <text:p text:style-name="P4">
Publisher: 美国之音中文网 (Type: NewsMediaOrganization)</text:p>
      <text:p text:style-name="P4">
Published Time: 2023-06-21T04:09:17+08:00</text:p>
      <text:p text:style-name="P4">
Modified Time: 2023-06-20 21:39:13Z</text:p>
      <text:p text:style-name="P4">
Description: Honte Bayeon, the son of US President Joe Biden, has reached an agreement with the Justice Department to plead guilty to the three federal tax and gun allegations. He is unlikely to be sentenced to prison.</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hunter-biden-to-plead-guilty-to-tax-gun-charges-20230620/7145492.html" text:style-name="Internet_20_link" text:visited-style-name="Visited_20_Internet_20_Link">
https://www.voachinese.com/a/hunter-biden-to-plead-guilty-to-tax-gun-charges-20230620/7145492.html</text:a>
</text:p>
      <!--NEWS-->
      <text:h text:style-name="P10" text:outline-level="1">
<text:span text:style-name="T4">
The judge decided to open Trump confidential documents on August 14</text:span>
</text:h>
      <text:p text:style-name="P4">
Author: chinese@voanews.com (布雷德迈尔)</text:p>
      <text:p text:style-name="P4">
Publisher: 美国之音中文网 (Type: NewsMediaOrganization)</text:p>
      <text:p text:style-name="P4">
Published Time: 2023-06-21T04:17:48+08:00</text:p>
      <text:p text:style-name="P4">
Modified Time: 2023-06-20 21:03:32Z</text:p>
      <text:p text:style-name="P4">
Description: A Federal Judge in Florida will designate August 14 as the opening day of the former President Donald Trump after being accused of inappropriate processing cases.</text:p>
      <text:p text:style-name="P4">
Videos: []</text:p>
      <text:p text:style-name="P4">
Images: []</text:p>
      <text:p text:style-name="P4">
Categories: ['美国', '法律']</text:p>
      <text:p text:style-name="P4">
Type: None</text:p>
      <!--METADATA-->
      <text:p text:style-name="P4">
Nonenone</text:p>
      <text:p text:style-name="P4">
News Source: <text:a xlink:type="simple" xlink:href="https://www.voachinese.com/a/judge-sets-august-14-for-start-of-trump-trial-20230620/7145538.html" text:style-name="Internet_20_link" text:visited-style-name="Visited_20_Internet_20_Link">
https://www.voachinese.com/a/judge-sets-august-14-for-start-of-trump-trial-20230620/714553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